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984in"/>
    </style:style>
    <style:style style:name="co2" style:family="table-column">
      <style:table-column-properties fo:break-before="auto" style:column-width="1.6311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2134in"/>
    </style:style>
    <style:style style:name="co5" style:family="table-column">
      <style:table-column-properties fo:break-before="auto" style:column-width="0.752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1063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1.8457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0.9882in"/>
    </style:style>
    <style:style style:name="co14" style:family="table-column">
      <style:table-column-properties fo:break-before="auto" style:column-width="1.5882in"/>
    </style:style>
    <style:style style:name="co15" style:family="table-column">
      <style:table-column-properties fo:break-before="auto" style:column-width="1.7709in"/>
    </style:style>
    <style:style style:name="co16" style:family="table-column">
      <style:table-column-properties fo:break-before="auto" style:column-width="1.3744in"/>
    </style:style>
    <style:style style:name="co17" style:family="table-column">
      <style:table-column-properties fo:break-before="auto" style:column-width="1.6098in"/>
    </style:style>
    <style:style style:name="co18" style:family="table-column">
      <style:table-column-properties fo:break-before="auto" style:column-width="1.5563in"/>
    </style:style>
    <style:style style:name="co19" style:family="table-column">
      <style:table-column-properties fo:break-before="auto" style:column-width="1.3846in"/>
    </style:style>
    <style:style style:name="co20" style:family="table-column">
      <style:table-column-properties fo:break-before="auto" style:column-width="1.6209in"/>
    </style:style>
    <style:style style:name="co21" style:family="table-column">
      <style:table-column-properties fo:break-before="auto" style:column-width="1.5992in"/>
    </style:style>
    <style:style style:name="co22" style:family="table-column">
      <style:table-column-properties fo:break-before="auto" style:column-width="1.5673in"/>
    </style:style>
    <style:style style:name="co23" style:family="table-column">
      <style:table-column-properties fo:break-before="auto" style:column-width="1.5457in"/>
    </style:style>
    <style:style style:name="co24" style:family="table-column">
      <style:table-column-properties fo:break-before="auto" style:column-width="1.7811in"/>
    </style:style>
    <style:style style:name="co25" style:family="table-column">
      <style:table-column-properties fo:break-before="auto" style:column-width="1.7602in"/>
    </style:style>
    <style:style style:name="co26" style:family="table-column">
      <style:table-column-properties fo:break-before="auto" style:column-width="1.728in"/>
    </style:style>
    <style:style style:name="co27" style:family="table-column">
      <style:table-column-properties fo:break-before="auto" style:column-width="1.1382in"/>
    </style:style>
    <style:style style:name="co28" style:family="table-column">
      <style:table-column-properties fo:break-before="auto" style:column-width="1.3528in"/>
    </style:style>
    <style:style style:name="co29" style:family="table-column">
      <style:table-column-properties fo:break-before="auto" style:column-width="1.3957in"/>
    </style:style>
    <style:style style:name="co30" style:family="table-column">
      <style:table-column-properties fo:break-before="auto" style:column-width="0.7953in"/>
    </style:style>
    <style:style style:name="co31" style:family="table-column">
      <style:table-column-properties fo:break-before="auto" style:column-width="1.0098in"/>
    </style:style>
    <style:style style:name="co32" style:family="table-column">
      <style:table-column-properties fo:break-before="auto" style:column-width="1.4063in"/>
    </style:style>
    <style:style style:name="co33" style:family="table-column">
      <style:table-column-properties fo:break-before="auto" style:column-width="1.4165in"/>
    </style:style>
    <style:style style:name="co34" style:family="table-column">
      <style:table-column-properties fo:break-before="auto" style:column-width="1.578in"/>
    </style:style>
    <style:style style:name="co35" style:family="table-column">
      <style:table-column-properties fo:break-before="auto" style:column-width="1.7492in"/>
    </style:style>
    <style:style style:name="co36" style:family="table-column">
      <style:table-column-properties fo:break-before="auto" style:column-width="2.0602in"/>
    </style:style>
    <style:style style:name="co37" style:family="table-column">
      <style:table-column-properties fo:break-before="auto" style:column-width="1.0736in"/>
    </style:style>
    <style:style style:name="co38" style:family="table-column">
      <style:table-column-properties fo:break-before="auto" style:column-width="1.2346in"/>
    </style:style>
    <style:style style:name="co39" style:family="table-column">
      <style:table-column-properties fo:break-before="auto" style:column-width="0.7091in"/>
    </style:style>
    <style:style style:name="co40" style:family="table-column">
      <style:table-column-properties fo:break-before="auto" style:column-width="1.3201in"/>
    </style:style>
    <style:style style:name="co41" style:family="table-column">
      <style:table-column-properties fo:break-before="auto" style:column-width="1.0634in"/>
    </style:style>
    <style:style style:name="co42" style:family="table-column">
      <style:table-column-properties fo:break-before="auto" style:column-width="0.8807in"/>
    </style:style>
    <style:style style:name="co43" style:family="table-column">
      <style:table-column-properties fo:break-before="auto" style:column-width="1.6425in"/>
    </style:style>
    <style:style style:name="co44" style:family="table-column">
      <style:table-column-properties fo:break-before="auto" style:column-width="1.6528in"/>
    </style:style>
    <style:style style:name="co45" style:family="table-column">
      <style:table-column-properties fo:break-before="auto" style:column-width="1.8138in"/>
    </style:style>
    <style:style style:name="co46" style:family="table-column">
      <style:table-column-properties fo:break-before="auto" style:column-width="1.7925in"/>
    </style:style>
    <style:style style:name="co47" style:family="table-column">
      <style:table-column-properties fo:break-before="auto" style:column-width="1.5346in"/>
    </style:style>
    <style:style style:name="co48" style:family="table-column">
      <style:table-column-properties fo:break-before="auto" style:column-width="0.9453in"/>
    </style:style>
    <style:style style:name="co49" style:family="table-column">
      <style:table-column-properties fo:break-before="auto" style:column-width="1.1811in"/>
    </style:style>
    <style:style style:name="co50" style:family="table-column">
      <style:table-column-properties fo:break-before="auto" style:column-width="0.9134in"/>
    </style:style>
    <style:style style:name="co51" style:family="table-column">
      <style:table-column-properties fo:break-before="auto" style:column-width="1.052in"/>
    </style:style>
    <style:style style:name="co52" style:family="table-column">
      <style:table-column-properties fo:break-before="auto" style:column-width="0.9984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0.9772in"/>
    </style:style>
    <style:style style:name="co55" style:family="table-column">
      <style:table-column-properties fo:break-before="auto" style:column-width="1.1917in"/>
    </style:style>
    <style:style style:name="co56" style:family="table-column">
      <style:table-column-properties fo:break-before="auto" style:column-width="1.0953in"/>
    </style:style>
    <style:style style:name="co57" style:family="table-column">
      <style:table-column-properties fo:break-before="auto" style:column-width="1.0417in"/>
    </style:style>
    <style:style style:name="co58" style:family="table-column">
      <style:table-column-properties fo:break-before="auto" style:column-width="0.9236in"/>
    </style:style>
    <style:style style:name="co59" style:family="table-column">
      <style:table-column-properties fo:break-before="auto" style:column-width="0.8874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47" table:default-cell-style-name="Default"/>
        <table:table-column table:style-name="co18" table:number-columns-repeated="2" table:default-cell-style-name="Default"/>
        <table:table-column table:style-name="co47" table:default-cell-style-name="Default"/>
        <table:table-column table:style-name="co1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default-cell-style-name="Default"/>
        <table:table-column table:style-name="co3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" table:default-cell-style-name="Default"/>
        <table:table-column table:style-name="co55" table:default-cell-style-name="Default"/>
        <table:table-column table:style-name="co6" table:default-cell-style-name="Default"/>
        <table:table-column table:style-name="co5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37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default-cell-style-name="Default"/>
        <table:table-column table:style-name="co3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8" table:default-cell-style-name="Default"/>
        <table:table-column table:style-name="co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57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9" table:number-columns-repeated="880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Analysis Statu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Sample_Weight</text:p>
          </table:table-cell>
          <table:table-cell office:value-type="string" calcext:value-type="string">
            <text:p>Mass Spec</text:p>
          </table:table-cell>
          <table:table-cell office:value-type="string" calcext:value-type="string">
            <text:p>Easotope Name</text:p>
          </table:table-cell>
          <table:table-cell office:value-type="string" calcext:value-type="string">
            <text:p>Sample Type</text:p>
          </table:table-cell>
          <table:table-cell office:value-type="string" calcext:value-type="string">
            <text:p>Corr Interval</text:p>
          </table:table-cell>
          <table:table-cell office:value-type="string" calcext:value-type="string">
            <text:p>Acid Temp</text:p>
          </table:table-cell>
          <table:table-cell office:value-type="string" calcext:value-type="string">
            <text:p>Acquisitions</text:p>
          </table:table-cell>
          <table:table-cell office:value-type="string" calcext:value-type="string">
            <text:p>Enabled Acquisitions</text:p>
          </table:table-cell>
          <table:table-cell office:value-type="string" calcext:value-type="string">
            <text:p>First MZ44 Ref Gas</text:p>
          </table:table-cell>
          <table:table-cell office:value-type="string" calcext:value-type="string">
            <text:p>First MZ44 Sample</text:p>
          </table:table-cell>
          <table:table-cell office:value-type="string" calcext:value-type="string">
            <text:p>d13C VPDB (Raw)</text:p>
          </table:table-cell>
          <table:table-cell office:value-type="string" calcext:value-type="string">
            <text:p>d13C VPDB (Raw) SD</text:p>
          </table:table-cell>
          <table:table-cell office:value-type="string" calcext:value-type="string">
            <text:p>d13C VPDB (Raw) SE</text:p>
          </table:table-cell>
          <table:table-cell office:value-type="string" calcext:value-type="string">
            <text:p>d13C VPDB (Raw) CI</text:p>
          </table:table-cell>
          <table:table-cell office:value-type="string" calcext:value-type="string">
            <text:p>d18O VPDB (Raw)</text:p>
          </table:table-cell>
          <table:table-cell office:value-type="string" calcext:value-type="string">
            <text:p>d18O VPDB (Raw) SD</text:p>
          </table:table-cell>
          <table:table-cell office:value-type="string" calcext:value-type="string">
            <text:p>d18O VPDB (Raw) SE</text:p>
          </table:table-cell>
          <table:table-cell office:value-type="string" calcext:value-type="string">
            <text:p>d18O VPDB (Raw) CI</text:p>
          </table:table-cell>
          <table:table-cell office:value-type="string" calcext:value-type="string">
            <text:p>d18O VSMOW (Raw)</text:p>
          </table:table-cell>
          <table:table-cell office:value-type="string" calcext:value-type="string">
            <text:p>d18O VSMOW (Raw) SD</text:p>
          </table:table-cell>
          <table:table-cell office:value-type="string" calcext:value-type="string">
            <text:p>d18O VSMOW (Raw) SE</text:p>
          </table:table-cell>
          <table:table-cell office:value-type="string" calcext:value-type="string">
            <text:p>d18O VSMOW (Raw) CI</text:p>
          </table:table-cell>
          <table:table-cell office:value-type="string" calcext:value-type="string">
            <text:p>d45 WG (Raw)</text:p>
          </table:table-cell>
          <table:table-cell office:value-type="string" calcext:value-type="string">
            <text:p>d45 WG (Raw) SD</text:p>
          </table:table-cell>
          <table:table-cell office:value-type="string" calcext:value-type="string">
            <text:p>d45 WG (Raw) SE</text:p>
          </table:table-cell>
          <table:table-cell office:value-type="string" calcext:value-type="string">
            <text:p>d45 WG (Raw) CI</text:p>
          </table:table-cell>
          <table:table-cell office:value-type="string" calcext:value-type="string">
            <text:p>d46 WG (Raw)</text:p>
          </table:table-cell>
          <table:table-cell office:value-type="string" calcext:value-type="string">
            <text:p>d46 WG (Raw) SD</text:p>
          </table:table-cell>
          <table:table-cell office:value-type="string" calcext:value-type="string">
            <text:p>d46 WG (Raw) SE</text:p>
          </table:table-cell>
          <table:table-cell office:value-type="string" calcext:value-type="string">
            <text:p>d46 WG (Raw) CI</text:p>
          </table:table-cell>
          <table:table-cell office:value-type="string" calcext:value-type="string">
            <text:p>d47 WG (Raw)</text:p>
          </table:table-cell>
          <table:table-cell office:value-type="string" calcext:value-type="string">
            <text:p>d47 WG (Raw) SD</text:p>
          </table:table-cell>
          <table:table-cell office:value-type="string" calcext:value-type="string">
            <text:p>d47 WG (Raw) SE</text:p>
          </table:table-cell>
          <table:table-cell office:value-type="string" calcext:value-type="string">
            <text:p>d47 WG (Raw) CI</text:p>
          </table:table-cell>
          <table:table-cell office:value-type="string" calcext:value-type="string">
            <text:p>D47 WG (Raw)</text:p>
          </table:table-cell>
          <table:table-cell office:value-type="string" calcext:value-type="string">
            <text:p>D47 WG (Raw) SD</text:p>
          </table:table-cell>
          <table:table-cell office:value-type="string" calcext:value-type="string">
            <text:p>D47 WG (Raw) SE</text:p>
          </table:table-cell>
          <table:table-cell office:value-type="string" calcext:value-type="string">
            <text:p>D47 WG (Raw) CI</text:p>
          </table:table-cell>
          <table:table-cell office:value-type="string" calcext:value-type="string">
            <text:p>d48 WG (Raw)</text:p>
          </table:table-cell>
          <table:table-cell office:value-type="string" calcext:value-type="string">
            <text:p>d48 WG (Raw) SD</text:p>
          </table:table-cell>
          <table:table-cell office:value-type="string" calcext:value-type="string">
            <text:p>d48 WG (Raw) SE</text:p>
          </table:table-cell>
          <table:table-cell office:value-type="string" calcext:value-type="string">
            <text:p>d48 WG (Raw) CI</text:p>
          </table:table-cell>
          <table:table-cell office:value-type="string" calcext:value-type="string">
            <text:p>D48 WG (Raw)</text:p>
          </table:table-cell>
          <table:table-cell office:value-type="string" calcext:value-type="string">
            <text:p>D48 WG (Raw) SD</text:p>
          </table:table-cell>
          <table:table-cell office:value-type="string" calcext:value-type="string">
            <text:p>D48 WG (Raw) SE</text:p>
          </table:table-cell>
          <table:table-cell office:value-type="string" calcext:value-type="string">
            <text:p>D48 WG (Raw) CI</text:p>
          </table:table-cell>
          <table:table-cell office:value-type="string" calcext:value-type="string">
            <text:p>d49 WG (Raw)</text:p>
          </table:table-cell>
          <table:table-cell office:value-type="string" calcext:value-type="string">
            <text:p>d49 WG (Raw) SD</text:p>
          </table:table-cell>
          <table:table-cell office:value-type="string" calcext:value-type="string">
            <text:p>d49 WG (Raw) SE</text:p>
          </table:table-cell>
          <table:table-cell office:value-type="string" calcext:value-type="string">
            <text:p>d49 WG (Raw) CI</text:p>
          </table:table-cell>
          <table:table-cell office:value-type="string" calcext:value-type="string">
            <text:p>D49 WG (Raw)</text:p>
          </table:table-cell>
          <table:table-cell office:value-type="string" calcext:value-type="string">
            <text:p>D49 WG (Raw) SD</text:p>
          </table:table-cell>
          <table:table-cell office:value-type="string" calcext:value-type="string">
            <text:p>D49 WG (Raw) SE</text:p>
          </table:table-cell>
          <table:table-cell office:value-type="string" calcext:value-type="string">
            <text:p>D49 WG (Raw) CI</text:p>
          </table:table-cell>
          <table:table-cell office:value-type="string" calcext:value-type="string">
            <text:p>49 Param</text:p>
          </table:table-cell>
          <table:table-cell office:value-type="string" calcext:value-type="string">
            <text:p>49 Param SD</text:p>
          </table:table-cell>
          <table:table-cell office:value-type="string" calcext:value-type="string">
            <text:p>49 Param SE</text:p>
          </table:table-cell>
          <table:table-cell office:value-type="string" calcext:value-type="string">
            <text:p>49 Param CI</text:p>
          </table:table-cell>
          <table:table-cell office:value-type="string" calcext:value-type="string">
            <text:p>d13C VPDB (Final)</text:p>
          </table:table-cell>
          <table:table-cell office:value-type="string" calcext:value-type="string">
            <text:p>d18O AFF</text:p>
          </table:table-cell>
          <table:table-cell office:value-type="string" calcext:value-type="string">
            <text:p>d18O VPDB (Acid)</text:p>
          </table:table-cell>
          <table:table-cell office:value-type="string" calcext:value-type="string">
            <text:p>d18O VPDB (Final)</text:p>
          </table:table-cell>
          <table:table-cell office:value-type="string" calcext:value-type="string">
            <text:p>d18O VSMOW (Final)</text:p>
          </table:table-cell>
          <table:table-cell office:value-type="string" calcext:value-type="string">
            <text:p>D47 Nonlinearity Slope</text:p>
          </table:table-cell>
          <table:table-cell office:value-type="string" calcext:value-type="string">
            <text:p>D47 Nonlinearity Intercepts</text:p>
          </table:table-cell>
          <table:table-cell office:value-type="string" calcext:value-type="string">
            <text:p>D47 WG (HG)</text:p>
          </table:table-cell>
          <table:table-cell office:value-type="string" calcext:value-type="string">
            <text:p>D47 ETF Slope</text:p>
          </table:table-cell>
          <table:table-cell office:value-type="string" calcext:value-type="string">
            <text:p>D47 ETF Intercept</text:p>
          </table:table-cell>
          <table:table-cell office:value-type="string" calcext:value-type="string">
            <text:p>D47 CDES (ETF)</text:p>
          </table:table-cell>
          <table:table-cell office:value-type="string" calcext:value-type="string">
            <text:p>D47 AFF</text:p>
          </table:table-cell>
          <table:table-cell office:value-type="string" calcext:value-type="string">
            <text:p>D47 CDES (Final)</text:p>
          </table:table-cell>
          <table:table-cell office:value-type="string" calcext:value-type="string">
            <text:p>D48 Nonlinearity Slope</text:p>
          </table:table-cell>
          <table:table-cell office:value-type="string" calcext:value-type="string">
            <text:p>D48 Nonlinearity Intercepts</text:p>
          </table:table-cell>
          <table:table-cell office:value-type="string" calcext:value-type="string">
            <text:p>D48 WG (HG)</text:p>
          </table:table-cell>
          <table:table-cell office:value-type="string" calcext:value-type="string">
            <text:p>D48 ETF Slope</text:p>
          </table:table-cell>
          <table:table-cell office:value-type="string" calcext:value-type="string">
            <text:p>D48 ETF Intercept</text:p>
          </table:table-cell>
          <table:table-cell office:value-type="string" calcext:value-type="string">
            <text:p>D48 CDES (ETF)</text:p>
          </table:table-cell>
          <table:table-cell office:value-type="string" calcext:value-type="string">
            <text:p>D48 AFF</text:p>
          </table:table-cell>
          <table:table-cell office:value-type="string" calcext:value-type="string">
            <text:p>D48 CDES (Final)</text:p>
          </table:table-cell>
          <table:table-cell office:value-type="string" calcext:value-type="string">
            <text:p>D48 WG (Off)</text:p>
          </table:table-cell>
          <table:table-cell office:value-type="string" calcext:value-type="string">
            <text:p>D48 Offset</text:p>
          </table:table-cell>
          <table:table-cell office:value-type="string" calcext:value-type="string">
            <text:p>d13C VPDB (Final) SD</text:p>
          </table:table-cell>
          <table:table-cell office:value-type="string" calcext:value-type="string">
            <text:p>d13C VPDB (Final) SE</text:p>
          </table:table-cell>
          <table:table-cell office:value-type="string" calcext:value-type="string">
            <text:p>d13C VPDB (Final) CI</text:p>
          </table:table-cell>
          <table:table-cell office:value-type="string" calcext:value-type="string">
            <text:p>d18O VPDB (Final) SD</text:p>
          </table:table-cell>
          <table:table-cell office:value-type="string" calcext:value-type="string">
            <text:p>d18O VPDB (Final) SE</text:p>
          </table:table-cell>
          <table:table-cell office:value-type="string" calcext:value-type="string">
            <text:p>d18O VPDB (Final) CI</text:p>
          </table:table-cell>
          <table:table-cell office:value-type="string" calcext:value-type="string">
            <text:p>d18O VSMOW (Final) SD</text:p>
          </table:table-cell>
          <table:table-cell office:value-type="string" calcext:value-type="string">
            <text:p>d18O VSMOW (Final) SE</text:p>
          </table:table-cell>
          <table:table-cell office:value-type="string" calcext:value-type="string">
            <text:p>d18O VSMOW (Final) CI</text:p>
          </table:table-cell>
          <table:table-cell office:value-type="string" calcext:value-type="string">
            <text:p>D47 CDES (Final) SD</text:p>
          </table:table-cell>
          <table:table-cell office:value-type="string" calcext:value-type="string">
            <text:p>D47 CDES (Final) SE</text:p>
          </table:table-cell>
          <table:table-cell office:value-type="string" calcext:value-type="string">
            <text:p>D47 CDES (Final) CI</text:p>
          </table:table-cell>
          <table:table-cell office:value-type="string" calcext:value-type="string">
            <text:p>D48 CDES (Final) SD</text:p>
          </table:table-cell>
          <table:table-cell office:value-type="string" calcext:value-type="string">
            <text:p>D48 CDES (Final) SE</text:p>
          </table:table-cell>
          <table:table-cell office:value-type="string" calcext:value-type="string">
            <text:p>D48 CDES (Final) CI</text:p>
          </table:table-cell>
          <table:table-cell office:value-type="string" calcext:value-type="string">
            <text:p>D47 Dennis</text:p>
          </table:table-cell>
          <table:table-cell office:value-type="string" calcext:value-type="string">
            <text:p>D47 Dennis SD</text:p>
          </table:table-cell>
          <table:table-cell office:value-type="string" calcext:value-type="string">
            <text:p>D47 Dennis SE</text:p>
          </table:table-cell>
          <table:table-cell office:value-type="string" calcext:value-type="string">
            <text:p>D47 Dennis CI</text:p>
          </table:table-cell>
          <table:table-cell office:value-type="string" calcext:value-type="string">
            <text:p>Dennis-SE ˚C</text:p>
          </table:table-cell>
          <table:table-cell office:value-type="string" calcext:value-type="string">
            <text:p>Dennis ˚C</text:p>
          </table:table-cell>
          <table:table-cell office:value-type="string" calcext:value-type="string">
            <text:p>Dennis+SE ˚C</text:p>
          </table:table-cell>
          <table:table-cell office:value-type="string" calcext:value-type="string">
            <text:p>D47 Gosh</text:p>
          </table:table-cell>
          <table:table-cell office:value-type="string" calcext:value-type="string">
            <text:p>D47 Gosh SD</text:p>
          </table:table-cell>
          <table:table-cell office:value-type="string" calcext:value-type="string">
            <text:p>D47 Gosh SE</text:p>
          </table:table-cell>
          <table:table-cell office:value-type="string" calcext:value-type="string">
            <text:p>D47 Gosh CI</text:p>
          </table:table-cell>
          <table:table-cell office:value-type="string" calcext:value-type="string">
            <text:p>Gosh-SE ˚C</text:p>
          </table:table-cell>
          <table:table-cell office:value-type="string" calcext:value-type="string">
            <text:p>Gosh ˚C</text:p>
          </table:table-cell>
          <table:table-cell office:value-type="string" calcext:value-type="string">
            <text:p>Gosh+SE ˚C</text:p>
          </table:table-cell>
          <table:table-cell office:value-type="string" calcext:value-type="string">
            <text:p>D47 Henkes</text:p>
          </table:table-cell>
          <table:table-cell office:value-type="string" calcext:value-type="string">
            <text:p>D47 Henkes SD</text:p>
          </table:table-cell>
          <table:table-cell office:value-type="string" calcext:value-type="string">
            <text:p>D47 Henkes SE</text:p>
          </table:table-cell>
          <table:table-cell office:value-type="string" calcext:value-type="string">
            <text:p>D47 Henkes CI</text:p>
          </table:table-cell>
          <table:table-cell office:value-type="string" calcext:value-type="string">
            <text:p>Henkes-SE ˚C</text:p>
          </table:table-cell>
          <table:table-cell office:value-type="string" calcext:value-type="string">
            <text:p>Henkes ˚C</text:p>
          </table:table-cell>
          <table:table-cell office:value-type="string" calcext:value-type="string">
            <text:p>Henkes+SE ˚C</text:p>
          </table:table-cell>
          <table:table-cell office:value-type="string" calcext:value-type="string">
            <text:p>D47 Kluge</text:p>
          </table:table-cell>
          <table:table-cell office:value-type="string" calcext:value-type="string">
            <text:p>D47 Kluge SD</text:p>
          </table:table-cell>
          <table:table-cell office:value-type="string" calcext:value-type="string">
            <text:p>D47 Kluge SE</text:p>
          </table:table-cell>
          <table:table-cell office:value-type="string" calcext:value-type="string">
            <text:p>D47 Kluge CI</text:p>
          </table:table-cell>
          <table:table-cell office:value-type="string" calcext:value-type="string">
            <text:p>Kluge-SE ˚C</text:p>
          </table:table-cell>
          <table:table-cell office:value-type="string" calcext:value-type="string">
            <text:p>Kluge ˚C</text:p>
          </table:table-cell>
          <table:table-cell office:value-type="string" calcext:value-type="string">
            <text:p>Kluge+SE ˚C</text:p>
          </table:table-cell>
          <table:table-cell office:value-type="string" calcext:value-type="string">
            <text:p>D47 Passey</text:p>
          </table:table-cell>
          <table:table-cell office:value-type="string" calcext:value-type="string">
            <text:p>D47 Passey SD</text:p>
          </table:table-cell>
          <table:table-cell office:value-type="string" calcext:value-type="string">
            <text:p>D47 Passey SE</text:p>
          </table:table-cell>
          <table:table-cell office:value-type="string" calcext:value-type="string">
            <text:p>D47 Passey CI</text:p>
          </table:table-cell>
          <table:table-cell office:value-type="string" calcext:value-type="string">
            <text:p>Passey-SE ˚C</text:p>
          </table:table-cell>
          <table:table-cell office:value-type="string" calcext:value-type="string">
            <text:p>Passey ˚C</text:p>
          </table:table-cell>
          <table:table-cell office:value-type="string" calcext:value-type="string">
            <text:p>Passey+SE ˚C</text:p>
          </table:table-cell>
          <table:table-cell office:value-type="string" calcext:value-type="string">
            <text:p>D47 Zaruur</text:p>
          </table:table-cell>
          <table:table-cell office:value-type="string" calcext:value-type="string">
            <text:p>D47 Zaruur SD</text:p>
          </table:table-cell>
          <table:table-cell office:value-type="string" calcext:value-type="string">
            <text:p>D47 Zaruur SE</text:p>
          </table:table-cell>
          <table:table-cell office:value-type="string" calcext:value-type="string">
            <text:p>D47 Zaruur CI</text:p>
          </table:table-cell>
          <table:table-cell office:value-type="string" calcext:value-type="string">
            <text:p>Zaruur-SE ˚C</text:p>
          </table:table-cell>
          <table:table-cell office:value-type="string" calcext:value-type="string">
            <text:p>Zaruur ˚C</text:p>
          </table:table-cell>
          <table:table-cell office:value-type="string" calcext:value-type="string">
            <text:p>Zaruur+SE ˚C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DH1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0.82" calcext:value-type="float">
            <text:p>-0.82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31.57" calcext:value-type="float">
            <text:p>31.57</text:p>
          </table:table-cell>
          <table:table-cell table:number-columns-repeated="7"/>
          <table:table-cell office:value-type="float" office:value="0.634" calcext:value-type="float">
            <text:p>0.634</text:p>
          </table:table-cell>
          <table:table-cell table:number-columns-repeated="7"/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6639978226181" calcext:value-type="float">
            <text:p>0.0466639978226181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210750998895632" calcext:value-type="float">
            <text:p>0.210750998895632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217267419781485" calcext:value-type="float">
            <text:p>0.21726741978148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742329910194785" calcext:value-type="float">
            <text:p>0.07423299101947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7152113647917" calcext:value-type="float">
            <text:p>0.107152113647917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5 02:3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A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852006879899" calcext:value-type="float">
            <text:p>5.852006879899E-08</text:p>
          </table:table-cell>
          <table:table-cell office:value-type="float" office:value="0.00000005806819429899" calcext:value-type="float">
            <text:p>5.806819429899E-08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7411480543615" calcext:value-type="float">
            <text:p>0.00117411480543615</text:p>
          </table:table-cell>
          <table:table-cell office:value-type="float" office:value="8.94" calcext:value-type="float">
            <text:p>8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4995475134319" calcext:value-type="float">
            <text:p>0.00504995475134319</text:p>
          </table:table-cell>
          <table:table-cell office:value-type="float" office:value="40.14" calcext:value-type="float">
            <text:p>4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060993522605" calcext:value-type="float">
            <text:p>0.0052060993522605</text:p>
          </table:table-cell>
          <table:table-cell office:value-type="float" office:value="9.329" calcext:value-type="float">
            <text:p>9.32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28267059020694" calcext:value-type="float">
            <text:p>0.00128267059020694</text:p>
          </table:table-cell>
          <table:table-cell office:value-type="float" office:value="8.63" calcext:value-type="float">
            <text:p>8.6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04588180401117" calcext:value-type="float">
            <text:p>0.00504588180401117</text:p>
          </table:table-cell>
          <table:table-cell office:value-type="float" office:value="17.969" calcext:value-type="float">
            <text:p>17.969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82580108744388" calcext:value-type="float">
            <text:p>0.0682580108744388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15086325806295" calcext:value-type="float">
            <text:p>0.0715086325806295</text:p>
          </table:table-cell>
          <table:table-cell office:value-type="float" office:value="17.276" calcext:value-type="float">
            <text:p>17.27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27026433665038" calcext:value-type="float">
            <text:p>0.0627026433665038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15345686419209" calcext:value-type="float">
            <text:p>0.0715345686419209</text:p>
          </table:table-cell>
          <table:table-cell office:value-type="float" office:value="31.252" calcext:value-type="float">
            <text:p>31.252</text:p>
          </table:table-cell>
          <table:table-cell office:value-type="float" office:value="8.775" calcext:value-type="float">
            <text:p>8.775</text:p>
          </table:table-cell>
          <table:table-cell office:value-type="float" office:value="5.066" calcext:value-type="float">
            <text:p>5.066</text:p>
          </table:table-cell>
          <table:table-cell office:value-type="float" office:value="14.793928672987" calcext:value-type="float">
            <text:p>14.793928672987</text:p>
          </table:table-cell>
          <table:table-cell office:value-type="float" office:value="3.998" calcext:value-type="float">
            <text:p>3.998</text:p>
          </table:table-cell>
          <table:table-cell office:value-type="float" office:value="8.55" calcext:value-type="float">
            <text:p>8.55</text:p>
          </table:table-cell>
          <table:table-cell office:value-type="float" office:value="4.936" calcext:value-type="float">
            <text:p>4.936</text:p>
          </table:table-cell>
          <table:table-cell office:value-type="float" office:value="14.4138438282444" calcext:value-type="float">
            <text:p>14.4138438282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28056371300747" calcext:value-type="float">
            <text:p>9.28056371300747E-06</text:p>
          </table:table-cell>
          <table:table-cell office:value-type="float" office:value="-0.86" calcext:value-type="float">
            <text:p>-0.8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31.66" calcext:value-type="float">
            <text:p>31.66</text:p>
          </table:table-cell>
          <table:table-cell office:value-type="float" office:value="-0.000482791528959261" calcext:value-type="float">
            <text:p>-0.000482791528959261</text:p>
          </table:table-cell>
          <table:table-cell office:value-type="string" calcext:value-type="string">
            <text:p>1=-0.64771002811132</text:p>
          </table:table-cell>
          <table:table-cell office:value-type="float" office:value="-0.21" calcext:value-type="float">
            <text:p>-0.21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-0.00747590293561763" calcext:value-type="float">
            <text:p>-0.00747590293561763</text:p>
          </table:table-cell>
          <table:table-cell office:value-type="string" calcext:value-type="string">
            <text:p>1=-0.15058817533665247</text:p>
          </table:table-cell>
          <table:table-cell office:value-type="float" office:value="0.072" calcext:value-type="float">
            <text:p>0.072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-0.058" calcext:value-type="float">
            <text:p>-0.05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5 22:3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A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611038236372" calcext:value-type="float">
            <text:p>6.611038236372E-08</text:p>
          </table:table-cell>
          <table:table-cell office:value-type="float" office:value="0.00000006556825486372" calcext:value-type="float">
            <text:p>6.556825486372E-08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11276154079" calcext:value-type="float">
            <text:p>0.0014111276154079</text:p>
          </table:table-cell>
          <table:table-cell office:value-type="float" office:value="8.96" calcext:value-type="float">
            <text:p>8.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56334451073761" calcext:value-type="float">
            <text:p>0.00956334451073761</text:p>
          </table:table-cell>
          <table:table-cell office:value-type="float" office:value="40.15" calcext:value-type="float">
            <text:p>40.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5904312301703" calcext:value-type="float">
            <text:p>0.00985904312301703</text:p>
          </table:table-cell>
          <table:table-cell office:value-type="float" office:value="9.333" calcext:value-type="float">
            <text:p>9.33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1147912550983" calcext:value-type="float">
            <text:p>0.0011147912550983</text:p>
          </table:table-cell>
          <table:table-cell office:value-type="float" office:value="8.644" calcext:value-type="float">
            <text:p>8.64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54877341945802" calcext:value-type="float">
            <text:p>0.00954877341945802</text:p>
          </table:table-cell>
          <table:table-cell office:value-type="float" office:value="17.952" calcext:value-type="float">
            <text:p>17.95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4865743113044" calcext:value-type="float">
            <text:p>0.0444865743113044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3745771889595" calcext:value-type="float">
            <text:p>0.0523745771889595</text:p>
          </table:table-cell>
          <table:table-cell office:value-type="float" office:value="17.161" calcext:value-type="float">
            <text:p>17.16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98070175850447" calcext:value-type="float">
            <text:p>0.0798070175850447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09333713705462" calcext:value-type="float">
            <text:p>0.0709333713705462</text:p>
          </table:table-cell>
          <table:table-cell office:value-type="float" office:value="20.133" calcext:value-type="float">
            <text:p>20.133</text:p>
          </table:table-cell>
          <table:table-cell office:value-type="float" office:value="5.566" calcext:value-type="float">
            <text:p>5.566</text:p>
          </table:table-cell>
          <table:table-cell office:value-type="float" office:value="3.214" calcext:value-type="float">
            <text:p>3.214</text:p>
          </table:table-cell>
          <table:table-cell office:value-type="float" office:value="9.38350509263137" calcext:value-type="float">
            <text:p>9.38350509263137</text:p>
          </table:table-cell>
          <table:table-cell office:value-type="float" office:value="-6.859" calcext:value-type="float">
            <text:p>-6.859</text:p>
          </table:table-cell>
          <table:table-cell office:value-type="float" office:value="5.428" calcext:value-type="float">
            <text:p>5.428</text:p>
          </table:table-cell>
          <table:table-cell office:value-type="float" office:value="3.134" calcext:value-type="float">
            <text:p>3.134</text:p>
          </table:table-cell>
          <table:table-cell office:value-type="float" office:value="9.15062842463032" calcext:value-type="float">
            <text:p>9.15062842463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39612047149381" calcext:value-type="float">
            <text:p>5.39612047149381E-06</text:p>
          </table:table-cell>
          <table:table-cell office:value-type="float" office:value="-0.85" calcext:value-type="float">
            <text:p>-0.8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31.67" calcext:value-type="float">
            <text:p>31.67</text:p>
          </table:table-cell>
          <table:table-cell office:value-type="float" office:value="-0.000379210645961786" calcext:value-type="float">
            <text:p>-0.000379210645961786</text:p>
          </table:table-cell>
          <table:table-cell office:value-type="string" calcext:value-type="string">
            <text:p>1=-0.6517217463870305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952873175646316" calcext:value-type="float">
            <text:p>0.952873175646316</text:p>
          </table:table-cell>
          <table:table-cell office:value-type="float" office:value="0.82822382532728" calcext:value-type="float">
            <text:p>0.82822382532728</text:p>
          </table:table-cell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0.593" calcext:value-type="float">
            <text:p>0.593</text:p>
          </table:table-cell>
          <table:table-cell office:value-type="float" office:value="-0.00770410440484434" calcext:value-type="float">
            <text:p>-0.00770410440484434</text:p>
          </table:table-cell>
          <table:table-cell office:value-type="string" calcext:value-type="string">
            <text:p>1=-0.14712109645959684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737959146656565" calcext:value-type="float">
            <text:p>0.737959146656565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-0.199" calcext:value-type="float">
            <text:p>-0.19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11 19:42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A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740441609363" calcext:value-type="float">
            <text:p>6.740441609363E-08</text:p>
          </table:table-cell>
          <table:table-cell office:value-type="float" office:value="0.00000006683580559363" calcext:value-type="float">
            <text:p>6.683580559363E-08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2935211365871" calcext:value-type="float">
            <text:p>0.00292935211365871</text:p>
          </table:table-cell>
          <table:table-cell office:value-type="float" office:value="8.98" calcext:value-type="float">
            <text:p>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4954604793218" calcext:value-type="float">
            <text:p>0.00434954604793218</text:p>
          </table:table-cell>
          <table:table-cell office:value-type="float" office:value="40.18" calcext:value-type="float">
            <text:p>4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8403401172439" calcext:value-type="float">
            <text:p>0.00448403401172439</text:p>
          </table:table-cell>
          <table:table-cell office:value-type="float" office:value="9.412" calcext:value-type="float">
            <text:p>9.4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4817689003758" calcext:value-type="float">
            <text:p>0.00264817689003758</text:p>
          </table:table-cell>
          <table:table-cell office:value-type="float" office:value="8.669" calcext:value-type="float">
            <text:p>8.66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3390458075629" calcext:value-type="float">
            <text:p>0.0043390458075629</text:p>
          </table:table-cell>
          <table:table-cell office:value-type="float" office:value="18.047" calcext:value-type="float">
            <text:p>18.04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41489277255741" calcext:value-type="float">
            <text:p>0.0641489277255741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54528955386629" calcext:value-type="float">
            <text:p>0.0654528955386629</text:p>
          </table:table-cell>
          <table:table-cell office:value-type="float" office:value="17.204" calcext:value-type="float">
            <text:p>17.20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" calcext:value-type="float">
            <text:p>0.04</text:p>
          </table:table-cell>
          <table:table-cell office:value-type="float" office:value="0.115437571548811" calcext:value-type="float">
            <text:p>0.115437571548811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9493980052968" calcext:value-type="float">
            <text:p>0.109493980052968</text:p>
          </table:table-cell>
          <table:table-cell office:value-type="float" office:value="18.753" calcext:value-type="float">
            <text:p>18.753</text:p>
          </table:table-cell>
          <table:table-cell office:value-type="float" office:value="10.214" calcext:value-type="float">
            <text:p>10.214</text:p>
          </table:table-cell>
          <table:table-cell office:value-type="float" office:value="5.897" calcext:value-type="float">
            <text:p>5.897</text:p>
          </table:table-cell>
          <table:table-cell office:value-type="float" office:value="17.2187430681012" calcext:value-type="float">
            <text:p>17.2187430681012</text:p>
          </table:table-cell>
          <table:table-cell office:value-type="float" office:value="-8.334" calcext:value-type="float">
            <text:p>-8.334</text:p>
          </table:table-cell>
          <table:table-cell office:value-type="float" office:value="9.943" calcext:value-type="float">
            <text:p>9.943</text:p>
          </table:table-cell>
          <table:table-cell office:value-type="float" office:value="5.741" calcext:value-type="float">
            <text:p>5.741</text:p>
          </table:table-cell>
          <table:table-cell office:value-type="float" office:value="16.7622698374479" calcext:value-type="float">
            <text:p>16.7622698374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12696920873161" calcext:value-type="float">
            <text:p>1.12696920873161E-05</text:p>
          </table:table-cell>
          <table:table-cell office:value-type="float" office:value="-0.78" calcext:value-type="float">
            <text:p>-0.7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31.67" calcext:value-type="float">
            <text:p>31.67</text:p>
          </table:table-cell>
          <table:table-cell office:value-type="float" office:value="0.000140500711922671" calcext:value-type="float">
            <text:p>0.000140500711922671</text:p>
          </table:table-cell>
          <table:table-cell office:value-type="string" calcext:value-type="string">
            <text:p>1=-0.6645974633298782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992621538420259" calcext:value-type="float">
            <text:p>0.992621538420259</text:p>
          </table:table-cell>
          <table:table-cell office:value-type="float" office:value="0.861686420996956" calcext:value-type="float">
            <text:p>0.861686420996956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-0.0064390180213627" calcext:value-type="float">
            <text:p>-0.0064390180213627</text:p>
          </table:table-cell>
          <table:table-cell office:value-type="string" calcext:value-type="string">
            <text:p>1=-0.14282265634394906</text:p>
          </table:table-cell>
          <table:table-cell office:value-type="float" office:value="-0.095" calcext:value-type="float">
            <text:p>-0.095</text:p>
          </table:table-cell>
          <table:table-cell office:value-type="float" office:value="1.07170585795608" calcext:value-type="float">
            <text:p>1.07170585795608</text:p>
          </table:table-cell>
          <table:table-cell office:value-type="float" office:value="0.286523983800807" calcext:value-type="float">
            <text:p>0.286523983800807</text:p>
          </table:table-cell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-0.206" calcext:value-type="float">
            <text:p>-0.206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1 17:08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A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860511575359" calcext:value-type="float">
            <text:p>5.860511575359E-08</text:p>
          </table:table-cell>
          <table:table-cell office:value-type="float" office:value="0.00000005847861575359" calcext:value-type="float">
            <text:p>5.847861575359E-08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45848629713091" calcext:value-type="float">
            <text:p>0.0245848629713091</text:p>
          </table:table-cell>
          <table:table-cell office:value-type="float" office:value="8.34" calcext:value-type="float">
            <text:p>8.3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78855122846564" calcext:value-type="float">
            <text:p>0.0278855122846564</text:p>
          </table:table-cell>
          <table:table-cell office:value-type="float" office:value="39.52" calcext:value-type="float">
            <text:p>39.5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87477323244896" calcext:value-type="float">
            <text:p>0.0287477323244896</text:p>
          </table:table-cell>
          <table:table-cell office:value-type="float" office:value="3.208" calcext:value-type="float">
            <text:p>3.2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2481332897978" calcext:value-type="float">
            <text:p>0.0222481332897978</text:p>
          </table:table-cell>
          <table:table-cell office:value-type="float" office:value="14.255" calcext:value-type="float">
            <text:p>14.25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7976853172353" calcext:value-type="float">
            <text:p>0.027976853172353</text:p>
          </table:table-cell>
          <table:table-cell office:value-type="float" office:value="17.222" calcext:value-type="float">
            <text:p>17.2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7512688552826" calcext:value-type="float">
            <text:p>0.0197512688552826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5205549990051" calcext:value-type="float">
            <text:p>0.0255205549990051</text:p>
          </table:table-cell>
          <table:table-cell office:value-type="float" office:value="28.713" calcext:value-type="float">
            <text:p>28.71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9" calcext:value-type="float">
            <text:p>0.039</text:p>
          </table:table-cell>
          <table:table-cell office:value-type="float" office:value="0.114232288533913" calcext:value-type="float">
            <text:p>0.11423228853391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3019130634388" calcext:value-type="float">
            <text:p>0.133019130634388</text:p>
          </table:table-cell>
          <table:table-cell office:value-type="float" office:value="18.84" calcext:value-type="float">
            <text:p>18.84</text:p>
          </table:table-cell>
          <table:table-cell office:value-type="float" office:value="3.333" calcext:value-type="float">
            <text:p>3.333</text:p>
          </table:table-cell>
          <table:table-cell office:value-type="float" office:value="1.924" calcext:value-type="float">
            <text:p>1.924</text:p>
          </table:table-cell>
          <table:table-cell office:value-type="float" office:value="5.61913060956905" calcext:value-type="float">
            <text:p>5.61913060956905</text:p>
          </table:table-cell>
          <table:table-cell office:value-type="float" office:value="-12.484" calcext:value-type="float">
            <text:p>-12.484</text:p>
          </table:table-cell>
          <table:table-cell office:value-type="float" office:value="3.241" calcext:value-type="float">
            <text:p>3.241</text:p>
          </table:table-cell>
          <table:table-cell office:value-type="float" office:value="1.871" calcext:value-type="float">
            <text:p>1.871</text:p>
          </table:table-cell>
          <table:table-cell office:value-type="float" office:value="5.46435770365822" calcext:value-type="float">
            <text:p>5.46435770365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33352999158204" calcext:value-type="float">
            <text:p>2.33352999158204E-06</text:p>
          </table:table-cell>
          <table:table-cell office:value-type="float" office:value="-0.78" calcext:value-type="float">
            <text:p>-0.7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09" calcext:value-type="float">
            <text:p>-0.09</text:p>
          </table:table-cell>
          <table:table-cell office:value-type="float" office:value="0.37" calcext:value-type="float">
            <text:p>0.37</text:p>
          </table:table-cell>
          <table:table-cell office:value-type="float" office:value="31.3" calcext:value-type="float">
            <text:p>31.3</text:p>
          </table:table-cell>
          <table:table-cell office:value-type="float" office:value="0.000346210402094641" calcext:value-type="float">
            <text:p>0.000346210402094641</text:p>
          </table:table-cell>
          <table:table-cell office:value-type="string" calcext:value-type="string">
            <text:p>1=-0.599726343376137</text:p>
          </table:table-cell>
          <table:table-cell office:value-type="float" office:value="-0.151" calcext:value-type="float">
            <text:p>-0.151</text:p>
          </table:table-cell>
          <table:table-cell office:value-type="float" office:value="1.16718061146209" calcext:value-type="float">
            <text:p>1.16718061146209</text:p>
          </table:table-cell>
          <table:table-cell office:value-type="float" office:value="0.903003053423917" calcext:value-type="float">
            <text:p>0.903003053423917</text:p>
          </table:table-cell>
          <table:table-cell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-0.00402663725452507" calcext:value-type="float">
            <text:p>-0.00402663725452507</text:p>
          </table:table-cell>
          <table:table-cell office:value-type="string" calcext:value-type="string">
            <text:p>1=-0.182478711609867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833086372493881" calcext:value-type="float">
            <text:p>0.833086372493881</text:p>
          </table:table-cell>
          <table:table-cell office:value-type="float" office:value="0.281332104934543" calcext:value-type="float">
            <text:p>0.281332104934543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7" calcext:value-type="float">
            <text:p>0.29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DH1B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0.47" calcext:value-type="float">
            <text:p>-0.47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31.41" calcext:value-type="float">
            <text:p>31.41</text:p>
          </table:table-cell>
          <table:table-cell table:number-columns-repeated="7"/>
          <table:table-cell office:value-type="float" office:value="0.61" calcext:value-type="float">
            <text:p>0.61</text:p>
          </table:table-cell>
          <table:table-cell table:number-columns-repeated="7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128778190515101" calcext:value-type="float">
            <text:p>0.128778190515101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.477906454183012" calcext:value-type="float">
            <text:p>0.477906454183012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492683321746351" calcext:value-type="float">
            <text:p>0.49268332174635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1785241138117" calcext:value-type="float">
            <text:p>0.037178524113811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" calcext:value-type="float">
            <text:p>0.02</text:p>
          </table:table-cell>
          <table:table-cell office:value-type="float" office:value="0.0481928397886202" calcext:value-type="float">
            <text:p>0.0481928397886202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5 03:50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B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312905318527" calcext:value-type="float">
            <text:p>7.312905318527E-08</text:p>
          </table:table-cell>
          <table:table-cell office:value-type="float" office:value="0.00000007272131568527" calcext:value-type="float">
            <text:p>7.272131568527E-08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1491267488155" calcext:value-type="float">
            <text:p>0.00681491267488155</text:p>
          </table:table-cell>
          <table:table-cell office:value-type="float" office:value="9.25" calcext:value-type="float">
            <text:p>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7914110492754" calcext:value-type="float">
            <text:p>0.00587914110492754</text:p>
          </table:table-cell>
          <table:table-cell office:value-type="float" office:value="40.46" calcext:value-type="float">
            <text:p>4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6092414788975" calcext:value-type="float">
            <text:p>0.00606092414788975</text:p>
          </table:table-cell>
          <table:table-cell office:value-type="float" office:value="9.841" calcext:value-type="float">
            <text:p>9.8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48806453331066" calcext:value-type="float">
            <text:p>0.00648806453331066</text:p>
          </table:table-cell>
          <table:table-cell office:value-type="float" office:value="8.942" calcext:value-type="float">
            <text:p>8.94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87529910067779" calcext:value-type="float">
            <text:p>0.00587529910067779</text:p>
          </table:table-cell>
          <table:table-cell office:value-type="float" office:value="18.838" calcext:value-type="float">
            <text:p>18.83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45014839587345" calcext:value-type="float">
            <text:p>0.0545014839587345</text:p>
          </table:table-cell>
          <table:table-cell office:value-type="float" office:value="-0.194" calcext:value-type="float">
            <text:p>-0.19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1683371442293" calcext:value-type="float">
            <text:p>0.0461683371442293</text:p>
          </table:table-cell>
          <table:table-cell office:value-type="float" office:value="17.875" calcext:value-type="float">
            <text:p>17.8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0879230813049097" calcext:value-type="float">
            <text:p>0.0879230813049097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64640908457361" calcext:value-type="float">
            <text:p>0.0964640908457361</text:p>
          </table:table-cell>
          <table:table-cell office:value-type="float" office:value="48.305" calcext:value-type="float">
            <text:p>48.305</text:p>
          </table:table-cell>
          <table:table-cell office:value-type="float" office:value="12.703" calcext:value-type="float">
            <text:p>12.703</text:p>
          </table:table-cell>
          <table:table-cell office:value-type="float" office:value="7.334" calcext:value-type="float">
            <text:p>7.334</text:p>
          </table:table-cell>
          <table:table-cell office:value-type="float" office:value="21.4158145695052" calcext:value-type="float">
            <text:p>21.4158145695052</text:p>
          </table:table-cell>
          <table:table-cell office:value-type="float" office:value="19.428" calcext:value-type="float">
            <text:p>19.428</text:p>
          </table:table-cell>
          <table:table-cell office:value-type="float" office:value="12.347" calcext:value-type="float">
            <text:p>12.347</text:p>
          </table:table-cell>
          <table:table-cell office:value-type="float" office:value="7.128" calcext:value-type="float">
            <text:p>7.128</text:p>
          </table:table-cell>
          <table:table-cell office:value-type="float" office:value="20.8144841351927" calcext:value-type="float">
            <text:p>20.814484135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38086656586494" calcext:value-type="float">
            <text:p>1.38086656586494E-05</text:p>
          </table:table-cell>
          <table:table-cell office:value-type="float" office:value="-0.32" calcext:value-type="float">
            <text:p>-0.3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82" calcext:value-type="float">
            <text:p>0.82</text:p>
          </table:table-cell>
          <table:table-cell office:value-type="float" office:value="1.02" calcext:value-type="float">
            <text:p>1.02</text:p>
          </table:table-cell>
          <table:table-cell office:value-type="float" office:value="31.98" calcext:value-type="float">
            <text:p>31.98</text:p>
          </table:table-cell>
          <table:table-cell office:value-type="float" office:value="-0.00048279152895926" calcext:value-type="float">
            <text:p>-0.00048279152895926</text:p>
          </table:table-cell>
          <table:table-cell office:value-type="string" calcext:value-type="string">
            <text:p>1=-0.6477100281113197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644" calcext:value-type="float">
            <text:p>0.644</text:p>
          </table:table-cell>
          <table:table-cell office:value-type="float" office:value="0" calcext:value-type="float">
            <text:p>0</text:p>
          </table:table-cell>
          <table:table-cell office:value-type="float" office:value="0.644" calcext:value-type="float">
            <text:p>0.644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7</text:p>
          </table:table-cell>
          <table:table-cell office:value-type="float" office:value="0.046" calcext:value-type="float">
            <text:p>0.046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-0.088" calcext:value-type="float">
            <text:p>-0.08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5 23:5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B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282599165245" calcext:value-type="float">
            <text:p>5.282599165245E-08</text:p>
          </table:table-cell>
          <table:table-cell office:value-type="float" office:value="0.00000005240778415245" calcext:value-type="float">
            <text:p>5.240778415245E-08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0916489009801" calcext:value-type="float">
            <text:p>0.00250916489009801</text:p>
          </table:table-cell>
          <table:table-cell office:value-type="float" office:value="8.62" calcext:value-type="float">
            <text:p>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2379158736639" calcext:value-type="float">
            <text:p>0.00342379158736639</text:p>
          </table:table-cell>
          <table:table-cell office:value-type="float" office:value="39.81" calcext:value-type="float">
            <text:p>3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2965522324616" calcext:value-type="float">
            <text:p>0.00352965522324616</text:p>
          </table:table-cell>
          <table:table-cell office:value-type="float" office:value="9.608" calcext:value-type="float">
            <text:p>9.60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30278602703192" calcext:value-type="float">
            <text:p>0.00230278602703192</text:p>
          </table:table-cell>
          <table:table-cell office:value-type="float" office:value="8.31" calcext:value-type="float">
            <text:p>8.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41633877588256" calcext:value-type="float">
            <text:p>0.00341633877588256</text:p>
          </table:table-cell>
          <table:table-cell office:value-type="float" office:value="17.942" calcext:value-type="float">
            <text:p>17.9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16121692746132" calcext:value-type="float">
            <text:p>0.0816121692746132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0601732515446" calcext:value-type="float">
            <text:p>0.080601732515446</text:p>
          </table:table-cell>
          <table:table-cell office:value-type="float" office:value="16.489" calcext:value-type="float">
            <text:p>16.48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993046398382331" calcext:value-type="float">
            <text:p>0.0993046398382331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75163751797804" calcext:value-type="float">
            <text:p>0.0975163751797804</text:p>
          </table:table-cell>
          <table:table-cell office:value-type="float" office:value="28.942" calcext:value-type="float">
            <text:p>28.942</text:p>
          </table:table-cell>
          <table:table-cell office:value-type="float" office:value="3.633" calcext:value-type="float">
            <text:p>3.633</text:p>
          </table:table-cell>
          <table:table-cell office:value-type="float" office:value="2.097" calcext:value-type="float">
            <text:p>2.097</text:p>
          </table:table-cell>
          <table:table-cell office:value-type="float" office:value="6.12447588925885" calcext:value-type="float">
            <text:p>6.12447588925885</text:p>
          </table:table-cell>
          <table:table-cell office:value-type="float" office:value="2.078" calcext:value-type="float">
            <text:p>2.078</text:p>
          </table:table-cell>
          <table:table-cell office:value-type="float" office:value="3.541" calcext:value-type="float">
            <text:p>3.541</text:p>
          </table:table-cell>
          <table:table-cell office:value-type="float" office:value="2.044" calcext:value-type="float">
            <text:p>2.044</text:p>
          </table:table-cell>
          <table:table-cell office:value-type="float" office:value="5.96969562689885" calcext:value-type="float">
            <text:p>5.96969562689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832551314472" calcext:value-type="float">
            <text:p>4.832551314472E-06</text:p>
          </table:table-cell>
          <table:table-cell office:value-type="float" office:value="-0.54" calcext:value-type="float">
            <text:p>-0.5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office:value-type="float" office:value="31.33" calcext:value-type="float">
            <text:p>31.33</text:p>
          </table:table-cell>
          <table:table-cell office:value-type="float" office:value="-0.000379210645961787" calcext:value-type="float">
            <text:p>-0.000379210645961787</text:p>
          </table:table-cell>
          <table:table-cell office:value-type="string" calcext:value-type="string">
            <text:p>1=-0.6517217463870306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952873175646316" calcext:value-type="float">
            <text:p>0.952873175646316</text:p>
          </table:table-cell>
          <table:table-cell office:value-type="float" office:value="0.82822382532728" calcext:value-type="float">
            <text:p>0.82822382532728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-0.00770410440484434" calcext:value-type="float">
            <text:p>-0.00770410440484434</text:p>
          </table:table-cell>
          <table:table-cell office:value-type="string" calcext:value-type="string">
            <text:p>1=-0.14712109645959684</text:p>
          </table:table-cell>
          <table:table-cell office:value-type="float" office:value="-0.07" calcext:value-type="float">
            <text:p>-0.07</text:p>
          </table:table-cell>
          <table:table-cell office:value-type="float" office:value="0.737959146656566" calcext:value-type="float">
            <text:p>0.737959146656566</text:p>
          </table:table-cell>
          <table:table-cell office:value-type="float" office:value="0.24051858328787" calcext:value-type="float">
            <text:p>0.24051858328787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-0.197" calcext:value-type="float">
            <text:p>-0.19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11 21:00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B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492051311488" calcext:value-type="float">
            <text:p>7.492051311488E-08</text:p>
          </table:table-cell>
          <table:table-cell office:value-type="float" office:value="0.00000007442184711488" calcext:value-type="float">
            <text:p>7.442184711488E-08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4144635773907" calcext:value-type="float">
            <text:p>0.00334144635773907</text:p>
          </table:table-cell>
          <table:table-cell office:value-type="float" office:value="8.67" calcext:value-type="float">
            <text:p>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1738151875967" calcext:value-type="float">
            <text:p>0.00241738151875967</text:p>
          </table:table-cell>
          <table:table-cell office:value-type="float" office:value="39.86" calcext:value-type="float">
            <text:p>3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92126955315" calcext:value-type="float">
            <text:p>0.002492126955315</text:p>
          </table:table-cell>
          <table:table-cell office:value-type="float" office:value="9.703" calcext:value-type="float">
            <text:p>9.7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5982718969857" calcext:value-type="float">
            <text:p>0.00315982718969857</text:p>
          </table:table-cell>
          <table:table-cell office:value-type="float" office:value="8.364" calcext:value-type="float">
            <text:p>8.36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41468495917514" calcext:value-type="float">
            <text:p>0.00241468495917514</text:p>
          </table:table-cell>
          <table:table-cell office:value-type="float" office:value="18.049" calcext:value-type="float">
            <text:p>18.0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305949182439993" calcext:value-type="float">
            <text:p>0.0305949182439993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20350079953947" calcext:value-type="float">
            <text:p>0.0320350079953947</text:p>
          </table:table-cell>
          <table:table-cell office:value-type="float" office:value="16.626" calcext:value-type="float">
            <text:p>16.626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5666585659275" calcext:value-type="float">
            <text:p>0.0835666585659275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77981187926268" calcext:value-type="float">
            <text:p>0.0777981187926268</text:p>
          </table:table-cell>
          <table:table-cell office:value-type="float" office:value="21.785" calcext:value-type="float">
            <text:p>21.785</text:p>
          </table:table-cell>
          <table:table-cell office:value-type="float" office:value="8.456" calcext:value-type="float">
            <text:p>8.456</text:p>
          </table:table-cell>
          <table:table-cell office:value-type="float" office:value="4.882" calcext:value-type="float">
            <text:p>4.882</text:p>
          </table:table-cell>
          <table:table-cell office:value-type="float" office:value="14.2560780095107" calcext:value-type="float">
            <text:p>14.2560780095107</text:p>
          </table:table-cell>
          <table:table-cell office:value-type="float" office:value="-5.095" calcext:value-type="float">
            <text:p>-5.095</text:p>
          </table:table-cell>
          <table:table-cell office:value-type="float" office:value="8.232" calcext:value-type="float">
            <text:p>8.232</text:p>
          </table:table-cell>
          <table:table-cell office:value-type="float" office:value="4.753" calcext:value-type="float">
            <text:p>4.753</text:p>
          </table:table-cell>
          <table:table-cell office:value-type="float" office:value="13.8786640015665" calcext:value-type="float">
            <text:p>13.8786640015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54237039062894" calcext:value-type="float">
            <text:p>7.54237039062894E-06</text:p>
          </table:table-cell>
          <table:table-cell office:value-type="float" office:value="-0.46" calcext:value-type="float">
            <text:p>-0.4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24" calcext:value-type="float">
            <text:p>0.24</text:p>
          </table:table-cell>
          <table:table-cell office:value-type="float" office:value="0.43" calcext:value-type="float">
            <text:p>0.43</text:p>
          </table:table-cell>
          <table:table-cell office:value-type="float" office:value="31.36" calcext:value-type="float">
            <text:p>31.36</text:p>
          </table:table-cell>
          <table:table-cell office:value-type="float" office:value="0.000140500711922671" calcext:value-type="float">
            <text:p>0.000140500711922671</text:p>
          </table:table-cell>
          <table:table-cell office:value-type="string" calcext:value-type="string">
            <text:p>1=-0.6645974633298782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992621538420259" calcext:value-type="float">
            <text:p>0.992621538420259</text:p>
          </table:table-cell>
          <table:table-cell office:value-type="float" office:value="0.861686420996956" calcext:value-type="float">
            <text:p>0.861686420996956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-0.0064390180213627" calcext:value-type="float">
            <text:p>-0.0064390180213627</text:p>
          </table:table-cell>
          <table:table-cell office:value-type="string" calcext:value-type="string">
            <text:p>1=-0.1428226563439490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7170585795608" calcext:value-type="float">
            <text:p>1.07170585795608</text:p>
          </table:table-cell>
          <table:table-cell office:value-type="float" office:value="0.286523983800807" calcext:value-type="float">
            <text:p>0.28652398380080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0.169" calcext:value-type="float">
            <text:p>-0.16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1 18:32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B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961233681954" calcext:value-type="float">
            <text:p>8.961233681954E-08</text:p>
          </table:table-cell>
          <table:table-cell office:value-type="float" office:value="0.00000008951205081954" calcext:value-type="float">
            <text:p>8.951205081954E-08</text:p>
          </table:table-cell>
          <table:table-cell office:value-type="float" office:value="-0.44" calcext:value-type="float">
            <text:p>-0.4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79500431453104" calcext:value-type="float">
            <text:p>0.079500431453104</text:p>
          </table:table-cell>
          <table:table-cell office:value-type="float" office:value="8.02" calcext:value-type="float">
            <text:p>8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108033755656697" calcext:value-type="float">
            <text:p>0.108033755656697</text:p>
          </table:table-cell>
          <table:table-cell office:value-type="float" office:value="39.19" calcext:value-type="float">
            <text:p>39.19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11374159381603" calcext:value-type="float">
            <text:p>0.111374159381603</text:p>
          </table:table-cell>
          <table:table-cell office:value-type="float" office:value="3.403" calcext:value-type="float">
            <text:p>3.4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79751435358897" calcext:value-type="float">
            <text:p>0.0779751435358897</text:p>
          </table:table-cell>
          <table:table-cell office:value-type="float" office:value="13.938" calcext:value-type="float">
            <text:p>13.9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8714246529738" calcext:value-type="float">
            <text:p>0.108714246529738</text:p>
          </table:table-cell>
          <table:table-cell office:value-type="float" office:value="16.979" calcext:value-type="float">
            <text:p>16.97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283776274477125" calcext:value-type="float">
            <text:p>0.283776274477125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02418321685274" calcext:value-type="float">
            <text:p>0.102418321685274</text:p>
          </table:table-cell>
          <table:table-cell office:value-type="float" office:value="27.826" calcext:value-type="float">
            <text:p>27.8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5623335864781" calcext:value-type="float">
            <text:p>0.425623335864781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12" calcext:value-type="float">
            <text:p>0.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02504224708561" calcext:value-type="float">
            <text:p>0.202504224708561</text:p>
          </table:table-cell>
          <table:table-cell office:value-type="float" office:value="23.362" calcext:value-type="float">
            <text:p>23.362</text:p>
          </table:table-cell>
          <table:table-cell office:value-type="float" office:value="1.874" calcext:value-type="float">
            <text:p>1.874</text:p>
          </table:table-cell>
          <table:table-cell office:value-type="float" office:value="1.082" calcext:value-type="float">
            <text:p>1.082</text:p>
          </table:table-cell>
          <table:table-cell office:value-type="float" office:value="3.1588226577486" calcext:value-type="float">
            <text:p>3.1588226577486</text:p>
          </table:table-cell>
          <table:table-cell office:value-type="float" office:value="-7.697" calcext:value-type="float">
            <text:p>-7.697</text:p>
          </table:table-cell>
          <table:table-cell office:value-type="float" office:value="1.892" calcext:value-type="float">
            <text:p>1.892</text:p>
          </table:table-cell>
          <table:table-cell office:value-type="float" office:value="1.092" calcext:value-type="float">
            <text:p>1.092</text:p>
          </table:table-cell>
          <table:table-cell office:value-type="float" office:value="3.18883441236403" calcext:value-type="float">
            <text:p>3.18883441236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62430499889842" calcext:value-type="float">
            <text:p>2.62430499889842E-06</text:p>
          </table:table-cell>
          <table:table-cell office:value-type="float" office:value="-0.56" calcext:value-type="float">
            <text:p>-0.5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4" calcext:value-type="float">
            <text:p>-0.4</text:p>
          </table:table-cell>
          <table:table-cell office:value-type="float" office:value="0.05" calcext:value-type="float">
            <text:p>0.05</text:p>
          </table:table-cell>
          <table:table-cell office:value-type="float" office:value="30.97" calcext:value-type="float">
            <text:p>30.97</text:p>
          </table:table-cell>
          <table:table-cell office:value-type="float" office:value="0.000346210402094644" calcext:value-type="float">
            <text:p>0.000346210402094644</text:p>
          </table:table-cell>
          <table:table-cell office:value-type="string" calcext:value-type="string">
            <text:p>1=-0.5997263433761372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16718061146209" calcext:value-type="float">
            <text:p>1.16718061146209</text:p>
          </table:table-cell>
          <table:table-cell office:value-type="float" office:value="0.903003053423917" calcext:value-type="float">
            <text:p>0.903003053423917</text:p>
          </table:table-cell>
          <table:table-cell office:value-type="float" office:value="0.572" calcext:value-type="float">
            <text:p>0.572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-0.00402663725452507" calcext:value-type="float">
            <text:p>-0.00402663725452507</text:p>
          </table:table-cell>
          <table:table-cell office:value-type="string" calcext:value-type="string">
            <text:p>1=-0.1824787116098671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33086372493881" calcext:value-type="float">
            <text:p>0.833086372493881</text:p>
          </table:table-cell>
          <table:table-cell office:value-type="float" office:value="0.281332104934543" calcext:value-type="float">
            <text:p>0.281332104934543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57" calcext:value-type="float">
            <text:p>0.05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DH1C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0.43" calcext:value-type="float">
            <text:p>-0.4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31.54" calcext:value-type="float">
            <text:p>31.54</text:p>
          </table:table-cell>
          <table:table-cell table:number-columns-repeated="7"/>
          <table:table-cell office:value-type="float" office:value="0.618" calcext:value-type="float">
            <text:p>0.618</text:p>
          </table:table-cell>
          <table:table-cell table:number-columns-repeated="7"/>
          <table:table-cell office:value-type="float" office:value="0.297" calcext:value-type="float">
            <text:p>0.297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44124652795604" calcext:value-type="float">
            <text:p>0.0344124652795604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office:value-type="float" office:value="0.181976430765002" calcext:value-type="float">
            <text:p>0.181976430765002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187603142004255" calcext:value-type="float">
            <text:p>0.18760314200425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4993503799067" calcext:value-type="float">
            <text:p>0.034499350379906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04962547693282" calcext:value-type="float">
            <text:p>0.0504962547693282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5 05:10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593506341795" calcext:value-type="float">
            <text:p>5.593506341795E-08</text:p>
          </table:table-cell>
          <table:table-cell office:value-type="float" office:value="0.00000005555593291795" calcext:value-type="float">
            <text:p>5.555593291795E-08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3155255561892" calcext:value-type="float">
            <text:p>0.00123155255561892</text:p>
          </table:table-cell>
          <table:table-cell office:value-type="float" office:value="8.67" calcext:value-type="float">
            <text:p>8.6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898947201509629" calcext:value-type="float">
            <text:p>0.00898947201509629</text:p>
          </table:table-cell>
          <table:table-cell office:value-type="float" office:value="39.86" calcext:value-type="float">
            <text:p>39.8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26742648980787" calcext:value-type="float">
            <text:p>0.00926742648980787</text:p>
          </table:table-cell>
          <table:table-cell office:value-type="float" office:value="9.677" calcext:value-type="float">
            <text:p>9.67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0874172342738956" calcext:value-type="float">
            <text:p>0.000874172342738956</text:p>
          </table:table-cell>
          <table:table-cell office:value-type="float" office:value="8.365" calcext:value-type="float">
            <text:p>8.36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97535730282142" calcext:value-type="float">
            <text:p>0.00897535730282142</text:p>
          </table:table-cell>
          <table:table-cell office:value-type="float" office:value="18.101" calcext:value-type="float">
            <text:p>18.10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74240218492578" calcext:value-type="float">
            <text:p>0.0774240218492578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5874920280845" calcext:value-type="float">
            <text:p>0.0835874920280845</text:p>
          </table:table-cell>
          <table:table-cell office:value-type="float" office:value="16.699" calcext:value-type="float">
            <text:p>16.69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25614424407258" calcext:value-type="float">
            <text:p>0.0725614424407258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21343494156513" calcext:value-type="float">
            <text:p>0.0621343494156513</text:p>
          </table:table-cell>
          <table:table-cell office:value-type="float" office:value="42.359" calcext:value-type="float">
            <text:p>42.359</text:p>
          </table:table-cell>
          <table:table-cell office:value-type="float" office:value="9.55" calcext:value-type="float">
            <text:p>9.55</text:p>
          </table:table-cell>
          <table:table-cell office:value-type="float" office:value="5.514" calcext:value-type="float">
            <text:p>5.514</text:p>
          </table:table-cell>
          <table:table-cell office:value-type="float" office:value="16.1001534755711" calcext:value-type="float">
            <text:p>16.1001534755711</text:p>
          </table:table-cell>
          <table:table-cell office:value-type="float" office:value="14.963" calcext:value-type="float">
            <text:p>14.963</text:p>
          </table:table-cell>
          <table:table-cell office:value-type="float" office:value="9.309" calcext:value-type="float">
            <text:p>9.309</text:p>
          </table:table-cell>
          <table:table-cell office:value-type="float" office:value="5.374" calcext:value-type="float">
            <text:p>5.374</text:p>
          </table:table-cell>
          <table:table-cell office:value-type="float" office:value="15.6934309662479" calcext:value-type="float">
            <text:p>15.6934309662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26031850784228" calcext:value-type="float">
            <text:p>1.26031850784228E-05</text:p>
          </table:table-cell>
          <table:table-cell office:value-type="float" office:value="-0.48" calcext:value-type="float">
            <text:p>-0.4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24" calcext:value-type="float">
            <text:p>0.24</text:p>
          </table:table-cell>
          <table:table-cell office:value-type="float" office:value="0.45" calcext:value-type="float">
            <text:p>0.45</text:p>
          </table:table-cell>
          <table:table-cell office:value-type="float" office:value="31.38" calcext:value-type="float">
            <text:p>31.38</text:p>
          </table:table-cell>
          <table:table-cell office:value-type="float" office:value="-0.000482791528959261" calcext:value-type="float">
            <text:p>-0.000482791528959261</text:p>
          </table:table-cell>
          <table:table-cell office:value-type="string" calcext:value-type="string">
            <text:p>1=-0.6477100281113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7</text:p>
          </table:table-cell>
          <table:table-cell office:value-type="float" office:value="0.027" calcext:value-type="float">
            <text:p>0.027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-0.098" calcext:value-type="float">
            <text:p>-0.09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6 01:1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13462704027" calcext:value-type="float">
            <text:p>6.13462704027E-08</text:p>
          </table:table-cell>
          <table:table-cell office:value-type="float" office:value="0.0000000608168839027" calcext:value-type="float">
            <text:p>6.08168839027E-08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8242190320954" calcext:value-type="float">
            <text:p>0.00298242190320954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6148943237509" calcext:value-type="float">
            <text:p>0.00176148943237509</text:p>
          </table:table-cell>
          <table:table-cell office:value-type="float" office:value="40.26" calcext:value-type="float">
            <text:p>4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1595468562856" calcext:value-type="float">
            <text:p>0.00181595468562856</text:p>
          </table:table-cell>
          <table:table-cell office:value-type="float" office:value="9.75" calcext:value-type="float">
            <text:p>9.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76152841383974" calcext:value-type="float">
            <text:p>0.00276152841383974</text:p>
          </table:table-cell>
          <table:table-cell office:value-type="float" office:value="8.751" calcext:value-type="float">
            <text:p>8.75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75368283344004" calcext:value-type="float">
            <text:p>0.00175368283344004</text:p>
          </table:table-cell>
          <table:table-cell office:value-type="float" office:value="18.473" calcext:value-type="float">
            <text:p>18.47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6846832588711" calcext:value-type="float">
            <text:p>0.0216846832588711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625506857309" calcext:value-type="float">
            <text:p>0.021625506857309</text:p>
          </table:table-cell>
          <table:table-cell office:value-type="float" office:value="17.499" calcext:value-type="float">
            <text:p>17.49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99148247205621" calcext:value-type="float">
            <text:p>0.0599148247205621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580878440177705" calcext:value-type="float">
            <text:p>0.0580878440177705</text:p>
          </table:table-cell>
          <table:table-cell office:value-type="float" office:value="18.455" calcext:value-type="float">
            <text:p>18.455</text:p>
          </table:table-cell>
          <table:table-cell office:value-type="float" office:value="0.572" calcext:value-type="float">
            <text:p>0.572</text:p>
          </table:table-cell>
          <table:table-cell office:value-type="float" office:value="0.331" calcext:value-type="float">
            <text:p>0.331</text:p>
          </table:table-cell>
          <table:table-cell office:value-type="float" office:value="0.965151593368152" calcext:value-type="float">
            <text:p>0.965151593368152</text:p>
          </table:table-cell>
          <table:table-cell office:value-type="float" office:value="-9.135" calcext:value-type="float">
            <text:p>-9.135</text:p>
          </table:table-cell>
          <table:table-cell office:value-type="float" office:value="0.556" calcext:value-type="float">
            <text:p>0.556</text:p>
          </table:table-cell>
          <table:table-cell office:value-type="float" office:value="0.321" calcext:value-type="float">
            <text:p>0.321</text:p>
          </table:table-cell>
          <table:table-cell office:value-type="float" office:value="0.937462188690382" calcext:value-type="float">
            <text:p>0.937462188690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68225630371434" calcext:value-type="float">
            <text:p>6.8225630371434E-07</text:p>
          </table:table-cell>
          <table:table-cell office:value-type="float" office:value="-0.41" calcext:value-type="float">
            <text:p>-0.4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63" calcext:value-type="float">
            <text:p>0.63</text:p>
          </table:table-cell>
          <table:table-cell office:value-type="float" office:value="0.83" calcext:value-type="float">
            <text:p>0.83</text:p>
          </table:table-cell>
          <table:table-cell office:value-type="float" office:value="31.78" calcext:value-type="float">
            <text:p>31.78</text:p>
          </table:table-cell>
          <table:table-cell office:value-type="float" office:value="-0.000379210645961787" calcext:value-type="float">
            <text:p>-0.000379210645961787</text:p>
          </table:table-cell>
          <table:table-cell office:value-type="string" calcext:value-type="string">
            <text:p>1=-0.6517217463870306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952873175646316" calcext:value-type="float">
            <text:p>0.952873175646316</text:p>
          </table:table-cell>
          <table:table-cell office:value-type="float" office:value="0.82822382532728" calcext:value-type="float">
            <text:p>0.82822382532728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-0.00770410440484434" calcext:value-type="float">
            <text:p>-0.00770410440484434</text:p>
          </table:table-cell>
          <table:table-cell office:value-type="string" calcext:value-type="string">
            <text:p>1=-0.14712109645959687</text:p>
          </table:table-cell>
          <table:table-cell office:value-type="float" office:value="0.057" calcext:value-type="float">
            <text:p>0.057</text:p>
          </table:table-cell>
          <table:table-cell office:value-type="float" office:value="0.737959146656566" calcext:value-type="float">
            <text:p>0.737959146656566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-0.077" calcext:value-type="float">
            <text:p>-0.07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11 22:20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C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1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060695599164" calcext:value-type="float">
            <text:p>5.060695599164E-08</text:p>
          </table:table-cell>
          <table:table-cell office:value-type="float" office:value="0.00000005018174599164" calcext:value-type="float">
            <text:p>5.018174599164E-08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3793108607086" calcext:value-type="float">
            <text:p>0.00383793108607086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2022667821201" calcext:value-type="float">
            <text:p>0.00362022667821201</text:p>
          </table:table-cell>
          <table:table-cell office:value-type="float" office:value="40.23" calcext:value-type="float">
            <text:p>4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3216408709623" calcext:value-type="float">
            <text:p>0.00373216408709623</text:p>
          </table:table-cell>
          <table:table-cell office:value-type="float" office:value="9.794" calcext:value-type="float">
            <text:p>9.7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49659724878656" calcext:value-type="float">
            <text:p>0.00349659724878656</text:p>
          </table:table-cell>
          <table:table-cell office:value-type="float" office:value="8.724" calcext:value-type="float">
            <text:p>8.72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60739942202362" calcext:value-type="float">
            <text:p>0.00360739942202362</text:p>
          </table:table-cell>
          <table:table-cell office:value-type="float" office:value="18.495" calcext:value-type="float">
            <text:p>18.49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97866768661022" calcext:value-type="float">
            <text:p>0.0397866768661022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9932745089712" calcext:value-type="float">
            <text:p>0.0389932745089712</text:p>
          </table:table-cell>
          <table:table-cell office:value-type="float" office:value="17.491" calcext:value-type="float">
            <text:p>17.49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05" calcext:value-type="float">
            <text:p>0.105</text:p>
          </table:table-cell>
          <table:table-cell office:value-type="float" office:value="0.305420903896087" calcext:value-type="float">
            <text:p>0.30542090389608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02" calcext:value-type="float">
            <text:p>0.102</text:p>
          </table:table-cell>
          <table:table-cell office:value-type="float" office:value="0.298580072543573" calcext:value-type="float">
            <text:p>0.298580072543573</text:p>
          </table:table-cell>
          <table:table-cell office:value-type="float" office:value="22.708" calcext:value-type="float">
            <text:p>22.708</text:p>
          </table:table-cell>
          <table:table-cell office:value-type="float" office:value="5.177" calcext:value-type="float">
            <text:p>5.177</text:p>
          </table:table-cell>
          <table:table-cell office:value-type="float" office:value="2.989" calcext:value-type="float">
            <text:p>2.989</text:p>
          </table:table-cell>
          <table:table-cell office:value-type="float" office:value="8.72805178983907" calcext:value-type="float">
            <text:p>8.72805178983907</text:p>
          </table:table-cell>
          <table:table-cell office:value-type="float" office:value="-4.99" calcext:value-type="float">
            <text:p>-4.99</text:p>
          </table:table-cell>
          <table:table-cell office:value-type="float" office:value="5.039" calcext:value-type="float">
            <text:p>5.039</text:p>
          </table:table-cell>
          <table:table-cell office:value-type="float" office:value="2.909" calcext:value-type="float">
            <text:p>2.909</text:p>
          </table:table-cell>
          <table:table-cell office:value-type="float" office:value="8.49452871119582" calcext:value-type="float">
            <text:p>8.49452871119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19714274188355" calcext:value-type="float">
            <text:p>6.19714274188355E-06</text:p>
          </table:table-cell>
          <table:table-cell office:value-type="float" office:value="-0.38" calcext:value-type="float">
            <text:p>-0.3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31.73" calcext:value-type="float">
            <text:p>31.73</text:p>
          </table:table-cell>
          <table:table-cell office:value-type="float" office:value="0.000140500711922671" calcext:value-type="float">
            <text:p>0.000140500711922671</text:p>
          </table:table-cell>
          <table:table-cell office:value-type="string" calcext:value-type="string">
            <text:p>1=-0.6645974633298782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992621538420259" calcext:value-type="float">
            <text:p>0.992621538420259</text:p>
          </table:table-cell>
          <table:table-cell office:value-type="float" office:value="0.861686420996956" calcext:value-type="float">
            <text:p>0.861686420996956</text:p>
          </table:table-cell>
          <table:table-cell office:value-type="float" office:value="0.592" calcext:value-type="float">
            <text:p>0.592</text:p>
          </table:table-cell>
          <table:table-cell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office:value-type="float" office:value="-0.0064390180213627" calcext:value-type="float">
            <text:p>-0.0064390180213627</text:p>
          </table:table-cell>
          <table:table-cell office:value-type="string" calcext:value-type="string">
            <text:p>1=-0.14282265634394894</text:p>
          </table:table-cell>
          <table:table-cell office:value-type="float" office:value="0.081" calcext:value-type="float">
            <text:p>0.081</text:p>
          </table:table-cell>
          <table:table-cell office:value-type="float" office:value="1.07170585795608" calcext:value-type="float">
            <text:p>1.07170585795608</text:p>
          </table:table-cell>
          <table:table-cell office:value-type="float" office:value="0.286523983800807" calcext:value-type="float">
            <text:p>0.286523983800807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1 19:57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804388533178" calcext:value-type="float">
            <text:p>7.804388533178E-08</text:p>
          </table:table-cell>
          <table:table-cell office:value-type="float" office:value="0.00000007755897533178" calcext:value-type="float">
            <text:p>7.755897533178E-08</text:p>
          </table:table-cell>
          <table:table-cell office:value-type="float" office:value="-0.31" calcext:value-type="float">
            <text:p>-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14102671044217" calcext:value-type="float">
            <text:p>0.114102671044217</text:p>
          </table:table-cell>
          <table:table-cell office:value-type="float" office:value="8.45" calcext:value-type="float">
            <text:p>8.4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950374421383588" calcext:value-type="float">
            <text:p>0.0950374421383588</text:p>
          </table:table-cell>
          <table:table-cell office:value-type="float" office:value="39.63" calcext:value-type="float">
            <text:p>39.6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979759998492721" calcext:value-type="float">
            <text:p>0.0979759998492721</text:p>
          </table:table-cell>
          <table:table-cell office:value-type="float" office:value="3.546" calcext:value-type="float">
            <text:p>3.54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8" calcext:value-type="float">
            <text:p>0.038</text:p>
          </table:table-cell>
          <table:table-cell office:value-type="float" office:value="0.110005706353979" calcext:value-type="float">
            <text:p>0.110005706353979</text:p>
          </table:table-cell>
          <table:table-cell office:value-type="float" office:value="14.369" calcext:value-type="float">
            <text:p>14.36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57211880950394" calcext:value-type="float">
            <text:p>0.0957211880950394</text:p>
          </table:table-cell>
          <table:table-cell office:value-type="float" office:value="17.59" calcext:value-type="float">
            <text:p>17.59</text:p>
          </table:table-cell>
          <table:table-cell office:value-type="float" office:value="0.227" calcext:value-type="float">
            <text:p>0.2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2588136713999" calcext:value-type="float">
            <text:p>0.382588136713999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" calcext:value-type="float">
            <text:p>0.06</text:p>
          </table:table-cell>
          <table:table-cell office:value-type="float" office:value="0.176468853334047" calcext:value-type="float">
            <text:p>0.176468853334047</text:p>
          </table:table-cell>
          <table:table-cell office:value-type="float" office:value="28.782" calcext:value-type="float">
            <text:p>28.782</text:p>
          </table:table-cell>
          <table:table-cell office:value-type="float" office:value="0.305" calcext:value-type="float">
            <text:p>0.305</text:p>
          </table:table-cell>
          <table:table-cell office:value-type="float" office:value="0.176" calcext:value-type="float">
            <text:p>0.176</text:p>
          </table:table-cell>
          <table:table-cell office:value-type="float" office:value="0.513601427332201" calcext:value-type="float">
            <text:p>0.513601427332201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40834453706488" calcext:value-type="float">
            <text:p>0.340834453706488</text:p>
          </table:table-cell>
          <table:table-cell office:value-type="float" office:value="21.519" calcext:value-type="float">
            <text:p>21.519</text:p>
          </table:table-cell>
          <table:table-cell office:value-type="float" office:value="1.845" calcext:value-type="float">
            <text:p>1.845</text:p>
          </table:table-cell>
          <table:table-cell office:value-type="float" office:value="1.065" calcext:value-type="float">
            <text:p>1.065</text:p>
          </table:table-cell>
          <table:table-cell office:value-type="float" office:value="3.11063814231938" calcext:value-type="float">
            <text:p>3.11063814231938</text:p>
          </table:table-cell>
          <table:table-cell office:value-type="float" office:value="-10.461" calcext:value-type="float">
            <text:p>-10.461</text:p>
          </table:table-cell>
          <table:table-cell office:value-type="float" office:value="1.803" calcext:value-type="float">
            <text:p>1.803</text:p>
          </table:table-cell>
          <table:table-cell office:value-type="float" office:value="1.041" calcext:value-type="float">
            <text:p>1.041</text:p>
          </table:table-cell>
          <table:table-cell office:value-type="float" office:value="3.03922726518084" calcext:value-type="float">
            <text:p>3.0392272651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87605966825627" calcext:value-type="float">
            <text:p>2.87605966825627E-06</text:p>
          </table:table-cell>
          <table:table-cell office:value-type="float" office:value="-0.43" calcext:value-type="float">
            <text:p>-0.4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31.42" calcext:value-type="float">
            <text:p>31.42</text:p>
          </table:table-cell>
          <table:table-cell office:value-type="float" office:value="0.000346210402094641" calcext:value-type="float">
            <text:p>0.000346210402094641</text:p>
          </table:table-cell>
          <table:table-cell office:value-type="string" calcext:value-type="string">
            <text:p>1=-0.599726343376137</text:p>
          </table:table-cell>
          <table:table-cell office:value-type="float" office:value="-0.247" calcext:value-type="float">
            <text:p>-0.247</text:p>
          </table:table-cell>
          <table:table-cell office:value-type="float" office:value="1.16718061146209" calcext:value-type="float">
            <text:p>1.16718061146209</text:p>
          </table:table-cell>
          <table:table-cell office:value-type="float" office:value="0.903003053423917" calcext:value-type="float">
            <text:p>0.903003053423917</text:p>
          </table:table-cell>
          <table:table-cell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-0.00402663725452507" calcext:value-type="float">
            <text:p>-0.00402663725452507</text:p>
          </table:table-cell>
          <table:table-cell office:value-type="string" calcext:value-type="string">
            <text:p>1=-0.182478711609867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833086372493881" calcext:value-type="float">
            <text:p>0.833086372493881</text:p>
          </table:table-cell>
          <table:table-cell office:value-type="float" office:value="0.281332104934543" calcext:value-type="float">
            <text:p>0.281332104934543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141" calcext:value-type="float">
            <text:p>0.141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019-10-02 14:59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055248049516" calcext:value-type="float">
            <text:p>5.055248049516E-08</text:p>
          </table:table-cell>
          <table:table-cell office:value-type="float" office:value="0.00000005201439799516" calcext:value-type="float">
            <text:p>5.201439799516E-08</text:p>
          </table:table-cell>
          <table:table-cell office:value-type="float" office:value="-0.33" calcext:value-type="float">
            <text:p>-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75077491113101" calcext:value-type="float">
            <text:p>0.0275077491113101</text:p>
          </table:table-cell>
          <table:table-cell office:value-type="float" office:value="8.41" calcext:value-type="float">
            <text:p>8.4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78321789198902" calcext:value-type="float">
            <text:p>0.0278321789198902</text:p>
          </table:table-cell>
          <table:table-cell office:value-type="float" office:value="39.59" calcext:value-type="float">
            <text:p>39.5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86927498921003" calcext:value-type="float">
            <text:p>0.0286927498921003</text:p>
          </table:table-cell>
          <table:table-cell office:value-type="float" office:value="3.524" calcext:value-type="float">
            <text:p>3.5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1563151790426" calcext:value-type="float">
            <text:p>0.0251563151790426</text:p>
          </table:table-cell>
          <table:table-cell office:value-type="float" office:value="14.33" calcext:value-type="float">
            <text:p>14.3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79278399180828" calcext:value-type="float">
            <text:p>0.0279278399180828</text:p>
          </table:table-cell>
          <table:table-cell office:value-type="float" office:value="17.563" calcext:value-type="float">
            <text:p>17.5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0531261858441" calcext:value-type="float">
            <text:p>0.080531261858441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99808751901138" calcext:value-type="float">
            <text:p>0.0599808751901138</text:p>
          </table:table-cell>
          <table:table-cell office:value-type="float" office:value="28.779" calcext:value-type="float">
            <text:p>28.7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" calcext:value-type="float">
            <text:p>0.03</text:p>
          </table:table-cell>
          <table:table-cell office:value-type="float" office:value="0.0887995264165178" calcext:value-type="float">
            <text:p>0.0887995264165178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72902170500897" calcext:value-type="float">
            <text:p>0.0772902170500897</text:p>
          </table:table-cell>
          <table:table-cell office:value-type="float" office:value="17.358" calcext:value-type="float">
            <text:p>17.358</text:p>
          </table:table-cell>
          <table:table-cell office:value-type="float" office:value="4.145" calcext:value-type="float">
            <text:p>4.145</text:p>
          </table:table-cell>
          <table:table-cell office:value-type="float" office:value="2.393" calcext:value-type="float">
            <text:p>2.393</text:p>
          </table:table-cell>
          <table:table-cell office:value-type="float" office:value="6.98715396946617" calcext:value-type="float">
            <text:p>6.98715396946617</text:p>
          </table:table-cell>
          <table:table-cell office:value-type="float" office:value="-14.395" calcext:value-type="float">
            <text:p>-14.395</text:p>
          </table:table-cell>
          <table:table-cell office:value-type="float" office:value="4.003" calcext:value-type="float">
            <text:p>4.003</text:p>
          </table:table-cell>
          <table:table-cell office:value-type="float" office:value="2.311" calcext:value-type="float">
            <text:p>2.311</text:p>
          </table:table-cell>
          <table:table-cell office:value-type="float" office:value="6.74921541841532" calcext:value-type="float">
            <text:p>6.7492154184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08433762671543" calcext:value-type="float">
            <text:p>4.08433762671543E-06</text:p>
          </table:table-cell>
          <table:table-cell office:value-type="float" office:value="-0.45" calcext:value-type="float">
            <text:p>-0.4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46" calcext:value-type="float">
            <text:p>0.46</text:p>
          </table:table-cell>
          <table:table-cell office:value-type="float" office:value="31.39" calcext:value-type="float">
            <text:p>31.39</text:p>
          </table:table-cell>
          <table:table-cell office:value-type="float" office:value="0.000271630421390599" calcext:value-type="float">
            <text:p>0.000271630421390599</text:p>
          </table:table-cell>
          <table:table-cell office:value-type="string" calcext:value-type="string">
            <text:p>1=-0.6005981880955115</text:p>
          </table:table-cell>
          <table:table-cell office:value-type="float" office:value="-0.213" calcext:value-type="float">
            <text:p>-0.213</text:p>
          </table:table-cell>
          <table:table-cell office:value-type="float" office:value="1.17021898842596" calcext:value-type="float">
            <text:p>1.17021898842596</text:p>
          </table:table-cell>
          <table:table-cell office:value-type="float" office:value="0.90767362744" calcext:value-type="float">
            <text:p>0.90767362744</text:p>
          </table:table-cell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.659</text:p>
          </table:table-cell>
          <table:table-cell office:value-type="float" office:value="-0.00412673552461196" calcext:value-type="float">
            <text:p>-0.00412673552461196</text:p>
          </table:table-cell>
          <table:table-cell office:value-type="string" calcext:value-type="string">
            <text:p>1=-0.18340318694886282</text:p>
          </table:table-cell>
          <table:table-cell office:value-type="float" office:value="0.034" calcext:value-type="float">
            <text:p>0.034</text:p>
          </table:table-cell>
          <table:table-cell office:value-type="float" office:value="1.06931544569379" calcext:value-type="float">
            <text:p>1.06931544569379</text:p>
          </table:table-cell>
          <table:table-cell office:value-type="float" office:value="0.292438533530753" calcext:value-type="float">
            <text:p>0.292438533530753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7" calcext:value-type="float">
            <text:p>0.21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DH1D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1.51" calcext:value-type="float">
            <text:p>-1.5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8.85" calcext:value-type="float">
            <text:p>28.85</text:p>
          </table:table-cell>
          <table:table-cell table:number-columns-repeated="7"/>
          <table:table-cell office:value-type="float" office:value="0.594" calcext:value-type="float">
            <text:p>0.594</text:p>
          </table:table-cell>
          <table:table-cell table:number-columns-repeated="7"/>
          <table:table-cell office:value-type="float" office:value="0.261" calcext:value-type="float">
            <text:p>0.261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244591476954663" calcext:value-type="float">
            <text:p>0.244591476954663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58908006580254" calcext:value-type="float">
            <text:p>0.0858908006580254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85465442143714" calcext:value-type="float">
            <text:p>0.08854654421437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05274633386231" calcext:value-type="float">
            <text:p>0.040527463338623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911976098097115" calcext:value-type="float">
            <text:p>0.0911976098097115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9-11-05 01:58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D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4931836669445" calcext:value-type="float">
            <text:p>4.931836669445E-08</text:p>
          </table:table-cell>
          <table:table-cell office:value-type="float" office:value="0.00000004984918269445" calcext:value-type="float">
            <text:p>4.984918269445E-08</text:p>
          </table:table-cell>
          <table:table-cell office:value-type="float" office:value="-1.49" calcext:value-type="float">
            <text:p>-1.4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72018490908935" calcext:value-type="float">
            <text:p>0.072018490908935</text:p>
          </table:table-cell>
          <table:table-cell office:value-type="float" office:value="6.13" calcext:value-type="float">
            <text:p>6.1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17727224685091" calcext:value-type="float">
            <text:p>0.0517727224685091</text:p>
          </table:table-cell>
          <table:table-cell office:value-type="float" office:value="37.24" calcext:value-type="float">
            <text:p>37.2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33735350472407" calcext:value-type="float">
            <text:p>0.0533735350472407</text:p>
          </table:table-cell>
          <table:table-cell office:value-type="float" office:value="2.347" calcext:value-type="float">
            <text:p>2.34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91944976714614" calcext:value-type="float">
            <text:p>0.0691944976714614</text:p>
          </table:table-cell>
          <table:table-cell office:value-type="float" office:value="12.051" calcext:value-type="float">
            <text:p>12.05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1668015391911" calcext:value-type="float">
            <text:p>0.0521668015391911</text:p>
          </table:table-cell>
          <table:table-cell office:value-type="float" office:value="13.953" calcext:value-type="float">
            <text:p>13.95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4098070682674" calcext:value-type="float">
            <text:p>0.144098070682674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0263326642682" calcext:value-type="float">
            <text:p>0.0240263326642682</text:p>
          </table:table-cell>
          <table:table-cell office:value-type="float" office:value="24.072" calcext:value-type="float">
            <text:p>24.072</text:p>
          </table:table-cell>
          <table:table-cell office:value-type="float" office:value="0.17" calcext:value-type="float">
            <text:p>0.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87392170205895" calcext:value-type="float">
            <text:p>0.287392170205895</text:p>
          </table:table-cell>
          <table:table-cell office:value-type="float" office:value="-0.17" calcext:value-type="float">
            <text:p>-0.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178324737384929" calcext:value-type="float">
            <text:p>0.178324737384929</text:p>
          </table:table-cell>
          <table:table-cell office:value-type="float" office:value="-18.029" calcext:value-type="float">
            <text:p>-18.029</text:p>
          </table:table-cell>
          <table:table-cell office:value-type="float" office:value="2.883" calcext:value-type="float">
            <text:p>2.883</text:p>
          </table:table-cell>
          <table:table-cell office:value-type="float" office:value="1.664" calcext:value-type="float">
            <text:p>1.664</text:p>
          </table:table-cell>
          <table:table-cell office:value-type="float" office:value="4.85961098107297" calcext:value-type="float">
            <text:p>4.85961098107297</text:p>
          </table:table-cell>
          <table:table-cell office:value-type="float" office:value="-43.267" calcext:value-type="float">
            <text:p>-43.267</text:p>
          </table:table-cell>
          <table:table-cell office:value-type="float" office:value="2.906" calcext:value-type="float">
            <text:p>2.906</text:p>
          </table:table-cell>
          <table:table-cell office:value-type="float" office:value="1.678" calcext:value-type="float">
            <text:p>1.678</text:p>
          </table:table-cell>
          <table:table-cell office:value-type="float" office:value="4.8982816550101" calcext:value-type="float">
            <text:p>4.898281655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83525339714368" calcext:value-type="float">
            <text:p>2.83525339714368E-06</text:p>
          </table:table-cell>
          <table:table-cell office:value-type="float" office:value="-1.61" calcext:value-type="float">
            <text:p>-1.6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28" calcext:value-type="float">
            <text:p>-2.28</text:p>
          </table:table-cell>
          <table:table-cell office:value-type="float" office:value="-1.93" calcext:value-type="float">
            <text:p>-1.93</text:p>
          </table:table-cell>
          <table:table-cell office:value-type="float" office:value="28.93" calcext:value-type="float">
            <text:p>28.93</text:p>
          </table:table-cell>
          <table:table-cell office:value-type="float" office:value="-0.00118787507929751" calcext:value-type="float">
            <text:p>-0.00118787507929751</text:p>
          </table:table-cell>
          <table:table-cell office:value-type="string" calcext:value-type="string">
            <text:p>1=-0.6550988188435668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2391613584301" calcext:value-type="float">
            <text:p>1.12391613584301</text:p>
          </table:table-cell>
          <table:table-cell office:value-type="float" office:value="0.945311183088494" calcext:value-type="float">
            <text:p>0.945311183088494</text:p>
          </table:table-cell>
          <table:table-cell office:value-type="float" office:value="0.582" calcext:value-type="float">
            <text:p>0.582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-0.00345762962112381" calcext:value-type="float">
            <text:p>-0.00345762962112381</text:p>
          </table:table-cell>
          <table:table-cell office:value-type="string" calcext:value-type="string">
            <text:p>1=-0.1599673787321333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9188136245254" calcext:value-type="float">
            <text:p>0.9188136245254</text:p>
          </table:table-cell>
          <table:table-cell office:value-type="float" office:value="0.275423079678058" calcext:value-type="float">
            <text:p>0.275423079678058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9-11-05 18:4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D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591289303828" calcext:value-type="float">
            <text:p>7.591289303828E-08</text:p>
          </table:table-cell>
          <table:table-cell office:value-type="float" office:value="0.00000007587951103828" calcext:value-type="float">
            <text:p>7.587951103828E-08</text:p>
          </table:table-cell>
          <table:table-cell office:value-type="float" office:value="-1.5" calcext:value-type="float">
            <text:p>-1.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23551520585716" calcext:value-type="float">
            <text:p>0.123551520585716</text:p>
          </table:table-cell>
          <table:table-cell office:value-type="float" office:value="6.11" calcext:value-type="float">
            <text:p>6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56245430253382" calcext:value-type="float">
            <text:p>0.156245430253382</text:p>
          </table:table-cell>
          <table:table-cell office:value-type="float" office:value="37.22" calcext:value-type="float">
            <text:p>37.2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1076538956807" calcext:value-type="float">
            <text:p>0.161076538956807</text:p>
          </table:table-cell>
          <table:table-cell office:value-type="float" office:value="2.339" calcext:value-type="float">
            <text:p>2.33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1" calcext:value-type="float">
            <text:p>0.041</text:p>
          </table:table-cell>
          <table:table-cell office:value-type="float" office:value="0.120812000902736" calcext:value-type="float">
            <text:p>0.120812000902736</text:p>
          </table:table-cell>
          <table:table-cell office:value-type="float" office:value="12.032" calcext:value-type="float">
            <text:p>12.0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157248853109206" calcext:value-type="float">
            <text:p>0.157248853109206</text:p>
          </table:table-cell>
          <table:table-cell office:value-type="float" office:value="13.983" calcext:value-type="float">
            <text:p>13.983</text:p>
          </table:table-cell>
          <table:table-cell office:value-type="float" office:value="0.209" calcext:value-type="float">
            <text:p>0.2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352492748495353" calcext:value-type="float">
            <text:p>0.352492748495353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08287339269573" calcext:value-type="float">
            <text:p>0.0808287339269573</text:p>
          </table:table-cell>
          <table:table-cell office:value-type="float" office:value="24.218" calcext:value-type="float">
            <text:p>24.218</text:p>
          </table:table-cell>
          <table:table-cell office:value-type="float" office:value="0.3" calcext:value-type="float">
            <text:p>0.3</text:p>
          </table:table-cell>
          <table:table-cell office:value-type="float" office:value="0.173" calcext:value-type="float">
            <text:p>0.173</text:p>
          </table:table-cell>
          <table:table-cell office:value-type="float" office:value="0.504951350964107" calcext:value-type="float">
            <text:p>0.5049513509641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6" calcext:value-type="float">
            <text:p>0.106</text:p>
          </table:table-cell>
          <table:table-cell office:value-type="float" office:value="0.308176088515415" calcext:value-type="float">
            <text:p>0.308176088515415</text:p>
          </table:table-cell>
          <table:table-cell office:value-type="float" office:value="-3.609" calcext:value-type="float">
            <text:p>-3.609</text:p>
          </table:table-cell>
          <table:table-cell office:value-type="float" office:value="1.508" calcext:value-type="float">
            <text:p>1.508</text:p>
          </table:table-cell>
          <table:table-cell office:value-type="float" office:value="0.871" calcext:value-type="float">
            <text:p>0.871</text:p>
          </table:table-cell>
          <table:table-cell office:value-type="float" office:value="2.54308594222947" calcext:value-type="float">
            <text:p>2.54308594222947</text:p>
          </table:table-cell>
          <table:table-cell office:value-type="float" office:value="-29.174" calcext:value-type="float">
            <text:p>-29.174</text:p>
          </table:table-cell>
          <table:table-cell office:value-type="float" office:value="1.714" calcext:value-type="float">
            <text:p>1.714</text:p>
          </table:table-cell>
          <table:table-cell office:value-type="float" office:value="0.989" calcext:value-type="float">
            <text:p>0.989</text:p>
          </table:table-cell>
          <table:table-cell office:value-type="float" office:value="2.88899670003604" calcext:value-type="float">
            <text:p>2.8889967000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41703601562127" calcext:value-type="float">
            <text:p>1.41703601562127E-06</text:p>
          </table:table-cell>
          <table:table-cell office:value-type="float" office:value="-1.63" calcext:value-type="float">
            <text:p>-1.6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3" calcext:value-type="float">
            <text:p>-2.3</text:p>
          </table:table-cell>
          <table:table-cell office:value-type="float" office:value="-1.95" calcext:value-type="float">
            <text:p>-1.95</text:p>
          </table:table-cell>
          <table:table-cell office:value-type="float" office:value="28.91" calcext:value-type="float">
            <text:p>28.91</text:p>
          </table:table-cell>
          <table:table-cell office:value-type="float" office:value="-0.00118787507929751" calcext:value-type="float">
            <text:p>-0.00118787507929751</text:p>
          </table:table-cell>
          <table:table-cell office:value-type="string" calcext:value-type="string">
            <text:p>1=-0.6550988188435668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10367482778846" calcext:value-type="float">
            <text:p>1.10367482778846</text:p>
          </table:table-cell>
          <table:table-cell office:value-type="float" office:value="0.933949858230813" calcext:value-type="float">
            <text:p>0.933949858230813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0.00345762962112381" calcext:value-type="float">
            <text:p>-0.00345762962112381</text:p>
          </table:table-cell>
          <table:table-cell office:value-type="string" calcext:value-type="string">
            <text:p>1=-0.159967378732133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999191185588734" calcext:value-type="float">
            <text:p>0.999191185588734</text:p>
          </table:table-cell>
          <table:table-cell office:value-type="float" office:value="0.27790952280586" calcext:value-type="float">
            <text:p>0.27790952280586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53" calcext:value-type="float">
            <text:p>0.253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9-11-06 22:3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D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4598924850393" calcext:value-type="float">
            <text:p>4.598924850393E-08</text:p>
          </table:table-cell>
          <table:table-cell office:value-type="float" office:value="0.00000004604186350393" calcext:value-type="float">
            <text:p>4.604186350393E-08</text:p>
          </table:table-cell>
          <table:table-cell office:value-type="float" office:value="-1.46" calcext:value-type="float">
            <text:p>-1.4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67889987935344" calcext:value-type="float">
            <text:p>0.0267889987935344</text:p>
          </table:table-cell>
          <table:table-cell office:value-type="float" office:value="6.03" calcext:value-type="float">
            <text:p>6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85548114509701" calcext:value-type="float">
            <text:p>0.0485548114509701</text:p>
          </table:table-cell>
          <table:table-cell office:value-type="float" office:value="37.14" calcext:value-type="float">
            <text:p>37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0056126221041" calcext:value-type="float">
            <text:p>0.050056126221041</text:p>
          </table:table-cell>
          <table:table-cell office:value-type="float" office:value="2.37" calcext:value-type="float">
            <text:p>2.3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6540947704627" calcext:value-type="float">
            <text:p>0.0266540947704627</text:p>
          </table:table-cell>
          <table:table-cell office:value-type="float" office:value="11.953" calcext:value-type="float">
            <text:p>11.95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88439221836173" calcext:value-type="float">
            <text:p>0.0488439221836173</text:p>
          </table:table-cell>
          <table:table-cell office:value-type="float" office:value="13.913" calcext:value-type="float">
            <text:p>13.9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70014883287812" calcext:value-type="float">
            <text:p>0.170014883287812</text:p>
          </table:table-cell>
          <table:table-cell office:value-type="float" office:value="-0.307" calcext:value-type="float">
            <text:p>-0.30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55877188529587" calcext:value-type="float">
            <text:p>0.0955877188529587</text:p>
          </table:table-cell>
          <table:table-cell office:value-type="float" office:value="23.966" calcext:value-type="float">
            <text:p>23.966</text:p>
          </table:table-cell>
          <table:table-cell office:value-type="float" office:value="0.24" calcext:value-type="float">
            <text:p>0.24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4837859331616" calcext:value-type="float">
            <text:p>0.404837859331616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3" calcext:value-type="float">
            <text:p>0.103</text:p>
          </table:table-cell>
          <table:table-cell office:value-type="float" office:value="0.30164213461269" calcext:value-type="float">
            <text:p>0.30164213461269</text:p>
          </table:table-cell>
          <table:table-cell office:value-type="float" office:value="-8.373" calcext:value-type="float">
            <text:p>-8.373</text:p>
          </table:table-cell>
          <table:table-cell office:value-type="float" office:value="4.673" calcext:value-type="float">
            <text:p>4.673</text:p>
          </table:table-cell>
          <table:table-cell office:value-type="float" office:value="2.698" calcext:value-type="float">
            <text:p>2.698</text:p>
          </table:table-cell>
          <table:table-cell office:value-type="float" office:value="7.87826023608548" calcext:value-type="float">
            <text:p>7.87826023608548</text:p>
          </table:table-cell>
          <table:table-cell office:value-type="float" office:value="-33.7" calcext:value-type="float">
            <text:p>-33.7</text:p>
          </table:table-cell>
          <table:table-cell office:value-type="float" office:value="4.51" calcext:value-type="float">
            <text:p>4.51</text:p>
          </table:table-cell>
          <table:table-cell office:value-type="float" office:value="2.604" calcext:value-type="float">
            <text:p>2.604</text:p>
          </table:table-cell>
          <table:table-cell office:value-type="float" office:value="7.60401606879408" calcext:value-type="float">
            <text:p>7.6040160687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6489107693842" calcext:value-type="float">
            <text:p>4.6489107693842E-06</text:p>
          </table:table-cell>
          <table:table-cell office:value-type="float" office:value="-1.6" calcext:value-type="float">
            <text:p>-1.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38" calcext:value-type="float">
            <text:p>-2.38</text:p>
          </table:table-cell>
          <table:table-cell office:value-type="float" office:value="-2.04" calcext:value-type="float">
            <text:p>-2.04</text:p>
          </table:table-cell>
          <table:table-cell office:value-type="float" office:value="28.82" calcext:value-type="float">
            <text:p>28.82</text:p>
          </table:table-cell>
          <table:table-cell office:value-type="float" office:value="-0.00112209164362084" calcext:value-type="float">
            <text:p>-0.00112209164362084</text:p>
          </table:table-cell>
          <table:table-cell office:value-type="string" calcext:value-type="string">
            <text:p>1=-0.6537673607464906</text:p>
          </table:table-cell>
          <table:table-cell office:value-type="float" office:value="-0.292" calcext:value-type="float">
            <text:p>-0.292</text:p>
          </table:table-cell>
          <table:table-cell office:value-type="float" office:value="1.06887457517912" calcext:value-type="float">
            <text:p>1.06887457517912</text:p>
          </table:table-cell>
          <table:table-cell office:value-type="float" office:value="0.907720080289157" calcext:value-type="float">
            <text:p>0.907720080289157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-0.00249777406135979" calcext:value-type="float">
            <text:p>-0.00249777406135979</text:p>
          </table:table-cell>
          <table:table-cell office:value-type="string" calcext:value-type="string">
            <text:p>1=-0.16839145005819986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873032825418726" calcext:value-type="float">
            <text:p>0.873032825418726</text:p>
          </table:table-cell>
          <table:table-cell office:value-type="float" office:value="0.274006871574477" calcext:value-type="float">
            <text:p>0.274006871574477</text:p>
          </table:table-cell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47" calcext:value-type="float">
            <text:p>0.14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1-07 23:5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1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1D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9366335531998" calcext:value-type="float">
            <text:p>9.366335531998E-08</text:p>
          </table:table-cell>
          <table:table-cell office:value-type="float" office:value="0.00000009311302781998" calcext:value-type="float">
            <text:p>9.311302781998E-08</text:p>
          </table:table-cell>
          <table:table-cell office:value-type="float" office:value="-1.07" calcext:value-type="float">
            <text:p>-1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59013662712906" calcext:value-type="float">
            <text:p>0.0559013662712906</text:p>
          </table:table-cell>
          <table:table-cell office:value-type="float" office:value="5.96" calcext:value-type="float">
            <text:p>5.96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79267474475742" calcext:value-type="float">
            <text:p>0.179267474475742</text:p>
          </table:table-cell>
          <table:table-cell office:value-type="float" office:value="37.07" calcext:value-type="float">
            <text:p>37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84810424786526" calcext:value-type="float">
            <text:p>0.184810424786526</text:p>
          </table:table-cell>
          <table:table-cell office:value-type="float" office:value="2.739" calcext:value-type="float">
            <text:p>2.73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</text:p>
          </table:table-cell>
          <table:table-cell office:value-type="float" office:value="0.0586079105033936" calcext:value-type="float">
            <text:p>0.0586079105033936</text:p>
          </table:table-cell>
          <table:table-cell office:value-type="float" office:value="11.884" calcext:value-type="float">
            <text:p>11.8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62" calcext:value-type="float">
            <text:p>0.062</text:p>
          </table:table-cell>
          <table:table-cell office:value-type="float" office:value="0.180262938249042" calcext:value-type="float">
            <text:p>0.180262938249042</text:p>
          </table:table-cell>
          <table:table-cell office:value-type="float" office:value="14.206" calcext:value-type="float">
            <text:p>14.2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1" calcext:value-type="float">
            <text:p>0.071</text:p>
          </table:table-cell>
          <table:table-cell office:value-type="float" office:value="0.206075424775907" calcext:value-type="float">
            <text:p>0.206075424775907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574259149623629" calcext:value-type="float">
            <text:p>0.0574259149623629</text:p>
          </table:table-cell>
          <table:table-cell office:value-type="float" office:value="23.801" calcext:value-type="float">
            <text:p>23.8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9678293273859" calcext:value-type="float">
            <text:p>0.189678293273859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9343791413198" calcext:value-type="float">
            <text:p>0.189343791413198</text:p>
          </table:table-cell>
          <table:table-cell office:value-type="float" office:value="-3.171" calcext:value-type="float">
            <text:p>-3.171</text:p>
          </table:table-cell>
          <table:table-cell office:value-type="float" office:value="3.61" calcext:value-type="float">
            <text:p>3.61</text:p>
          </table:table-cell>
          <table:table-cell office:value-type="float" office:value="2.084" calcext:value-type="float">
            <text:p>2.084</text:p>
          </table:table-cell>
          <table:table-cell office:value-type="float" office:value="6.08635306852364" calcext:value-type="float">
            <text:p>6.08635306852364</text:p>
          </table:table-cell>
          <table:table-cell office:value-type="float" office:value="-28.88" calcext:value-type="float">
            <text:p>-28.88</text:p>
          </table:table-cell>
          <table:table-cell office:value-type="float" office:value="3.395" calcext:value-type="float">
            <text:p>3.395</text:p>
          </table:table-cell>
          <table:table-cell office:value-type="float" office:value="1.96" calcext:value-type="float">
            <text:p>1.96</text:p>
          </table:table-cell>
          <table:table-cell office:value-type="float" office:value="5.72345881228397" calcext:value-type="float">
            <text:p>5.72345881228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52007727536337" calcext:value-type="float">
            <text:p>3.52007727536337E-06</text:p>
          </table:table-cell>
          <table:table-cell office:value-type="float" office:value="-1.2" calcext:value-type="float">
            <text:p>-1.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45" calcext:value-type="float">
            <text:p>-2.45</text:p>
          </table:table-cell>
          <table:table-cell office:value-type="float" office:value="-2.09" calcext:value-type="float">
            <text:p>-2.09</text:p>
          </table:table-cell>
          <table:table-cell office:value-type="float" office:value="28.76" calcext:value-type="float">
            <text:p>28.76</text:p>
          </table:table-cell>
          <table:table-cell office:value-type="float" office:value="-0.000453751635852034" calcext:value-type="float">
            <text:p>-0.000453751635852034</text:p>
          </table:table-cell>
          <table:table-cell office:value-type="string" calcext:value-type="string">
            <text:p>1=-0.6651277772041909</text:p>
          </table:table-cell>
          <table:table-cell office:value-type="float" office:value="-0.324" calcext:value-type="float">
            <text:p>-0.324</text:p>
          </table:table-cell>
          <table:table-cell office:value-type="float" office:value="1.08698153394618" calcext:value-type="float">
            <text:p>1.08698153394618</text:p>
          </table:table-cell>
          <table:table-cell office:value-type="float" office:value="0.910457986087414" calcext:value-type="float">
            <text:p>0.910457986087414</text:p>
          </table:table-cell>
          <table:table-cell office:value-type="float" office:value="0.558" calcext:value-type="float">
            <text:p>0.558</text:p>
          </table:table-cell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float" office:value="-0.00185593484878717" calcext:value-type="float">
            <text:p>-0.00185593484878717</text:p>
          </table:table-cell>
          <table:table-cell office:value-type="string" calcext:value-type="string">
            <text:p>1=-0.18343648259295386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875629120226481" calcext:value-type="float">
            <text:p>0.875629120226481</text:p>
          </table:table-cell>
          <table:table-cell office:value-type="float" office:value="0.274429182961402" calcext:value-type="float">
            <text:p>0.274429182961402</text:p>
          </table:table-cell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  <table:table-cell office:value-type="float" office:value="0.221" calcext:value-type="float">
            <text:p>0.221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DH3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0.43" calcext:value-type="float">
            <text:p>-0.43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31.37" calcext:value-type="float">
            <text:p>31.37</text:p>
          </table:table-cell>
          <table:table-cell table:number-columns-repeated="7"/>
          <table:table-cell office:value-type="float" office:value="0.641" calcext:value-type="float">
            <text:p>0.641</text:p>
          </table:table-cell>
          <table:table-cell table:number-columns-repeated="7"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10057480798475" calcext:value-type="float">
            <text:p>0.0210057480798475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268495500919308" calcext:value-type="float">
            <text:p>0.268495500919308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276797381807734" calcext:value-type="float">
            <text:p>0.2767973818077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94742978472405" calcext:value-type="float">
            <text:p>0.049474297847240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3" calcext:value-type="float">
            <text:p>0.063</text:p>
          </table:table-cell>
          <table:table-cell office:value-type="float" office:value="0.148856177224002" calcext:value-type="float">
            <text:p>0.148856177224002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4 19:55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A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151739275354" calcext:value-type="float">
            <text:p>5.151739275354E-08</text:p>
          </table:table-cell>
          <table:table-cell office:value-type="float" office:value="0.00000005109420475354" calcext:value-type="float">
            <text:p>5.109420475354E-08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4454386215596" calcext:value-type="float">
            <text:p>0.00184454386215596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4578309148876" calcext:value-type="float">
            <text:p>0.00574578309148876</text:p>
          </table:table-cell>
          <table:table-cell office:value-type="float" office:value="39.96" calcext:value-type="float">
            <text:p>3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2344270468112" calcext:value-type="float">
            <text:p>0.00592344270468112</text:p>
          </table:table-cell>
          <table:table-cell office:value-type="float" office:value="9.713" calcext:value-type="float">
            <text:p>9.71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76171590920613" calcext:value-type="float">
            <text:p>0.00176171590920613</text:p>
          </table:table-cell>
          <table:table-cell office:value-type="float" office:value="8.463" calcext:value-type="float">
            <text:p>8.46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73852280722495" calcext:value-type="float">
            <text:p>0.00573852280722495</text:p>
          </table:table-cell>
          <table:table-cell office:value-type="float" office:value="18.215" calcext:value-type="float">
            <text:p>18.2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15169887297294" calcext:value-type="float">
            <text:p>0.0415169887297294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1623156645393" calcext:value-type="float">
            <text:p>0.0461623156645393</text:p>
          </table:table-cell>
          <table:table-cell office:value-type="float" office:value="16.889" calcext:value-type="float">
            <text:p>16.88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8155213809234" calcext:value-type="float">
            <text:p>0.028155213809234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45184022338342" calcext:value-type="float">
            <text:p>0.0345184022338342</text:p>
          </table:table-cell>
          <table:table-cell office:value-type="float" office:value="32.634" calcext:value-type="float">
            <text:p>32.634</text:p>
          </table:table-cell>
          <table:table-cell office:value-type="float" office:value="0.685" calcext:value-type="float">
            <text:p>0.685</text:p>
          </table:table-cell>
          <table:table-cell office:value-type="float" office:value="0.396" calcext:value-type="float">
            <text:p>0.396</text:p>
          </table:table-cell>
          <table:table-cell office:value-type="float" office:value="1.15489204458793" calcext:value-type="float">
            <text:p>1.15489204458793</text:p>
          </table:table-cell>
          <table:table-cell office:value-type="float" office:value="5.263" calcext:value-type="float">
            <text:p>5.2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386" calcext:value-type="float">
            <text:p>0.386</text:p>
          </table:table-cell>
          <table:table-cell office:value-type="float" office:value="1.1267659448266" calcext:value-type="float">
            <text:p>1.1267659448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94350302900532" calcext:value-type="float">
            <text:p>9.4350302900532E-07</text:p>
          </table:table-cell>
          <table:table-cell office:value-type="float" office:value="-0.44" calcext:value-type="float">
            <text:p>-0.4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34" calcext:value-type="float">
            <text:p>0.34</text:p>
          </table:table-cell>
          <table:table-cell office:value-type="float" office:value="0.55" calcext:value-type="float">
            <text:p>0.55</text:p>
          </table:table-cell>
          <table:table-cell office:value-type="float" office:value="31.49" calcext:value-type="float">
            <text:p>31.49</text:p>
          </table:table-cell>
          <table:table-cell office:value-type="float" office:value="-0.000482791528959266" calcext:value-type="float">
            <text:p>-0.000482791528959266</text:p>
          </table:table-cell>
          <table:table-cell office:value-type="string" calcext:value-type="string">
            <text:p>1=-0.64771002811132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5</text:p>
          </table:table-cell>
          <table:table-cell office:value-type="float" office:value="0.019" calcext:value-type="float">
            <text:p>0.019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107" calcext:value-type="float">
            <text:p>-0.10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6 02:3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A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041563511488" calcext:value-type="float">
            <text:p>5.041563511488E-08</text:p>
          </table:table-cell>
          <table:table-cell office:value-type="float" office:value="0.00000005001389111488" calcext:value-type="float">
            <text:p>5.001389111488E-08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2240285794912" calcext:value-type="float">
            <text:p>0.00342240285794912</text:p>
          </table:table-cell>
          <table:table-cell office:value-type="float" office:value="8.82" calcext:value-type="float">
            <text:p>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9712305631542" calcext:value-type="float">
            <text:p>0.00209712305631542</text:p>
          </table:table-cell>
          <table:table-cell office:value-type="float" office:value="40.01" calcext:value-type="float">
            <text:p>4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6196610122563" calcext:value-type="float">
            <text:p>0.00216196610122563</text:p>
          </table:table-cell>
          <table:table-cell office:value-type="float" office:value="9.74" calcext:value-type="float">
            <text:p>9.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21877557108621" calcext:value-type="float">
            <text:p>0.00321877557108621</text:p>
          </table:table-cell>
          <table:table-cell office:value-type="float" office:value="8.506" calcext:value-type="float">
            <text:p>8.50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09321203471434" calcext:value-type="float">
            <text:p>0.00209321203471434</text:p>
          </table:table-cell>
          <table:table-cell office:value-type="float" office:value="18.272" calcext:value-type="float">
            <text:p>18.27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86996311840187" calcext:value-type="float">
            <text:p>0.00886996311840187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81279856209108" calcext:value-type="float">
            <text:p>0.00781279856209108</text:p>
          </table:table-cell>
          <table:table-cell office:value-type="float" office:value="16.858" calcext:value-type="float">
            <text:p>16.85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83213555225915" calcext:value-type="float">
            <text:p>0.183213555225915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178916325988754" calcext:value-type="float">
            <text:p>0.178916325988754</text:p>
          </table:table-cell>
          <table:table-cell office:value-type="float" office:value="27.469" calcext:value-type="float">
            <text:p>27.469</text:p>
          </table:table-cell>
          <table:table-cell office:value-type="float" office:value="6.214" calcext:value-type="float">
            <text:p>6.214</text:p>
          </table:table-cell>
          <table:table-cell office:value-type="float" office:value="3.588" calcext:value-type="float">
            <text:p>3.588</text:p>
          </table:table-cell>
          <table:table-cell office:value-type="float" office:value="10.4756248108317" calcext:value-type="float">
            <text:p>10.4756248108317</text:p>
          </table:table-cell>
          <table:table-cell office:value-type="float" office:value="0.124" calcext:value-type="float">
            <text:p>0.124</text:p>
          </table:table-cell>
          <table:table-cell office:value-type="float" office:value="6.046" calcext:value-type="float">
            <text:p>6.046</text:p>
          </table:table-cell>
          <table:table-cell office:value-type="float" office:value="3.491" calcext:value-type="float">
            <text:p>3.491</text:p>
          </table:table-cell>
          <table:table-cell office:value-type="float" office:value="10.1925598727118" calcext:value-type="float">
            <text:p>10.1925598727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45451715295323" calcext:value-type="float">
            <text:p>6.45451715295323E-06</text:p>
          </table:table-cell>
          <table:table-cell office:value-type="float" office:value="-0.41" calcext:value-type="float">
            <text:p>-0.4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31.53" calcext:value-type="float">
            <text:p>31.53</text:p>
          </table:table-cell>
          <table:table-cell office:value-type="float" office:value="-0.000379210645961787" calcext:value-type="float">
            <text:p>-0.000379210645961787</text:p>
          </table:table-cell>
          <table:table-cell office:value-type="string" calcext:value-type="string">
            <text:p>1=-0.6517217463870306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952873175646316" calcext:value-type="float">
            <text:p>0.952873175646316</text:p>
          </table:table-cell>
          <table:table-cell office:value-type="float" office:value="0.82822382532728" calcext:value-type="float">
            <text:p>0.82822382532728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00770410440484434" calcext:value-type="float">
            <text:p>-0.00770410440484434</text:p>
          </table:table-cell>
          <table:table-cell office:value-type="string" calcext:value-type="string">
            <text:p>1=-0.14712109645959684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737959146656566" calcext:value-type="float">
            <text:p>0.737959146656566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-0.222" calcext:value-type="float">
            <text:p>-0.22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11 23:39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A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162053850469" calcext:value-type="float">
            <text:p>5.162053850469E-08</text:p>
          </table:table-cell>
          <table:table-cell office:value-type="float" office:value="0.00000005118219700469" calcext:value-type="float">
            <text:p>5.118219700469E-08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8849187958592" calcext:value-type="float">
            <text:p>0.00388849187958592</text:p>
          </table:table-cell>
          <table:table-cell office:value-type="float" office:value="8.76" calcext:value-type="float">
            <text:p>8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9105164874384" calcext:value-type="float">
            <text:p>0.00419105164874384</text:p>
          </table:table-cell>
          <table:table-cell office:value-type="float" office:value="39.96" calcext:value-type="float">
            <text:p>3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2063896571277" calcext:value-type="float">
            <text:p>0.00432063896571277</text:p>
          </table:table-cell>
          <table:table-cell office:value-type="float" office:value="9.738" calcext:value-type="float">
            <text:p>9.7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53671006874994" calcext:value-type="float">
            <text:p>0.00353671006874994</text:p>
          </table:table-cell>
          <table:table-cell office:value-type="float" office:value="8.455" calcext:value-type="float">
            <text:p>8.45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17804606187021" calcext:value-type="float">
            <text:p>0.00417804606187021</text:p>
          </table:table-cell>
          <table:table-cell office:value-type="float" office:value="18.184" calcext:value-type="float">
            <text:p>18.18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76763545783962" calcext:value-type="float">
            <text:p>0.0276763545783962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8836243081793" calcext:value-type="float">
            <text:p>0.028836243081793</text:p>
          </table:table-cell>
          <table:table-cell office:value-type="float" office:value="16.717" calcext:value-type="float">
            <text:p>16.7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9" calcext:value-type="float">
            <text:p>0.099</text:p>
          </table:table-cell>
          <table:table-cell office:value-type="float" office:value="0.289535956481166" calcext:value-type="float">
            <text:p>0.289535956481166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279795458900143" calcext:value-type="float">
            <text:p>0.279795458900143</text:p>
          </table:table-cell>
          <table:table-cell office:value-type="float" office:value="28.323" calcext:value-type="float">
            <text:p>28.323</text:p>
          </table:table-cell>
          <table:table-cell office:value-type="float" office:value="6.721" calcext:value-type="float">
            <text:p>6.721</text:p>
          </table:table-cell>
          <table:table-cell office:value-type="float" office:value="3.881" calcext:value-type="float">
            <text:p>3.881</text:p>
          </table:table-cell>
          <table:table-cell office:value-type="float" office:value="11.3311336802704" calcext:value-type="float">
            <text:p>11.3311336802704</text:p>
          </table:table-cell>
          <table:table-cell office:value-type="float" office:value="1.056" calcext:value-type="float">
            <text:p>1.056</text:p>
          </table:table-cell>
          <table:table-cell office:value-type="float" office:value="6.545" calcext:value-type="float">
            <text:p>6.545</text:p>
          </table:table-cell>
          <table:table-cell office:value-type="float" office:value="3.779" calcext:value-type="float">
            <text:p>3.779</text:p>
          </table:table-cell>
          <table:table-cell office:value-type="float" office:value="11.0337166862176" calcext:value-type="float">
            <text:p>11.0337166862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26441246839057" calcext:value-type="float">
            <text:p>7.26441246839057E-06</text:p>
          </table:table-cell>
          <table:table-cell office:value-type="float" office:value="-0.43" calcext:value-type="float">
            <text:p>-0.4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31.45" calcext:value-type="float">
            <text:p>31.45</text:p>
          </table:table-cell>
          <table:table-cell office:value-type="float" office:value="0.000140500711922672" calcext:value-type="float">
            <text:p>0.000140500711922672</text:p>
          </table:table-cell>
          <table:table-cell office:value-type="string" calcext:value-type="string">
            <text:p>1=-0.6645974633298781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992621538420259" calcext:value-type="float">
            <text:p>0.992621538420259</text:p>
          </table:table-cell>
          <table:table-cell office:value-type="float" office:value="0.861686420996956" calcext:value-type="float">
            <text:p>0.861686420996956</text:p>
          </table:table-cell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-0.0064390180213627" calcext:value-type="float">
            <text:p>-0.0064390180213627</text:p>
          </table:table-cell>
          <table:table-cell office:value-type="string" calcext:value-type="string">
            <text:p>1=-0.142822656343949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07170585795608" calcext:value-type="float">
            <text:p>1.07170585795608</text:p>
          </table:table-cell>
          <table:table-cell office:value-type="float" office:value="0.286523983800807" calcext:value-type="float">
            <text:p>0.286523983800807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-0.259" calcext:value-type="float">
            <text:p>-0.25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1 21:21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922277974087" calcext:value-type="float">
            <text:p>6.922277974087E-08</text:p>
          </table:table-cell>
          <table:table-cell office:value-type="float" office:value="0.00000006984016474087" calcext:value-type="float">
            <text:p>6.984016474087E-08</text:p>
          </table:table-cell>
          <table:table-cell office:value-type="float" office:value="-0.34" calcext:value-type="float">
            <text:p>-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944353227475063" calcext:value-type="float">
            <text:p>0.0944353227475063</text:p>
          </table:table-cell>
          <table:table-cell office:value-type="float" office:value="8.08" calcext:value-type="float">
            <text:p>8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57331595503471" calcext:value-type="float">
            <text:p>0.0857331595503471</text:p>
          </table:table-cell>
          <table:table-cell office:value-type="float" office:value="39.25" calcext:value-type="float">
            <text:p>39.25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83840288436493" calcext:value-type="float">
            <text:p>0.0883840288436493</text:p>
          </table:table-cell>
          <table:table-cell office:value-type="float" office:value="3.506" calcext:value-type="float">
            <text:p>3.5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11094028179207" calcext:value-type="float">
            <text:p>0.0911094028179207</text:p>
          </table:table-cell>
          <table:table-cell office:value-type="float" office:value="13.99" calcext:value-type="float">
            <text:p>13.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" calcext:value-type="float">
            <text:p>0.03</text:p>
          </table:table-cell>
          <table:table-cell office:value-type="float" office:value="0.0863224134558164" calcext:value-type="float">
            <text:p>0.0863224134558164</text:p>
          </table:table-cell>
          <table:table-cell office:value-type="float" office:value="17.251" calcext:value-type="float">
            <text:p>17.25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71381914750122" calcext:value-type="float">
            <text:p>0.271381914750122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4594538444547" calcext:value-type="float">
            <text:p>0.104594538444547</text:p>
          </table:table-cell>
          <table:table-cell office:value-type="float" office:value="28.222" calcext:value-type="float">
            <text:p>28.2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75" calcext:value-type="float">
            <text:p>0.075</text:p>
          </table:table-cell>
          <table:table-cell office:value-type="float" office:value="0.217633455322409" calcext:value-type="float">
            <text:p>0.21763345532240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2" calcext:value-type="float">
            <text:p>0.072</text:p>
          </table:table-cell>
          <table:table-cell office:value-type="float" office:value="0.210770523291971" calcext:value-type="float">
            <text:p>0.210770523291971</text:p>
          </table:table-cell>
          <table:table-cell office:value-type="float" office:value="20.061" calcext:value-type="float">
            <text:p>20.061</text:p>
          </table:table-cell>
          <table:table-cell office:value-type="float" office:value="9.413" calcext:value-type="float">
            <text:p>9.413</text:p>
          </table:table-cell>
          <table:table-cell office:value-type="float" office:value="5.435" calcext:value-type="float">
            <text:p>5.435</text:p>
          </table:table-cell>
          <table:table-cell office:value-type="float" office:value="15.8689327627651" calcext:value-type="float">
            <text:p>15.8689327627651</text:p>
          </table:table-cell>
          <table:table-cell office:value-type="float" office:value="-11.107" calcext:value-type="float">
            <text:p>-11.107</text:p>
          </table:table-cell>
          <table:table-cell office:value-type="float" office:value="9.273" calcext:value-type="float">
            <text:p>9.273</text:p>
          </table:table-cell>
          <table:table-cell office:value-type="float" office:value="5.354" calcext:value-type="float">
            <text:p>5.354</text:p>
          </table:table-cell>
          <table:table-cell office:value-type="float" office:value="15.6333097267334" calcext:value-type="float">
            <text:p>15.6333097267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34942544351547" calcext:value-type="float">
            <text:p>9.34942544351547E-06</text:p>
          </table:table-cell>
          <table:table-cell office:value-type="float" office:value="-0.45" calcext:value-type="float">
            <text:p>-0.4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35" calcext:value-type="float">
            <text:p>-0.35</text:p>
          </table:table-cell>
          <table:table-cell office:value-type="float" office:value="0.1" calcext:value-type="float">
            <text:p>0.1</text:p>
          </table:table-cell>
          <table:table-cell office:value-type="float" office:value="31.02" calcext:value-type="float">
            <text:p>31.02</text:p>
          </table:table-cell>
          <table:table-cell office:value-type="float" office:value="0.00034621040209464" calcext:value-type="float">
            <text:p>0.00034621040209464</text:p>
          </table:table-cell>
          <table:table-cell office:value-type="string" calcext:value-type="string">
            <text:p>1=-0.599726343376137</text:p>
          </table:table-cell>
          <table:table-cell office:value-type="float" office:value="-0.173" calcext:value-type="float">
            <text:p>-0.173</text:p>
          </table:table-cell>
          <table:table-cell office:value-type="float" office:value="1.16718061146209" calcext:value-type="float">
            <text:p>1.16718061146209</text:p>
          </table:table-cell>
          <table:table-cell office:value-type="float" office:value="0.903003053423917" calcext:value-type="float">
            <text:p>0.903003053423917</text:p>
          </table:table-cell>
          <table:table-cell office:value-type="float" office:value="0.701" calcext:value-type="float">
            <text:p>0.701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-0.00402663725452507" calcext:value-type="float">
            <text:p>-0.00402663725452507</text:p>
          </table:table-cell>
          <table:table-cell office:value-type="string" calcext:value-type="string">
            <text:p>1=-0.18247871160986712</text:p>
          </table:table-cell>
          <table:table-cell office:value-type="float" office:value="0.158" calcext:value-type="float">
            <text:p>0.158</text:p>
          </table:table-cell>
          <table:table-cell office:value-type="float" office:value="0.83308637249388" calcext:value-type="float">
            <text:p>0.83308637249388</text:p>
          </table:table-cell>
          <table:table-cell office:value-type="float" office:value="0.281332104934543" calcext:value-type="float">
            <text:p>0.281332104934543</text:p>
          </table:table-cell>
          <table:table-cell office:value-type="float" office:value="0.413" calcext:value-type="float">
            <text:p>0.413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0.158" calcext:value-type="float">
            <text:p>0.158</text:p>
          </table:table-cell>
          <table:table-cell office:value-type="float" office:value="0.341" calcext:value-type="float">
            <text:p>0.341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DH3B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1.37" calcext:value-type="float">
            <text:p>-1.37</text:p>
          </table:table-cell>
          <table:table-cell table:number-columns-repeated="2"/>
          <table:table-cell office:value-type="float" office:value="-0.21" calcext:value-type="float">
            <text:p>-0.21</text:p>
          </table:table-cell>
          <table:table-cell office:value-type="float" office:value="30.7" calcext:value-type="float">
            <text:p>30.7</text:p>
          </table:table-cell>
          <table:table-cell table:number-columns-repeated="7"/>
          <table:table-cell office:value-type="float" office:value="0.595" calcext:value-type="float">
            <text:p>0.595</text:p>
          </table:table-cell>
          <table:table-cell table:number-columns-repeated="7"/>
          <table:table-cell office:value-type="float" office:value="0.226" calcext:value-type="float">
            <text:p>0.226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69556206330302" calcext:value-type="float">
            <text:p>0.06695562063303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34142683536446" calcext:value-type="float">
            <text:p>0.033414268353644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44474375311397" calcext:value-type="float">
            <text:p>0.03444743753113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9885438220774" calcext:value-type="float">
            <text:p>0.05988543822077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974751897375036" calcext:value-type="float">
            <text:p>0.0974751897375036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9-11-05 04:4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B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612848104922" calcext:value-type="float">
            <text:p>6.612848104922E-08</text:p>
          </table:table-cell>
          <table:table-cell office:value-type="float" office:value="0.00000006631268704922" calcext:value-type="float">
            <text:p>6.631268704922E-08</text:p>
          </table:table-cell>
          <table:table-cell office:value-type="float" office:value="-1.22" calcext:value-type="float">
            <text:p>-1.2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39640655319304" calcext:value-type="float">
            <text:p>0.139640655319304</text:p>
          </table:table-cell>
          <table:table-cell office:value-type="float" office:value="7.84" calcext:value-type="float">
            <text:p>7.8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074758454179" calcext:value-type="float">
            <text:p>0.16074758454179</text:p>
          </table:table-cell>
          <table:table-cell office:value-type="float" office:value="39.01" calcext:value-type="float">
            <text:p>39.0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5717899855835" calcext:value-type="float">
            <text:p>0.165717899855835</text:p>
          </table:table-cell>
          <table:table-cell office:value-type="float" office:value="2.664" calcext:value-type="float">
            <text:p>2.66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36437908074171" calcext:value-type="float">
            <text:p>0.136437908074171</text:p>
          </table:table-cell>
          <table:table-cell office:value-type="float" office:value="13.775" calcext:value-type="float">
            <text:p>13.7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1826592239045" calcext:value-type="float">
            <text:p>0.161826592239045</text:p>
          </table:table-cell>
          <table:table-cell office:value-type="float" office:value="16.047" calcext:value-type="float">
            <text:p>16.0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92491669539693" calcext:value-type="float">
            <text:p>0.392491669539693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61703749454761" calcext:value-type="float">
            <text:p>0.0961703749454761</text:p>
          </table:table-cell>
          <table:table-cell office:value-type="float" office:value="27.696" calcext:value-type="float">
            <text:p>27.6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18" calcext:value-type="float">
            <text:p>0.18</text:p>
          </table:table-cell>
          <table:table-cell office:value-type="float" office:value="0.525646990280753" calcext:value-type="float">
            <text:p>0.525646990280753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95353737886907" calcext:value-type="float">
            <text:p>0.195353737886907</text:p>
          </table:table-cell>
          <table:table-cell office:value-type="float" office:value="-9.132" calcext:value-type="float">
            <text:p>-9.132</text:p>
          </table:table-cell>
          <table:table-cell office:value-type="float" office:value="6.634" calcext:value-type="float">
            <text:p>6.634</text:p>
          </table:table-cell>
          <table:table-cell office:value-type="float" office:value="3.83" calcext:value-type="float">
            <text:p>3.83</text:p>
          </table:table-cell>
          <table:table-cell office:value-type="float" office:value="11.1837192233871" calcext:value-type="float">
            <text:p>11.1837192233871</text:p>
          </table:table-cell>
          <table:table-cell office:value-type="float" office:value="-38.147" calcext:value-type="float">
            <text:p>-38.147</text:p>
          </table:table-cell>
          <table:table-cell office:value-type="float" office:value="6.274" calcext:value-type="float">
            <text:p>6.274</text:p>
          </table:table-cell>
          <table:table-cell office:value-type="float" office:value="3.622" calcext:value-type="float">
            <text:p>3.622</text:p>
          </table:table-cell>
          <table:table-cell office:value-type="float" office:value="10.5765336778787" calcext:value-type="float">
            <text:p>10.5765336778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74336400637101" calcext:value-type="float">
            <text:p>6.74336400637101E-06</text:p>
          </table:table-cell>
          <table:table-cell office:value-type="float" office:value="-1.34" calcext:value-type="float">
            <text:p>-1.3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2" calcext:value-type="float">
            <text:p>-0.2</text:p>
          </table:table-cell>
          <table:table-cell office:value-type="float" office:value="30.71" calcext:value-type="float">
            <text:p>30.71</text:p>
          </table:table-cell>
          <table:table-cell office:value-type="float" office:value="-0.00118787507929751" calcext:value-type="float">
            <text:p>-0.00118787507929751</text:p>
          </table:table-cell>
          <table:table-cell office:value-type="string" calcext:value-type="string">
            <text:p>1=-0.6550988188435667</text:p>
          </table:table-cell>
          <table:table-cell office:value-type="float" office:value="-0.256" calcext:value-type="float">
            <text:p>-0.256</text:p>
          </table:table-cell>
          <table:table-cell office:value-type="float" office:value="1.12391613584301" calcext:value-type="float">
            <text:p>1.12391613584301</text:p>
          </table:table-cell>
          <table:table-cell office:value-type="float" office:value="0.945311183088494" calcext:value-type="float">
            <text:p>0.945311183088494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-0.00345762962112381" calcext:value-type="float">
            <text:p>-0.00345762962112381</text:p>
          </table:table-cell>
          <table:table-cell office:value-type="string" calcext:value-type="string">
            <text:p>1=-0.159967378732133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9188136245254" calcext:value-type="float">
            <text:p>0.9188136245254</text:p>
          </table:table-cell>
          <table:table-cell office:value-type="float" office:value="0.275423079678058" calcext:value-type="float">
            <text:p>0.275423079678058</text:p>
          </table:table-cell>
          <table:table-cell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213" calcext:value-type="float">
            <text:p>0.213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9-11-06 00:3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154195921902" calcext:value-type="float">
            <text:p>8.154195921902E-08</text:p>
          </table:table-cell>
          <table:table-cell office:value-type="float" office:value="0.00000008085666821902" calcext:value-type="float">
            <text:p>8.085666821902E-08</text:p>
          </table:table-cell>
          <table:table-cell office:value-type="float" office:value="-1.32" calcext:value-type="float">
            <text:p>-1.3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11429677505076" calcext:value-type="float">
            <text:p>0.0511429677505076</text:p>
          </table:table-cell>
          <table:table-cell office:value-type="float" office:value="7.79" calcext:value-type="float">
            <text:p>7.79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16589971239683" calcext:value-type="float">
            <text:p>0.116589971239683</text:p>
          </table:table-cell>
          <table:table-cell office:value-type="float" office:value="38.95" calcext:value-type="float">
            <text:p>38.9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20194933150399" calcext:value-type="float">
            <text:p>0.120194933150399</text:p>
          </table:table-cell>
          <table:table-cell office:value-type="float" office:value="2.56" calcext:value-type="float">
            <text:p>2.5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16003964496458" calcext:value-type="float">
            <text:p>0.0516003964496458</text:p>
          </table:table-cell>
          <table:table-cell office:value-type="float" office:value="13.718" calcext:value-type="float">
            <text:p>13.71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17257607923868" calcext:value-type="float">
            <text:p>0.117257607923868</text:p>
          </table:table-cell>
          <table:table-cell office:value-type="float" office:value="15.797" calcext:value-type="float">
            <text:p>15.79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2681827377482" calcext:value-type="float">
            <text:p>0.132681827377482</text:p>
          </table:table-cell>
          <table:table-cell office:value-type="float" office:value="-0.359" calcext:value-type="float">
            <text:p>-0.35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9" calcext:value-type="float">
            <text:p>0.039</text:p>
          </table:table-cell>
          <table:table-cell office:value-type="float" office:value="0.114634393112977" calcext:value-type="float">
            <text:p>0.114634393112977</text:p>
          </table:table-cell>
          <table:table-cell office:value-type="float" office:value="27.417" calcext:value-type="float">
            <text:p>27.41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" calcext:value-type="float">
            <text:p>0.08</text:p>
          </table:table-cell>
          <table:table-cell office:value-type="float" office:value="0.232148256562253" calcext:value-type="float">
            <text:p>0.232148256562253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70691145830776" calcext:value-type="float">
            <text:p>0.170691145830776</text:p>
          </table:table-cell>
          <table:table-cell office:value-type="float" office:value="0.37" calcext:value-type="float">
            <text:p>0.37</text:p>
          </table:table-cell>
          <table:table-cell office:value-type="float" office:value="2.319" calcext:value-type="float">
            <text:p>2.319</text:p>
          </table:table-cell>
          <table:table-cell office:value-type="float" office:value="1.339" calcext:value-type="float">
            <text:p>1.339</text:p>
          </table:table-cell>
          <table:table-cell office:value-type="float" office:value="3.90999388381897" calcext:value-type="float">
            <text:p>3.90999388381897</text:p>
          </table:table-cell>
          <table:table-cell office:value-type="float" office:value="-28.708" calcext:value-type="float">
            <text:p>-28.708</text:p>
          </table:table-cell>
          <table:table-cell office:value-type="float" office:value="2.139" calcext:value-type="float">
            <text:p>2.139</text:p>
          </table:table-cell>
          <table:table-cell office:value-type="float" office:value="1.235" calcext:value-type="float">
            <text:p>1.235</text:p>
          </table:table-cell>
          <table:table-cell office:value-type="float" office:value="3.6053677715745" calcext:value-type="float">
            <text:p>3.6053677715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34468528790237" calcext:value-type="float">
            <text:p>2.34468528790237E-06</text:p>
          </table:table-cell>
          <table:table-cell office:value-type="float" office:value="-1.46" calcext:value-type="float">
            <text:p>-1.4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64" calcext:value-type="float">
            <text:p>-0.64</text:p>
          </table:table-cell>
          <table:table-cell office:value-type="float" office:value="-0.26" calcext:value-type="float">
            <text:p>-0.26</text:p>
          </table:table-cell>
          <table:table-cell office:value-type="float" office:value="30.66" calcext:value-type="float">
            <text:p>30.66</text:p>
          </table:table-cell>
          <table:table-cell office:value-type="float" office:value="-0.00140090439735765" calcext:value-type="float">
            <text:p>-0.00140090439735765</text:p>
          </table:table-cell>
          <table:table-cell office:value-type="string" calcext:value-type="string">
            <text:p>1=-0.6515109978519942</text:p>
          </table:table-cell>
          <table:table-cell office:value-type="float" office:value="-0.337" calcext:value-type="float">
            <text:p>-0.337</text:p>
          </table:table-cell>
          <table:table-cell office:value-type="float" office:value="1.06691518083302" calcext:value-type="float">
            <text:p>1.06691518083302</text:p>
          </table:table-cell>
          <table:table-cell office:value-type="float" office:value="0.91039977057593" calcext:value-type="float">
            <text:p>0.91039977057593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office:value-type="float" office:value="-0.00342698105390713" calcext:value-type="float">
            <text:p>-0.00342698105390713</text:p>
          </table:table-cell>
          <table:table-cell office:value-type="string" calcext:value-type="string">
            <text:p>1=-0.16068883459925495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999191185588734" calcext:value-type="float">
            <text:p>0.999191185588734</text:p>
          </table:table-cell>
          <table:table-cell office:value-type="float" office:value="0.27790952280586" calcext:value-type="float">
            <text:p>0.27790952280586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54" calcext:value-type="float">
            <text:p>0.054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9-11-07 02:5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B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165372188677" calcext:value-type="float">
            <text:p>6.165372188677E-08</text:p>
          </table:table-cell>
          <table:table-cell office:value-type="float" office:value="0.00000006084469938677" calcext:value-type="float">
            <text:p>6.084469938677E-08</text:p>
          </table:table-cell>
          <table:table-cell office:value-type="float" office:value="-1.21" calcext:value-type="float">
            <text:p>-1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2554350190578" calcext:value-type="float">
            <text:p>0.12554350190578</text:p>
          </table:table-cell>
          <table:table-cell office:value-type="float" office:value="7.84" calcext:value-type="float">
            <text:p>7.8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18505401379817" calcext:value-type="float">
            <text:p>0.118505401379817</text:p>
          </table:table-cell>
          <table:table-cell office:value-type="float" office:value="39.01" calcext:value-type="float">
            <text:p>39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22169588390477" calcext:value-type="float">
            <text:p>0.122169588390477</text:p>
          </table:table-cell>
          <table:table-cell office:value-type="float" office:value="2.67" calcext:value-type="float">
            <text:p>2.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21838918588707" calcext:value-type="float">
            <text:p>0.121838918588707</text:p>
          </table:table-cell>
          <table:table-cell office:value-type="float" office:value="13.774" calcext:value-type="float">
            <text:p>13.77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19352285927471" calcext:value-type="float">
            <text:p>0.119352285927471</text:p>
          </table:table-cell>
          <table:table-cell office:value-type="float" office:value="16.036" calcext:value-type="float">
            <text:p>16.036</text:p>
          </table:table-cell>
          <table:table-cell office:value-type="float" office:value="0.255" calcext:value-type="float">
            <text:p>0.2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429793122991181" calcext:value-type="float">
            <text:p>0.429793122991181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1084237390368" calcext:value-type="float">
            <text:p>0.191084237390368</text:p>
          </table:table-cell>
          <table:table-cell office:value-type="float" office:value="27.655" calcext:value-type="float">
            <text:p>27.65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" calcext:value-type="float">
            <text:p>0.2</text:p>
          </table:table-cell>
          <table:table-cell office:value-type="float" office:value="0.58509309926075" calcext:value-type="float">
            <text:p>0.58509309926075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334903873010127" calcext:value-type="float">
            <text:p>0.334903873010127</text:p>
          </table:table-cell>
          <table:table-cell office:value-type="float" office:value="0.572" calcext:value-type="float">
            <text:p>0.572</text:p>
          </table:table-cell>
          <table:table-cell office:value-type="float" office:value="4.918" calcext:value-type="float">
            <text:p>4.918</text:p>
          </table:table-cell>
          <table:table-cell office:value-type="float" office:value="2.839" calcext:value-type="float">
            <text:p>2.839</text:p>
          </table:table-cell>
          <table:table-cell office:value-type="float" office:value="8.29127279637182" calcext:value-type="float">
            <text:p>8.29127279637182</text:p>
          </table:table-cell>
          <table:table-cell office:value-type="float" office:value="-28.733" calcext:value-type="float">
            <text:p>-28.733</text:p>
          </table:table-cell>
          <table:table-cell office:value-type="float" office:value="4.582" calcext:value-type="float">
            <text:p>4.582</text:p>
          </table:table-cell>
          <table:table-cell office:value-type="float" office:value="2.645" calcext:value-type="float">
            <text:p>2.645</text:p>
          </table:table-cell>
          <table:table-cell office:value-type="float" office:value="7.72436117434954" calcext:value-type="float">
            <text:p>7.72436117434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35784898093833" calcext:value-type="float">
            <text:p>5.35784898093833E-06</text:p>
          </table:table-cell>
          <table:table-cell office:value-type="float" office:value="-1.35" calcext:value-type="float">
            <text:p>-1.3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21" calcext:value-type="float">
            <text:p>-0.21</text:p>
          </table:table-cell>
          <table:table-cell office:value-type="float" office:value="30.71" calcext:value-type="float">
            <text:p>30.71</text:p>
          </table:table-cell>
          <table:table-cell office:value-type="float" office:value="-0.00112209164362084" calcext:value-type="float">
            <text:p>-0.00112209164362084</text:p>
          </table:table-cell>
          <table:table-cell office:value-type="string" calcext:value-type="string">
            <text:p>1=-0.6537673607464906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6887457517912" calcext:value-type="float">
            <text:p>1.06887457517912</text:p>
          </table:table-cell>
          <table:table-cell office:value-type="float" office:value="0.907720080289157" calcext:value-type="float">
            <text:p>0.907720080289157</text:p>
          </table:table-cell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-0.00249777406135979" calcext:value-type="float">
            <text:p>-0.00249777406135979</text:p>
          </table:table-cell>
          <table:table-cell office:value-type="string" calcext:value-type="string">
            <text:p>1=-0.16839145005819983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873032825418726" calcext:value-type="float">
            <text:p>0.873032825418726</text:p>
          </table:table-cell>
          <table:table-cell office:value-type="float" office:value="0.274006871574477" calcext:value-type="float">
            <text:p>0.274006871574477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57" calcext:value-type="float">
            <text:p>0.15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1-08 04:56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3B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936236221028" calcext:value-type="float">
            <text:p>6.936236221028E-08</text:p>
          </table:table-cell>
          <table:table-cell office:value-type="float" office:value="0.00000006869493371028" calcext:value-type="float">
            <text:p>6.869493371028E-08</text:p>
          </table:table-cell>
          <table:table-cell office:value-type="float" office:value="-1.22" calcext:value-type="float">
            <text:p>-1.2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81503641298944" calcext:value-type="float">
            <text:p>0.0681503641298944</text:p>
          </table:table-cell>
          <table:table-cell office:value-type="float" office:value="7.83" calcext:value-type="float">
            <text:p>7.8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39757388435847" calcext:value-type="float">
            <text:p>0.0839757388435847</text:p>
          </table:table-cell>
          <table:table-cell office:value-type="float" office:value="39" calcext:value-type="float">
            <text:p>39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65722686886203" calcext:value-type="float">
            <text:p>0.0865722686886203</text:p>
          </table:table-cell>
          <table:table-cell office:value-type="float" office:value="2.659" calcext:value-type="float">
            <text:p>2.659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7103750693159" calcext:value-type="float">
            <text:p>0.0667103750693159</text:p>
          </table:table-cell>
          <table:table-cell office:value-type="float" office:value="13.764" calcext:value-type="float">
            <text:p>13.764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45259969750313" calcext:value-type="float">
            <text:p>0.0845259969750313</text:p>
          </table:table-cell>
          <table:table-cell office:value-type="float" office:value="15.972" calcext:value-type="float">
            <text:p>15.97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4329945949961" calcext:value-type="float">
            <text:p>0.154329945949961</text:p>
          </table:table-cell>
          <table:table-cell office:value-type="float" office:value="-0.334" calcext:value-type="float">
            <text:p>-0.33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7958707313989" calcext:value-type="float">
            <text:p>0.0157958707313989</text:p>
          </table:table-cell>
          <table:table-cell office:value-type="float" office:value="27.514" calcext:value-type="float">
            <text:p>27.5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3312705325163" calcext:value-type="float">
            <text:p>0.0333312705325163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6" calcext:value-type="float">
            <text:p>0.056</text:p>
          </table:table-cell>
          <table:table-cell office:value-type="float" office:value="0.163270815636432" calcext:value-type="float">
            <text:p>0.163270815636432</text:p>
          </table:table-cell>
          <table:table-cell office:value-type="float" office:value="-1.09" calcext:value-type="float">
            <text:p>-1.09</text:p>
          </table:table-cell>
          <table:table-cell office:value-type="float" office:value="4.443" calcext:value-type="float">
            <text:p>4.443</text:p>
          </table:table-cell>
          <table:table-cell office:value-type="float" office:value="2.565" calcext:value-type="float">
            <text:p>2.565</text:p>
          </table:table-cell>
          <table:table-cell office:value-type="float" office:value="7.49023424760317" calcext:value-type="float">
            <text:p>7.49023424760317</text:p>
          </table:table-cell>
          <table:table-cell office:value-type="float" office:value="-30.315" calcext:value-type="float">
            <text:p>-30.315</text:p>
          </table:table-cell>
          <table:table-cell office:value-type="float" office:value="4.179" calcext:value-type="float">
            <text:p>4.179</text:p>
          </table:table-cell>
          <table:table-cell office:value-type="float" office:value="2.413" calcext:value-type="float">
            <text:p>2.413</text:p>
          </table:table-cell>
          <table:table-cell office:value-type="float" office:value="7.04594876636447" calcext:value-type="float">
            <text:p>7.04594876636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41370530127011" calcext:value-type="float">
            <text:p>4.41370530127011E-06</text:p>
          </table:table-cell>
          <table:table-cell office:value-type="float" office:value="-1.35" calcext:value-type="float">
            <text:p>-1.3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59" calcext:value-type="float">
            <text:p>-0.59</text:p>
          </table:table-cell>
          <table:table-cell office:value-type="float" office:value="-0.19" calcext:value-type="float">
            <text:p>-0.19</text:p>
          </table:table-cell>
          <table:table-cell office:value-type="float" office:value="30.72" calcext:value-type="float">
            <text:p>30.72</text:p>
          </table:table-cell>
          <table:table-cell office:value-type="float" office:value="-0.000453751635852033" calcext:value-type="float">
            <text:p>-0.000453751635852033</text:p>
          </table:table-cell>
          <table:table-cell office:value-type="string" calcext:value-type="string">
            <text:p>1=-0.6651277772041908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08698153394618" calcext:value-type="float">
            <text:p>1.08698153394618</text:p>
          </table:table-cell>
          <table:table-cell office:value-type="float" office:value="0.910457986087414" calcext:value-type="float">
            <text:p>0.910457986087414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-0.00185593484878717" calcext:value-type="float">
            <text:p>-0.00185593484878717</text:p>
          </table:table-cell>
          <table:table-cell office:value-type="string" calcext:value-type="string">
            <text:p>1=-0.18343648259295392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875629120226481" calcext:value-type="float">
            <text:p>0.875629120226481</text:p>
          </table:table-cell>
          <table:table-cell office:value-type="float" office:value="0.274429182961402" calcext:value-type="float">
            <text:p>0.274429182961402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36" calcext:value-type="float">
            <text:p>0.036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DH91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1.97" calcext:value-type="float">
            <text:p>-1.97</text:p>
          </table:table-cell>
          <table:table-cell table:number-columns-repeated="2"/>
          <table:table-cell office:value-type="float" office:value="-1.47" calcext:value-type="float">
            <text:p>-1.47</text:p>
          </table:table-cell>
          <table:table-cell office:value-type="float" office:value="29.4" calcext:value-type="float">
            <text:p>29.4</text:p>
          </table:table-cell>
          <table:table-cell table:number-columns-repeated="7"/>
          <table:table-cell office:value-type="float" office:value="0.588" calcext:value-type="float">
            <text:p>0.588</text:p>
          </table:table-cell>
          <table:table-cell table:number-columns-repeated="7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534737662510097" calcext:value-type="float">
            <text:p>0.0534737662510097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702686410732813" calcext:value-type="float">
            <text:p>0.070268641073281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724413474552677" calcext:value-type="float">
            <text:p>0.072441347455267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5601960068709" calcext:value-type="float">
            <text:p>0.04656019600687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781518674670719" calcext:value-type="float">
            <text:p>0.0781518674670719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9-11-04 23:47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1A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874646614531" calcext:value-type="float">
            <text:p>5.874646614531E-08</text:p>
          </table:table-cell>
          <table:table-cell office:value-type="float" office:value="0.00000005909462614531" calcext:value-type="float">
            <text:p>5.909462614531E-08</text:p>
          </table:table-cell>
          <table:table-cell office:value-type="float" office:value="-1.88" calcext:value-type="float">
            <text:p>-1.8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5320997107599" calcext:value-type="float">
            <text:p>0.075320997107599</text:p>
          </table:table-cell>
          <table:table-cell office:value-type="float" office:value="6.51" calcext:value-type="float">
            <text:p>6.5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65993200218098" calcext:value-type="float">
            <text:p>0.0665993200218098</text:p>
          </table:table-cell>
          <table:table-cell office:value-type="float" office:value="37.63" calcext:value-type="float">
            <text:p>37.6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86585709968775" calcext:value-type="float">
            <text:p>0.0686585709968775</text:p>
          </table:table-cell>
          <table:table-cell office:value-type="float" office:value="1.999" calcext:value-type="float">
            <text:p>1.99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28023927082327" calcext:value-type="float">
            <text:p>0.0728023927082327</text:p>
          </table:table-cell>
          <table:table-cell office:value-type="float" office:value="12.432" calcext:value-type="float">
            <text:p>12.432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70750939450557" calcext:value-type="float">
            <text:p>0.0670750939450557</text:p>
          </table:table-cell>
          <table:table-cell office:value-type="float" office:value="13.926" calcext:value-type="float">
            <text:p>13.926</text:p>
          </table:table-cell>
          <table:table-cell office:value-type="float" office:value="0.13" calcext:value-type="float">
            <text:p>0.13</text:p>
          </table:table-cell>
          <table:table-cell office:value-type="float" office:value="0.075" calcext:value-type="float">
            <text:p>0.075</text:p>
          </table:table-cell>
          <table:table-cell office:value-type="float" office:value="0.218576973755358" calcext:value-type="float">
            <text:p>0.218576973755358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0878121782544317" calcext:value-type="float">
            <text:p>0.0878121782544317</text:p>
          </table:table-cell>
          <table:table-cell office:value-type="float" office:value="24.846" calcext:value-type="float">
            <text:p>24.84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83569083024502" calcext:value-type="float">
            <text:p>0.183569083024502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" calcext:value-type="float">
            <text:p>0.09</text:p>
          </table:table-cell>
          <table:table-cell office:value-type="float" office:value="0.26205512542696" calcext:value-type="float">
            <text:p>0.26205512542696</text:p>
          </table:table-cell>
          <table:table-cell office:value-type="float" office:value="-18.403" calcext:value-type="float">
            <text:p>-18.403</text:p>
          </table:table-cell>
          <table:table-cell office:value-type="float" office:value="4.981" calcext:value-type="float">
            <text:p>4.981</text:p>
          </table:table-cell>
          <table:table-cell office:value-type="float" office:value="2.876" calcext:value-type="float">
            <text:p>2.876</text:p>
          </table:table-cell>
          <table:table-cell office:value-type="float" office:value="8.39747836118941" calcext:value-type="float">
            <text:p>8.39747836118941</text:p>
          </table:table-cell>
          <table:table-cell office:value-type="float" office:value="-43.983" calcext:value-type="float">
            <text:p>-43.983</text:p>
          </table:table-cell>
          <table:table-cell office:value-type="float" office:value="4.959" calcext:value-type="float">
            <text:p>4.959</text:p>
          </table:table-cell>
          <table:table-cell office:value-type="float" office:value="2.863" calcext:value-type="float">
            <text:p>2.863</text:p>
          </table:table-cell>
          <table:table-cell office:value-type="float" office:value="8.3600478869517" calcext:value-type="float">
            <text:p>8.3600478869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8264481117117" calcext:value-type="float">
            <text:p>4.8264481117117E-06</text:p>
          </table:table-cell>
          <table:table-cell office:value-type="float" office:value="-2" calcext:value-type="float">
            <text:p>-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9" calcext:value-type="float">
            <text:p>-1.9</text:p>
          </table:table-cell>
          <table:table-cell office:value-type="float" office:value="-1.55" calcext:value-type="float">
            <text:p>-1.55</text:p>
          </table:table-cell>
          <table:table-cell office:value-type="float" office:value="29.32" calcext:value-type="float">
            <text:p>29.32</text:p>
          </table:table-cell>
          <table:table-cell office:value-type="float" office:value="-0.00118787507929751" calcext:value-type="float">
            <text:p>-0.00118787507929751</text:p>
          </table:table-cell>
          <table:table-cell office:value-type="string" calcext:value-type="string">
            <text:p>1=-0.6550988188435666</text:p>
          </table:table-cell>
          <table:table-cell office:value-type="float" office:value="-0.36" calcext:value-type="float">
            <text:p>-0.36</text:p>
          </table:table-cell>
          <table:table-cell office:value-type="float" office:value="1.12391613584301" calcext:value-type="float">
            <text:p>1.12391613584301</text:p>
          </table:table-cell>
          <table:table-cell office:value-type="float" office:value="0.945311183088494" calcext:value-type="float">
            <text:p>0.945311183088494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office:value-type="float" office:value="-0.00345762962112381" calcext:value-type="float">
            <text:p>-0.00345762962112381</text:p>
          </table:table-cell>
          <table:table-cell office:value-type="string" calcext:value-type="string">
            <text:p>1=-0.15996737873213332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9188136245254" calcext:value-type="float">
            <text:p>0.9188136245254</text:p>
          </table:table-cell>
          <table:table-cell office:value-type="float" office:value="0.275423079678058" calcext:value-type="float">
            <text:p>0.275423079678058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79" calcext:value-type="float">
            <text:p>0.079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9-11-05 20:14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1A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996505253129" calcext:value-type="float">
            <text:p>8.996505253129E-08</text:p>
          </table:table-cell>
          <table:table-cell office:value-type="float" office:value="0.00000008962900403129" calcext:value-type="float">
            <text:p>8.962900403129E-08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49049804836634" calcext:value-type="float">
            <text:p>0.0249049804836634</text:p>
          </table:table-cell>
          <table:table-cell office:value-type="float" office:value="6.58" calcext:value-type="float">
            <text:p>6.58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106621550465004" calcext:value-type="float">
            <text:p>0.106621550465004</text:p>
          </table:table-cell>
          <table:table-cell office:value-type="float" office:value="37.7" calcext:value-type="float">
            <text:p>37.7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09918288805386" calcext:value-type="float">
            <text:p>0.109918288805386</text:p>
          </table:table-cell>
          <table:table-cell office:value-type="float" office:value="1.987" calcext:value-type="float">
            <text:p>1.98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7021897951146" calcext:value-type="float">
            <text:p>0.027021897951146</text:p>
          </table:table-cell>
          <table:table-cell office:value-type="float" office:value="12.502" calcext:value-type="float">
            <text:p>12.5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7195618918946" calcext:value-type="float">
            <text:p>0.107195618918946</text:p>
          </table:table-cell>
          <table:table-cell office:value-type="float" office:value="14.014" calcext:value-type="float">
            <text:p>14.0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7" calcext:value-type="float">
            <text:p>0.057</text:p>
          </table:table-cell>
          <table:table-cell office:value-type="float" office:value="0.166320514555236" calcext:value-type="float">
            <text:p>0.166320514555236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03920122540571" calcext:value-type="float">
            <text:p>0.0803920122540571</text:p>
          </table:table-cell>
          <table:table-cell office:value-type="float" office:value="24.893" calcext:value-type="float">
            <text:p>24.89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01" calcext:value-type="float">
            <text:p>0.101</text:p>
          </table:table-cell>
          <table:table-cell office:value-type="float" office:value="0.293913140200265" calcext:value-type="float">
            <text:p>0.293913140200265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662987313597" calcext:value-type="float">
            <text:p>0.12662987313597</text:p>
          </table:table-cell>
          <table:table-cell office:value-type="float" office:value="-3.055" calcext:value-type="float">
            <text:p>-3.055</text:p>
          </table:table-cell>
          <table:table-cell office:value-type="float" office:value="6.783" calcext:value-type="float">
            <text:p>6.783</text:p>
          </table:table-cell>
          <table:table-cell office:value-type="float" office:value="3.916" calcext:value-type="float">
            <text:p>3.916</text:p>
          </table:table-cell>
          <table:table-cell office:value-type="float" office:value="11.4355651510058" calcext:value-type="float">
            <text:p>11.4355651510058</text:p>
          </table:table-cell>
          <table:table-cell office:value-type="float" office:value="-29.157" calcext:value-type="float">
            <text:p>-29.157</text:p>
          </table:table-cell>
          <table:table-cell office:value-type="float" office:value="6.514" calcext:value-type="float">
            <text:p>6.514</text:p>
          </table:table-cell>
          <table:table-cell office:value-type="float" office:value="3.761" calcext:value-type="float">
            <text:p>3.761</text:p>
          </table:table-cell>
          <table:table-cell office:value-type="float" office:value="10.9811685159507" calcext:value-type="float">
            <text:p>10.9811685159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31160868963639" calcext:value-type="float">
            <text:p>6.31160868963639E-06</text:p>
          </table:table-cell>
          <table:table-cell office:value-type="float" office:value="-2.02" calcext:value-type="float">
            <text:p>-2.0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3" calcext:value-type="float">
            <text:p>-1.83</text:p>
          </table:table-cell>
          <table:table-cell office:value-type="float" office:value="-1.48" calcext:value-type="float">
            <text:p>-1.48</text:p>
          </table:table-cell>
          <table:table-cell office:value-type="float" office:value="29.39" calcext:value-type="float">
            <text:p>29.39</text:p>
          </table:table-cell>
          <table:table-cell office:value-type="float" office:value="-0.00118787507929751" calcext:value-type="float">
            <text:p>-0.00118787507929751</text:p>
          </table:table-cell>
          <table:table-cell office:value-type="string" calcext:value-type="string">
            <text:p>1=-0.6550988188435668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10367482778846" calcext:value-type="float">
            <text:p>1.10367482778846</text:p>
          </table:table-cell>
          <table:table-cell office:value-type="float" office:value="0.933949858230814" calcext:value-type="float">
            <text:p>0.933949858230814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-0.00345762962112381" calcext:value-type="float">
            <text:p>-0.00345762962112381</text:p>
          </table:table-cell>
          <table:table-cell office:value-type="string" calcext:value-type="string">
            <text:p>1=-0.15996737873213335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999191185588734" calcext:value-type="float">
            <text:p>0.999191185588734</text:p>
          </table:table-cell>
          <table:table-cell office:value-type="float" office:value="0.277909522805859" calcext:value-type="float">
            <text:p>0.277909522805859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15" calcext:value-type="float">
            <text:p>-0.015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9-11-07 00:0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1A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085405169199" calcext:value-type="float">
            <text:p>7.085405169199E-08</text:p>
          </table:table-cell>
          <table:table-cell office:value-type="float" office:value="0.00000007058307719199" calcext:value-type="float">
            <text:p>7.058307719199E-08</text:p>
          </table:table-cell>
          <table:table-cell office:value-type="float" office:value="-1.81" calcext:value-type="float">
            <text:p>-1.8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18153648304496" calcext:value-type="float">
            <text:p>0.118153648304496</text:p>
          </table:table-cell>
          <table:table-cell office:value-type="float" office:value="6.61" calcext:value-type="float">
            <text:p>6.6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20299636968856" calcext:value-type="float">
            <text:p>0.120299636968856</text:p>
          </table:table-cell>
          <table:table-cell office:value-type="float" office:value="37.73" calcext:value-type="float">
            <text:p>37.73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24019301743934" calcext:value-type="float">
            <text:p>0.124019301743934</text:p>
          </table:table-cell>
          <table:table-cell office:value-type="float" office:value="2.061" calcext:value-type="float">
            <text:p>2.06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9" calcext:value-type="float">
            <text:p>0.039</text:p>
          </table:table-cell>
          <table:table-cell office:value-type="float" office:value="0.114971637157309" calcext:value-type="float">
            <text:p>0.114971637157309</text:p>
          </table:table-cell>
          <table:table-cell office:value-type="float" office:value="12.529" calcext:value-type="float">
            <text:p>12.52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1" calcext:value-type="float">
            <text:p>0.041</text:p>
          </table:table-cell>
          <table:table-cell office:value-type="float" office:value="0.121139381749998" calcext:value-type="float">
            <text:p>0.121139381749998</text:p>
          </table:table-cell>
          <table:table-cell office:value-type="float" office:value="14.183" calcext:value-type="float">
            <text:p>14.183</text:p>
          </table:table-cell>
          <table:table-cell office:value-type="float" office:value="0.211" calcext:value-type="float">
            <text:p>0.2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55861387875096" calcext:value-type="float">
            <text:p>0.355861387875096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09" calcext:value-type="float">
            <text:p>0.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1800685321689" calcext:value-type="float">
            <text:p>0.151800685321689</text:p>
          </table:table-cell>
          <table:table-cell office:value-type="float" office:value="25.099" calcext:value-type="float">
            <text:p>25.09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63" calcext:value-type="float">
            <text:p>0.163</text:p>
          </table:table-cell>
          <table:table-cell office:value-type="float" office:value="0.474578360559434" calcext:value-type="float">
            <text:p>0.474578360559434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242785934987574" calcext:value-type="float">
            <text:p>0.242785934987574</text:p>
          </table:table-cell>
          <table:table-cell office:value-type="float" office:value="-7.005" calcext:value-type="float">
            <text:p>-7.005</text:p>
          </table:table-cell>
          <table:table-cell office:value-type="float" office:value="3.985" calcext:value-type="float">
            <text:p>3.985</text:p>
          </table:table-cell>
          <table:table-cell office:value-type="float" office:value="2.301" calcext:value-type="float">
            <text:p>2.301</text:p>
          </table:table-cell>
          <table:table-cell office:value-type="float" office:value="6.71858775493517" calcext:value-type="float">
            <text:p>6.71858775493517</text:p>
          </table:table-cell>
          <table:table-cell office:value-type="float" office:value="-33.131" calcext:value-type="float">
            <text:p>-33.131</text:p>
          </table:table-cell>
          <table:table-cell office:value-type="float" office:value="3.756" calcext:value-type="float">
            <text:p>3.756</text:p>
          </table:table-cell>
          <table:table-cell office:value-type="float" office:value="2.168" calcext:value-type="float">
            <text:p>2.168</text:p>
          </table:table-cell>
          <table:table-cell office:value-type="float" office:value="6.33132745542838" calcext:value-type="float">
            <text:p>6.33132745542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06977872604006" calcext:value-type="float">
            <text:p>4.06977872604006E-06</text:p>
          </table:table-cell>
          <table:table-cell office:value-type="float" office:value="-1.95" calcext:value-type="float">
            <text:p>-1.9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1" calcext:value-type="float">
            <text:p>-1.81</text:p>
          </table:table-cell>
          <table:table-cell office:value-type="float" office:value="-1.46" calcext:value-type="float">
            <text:p>-1.46</text:p>
          </table:table-cell>
          <table:table-cell office:value-type="float" office:value="29.42" calcext:value-type="float">
            <text:p>29.42</text:p>
          </table:table-cell>
          <table:table-cell office:value-type="float" office:value="-0.00112209164362084" calcext:value-type="float">
            <text:p>-0.00112209164362084</text:p>
          </table:table-cell>
          <table:table-cell office:value-type="string" calcext:value-type="string">
            <text:p>1=-0.6537673607464904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06887457517912" calcext:value-type="float">
            <text:p>1.06887457517912</text:p>
          </table:table-cell>
          <table:table-cell office:value-type="float" office:value="0.907720080289157" calcext:value-type="float">
            <text:p>0.907720080289157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-0.00249777406135979" calcext:value-type="float">
            <text:p>-0.00249777406135979</text:p>
          </table:table-cell>
          <table:table-cell office:value-type="string" calcext:value-type="string">
            <text:p>1=-0.1683914500581998</text:p>
          </table:table-cell>
          <table:table-cell office:value-type="float" office:value="-0.05" calcext:value-type="float">
            <text:p>-0.05</text:p>
          </table:table-cell>
          <table:table-cell office:value-type="float" office:value="0.873032825418727" calcext:value-type="float">
            <text:p>0.873032825418727</text:p>
          </table:table-cell>
          <table:table-cell office:value-type="float" office:value="0.274006871574477" calcext:value-type="float">
            <text:p>0.27400687157447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-0.05" calcext:value-type="float">
            <text:p>-0.05</text:p>
          </table:table-cell>
          <table:table-cell office:value-type="float" office:value="0.119" calcext:value-type="float">
            <text:p>0.119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1-08 01:28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1A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048466519827" calcext:value-type="float">
            <text:p>5.048466519827E-08</text:p>
          </table:table-cell>
          <table:table-cell office:value-type="float" office:value="0.00000004977916119827" calcext:value-type="float">
            <text:p>4.977916119827E-08</text:p>
          </table:table-cell>
          <table:table-cell office:value-type="float" office:value="-1.78" calcext:value-type="float">
            <text:p>-1.7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8655863700469" calcext:value-type="float">
            <text:p>0.038655863700469</text:p>
          </table:table-cell>
          <table:table-cell office:value-type="float" office:value="6.64" calcext:value-type="float">
            <text:p>6.6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45671502609123" calcext:value-type="float">
            <text:p>0.0345671502609123</text:p>
          </table:table-cell>
          <table:table-cell office:value-type="float" office:value="37.76" calcext:value-type="float">
            <text:p>37.7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56359665469668" calcext:value-type="float">
            <text:p>0.0356359665469668</text:p>
          </table:table-cell>
          <table:table-cell office:value-type="float" office:value="2.089" calcext:value-type="float">
            <text:p>2.08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1282769764222" calcext:value-type="float">
            <text:p>0.0371282769764222</text:p>
          </table:table-cell>
          <table:table-cell office:value-type="float" office:value="12.56" calcext:value-type="float">
            <text:p>12.5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47957076641843" calcext:value-type="float">
            <text:p>0.0347957076641843</text:p>
          </table:table-cell>
          <table:table-cell office:value-type="float" office:value="14.25" calcext:value-type="float">
            <text:p>14.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0140570572206" calcext:value-type="float">
            <text:p>0.0440140570572206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6499845429226" calcext:value-type="float">
            <text:p>0.0526499845429226</text:p>
          </table:table-cell>
          <table:table-cell office:value-type="float" office:value="25.207" calcext:value-type="float">
            <text:p>25.2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62" calcext:value-type="float">
            <text:p>0.062</text:p>
          </table:table-cell>
          <table:table-cell office:value-type="float" office:value="0.18047954381756" calcext:value-type="float">
            <text:p>0.1804795438175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7534637243239" calcext:value-type="float">
            <text:p>0.107534637243239</text:p>
          </table:table-cell>
          <table:table-cell office:value-type="float" office:value="-4.368" calcext:value-type="float">
            <text:p>-4.368</text:p>
          </table:table-cell>
          <table:table-cell office:value-type="float" office:value="2.087" calcext:value-type="float">
            <text:p>2.087</text:p>
          </table:table-cell>
          <table:table-cell office:value-type="float" office:value="1.205" calcext:value-type="float">
            <text:p>1.205</text:p>
          </table:table-cell>
          <table:table-cell office:value-type="float" office:value="3.51912887097923" calcext:value-type="float">
            <text:p>3.51912887097923</text:p>
          </table:table-cell>
          <table:table-cell office:value-type="float" office:value="-30.651" calcext:value-type="float">
            <text:p>-30.651</text:p>
          </table:table-cell>
          <table:table-cell office:value-type="float" office:value="2.09" calcext:value-type="float">
            <text:p>2.09</text:p>
          </table:table-cell>
          <table:table-cell office:value-type="float" office:value="1.207" calcext:value-type="float">
            <text:p>1.207</text:p>
          </table:table-cell>
          <table:table-cell office:value-type="float" office:value="3.5241029091145" calcext:value-type="float">
            <text:p>3.524102909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92899549672373" calcext:value-type="float">
            <text:p>1.92899549672373E-06</text:p>
          </table:table-cell>
          <table:table-cell office:value-type="float" office:value="-1.92" calcext:value-type="float">
            <text:p>-1.9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78" calcext:value-type="float">
            <text:p>-1.78</text:p>
          </table:table-cell>
          <table:table-cell office:value-type="float" office:value="-1.41" calcext:value-type="float">
            <text:p>-1.41</text:p>
          </table:table-cell>
          <table:table-cell office:value-type="float" office:value="29.47" calcext:value-type="float">
            <text:p>29.47</text:p>
          </table:table-cell>
          <table:table-cell office:value-type="float" office:value="-0.000453751635852034" calcext:value-type="float">
            <text:p>-0.000453751635852034</text:p>
          </table:table-cell>
          <table:table-cell office:value-type="string" calcext:value-type="string">
            <text:p>1=-0.6651277772041909</text:p>
          </table:table-cell>
          <table:table-cell office:value-type="float" office:value="-0.27" calcext:value-type="float">
            <text:p>-0.27</text:p>
          </table:table-cell>
          <table:table-cell office:value-type="float" office:value="1.08698153394618" calcext:value-type="float">
            <text:p>1.08698153394618</text:p>
          </table:table-cell>
          <table:table-cell office:value-type="float" office:value="0.910457986087414" calcext:value-type="float">
            <text:p>0.910457986087414</text:p>
          </table:table-cell>
          <table:table-cell office:value-type="float" office:value="0.617" calcext:value-type="float">
            <text:p>0.617</text:p>
          </table:table-cell>
          <table:table-cell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office:value-type="float" office:value="-0.00185593484878717" calcext:value-type="float">
            <text:p>-0.00185593484878717</text:p>
          </table:table-cell>
          <table:table-cell office:value-type="string" calcext:value-type="string">
            <text:p>1=-0.18343648259295386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875629120226481" calcext:value-type="float">
            <text:p>0.875629120226481</text:p>
          </table:table-cell>
          <table:table-cell office:value-type="float" office:value="0.274429182961402" calcext:value-type="float">
            <text:p>0.274429182961402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16" calcext:value-type="float">
            <text:p>0.16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DH92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0.62" calcext:value-type="float">
            <text:p>-0.62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31.59" calcext:value-type="float">
            <text:p>31.59</text:p>
          </table:table-cell>
          <table:table-cell table:number-columns-repeated="7"/>
          <table:table-cell office:value-type="float" office:value="0.603" calcext:value-type="float">
            <text:p>0.603</text:p>
          </table:table-cell>
          <table:table-cell table:number-columns-repeated="7"/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66777830970228" calcext:value-type="float">
            <text:p>0.046677783097022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202791693930505" calcext:value-type="float">
            <text:p>0.202791693930505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209062013106837" calcext:value-type="float">
            <text:p>0.20906201310683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70901067176575" calcext:value-type="float">
            <text:p>0.027090106717657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5866286764361" calcext:value-type="float">
            <text:p>0.045866286764361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4 23:5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A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92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12414579945" calcext:value-type="float">
            <text:p>6.12414579945E-08</text:p>
          </table:table-cell>
          <table:table-cell office:value-type="float" office:value="0.0000000606947074945" calcext:value-type="float">
            <text:p>6.06947074945E-08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5438425882919" calcext:value-type="float">
            <text:p>0.00795438425882919</text:p>
          </table:table-cell>
          <table:table-cell office:value-type="float" office:value="8.99" calcext:value-type="float">
            <text:p>8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45676663472388" calcext:value-type="float">
            <text:p>0.0145676663472388</text:p>
          </table:table-cell>
          <table:table-cell office:value-type="float" office:value="40.19" calcext:value-type="float">
            <text:p>40.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50180985907015" calcext:value-type="float">
            <text:p>0.0150180985907015</text:p>
          </table:table-cell>
          <table:table-cell office:value-type="float" office:value="9.583" calcext:value-type="float">
            <text:p>9.58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01036790704868" calcext:value-type="float">
            <text:p>0.00801036790704868</text:p>
          </table:table-cell>
          <table:table-cell office:value-type="float" office:value="8.678" calcext:value-type="float">
            <text:p>8.67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5655437439893" calcext:value-type="float">
            <text:p>0.0145655437439893</text:p>
          </table:table-cell>
          <table:table-cell office:value-type="float" office:value="18.276" calcext:value-type="float">
            <text:p>18.2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18646822331143" calcext:value-type="float">
            <text:p>0.0518646822331143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29263446263977" calcext:value-type="float">
            <text:p>0.0629263446263977</text:p>
          </table:table-cell>
          <table:table-cell office:value-type="float" office:value="17.23" calcext:value-type="float">
            <text:p>17.2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9991398498619" calcext:value-type="float">
            <text:p>0.139991398498619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9419461502416" calcext:value-type="float">
            <text:p>0.109419461502416</text:p>
          </table:table-cell>
          <table:table-cell office:value-type="float" office:value="28.014" calcext:value-type="float">
            <text:p>28.014</text:p>
          </table:table-cell>
          <table:table-cell office:value-type="float" office:value="3.078" calcext:value-type="float">
            <text:p>3.078</text:p>
          </table:table-cell>
          <table:table-cell office:value-type="float" office:value="1.777" calcext:value-type="float">
            <text:p>1.777</text:p>
          </table:table-cell>
          <table:table-cell office:value-type="float" office:value="5.18923357211379" calcext:value-type="float">
            <text:p>5.18923357211379</text:p>
          </table:table-cell>
          <table:table-cell office:value-type="float" office:value="0.484" calcext:value-type="float">
            <text:p>0.484</text:p>
          </table:table-cell>
          <table:table-cell office:value-type="float" office:value="3.013" calcext:value-type="float">
            <text:p>3.013</text:p>
          </table:table-cell>
          <table:table-cell office:value-type="float" office:value="1.739" calcext:value-type="float">
            <text:p>1.739</text:p>
          </table:table-cell>
          <table:table-cell office:value-type="float" office:value="5.07910827962897" calcext:value-type="float">
            <text:p>5.07910827962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95973095790165" calcext:value-type="float">
            <text:p>2.95973095790165E-06</text:p>
          </table:table-cell>
          <table:table-cell office:value-type="float" office:value="-0.59" calcext:value-type="float">
            <text:p>-0.59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55" calcext:value-type="float">
            <text:p>0.55</text:p>
          </table:table-cell>
          <table:table-cell office:value-type="float" office:value="0.76" calcext:value-type="float">
            <text:p>0.76</text:p>
          </table:table-cell>
          <table:table-cell office:value-type="float" office:value="31.71" calcext:value-type="float">
            <text:p>31.71</text:p>
          </table:table-cell>
          <table:table-cell office:value-type="float" office:value="-0.000482791528959264" calcext:value-type="float">
            <text:p>-0.000482791528959264</text:p>
          </table:table-cell>
          <table:table-cell office:value-type="string" calcext:value-type="string">
            <text:p>1=-0.6477100281113201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-0.197" calcext:value-type="float">
            <text:p>-0.19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5 19:55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92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139832135946" calcext:value-type="float">
            <text:p>6.139832135946E-08</text:p>
          </table:table-cell>
          <table:table-cell office:value-type="float" office:value="0.00000006087099185946" calcext:value-type="float">
            <text:p>6.087099185946E-08</text:p>
          </table:table-cell>
          <table:table-cell office:value-type="float" office:value="-0.67" calcext:value-type="float">
            <text:p>-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73553627843258" calcext:value-type="float">
            <text:p>0.0473553627843258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3867455218929" calcext:value-type="float">
            <text:p>0.043867455218929</text:p>
          </table:table-cell>
          <table:table-cell office:value-type="float" office:value="40.19" calcext:value-type="float">
            <text:p>40.1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52238369342913" calcext:value-type="float">
            <text:p>0.0452238369342913</text:p>
          </table:table-cell>
          <table:table-cell office:value-type="float" office:value="9.493" calcext:value-type="float">
            <text:p>9.49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2163097940627" calcext:value-type="float">
            <text:p>0.0462163097940627</text:p>
          </table:table-cell>
          <table:table-cell office:value-type="float" office:value="8.686" calcext:value-type="float">
            <text:p>8.68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9108613912098" calcext:value-type="float">
            <text:p>0.0439108613912098</text:p>
          </table:table-cell>
          <table:table-cell office:value-type="float" office:value="18.143" calcext:value-type="float">
            <text:p>18.14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69550845844513" calcext:value-type="float">
            <text:p>0.169550845844513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66127272844978" calcext:value-type="float">
            <text:p>0.0766127272844978</text:p>
          </table:table-cell>
          <table:table-cell office:value-type="float" office:value="17.351" calcext:value-type="float">
            <text:p>17.35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6184672931" calcext:value-type="float">
            <text:p>0.15618467293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12331403111289" calcext:value-type="float">
            <text:p>0.12331403111289</text:p>
          </table:table-cell>
          <table:table-cell office:value-type="float" office:value="25.48" calcext:value-type="float">
            <text:p>25.48</text:p>
          </table:table-cell>
          <table:table-cell office:value-type="float" office:value="8.62" calcext:value-type="float">
            <text:p>8.62</text:p>
          </table:table-cell>
          <table:table-cell office:value-type="float" office:value="4.977" calcext:value-type="float">
            <text:p>4.977</text:p>
          </table:table-cell>
          <table:table-cell office:value-type="float" office:value="14.5320826101002" calcext:value-type="float">
            <text:p>14.5320826101002</text:p>
          </table:table-cell>
          <table:table-cell office:value-type="float" office:value="-1.904" calcext:value-type="float">
            <text:p>-1.904</text:p>
          </table:table-cell>
          <table:table-cell office:value-type="float" office:value="8.396" calcext:value-type="float">
            <text:p>8.396</text:p>
          </table:table-cell>
          <table:table-cell office:value-type="float" office:value="4.848" calcext:value-type="float">
            <text:p>4.848</text:p>
          </table:table-cell>
          <table:table-cell office:value-type="float" office:value="14.1547187743413" calcext:value-type="float">
            <text:p>14.1547187743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33369262229751" calcext:value-type="float">
            <text:p>9.33369262229751E-06</text:p>
          </table:table-cell>
          <table:table-cell office:value-type="float" office:value="-0.68" calcext:value-type="float">
            <text:p>-0.6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56" calcext:value-type="float">
            <text:p>0.56</text:p>
          </table:table-cell>
          <table:table-cell office:value-type="float" office:value="0.77" calcext:value-type="float">
            <text:p>0.77</text:p>
          </table:table-cell>
          <table:table-cell office:value-type="float" office:value="31.72" calcext:value-type="float">
            <text:p>31.72</text:p>
          </table:table-cell>
          <table:table-cell office:value-type="float" office:value="-0.000559476511386704" calcext:value-type="float">
            <text:p>-0.000559476511386704</text:p>
          </table:table-cell>
          <table:table-cell office:value-type="string" calcext:value-type="string">
            <text:p>1=-0.6485780008848874</text:p>
          </table:table-cell>
          <table:table-cell office:value-type="float" office:value="-0.26" calcext:value-type="float">
            <text:p>-0.26</text:p>
          </table:table-cell>
          <table:table-cell office:value-type="float" office:value="0.95365405276413" calcext:value-type="float">
            <text:p>0.95365405276413</text:p>
          </table:table-cell>
          <table:table-cell office:value-type="float" office:value="0.828436591504917" calcext:value-type="float">
            <text:p>0.828436591504917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-0.00744953947101021" calcext:value-type="float">
            <text:p>-0.00744953947101021</text:p>
          </table:table-cell>
          <table:table-cell office:value-type="string" calcext:value-type="string">
            <text:p>1=-0.1500148034548481</text:p>
          </table:table-cell>
          <table:table-cell office:value-type="float" office:value="0.035" calcext:value-type="float">
            <text:p>0.035</text:p>
          </table:table-cell>
          <table:table-cell office:value-type="float" office:value="0.737959146656566" calcext:value-type="float">
            <text:p>0.737959146656566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266" calcext:value-type="float">
            <text:p>0.266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-0.095" calcext:value-type="float">
            <text:p>-0.09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06 18:4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DH92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225572097793" calcext:value-type="float">
            <text:p>5.225572097793E-08</text:p>
          </table:table-cell>
          <table:table-cell office:value-type="float" office:value="0.00000005181298147793" calcext:value-type="float">
            <text:p>5.181298147793E-08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3644768210519" calcext:value-type="float">
            <text:p>0.000533644768210519</text:p>
          </table:table-cell>
          <table:table-cell office:value-type="float" office:value="8.89" calcext:value-type="float">
            <text:p>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3700387277906" calcext:value-type="float">
            <text:p>0.00783700387277906</text:p>
          </table:table-cell>
          <table:table-cell office:value-type="float" office:value="40.08" calcext:value-type="float">
            <text:p>4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7932403252035" calcext:value-type="float">
            <text:p>0.00807932403252035</text:p>
          </table:table-cell>
          <table:table-cell office:value-type="float" office:value="9.556" calcext:value-type="float">
            <text:p>9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8810575817636" calcext:value-type="float">
            <text:p>0.000528810575817636</text:p>
          </table:table-cell>
          <table:table-cell office:value-type="float" office:value="8.578" calcext:value-type="float">
            <text:p>8.5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82664440609608" calcext:value-type="float">
            <text:p>0.00782664440609608</text:p>
          </table:table-cell>
          <table:table-cell office:value-type="float" office:value="18.146" calcext:value-type="float">
            <text:p>18.14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76164020495663" calcext:value-type="float">
            <text:p>0.0276164020495663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88112788337002" calcext:value-type="float">
            <text:p>0.0288112788337002</text:p>
          </table:table-cell>
          <table:table-cell office:value-type="float" office:value="17.104" calcext:value-type="float">
            <text:p>17.10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41134625195463" calcext:value-type="float">
            <text:p>0.241134625195463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2" calcext:value-type="float">
            <text:p>0.082</text:p>
          </table:table-cell>
          <table:table-cell office:value-type="float" office:value="0.239225494337465" calcext:value-type="float">
            <text:p>0.239225494337465</text:p>
          </table:table-cell>
          <table:table-cell office:value-type="float" office:value="33.554" calcext:value-type="float">
            <text:p>33.554</text:p>
          </table:table-cell>
          <table:table-cell office:value-type="float" office:value="2.587" calcext:value-type="float">
            <text:p>2.587</text:p>
          </table:table-cell>
          <table:table-cell office:value-type="float" office:value="1.494" calcext:value-type="float">
            <text:p>1.494</text:p>
          </table:table-cell>
          <table:table-cell office:value-type="float" office:value="4.36189032256935" calcext:value-type="float">
            <text:p>4.36189032256935</text:p>
          </table:table-cell>
          <table:table-cell office:value-type="float" office:value="6.099" calcext:value-type="float">
            <text:p>6.099</text:p>
          </table:table-cell>
          <table:table-cell office:value-type="float" office:value="2.523" calcext:value-type="float">
            <text:p>2.523</text:p>
          </table:table-cell>
          <table:table-cell office:value-type="float" office:value="1.456" calcext:value-type="float">
            <text:p>1.456</text:p>
          </table:table-cell>
          <table:table-cell office:value-type="float" office:value="4.25268987995406" calcext:value-type="float">
            <text:p>4.25268987995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71459377694905" calcext:value-type="float">
            <text:p>2.71459377694905E-06</text:p>
          </table:table-cell>
          <table:table-cell office:value-type="float" office:value="-0.62" calcext:value-type="float">
            <text:p>-0.6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31.6" calcext:value-type="float">
            <text:p>31.6</text:p>
          </table:table-cell>
          <table:table-cell office:value-type="float" office:value="-0.000478648977620411" calcext:value-type="float">
            <text:p>-0.000478648977620411</text:p>
          </table:table-cell>
          <table:table-cell office:value-type="string" calcext:value-type="string">
            <text:p>1=-0.6528295510831598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971886678290046" calcext:value-type="float">
            <text:p>0.971886678290046</text:p>
          </table:table-cell>
          <table:table-cell office:value-type="float" office:value="0.842540807807503" calcext:value-type="float">
            <text:p>0.842540807807503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-0.00752449865524222" calcext:value-type="float">
            <text:p>-0.00752449865524222</text:p>
          </table:table-cell>
          <table:table-cell office:value-type="string" calcext:value-type="string">
            <text:p>1=-0.14325504788708457</text:p>
          </table:table-cell>
          <table:table-cell office:value-type="float" office:value="0.006" calcext:value-type="float">
            <text:p>0.006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-0.123" calcext:value-type="float">
            <text:p>-0.12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1 22:47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A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2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555249251418" calcext:value-type="float">
            <text:p>8.555249251418E-08</text:p>
          </table:table-cell>
          <table:table-cell office:value-type="float" office:value="0.00000008490190401418" calcext:value-type="float">
            <text:p>8.490190401418E-08</text:p>
          </table:table-cell>
          <table:table-cell office:value-type="float" office:value="-0.49" calcext:value-type="float">
            <text:p>-0.49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16623705463015" calcext:value-type="float">
            <text:p>0.0816623705463015</text:p>
          </table:table-cell>
          <table:table-cell office:value-type="float" office:value="8.38" calcext:value-type="float">
            <text:p>8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927599747574021" calcext:value-type="float">
            <text:p>0.0927599747574021</text:p>
          </table:table-cell>
          <table:table-cell office:value-type="float" office:value="39.56" calcext:value-type="float">
            <text:p>39.56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956281131768983" calcext:value-type="float">
            <text:p>0.0956281131768983</text:p>
          </table:table-cell>
          <table:table-cell office:value-type="float" office:value="3.374" calcext:value-type="float">
            <text:p>3.37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939095864225" calcext:value-type="float">
            <text:p>0.07939095864225</text:p>
          </table:table-cell>
          <table:table-cell office:value-type="float" office:value="14.291" calcext:value-type="float">
            <text:p>14.29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33630840584049" calcext:value-type="float">
            <text:p>0.0933630840584049</text:p>
          </table:table-cell>
          <table:table-cell office:value-type="float" office:value="17.311" calcext:value-type="float">
            <text:p>17.3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0785215216458" calcext:value-type="float">
            <text:p>0.190785215216458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083421916025" calcext:value-type="float">
            <text:p>0.021083421916025</text:p>
          </table:table-cell>
          <table:table-cell office:value-type="float" office:value="28.573" calcext:value-type="float">
            <text:p>28.57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1" calcext:value-type="float">
            <text:p>0.11</text:p>
          </table:table-cell>
          <table:table-cell office:value-type="float" office:value="0.321277162170649" calcext:value-type="float">
            <text:p>0.321277162170649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0967091782479" calcext:value-type="float">
            <text:p>0.160967091782479</text:p>
          </table:table-cell>
          <table:table-cell office:value-type="float" office:value="22.479" calcext:value-type="float">
            <text:p>22.479</text:p>
          </table:table-cell>
          <table:table-cell office:value-type="float" office:value="4.729" calcext:value-type="float">
            <text:p>4.729</text:p>
          </table:table-cell>
          <table:table-cell office:value-type="float" office:value="2.73" calcext:value-type="float">
            <text:p>2.73</text:p>
          </table:table-cell>
          <table:table-cell office:value-type="float" office:value="7.97239031428618" calcext:value-type="float">
            <text:p>7.97239031428618</text:p>
          </table:table-cell>
          <table:table-cell office:value-type="float" office:value="-9.2" calcext:value-type="float">
            <text:p>-9.2</text:p>
          </table:table-cell>
          <table:table-cell office:value-type="float" office:value="4.727" calcext:value-type="float">
            <text:p>4.727</text:p>
          </table:table-cell>
          <table:table-cell office:value-type="float" office:value="2.729" calcext:value-type="float">
            <text:p>2.729</text:p>
          </table:table-cell>
          <table:table-cell office:value-type="float" office:value="7.96864045320772" calcext:value-type="float">
            <text:p>7.9686404532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36553472638044" calcext:value-type="float">
            <text:p>5.36553472638044E-06</text:p>
          </table:table-cell>
          <table:table-cell office:value-type="float" office:value="-0.61" calcext:value-type="float">
            <text:p>-0.6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0.05" calcext:value-type="float">
            <text:p>-0.05</text:p>
          </table:table-cell>
          <table:table-cell office:value-type="float" office:value="0.4" calcext:value-type="float">
            <text:p>0.4</text:p>
          </table:table-cell>
          <table:table-cell office:value-type="float" office:value="31.34" calcext:value-type="float">
            <text:p>31.34</text:p>
          </table:table-cell>
          <table:table-cell office:value-type="float" office:value="0.00034621040209464" calcext:value-type="float">
            <text:p>0.00034621040209464</text:p>
          </table:table-cell>
          <table:table-cell office:value-type="string" calcext:value-type="string">
            <text:p>1=-0.5997263433761371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6718061146209" calcext:value-type="float">
            <text:p>1.16718061146209</text:p>
          </table:table-cell>
          <table:table-cell office:value-type="float" office:value="0.903003053423917" calcext:value-type="float">
            <text:p>0.903003053423917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office:value-type="float" office:value="-0.00402663725452507" calcext:value-type="float">
            <text:p>-0.00402663725452507</text:p>
          </table:table-cell>
          <table:table-cell office:value-type="string" calcext:value-type="string">
            <text:p>1=-0.18247871160986712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833086372493881" calcext:value-type="float">
            <text:p>0.833086372493881</text:p>
          </table:table-cell>
          <table:table-cell office:value-type="float" office:value="0.281332104934543" calcext:value-type="float">
            <text:p>0.281332104934543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89" calcext:value-type="float">
            <text:p>0.089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RDH92B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2.03" calcext:value-type="float">
            <text:p>-2.03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29.38" calcext:value-type="float">
            <text:p>29.38</text:p>
          </table:table-cell>
          <table:table-cell table:number-columns-repeated="7"/>
          <table:table-cell office:value-type="float" office:value="0.571" calcext:value-type="float">
            <text:p>0.571</text:p>
          </table:table-cell>
          <table:table-cell table:number-columns-repeated="7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785496543537725" calcext:value-type="float">
            <text:p>0.078549654353772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26924576483847" calcext:value-type="float">
            <text:p>0.042692457648384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40125084388719" calcext:value-type="float">
            <text:p>0.044012508438871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39984806559331" calcext:value-type="float">
            <text:p>0.083998480655933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4" calcext:value-type="float">
            <text:p>0.04</text:p>
          </table:table-cell>
          <table:table-cell office:value-type="float" office:value="0.0930890083491216" calcext:value-type="float">
            <text:p>0.0930890083491216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9-11-05 03:23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B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2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483021098091" calcext:value-type="float">
            <text:p>5.483021098091E-08</text:p>
          </table:table-cell>
          <table:table-cell office:value-type="float" office:value="0.00000005513173048091" calcext:value-type="float">
            <text:p>5.513173048091E-08</text:p>
          </table:table-cell>
          <table:table-cell office:value-type="float" office:value="-1.85" calcext:value-type="float">
            <text:p>-1.8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32101673604152" calcext:value-type="float">
            <text:p>0.0432101673604152</text:p>
          </table:table-cell>
          <table:table-cell office:value-type="float" office:value="6.61" calcext:value-type="float">
            <text:p>6.6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52064779349796" calcext:value-type="float">
            <text:p>0.0252064779349796</text:p>
          </table:table-cell>
          <table:table-cell office:value-type="float" office:value="37.74" calcext:value-type="float">
            <text:p>37.7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59858622327318" calcext:value-type="float">
            <text:p>0.0259858622327318</text:p>
          </table:table-cell>
          <table:table-cell office:value-type="float" office:value="2.029" calcext:value-type="float">
            <text:p>2.0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09843756165747" calcext:value-type="float">
            <text:p>0.0409843756165747</text:p>
          </table:table-cell>
          <table:table-cell office:value-type="float" office:value="12.537" calcext:value-type="float">
            <text:p>12.5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3773663968605" calcext:value-type="float">
            <text:p>0.0253773663968605</text:p>
          </table:table-cell>
          <table:table-cell office:value-type="float" office:value="14.127" calcext:value-type="float">
            <text:p>14.12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571167701203687" calcext:value-type="float">
            <text:p>0.0571167701203687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27466999562329" calcext:value-type="float">
            <text:p>0.00627466999562329</text:p>
          </table:table-cell>
          <table:table-cell office:value-type="float" office:value="25.141" calcext:value-type="float">
            <text:p>25.14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98431791023889" calcext:value-type="float">
            <text:p>0.0798431791023889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" calcext:value-type="float">
            <text:p>0.04</text:p>
          </table:table-cell>
          <table:table-cell office:value-type="float" office:value="0.117073296521889" calcext:value-type="float">
            <text:p>0.117073296521889</text:p>
          </table:table-cell>
          <table:table-cell office:value-type="float" office:value="-14.892" calcext:value-type="float">
            <text:p>-14.892</text:p>
          </table:table-cell>
          <table:table-cell office:value-type="float" office:value="1.69" calcext:value-type="float">
            <text:p>1.69</text:p>
          </table:table-cell>
          <table:table-cell office:value-type="float" office:value="0.975" calcext:value-type="float">
            <text:p>0.975</text:p>
          </table:table-cell>
          <table:table-cell office:value-type="float" office:value="2.84828960622932" calcext:value-type="float">
            <text:p>2.84828960622932</text:p>
          </table:table-cell>
          <table:table-cell office:value-type="float" office:value="-40.79" calcext:value-type="float">
            <text:p>-40.79</text:p>
          </table:table-cell>
          <table:table-cell office:value-type="float" office:value="1.692" calcext:value-type="float">
            <text:p>1.692</text:p>
          </table:table-cell>
          <table:table-cell office:value-type="float" office:value="0.977" calcext:value-type="float">
            <text:p>0.977</text:p>
          </table:table-cell>
          <table:table-cell office:value-type="float" office:value="2.85217408262074" calcext:value-type="float">
            <text:p>2.85217408262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75957966129327" calcext:value-type="float">
            <text:p>1.75957966129327E-06</text:p>
          </table:table-cell>
          <table:table-cell office:value-type="float" office:value="-1.97" calcext:value-type="float">
            <text:p>-1.97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" calcext:value-type="float">
            <text:p>-1.8</text:p>
          </table:table-cell>
          <table:table-cell office:value-type="float" office:value="-1.45" calcext:value-type="float">
            <text:p>-1.45</text:p>
          </table:table-cell>
          <table:table-cell office:value-type="float" office:value="29.43" calcext:value-type="float">
            <text:p>29.43</text:p>
          </table:table-cell>
          <table:table-cell office:value-type="float" office:value="-0.00118787507929751" calcext:value-type="float">
            <text:p>-0.00118787507929751</text:p>
          </table:table-cell>
          <table:table-cell office:value-type="string" calcext:value-type="string">
            <text:p>1=-0.6550988188435668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12391613584301" calcext:value-type="float">
            <text:p>1.12391613584301</text:p>
          </table:table-cell>
          <table:table-cell office:value-type="float" office:value="0.945311183088494" calcext:value-type="float">
            <text:p>0.945311183088494</text:p>
          </table:table-cell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-0.00345762962112381" calcext:value-type="float">
            <text:p>-0.00345762962112381</text:p>
          </table:table-cell>
          <table:table-cell office:value-type="string" calcext:value-type="string">
            <text:p>1=-0.15996737873213332</text:p>
          </table:table-cell>
          <table:table-cell office:value-type="float" office:value="0" calcext:value-type="float">
            <text:p>0</text:p>
          </table:table-cell>
          <table:table-cell office:value-type="float" office:value="0.9188136245254" calcext:value-type="float">
            <text:p>0.9188136245254</text:p>
          </table:table-cell>
          <table:table-cell office:value-type="float" office:value="0.275423079678058" calcext:value-type="float">
            <text:p>0.275423079678058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9-11-05 23:05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2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204150176014" calcext:value-type="float">
            <text:p>7.204150176014E-08</text:p>
          </table:table-cell>
          <table:table-cell office:value-type="float" office:value="0.00000007153643376014" calcext:value-type="float">
            <text:p>7.153643376014E-08</text:p>
          </table:table-cell>
          <table:table-cell office:value-type="float" office:value="-1.88" calcext:value-type="float">
            <text:p>-1.88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50502408499823" calcext:value-type="float">
            <text:p>0.0650502408499823</text:p>
          </table:table-cell>
          <table:table-cell office:value-type="float" office:value="6.54" calcext:value-type="float">
            <text:p>6.54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33119798557016" calcext:value-type="float">
            <text:p>0.0733119798557016</text:p>
          </table:table-cell>
          <table:table-cell office:value-type="float" office:value="37.66" calcext:value-type="float">
            <text:p>37.66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55787862728599" calcext:value-type="float">
            <text:p>0.0755787862728599</text:p>
          </table:table-cell>
          <table:table-cell office:value-type="float" office:value="1.995" calcext:value-type="float">
            <text:p>1.99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30709527106094" calcext:value-type="float">
            <text:p>0.0630709527106094</text:p>
          </table:table-cell>
          <table:table-cell office:value-type="float" office:value="12.465" calcext:value-type="float">
            <text:p>12.46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37821750109201" calcext:value-type="float">
            <text:p>0.0737821750109201</text:p>
          </table:table-cell>
          <table:table-cell office:value-type="float" office:value="14.005" calcext:value-type="float">
            <text:p>14.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18213107846577" calcext:value-type="float">
            <text:p>0.11821310784657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9209559692457" calcext:value-type="float">
            <text:p>0.129209559692457</text:p>
          </table:table-cell>
          <table:table-cell office:value-type="float" office:value="24.977" calcext:value-type="float">
            <text:p>24.9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33824785461032" calcext:value-type="float">
            <text:p>0.0933824785461032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52216145531762" calcext:value-type="float">
            <text:p>0.0552216145531762</text:p>
          </table:table-cell>
          <table:table-cell office:value-type="float" office:value="-3.538" calcext:value-type="float">
            <text:p>-3.538</text:p>
          </table:table-cell>
          <table:table-cell office:value-type="float" office:value="5.152" calcext:value-type="float">
            <text:p>5.152</text:p>
          </table:table-cell>
          <table:table-cell office:value-type="float" office:value="2.974" calcext:value-type="float">
            <text:p>2.974</text:p>
          </table:table-cell>
          <table:table-cell office:value-type="float" office:value="8.68500495365787" calcext:value-type="float">
            <text:p>8.68500495365787</text:p>
          </table:table-cell>
          <table:table-cell office:value-type="float" office:value="-29.565" calcext:value-type="float">
            <text:p>-29.565</text:p>
          </table:table-cell>
          <table:table-cell office:value-type="float" office:value="4.942" calcext:value-type="float">
            <text:p>4.942</text:p>
          </table:table-cell>
          <table:table-cell office:value-type="float" office:value="2.853" calcext:value-type="float">
            <text:p>2.853</text:p>
          </table:table-cell>
          <table:table-cell office:value-type="float" office:value="8.33079368835247" calcext:value-type="float">
            <text:p>8.33079368835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89111322766056" calcext:value-type="float">
            <text:p>4.89111322766056E-06</text:p>
          </table:table-cell>
          <table:table-cell office:value-type="float" office:value="-2.02" calcext:value-type="float">
            <text:p>-2.0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7" calcext:value-type="float">
            <text:p>-1.87</text:p>
          </table:table-cell>
          <table:table-cell office:value-type="float" office:value="-1.52" calcext:value-type="float">
            <text:p>-1.52</text:p>
          </table:table-cell>
          <table:table-cell office:value-type="float" office:value="29.36" calcext:value-type="float">
            <text:p>29.36</text:p>
          </table:table-cell>
          <table:table-cell office:value-type="float" office:value="-0.00140090439735765" calcext:value-type="float">
            <text:p>-0.00140090439735765</text:p>
          </table:table-cell>
          <table:table-cell office:value-type="string" calcext:value-type="string">
            <text:p>1=-0.6515109978519943</text:p>
          </table:table-cell>
          <table:table-cell office:value-type="float" office:value="-0.308" calcext:value-type="float">
            <text:p>-0.308</text:p>
          </table:table-cell>
          <table:table-cell office:value-type="float" office:value="1.06691518083302" calcext:value-type="float">
            <text:p>1.06691518083302</text:p>
          </table:table-cell>
          <table:table-cell office:value-type="float" office:value="0.91039977057593" calcext:value-type="float">
            <text:p>0.91039977057593</text:p>
          </table:table-cell>
          <table:table-cell office:value-type="float" office:value="0.582" calcext:value-type="float">
            <text:p>0.582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-0.00342698105390714" calcext:value-type="float">
            <text:p>-0.00342698105390714</text:p>
          </table:table-cell>
          <table:table-cell office:value-type="string" calcext:value-type="string">
            <text:p>1=-0.16068883459925498</text:p>
          </table:table-cell>
          <table:table-cell office:value-type="float" office:value="-0.02" calcext:value-type="float">
            <text:p>-0.02</text:p>
          </table:table-cell>
          <table:table-cell office:value-type="float" office:value="0.999191185588734" calcext:value-type="float">
            <text:p>0.999191185588734</text:p>
          </table:table-cell>
          <table:table-cell office:value-type="float" office:value="0.27790952280586" calcext:value-type="float">
            <text:p>0.27790952280586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9-11-07 01:27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B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2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586097344266" calcext:value-type="float">
            <text:p>5.586097344266E-08</text:p>
          </table:table-cell>
          <table:table-cell office:value-type="float" office:value="0.00000005589566494266" calcext:value-type="float">
            <text:p>5.589566494266E-08</text:p>
          </table:table-cell>
          <table:table-cell office:value-type="float" office:value="-1.87" calcext:value-type="float">
            <text:p>-1.8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69925122955988" calcext:value-type="float">
            <text:p>0.0569925122955988</text:p>
          </table:table-cell>
          <table:table-cell office:value-type="float" office:value="6.54" calcext:value-type="float">
            <text:p>6.5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60258358524993" calcext:value-type="float">
            <text:p>0.0460258358524993</text:p>
          </table:table-cell>
          <table:table-cell office:value-type="float" office:value="37.66" calcext:value-type="float">
            <text:p>37.6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74489546970631" calcext:value-type="float">
            <text:p>0.0474489546970631</text:p>
          </table:table-cell>
          <table:table-cell office:value-type="float" office:value="2.009" calcext:value-type="float">
            <text:p>2.00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41236831931679" calcext:value-type="float">
            <text:p>0.0541236831931679</text:p>
          </table:table-cell>
          <table:table-cell office:value-type="float" office:value="12.46" calcext:value-type="float">
            <text:p>12.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3005946639903" calcext:value-type="float">
            <text:p>0.0463005946639903</text:p>
          </table:table-cell>
          <table:table-cell office:value-type="float" office:value="14.061" calcext:value-type="float">
            <text:p>14.06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57780433375804" calcext:value-type="float">
            <text:p>0.157780433375804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17338084409355" calcext:value-type="float">
            <text:p>0.0817338084409355</text:p>
          </table:table-cell>
          <table:table-cell office:value-type="float" office:value="24.925" calcext:value-type="float">
            <text:p>24.92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0826919460806" calcext:value-type="float">
            <text:p>0.330826919460806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03" calcext:value-type="float">
            <text:p>0.103</text:p>
          </table:table-cell>
          <table:table-cell office:value-type="float" office:value="0.299306416749795" calcext:value-type="float">
            <text:p>0.299306416749795</text:p>
          </table:table-cell>
          <table:table-cell office:value-type="float" office:value="-0.359" calcext:value-type="float">
            <text:p>-0.359</text:p>
          </table:table-cell>
          <table:table-cell office:value-type="float" office:value="2.032" calcext:value-type="float">
            <text:p>2.032</text:p>
          </table:table-cell>
          <table:table-cell office:value-type="float" office:value="1.173" calcext:value-type="float">
            <text:p>1.173</text:p>
          </table:table-cell>
          <table:table-cell office:value-type="float" office:value="3.42499494093189" calcext:value-type="float">
            <text:p>3.42499494093189</text:p>
          </table:table-cell>
          <table:table-cell office:value-type="float" office:value="-26.476" calcext:value-type="float">
            <text:p>-26.476</text:p>
          </table:table-cell>
          <table:table-cell office:value-type="float" office:value="1.958" calcext:value-type="float">
            <text:p>1.958</text:p>
          </table:table-cell>
          <table:table-cell office:value-type="float" office:value="1.13" calcext:value-type="float">
            <text:p>1.13</text:p>
          </table:table-cell>
          <table:table-cell office:value-type="float" office:value="3.30024088434495" calcext:value-type="float">
            <text:p>3.30024088434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10778516486427" calcext:value-type="float">
            <text:p>2.10778516486427E-06</text:p>
          </table:table-cell>
          <table:table-cell office:value-type="float" office:value="-2.01" calcext:value-type="float">
            <text:p>-2.0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8" calcext:value-type="float">
            <text:p>-1.88</text:p>
          </table:table-cell>
          <table:table-cell office:value-type="float" office:value="-1.53" calcext:value-type="float">
            <text:p>-1.53</text:p>
          </table:table-cell>
          <table:table-cell office:value-type="float" office:value="29.35" calcext:value-type="float">
            <text:p>29.35</text:p>
          </table:table-cell>
          <table:table-cell office:value-type="float" office:value="-0.00112209164362084" calcext:value-type="float">
            <text:p>-0.00112209164362084</text:p>
          </table:table-cell>
          <table:table-cell office:value-type="string" calcext:value-type="string">
            <text:p>1=-0.6537673607464904</text:p>
          </table:table-cell>
          <table:table-cell office:value-type="float" office:value="-0.267" calcext:value-type="float">
            <text:p>-0.267</text:p>
          </table:table-cell>
          <table:table-cell office:value-type="float" office:value="1.06887457517912" calcext:value-type="float">
            <text:p>1.06887457517912</text:p>
          </table:table-cell>
          <table:table-cell office:value-type="float" office:value="0.907720080289157" calcext:value-type="float">
            <text:p>0.907720080289157</text:p>
          </table:table-cell>
          <table:table-cell office:value-type="float" office:value="0.6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office:value-type="float" office:value="0.622" calcext:value-type="float">
            <text:p>0.622</text:p>
          </table:table-cell>
          <table:table-cell office:value-type="float" office:value="-0.00249777406135979" calcext:value-type="float">
            <text:p>-0.00249777406135979</text:p>
          </table:table-cell>
          <table:table-cell office:value-type="string" calcext:value-type="string">
            <text:p>1=-0.16839145005819983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873032825418726" calcext:value-type="float">
            <text:p>0.873032825418726</text:p>
          </table:table-cell>
          <table:table-cell office:value-type="float" office:value="0.274006871574477" calcext:value-type="float">
            <text:p>0.2740068715744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84" calcext:value-type="float">
            <text:p>0.084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1-08 02:48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DH92B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DH92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054214215037" calcext:value-type="float">
            <text:p>8.054214215037E-08</text:p>
          </table:table-cell>
          <table:table-cell office:value-type="float" office:value="0.00000008022555065037" calcext:value-type="float">
            <text:p>8.022555065037E-08</text:p>
          </table:table-cell>
          <table:table-cell office:value-type="float" office:value="-1.99" calcext:value-type="float">
            <text:p>-1.9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98758810623063" calcext:value-type="float">
            <text:p>0.0698758810623063</text:p>
          </table:table-cell>
          <table:table-cell office:value-type="float" office:value="6.54" calcext:value-type="float">
            <text:p>6.54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52569304419453" calcext:value-type="float">
            <text:p>0.152569304419453</text:p>
          </table:table-cell>
          <table:table-cell office:value-type="float" office:value="37.67" calcext:value-type="float">
            <text:p>37.6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57286747312103" calcext:value-type="float">
            <text:p>0.157286747312103</text:p>
          </table:table-cell>
          <table:table-cell office:value-type="float" office:value="1.894" calcext:value-type="float">
            <text:p>1.89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07791460321391" calcext:value-type="float">
            <text:p>0.0707791460321391</text:p>
          </table:table-cell>
          <table:table-cell office:value-type="float" office:value="12.466" calcext:value-type="float">
            <text:p>12.4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3463262515756" calcext:value-type="float">
            <text:p>0.153463262515756</text:p>
          </table:table-cell>
          <table:table-cell office:value-type="float" office:value="13.813" calcext:value-type="float">
            <text:p>13.8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30233282443772" calcext:value-type="float">
            <text:p>0.230233282443772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9" calcext:value-type="float">
            <text:p>0.059</text:p>
          </table:table-cell>
          <table:table-cell office:value-type="float" office:value="0.173735504570452" calcext:value-type="float">
            <text:p>0.173735504570452</text:p>
          </table:table-cell>
          <table:table-cell office:value-type="float" office:value="24.836" calcext:value-type="float">
            <text:p>24.83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" calcext:value-type="float">
            <text:p>0.1</text:p>
          </table:table-cell>
          <table:table-cell office:value-type="float" office:value="0.292728947886584" calcext:value-type="float">
            <text:p>0.292728947886584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20423326907515" calcext:value-type="float">
            <text:p>0.0720423326907515</text:p>
          </table:table-cell>
          <table:table-cell office:value-type="float" office:value="-3.801" calcext:value-type="float">
            <text:p>-3.801</text:p>
          </table:table-cell>
          <table:table-cell office:value-type="float" office:value="2.082" calcext:value-type="float">
            <text:p>2.082</text:p>
          </table:table-cell>
          <table:table-cell office:value-type="float" office:value="1.202" calcext:value-type="float">
            <text:p>1.202</text:p>
          </table:table-cell>
          <table:table-cell office:value-type="float" office:value="3.50964735438865" calcext:value-type="float">
            <text:p>3.50964735438865</text:p>
          </table:table-cell>
          <table:table-cell office:value-type="float" office:value="-29.72" calcext:value-type="float">
            <text:p>-29.72</text:p>
          </table:table-cell>
          <table:table-cell office:value-type="float" office:value="1.97" calcext:value-type="float">
            <text:p>1.97</text:p>
          </table:table-cell>
          <table:table-cell office:value-type="float" office:value="1.137" calcext:value-type="float">
            <text:p>1.137</text:p>
          </table:table-cell>
          <table:table-cell office:value-type="float" office:value="3.32097137936669" calcext:value-type="float">
            <text:p>3.32097137936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09153740822756" calcext:value-type="float">
            <text:p>2.09153740822756E-06</text:p>
          </table:table-cell>
          <table:table-cell office:value-type="float" office:value="-2.13" calcext:value-type="float">
            <text:p>-2.1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7" calcext:value-type="float">
            <text:p>-1.87</text:p>
          </table:table-cell>
          <table:table-cell office:value-type="float" office:value="-1.5" calcext:value-type="float">
            <text:p>-1.5</text:p>
          </table:table-cell>
          <table:table-cell office:value-type="float" office:value="29.37" calcext:value-type="float">
            <text:p>29.37</text:p>
          </table:table-cell>
          <table:table-cell office:value-type="float" office:value="-0.000453751635852035" calcext:value-type="float">
            <text:p>-0.000453751635852035</text:p>
          </table:table-cell>
          <table:table-cell office:value-type="string" calcext:value-type="string">
            <text:p>1=-0.6651277772041911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08698153394618" calcext:value-type="float">
            <text:p>1.08698153394618</text:p>
          </table:table-cell>
          <table:table-cell office:value-type="float" office:value="0.910457986087414" calcext:value-type="float">
            <text:p>0.910457986087414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.467</text:p>
          </table:table-cell>
          <table:table-cell office:value-type="float" office:value="-0.00185593484878717" calcext:value-type="float">
            <text:p>-0.00185593484878717</text:p>
          </table:table-cell>
          <table:table-cell office:value-type="string" calcext:value-type="string">
            <text:p>1=-0.18343648259295384</text:p>
          </table:table-cell>
          <table:table-cell office:value-type="float" office:value="-0.2" calcext:value-type="float">
            <text:p>-0.2</text:p>
          </table:table-cell>
          <table:table-cell office:value-type="float" office:value="0.875629120226481" calcext:value-type="float">
            <text:p>0.875629120226481</text:p>
          </table:table-cell>
          <table:table-cell office:value-type="float" office:value="0.274429182961402" calcext:value-type="float">
            <text:p>0.2744291829614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016" calcext:value-type="float">
            <text:p>-0.016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GR3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3.9" calcext:value-type="float">
            <text:p>-3.9</text:p>
          </table:table-cell>
          <table:table-cell table:number-columns-repeated="2"/>
          <table:table-cell office:value-type="float" office:value="-1.46" calcext:value-type="float">
            <text:p>-1.46</text:p>
          </table:table-cell>
          <table:table-cell office:value-type="float" office:value="29.42" calcext:value-type="float">
            <text:p>29.42</text:p>
          </table:table-cell>
          <table:table-cell table:number-columns-repeated="7"/>
          <table:table-cell office:value-type="float" office:value="0.627" calcext:value-type="float">
            <text:p>0.627</text:p>
          </table:table-cell>
          <table:table-cell table:number-columns-repeated="7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38533197517241" calcext:value-type="float">
            <text:p>0.0438533197517241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143208814925063" calcext:value-type="float">
            <text:p>0.14320881492506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47636831482545" calcext:value-type="float">
            <text:p>0.147636831482545</text:p>
          </table:table-cell>
          <table:table-cell office:value-type="float" office:value="0.03" calcext:value-type="float">
            <text:p>0.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8080740124368" calcext:value-type="float">
            <text:p>0.03480807401243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922301745816723" calcext:value-type="float">
            <text:p>0.0922301745816723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3 15:17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A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064513320316" calcext:value-type="float">
            <text:p>8.064513320316E-08</text:p>
          </table:table-cell>
          <table:table-cell office:value-type="float" office:value="0.00000008013557420316" calcext:value-type="float">
            <text:p>8.013557420316E-08</text:p>
          </table:table-cell>
          <table:table-cell office:value-type="float" office:value="-3.92" calcext:value-type="float">
            <text:p>-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870023906449" calcext:value-type="float">
            <text:p>0.00172870023906449</text:p>
          </table:table-cell>
          <table:table-cell office:value-type="float" office:value="6.91" calcext:value-type="float">
            <text:p>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4382051633765" calcext:value-type="float">
            <text:p>0.00674382051633765</text:p>
          </table:table-cell>
          <table:table-cell office:value-type="float" office:value="38.04" calcext:value-type="float">
            <text:p>3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5233944670493" calcext:value-type="float">
            <text:p>0.00695233944670493</text:p>
          </table:table-cell>
          <table:table-cell office:value-type="float" office:value="6.357" calcext:value-type="float">
            <text:p>6.35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4749179555295" calcext:value-type="float">
            <text:p>0.0014749179555295</text:p>
          </table:table-cell>
          <table:table-cell office:value-type="float" office:value="6.592" calcext:value-type="float">
            <text:p>6.5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73246719038742" calcext:value-type="float">
            <text:p>0.00673246719038742</text:p>
          </table:table-cell>
          <table:table-cell office:value-type="float" office:value="12.838" calcext:value-type="float">
            <text:p>12.83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0286741672217" calcext:value-type="float">
            <text:p>0.0140286741672217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7052131558782" calcext:value-type="float">
            <text:p>0.0117052131558782</text:p>
          </table:table-cell>
          <table:table-cell office:value-type="float" office:value="13.1" calcext:value-type="float">
            <text:p>13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473630714762" calcext:value-type="float">
            <text:p>0.1047363071476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37125019982859" calcext:value-type="float">
            <text:p>0.0937125019982859</text:p>
          </table:table-cell>
          <table:table-cell office:value-type="float" office:value="24.458" calcext:value-type="float">
            <text:p>24.458</text:p>
          </table:table-cell>
          <table:table-cell office:value-type="float" office:value="6.605" calcext:value-type="float">
            <text:p>6.605</text:p>
          </table:table-cell>
          <table:table-cell office:value-type="float" office:value="3.814" calcext:value-type="float">
            <text:p>3.814</text:p>
          </table:table-cell>
          <table:table-cell office:value-type="float" office:value="11.1353714246676" calcext:value-type="float">
            <text:p>11.1353714246676</text:p>
          </table:table-cell>
          <table:table-cell office:value-type="float" office:value="4.509" calcext:value-type="float">
            <text:p>4.509</text:p>
          </table:table-cell>
          <table:table-cell office:value-type="float" office:value="6.48" calcext:value-type="float">
            <text:p>6.48</text:p>
          </table:table-cell>
          <table:table-cell office:value-type="float" office:value="3.741" calcext:value-type="float">
            <text:p>3.741</text:p>
          </table:table-cell>
          <table:table-cell office:value-type="float" office:value="10.9248028962768" calcext:value-type="float">
            <text:p>10.924802896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21457404074195" calcext:value-type="float">
            <text:p>7.21457404074195E-06</text:p>
          </table:table-cell>
          <table:table-cell office:value-type="float" office:value="-3.94" calcext:value-type="float">
            <text:p>-3.9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51" calcext:value-type="float">
            <text:p>-1.51</text:p>
          </table:table-cell>
          <table:table-cell office:value-type="float" office:value="-1.31" calcext:value-type="float">
            <text:p>-1.31</text:p>
          </table:table-cell>
          <table:table-cell office:value-type="float" office:value="29.57" calcext:value-type="float">
            <text:p>29.57</text:p>
          </table:table-cell>
          <table:table-cell office:value-type="float" office:value="-0.00067406168579427" calcext:value-type="float">
            <text:p>-0.00067406168579427</text:p>
          </table:table-cell>
          <table:table-cell office:value-type="string" calcext:value-type="string">
            <text:p>1=-0.6454975154810288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949732075192843" calcext:value-type="float">
            <text:p>0.949732075192843</text:p>
          </table:table-cell>
          <table:table-cell office:value-type="float" office:value="0.817541016378425" calcext:value-type="float">
            <text:p>0.817541016378425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-0.00756920492114386" calcext:value-type="float">
            <text:p>-0.00756920492114386</text:p>
          </table:table-cell>
          <table:table-cell office:value-type="string" calcext:value-type="string">
            <text:p>1=-0.1528893103036238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678073023500893" calcext:value-type="float">
            <text:p>0.678073023500893</text:p>
          </table:table-cell>
          <table:table-cell office:value-type="float" office:value="0.234328774795947" calcext:value-type="float">
            <text:p>0.234328774795947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-0.126" calcext:value-type="float">
            <text:p>-0.126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4 15:5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36332400518" calcext:value-type="float">
            <text:p>5.36332400518E-08</text:p>
          </table:table-cell>
          <table:table-cell office:value-type="float" office:value="0.0000000531963985518" calcext:value-type="float">
            <text:p>5.31963985518E-08</text:p>
          </table:table-cell>
          <table:table-cell office:value-type="float" office:value="-3.91" calcext:value-type="float">
            <text:p>-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6745483433068" calcext:value-type="float">
            <text:p>0.00426745483433068</text:p>
          </table:table-cell>
          <table:table-cell office:value-type="float" office:value="6.81" calcext:value-type="float">
            <text:p>6.8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02253140701888" calcext:value-type="float">
            <text:p>0.0102253140701888</text:p>
          </table:table-cell>
          <table:table-cell office:value-type="float" office:value="37.94" calcext:value-type="float">
            <text:p>37.9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05414807812425" calcext:value-type="float">
            <text:p>0.0105414807812425</text:p>
          </table:table-cell>
          <table:table-cell office:value-type="float" office:value="6.361" calcext:value-type="float">
            <text:p>6.36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35268622538406" calcext:value-type="float">
            <text:p>0.00435268622538406</text:p>
          </table:table-cell>
          <table:table-cell office:value-type="float" office:value="6.499" calcext:value-type="float">
            <text:p>6.4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2202313906854" calcext:value-type="float">
            <text:p>0.0102202313906854</text:p>
          </table:table-cell>
          <table:table-cell office:value-type="float" office:value="12.767" calcext:value-type="float">
            <text:p>12.767</text:p>
          </table:table-cell>
          <table:table-cell office:value-type="float" office:value="0.03" calcext:value-type="float">
            <text:p>0.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05364072035417" calcext:value-type="float">
            <text:p>0.0505364072035417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6523614152844" calcext:value-type="float">
            <text:p>0.0376523614152844</text:p>
          </table:table-cell>
          <table:table-cell office:value-type="float" office:value="13.025" calcext:value-type="float">
            <text:p>13.02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47587032711668" calcext:value-type="float">
            <text:p>0.074758703271166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41028213499612" calcext:value-type="float">
            <text:p>0.0741028213499612</text:p>
          </table:table-cell>
          <table:table-cell office:value-type="float" office:value="29.216" calcext:value-type="float">
            <text:p>29.216</text:p>
          </table:table-cell>
          <table:table-cell office:value-type="float" office:value="1.395" calcext:value-type="float">
            <text:p>1.395</text:p>
          </table:table-cell>
          <table:table-cell office:value-type="float" office:value="0.805" calcext:value-type="float">
            <text:p>0.805</text:p>
          </table:table-cell>
          <table:table-cell office:value-type="float" office:value="2.35131773676689" calcext:value-type="float">
            <text:p>2.35131773676689</text:p>
          </table:table-cell>
          <table:table-cell office:value-type="float" office:value="9.352" calcext:value-type="float">
            <text:p>9.352</text:p>
          </table:table-cell>
          <table:table-cell office:value-type="float" office:value="1.356" calcext:value-type="float">
            <text:p>1.356</text:p>
          </table:table-cell>
          <table:table-cell office:value-type="float" office:value="0.783" calcext:value-type="float">
            <text:p>0.783</text:p>
          </table:table-cell>
          <table:table-cell office:value-type="float" office:value="2.28521419697463" calcext:value-type="float">
            <text:p>2.28521419697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21576930414266" calcext:value-type="float">
            <text:p>1.21576930414266E-06</text:p>
          </table:table-cell>
          <table:table-cell office:value-type="float" office:value="-3.93" calcext:value-type="float">
            <text:p>-3.9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29.48" calcext:value-type="float">
            <text:p>29.48</text:p>
          </table:table-cell>
          <table:table-cell office:value-type="float" office:value="-0.000482791528959261" calcext:value-type="float">
            <text:p>-0.000482791528959261</text:p>
          </table:table-cell>
          <table:table-cell office:value-type="string" calcext:value-type="string">
            <text:p>1=-0.6477100281113198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612" calcext:value-type="float">
            <text:p>0.612</text:p>
          </table:table-cell>
          <table:table-cell office:value-type="float" office:value="0" calcext:value-type="float">
            <text:p>0</text:p>
          </table:table-cell>
          <table:table-cell office:value-type="float" office:value="0.612" calcext:value-type="float">
            <text:p>0.612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5</text:p>
          </table:table-cell>
          <table:table-cell office:value-type="float" office:value="0.082" calcext:value-type="float">
            <text:p>0.082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9-10-02 16:21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A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221071640142" calcext:value-type="float">
            <text:p>5.221071640142E-08</text:p>
          </table:table-cell>
          <table:table-cell office:value-type="float" office:value="0.00000005377388290142" calcext:value-type="float">
            <text:p>5.377388290142E-08</text:p>
          </table:table-cell>
          <table:table-cell office:value-type="float" office:value="-3.74" calcext:value-type="float">
            <text:p>-3.7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56551399591094" calcext:value-type="float">
            <text:p>0.0356551399591094</text:p>
          </table:table-cell>
          <table:table-cell office:value-type="float" office:value="6.41" calcext:value-type="float">
            <text:p>6.4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49635955498773" calcext:value-type="float">
            <text:p>0.0349635955498773</text:p>
          </table:table-cell>
          <table:table-cell office:value-type="float" office:value="37.53" calcext:value-type="float">
            <text:p>37.5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60446699242808" calcext:value-type="float">
            <text:p>0.0360446699242808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35823281543372" calcext:value-type="float">
            <text:p>0.0335823281543372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1413416991222" calcext:value-type="float">
            <text:p>0.0351413416991222</text:p>
          </table:table-cell>
          <table:table-cell office:value-type="float" office:value="12.139" calcext:value-type="float">
            <text:p>12.1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7" calcext:value-type="float">
            <text:p>0.047</text:p>
          </table:table-cell>
          <table:table-cell office:value-type="float" office:value="0.137763165181892" calcext:value-type="float">
            <text:p>0.137763165181892</text:p>
          </table:table-cell>
          <table:table-cell office:value-type="float" office:value="-0.23" calcext:value-type="float">
            <text:p>-0.2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92249859557056" calcext:value-type="float">
            <text:p>0.0892249859557056</text:p>
          </table:table-cell>
          <table:table-cell office:value-type="float" office:value="24.76" calcext:value-type="float">
            <text:p>24.76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8" calcext:value-type="float">
            <text:p>0.088</text:p>
          </table:table-cell>
          <table:table-cell office:value-type="float" office:value="0.257869264460603" calcext:value-type="float">
            <text:p>0.25786926446060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9253798000132" calcext:value-type="float">
            <text:p>0.189253798000132</text:p>
          </table:table-cell>
          <table:table-cell office:value-type="float" office:value="18.137" calcext:value-type="float">
            <text:p>18.137</text:p>
          </table:table-cell>
          <table:table-cell office:value-type="float" office:value="8.901" calcext:value-type="float">
            <text:p>8.901</text:p>
          </table:table-cell>
          <table:table-cell office:value-type="float" office:value="5.139" calcext:value-type="float">
            <text:p>5.139</text:p>
          </table:table-cell>
          <table:table-cell office:value-type="float" office:value="15.0064130196671" calcext:value-type="float">
            <text:p>15.0064130196671</text:p>
          </table:table-cell>
          <table:table-cell office:value-type="float" office:value="-6.324" calcext:value-type="float">
            <text:p>-6.324</text:p>
          </table:table-cell>
          <table:table-cell office:value-type="float" office:value="8.669" calcext:value-type="float">
            <text:p>8.669</text:p>
          </table:table-cell>
          <table:table-cell office:value-type="float" office:value="5.005" calcext:value-type="float">
            <text:p>5.005</text:p>
          </table:table-cell>
          <table:table-cell office:value-type="float" office:value="14.6140512982401" calcext:value-type="float">
            <text:p>14.6140512982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867650268298839" calcext:value-type="float">
            <text:p>8.67650268298839E-06</text:p>
          </table:table-cell>
          <table:table-cell office:value-type="float" office:value="-3.88" calcext:value-type="float">
            <text:p>-3.8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" calcext:value-type="float">
            <text:p>-2</text:p>
          </table:table-cell>
          <table:table-cell office:value-type="float" office:value="-1.58" calcext:value-type="float">
            <text:p>-1.58</text:p>
          </table:table-cell>
          <table:table-cell office:value-type="float" office:value="29.3" calcext:value-type="float">
            <text:p>29.3</text:p>
          </table:table-cell>
          <table:table-cell office:value-type="float" office:value="0.0002716304213906" calcext:value-type="float">
            <text:p>0.0002716304213906</text:p>
          </table:table-cell>
          <table:table-cell office:value-type="string" calcext:value-type="string">
            <text:p>1=-0.60059818809551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1.17021898842596" calcext:value-type="float">
            <text:p>1.17021898842596</text:p>
          </table:table-cell>
          <table:table-cell office:value-type="float" office:value="0.90767362744" calcext:value-type="float">
            <text:p>0.90767362744</text:p>
          </table:table-cell>
          <table:table-cell office:value-type="float" office:value="0.634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office:value-type="float" office:value="-0.00412673552461196" calcext:value-type="float">
            <text:p>-0.00412673552461196</text:p>
          </table:table-cell>
          <table:table-cell office:value-type="string" calcext:value-type="string">
            <text:p>1=-0.18340318694886293</text:p>
          </table:table-cell>
          <table:table-cell office:value-type="float" office:value="0.089" calcext:value-type="float">
            <text:p>0.089</text:p>
          </table:table-cell>
          <table:table-cell office:value-type="float" office:value="1.06931544569379" calcext:value-type="float">
            <text:p>1.06931544569379</text:p>
          </table:table-cell>
          <table:table-cell office:value-type="float" office:value="0.292438533530753" calcext:value-type="float">
            <text:p>0.292438533530753</text:p>
          </table:table-cell>
          <table:table-cell office:value-type="float" office:value="0.388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273" calcext:value-type="float">
            <text:p>0.273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3 15:55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A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3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03 07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324908993147" calcext:value-type="float">
            <text:p>8.324908993147E-08</text:p>
          </table:table-cell>
          <table:table-cell office:value-type="float" office:value="0.00000008390085743147" calcext:value-type="float">
            <text:p>8.390085743147E-08</text:p>
          </table:table-cell>
          <table:table-cell office:value-type="float" office:value="-3.73" calcext:value-type="float">
            <text:p>-3.7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729888270123005" calcext:value-type="float">
            <text:p>0.0729888270123005</text:p>
          </table:table-cell>
          <table:table-cell office:value-type="float" office:value="6.51" calcext:value-type="float">
            <text:p>6.5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77474262189695" calcext:value-type="float">
            <text:p>0.0877474262189695</text:p>
          </table:table-cell>
          <table:table-cell office:value-type="float" office:value="37.63" calcext:value-type="float">
            <text:p>37.6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904605766376544" calcext:value-type="float">
            <text:p>0.090460576637654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1020094715271" calcext:value-type="float">
            <text:p>0.071020094715271</text:p>
          </table:table-cell>
          <table:table-cell office:value-type="float" office:value="12.425" calcext:value-type="float">
            <text:p>12.4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0883067921597112" calcext:value-type="float">
            <text:p>0.0883067921597112</text:p>
          </table:table-cell>
          <table:table-cell office:value-type="float" office:value="12.168" calcext:value-type="float">
            <text:p>12.16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9" calcext:value-type="float">
            <text:p>0.039</text:p>
          </table:table-cell>
          <table:table-cell office:value-type="float" office:value="0.114228293658523" calcext:value-type="float">
            <text:p>0.1142282936585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8908733002476" calcext:value-type="float">
            <text:p>0.0448908733002476</text:p>
          </table:table-cell>
          <table:table-cell office:value-type="float" office:value="24.763" calcext:value-type="float">
            <text:p>24.7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8" calcext:value-type="float">
            <text:p>0.038</text:p>
          </table:table-cell>
          <table:table-cell office:value-type="float" office:value="0.109975418529051" calcext:value-type="float">
            <text:p>0.109975418529051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09267225820362" calcext:value-type="float">
            <text:p>0.0709267225820362</text:p>
          </table:table-cell>
          <table:table-cell office:value-type="float" office:value="-0.981" calcext:value-type="float">
            <text:p>-0.981</text:p>
          </table:table-cell>
          <table:table-cell office:value-type="float" office:value="0.943" calcext:value-type="float">
            <text:p>0.943</text:p>
          </table:table-cell>
          <table:table-cell office:value-type="float" office:value="0.544" calcext:value-type="float">
            <text:p>0.544</text:p>
          </table:table-cell>
          <table:table-cell office:value-type="float" office:value="1.58944990202856" calcext:value-type="float">
            <text:p>1.58944990202856</text:p>
          </table:table-cell>
          <table:table-cell office:value-type="float" office:value="-25.203" calcext:value-type="float">
            <text:p>-25.203</text:p>
          </table:table-cell>
          <table:table-cell office:value-type="float" office:value="1.004" calcext:value-type="float">
            <text:p>1.004</text:p>
          </table:table-cell>
          <table:table-cell office:value-type="float" office:value="0.58" calcext:value-type="float">
            <text:p>0.58</text:p>
          </table:table-cell>
          <table:table-cell office:value-type="float" office:value="1.6934218919943" calcext:value-type="float">
            <text:p>1.6934218919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0279391709759" calcext:value-type="float">
            <text:p>1.0279391709759E-06</text:p>
          </table:table-cell>
          <table:table-cell office:value-type="float" office:value="-3.86" calcext:value-type="float">
            <text:p>-3.8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91" calcext:value-type="float">
            <text:p>-1.91</text:p>
          </table:table-cell>
          <table:table-cell office:value-type="float" office:value="-1.53" calcext:value-type="float">
            <text:p>-1.53</text:p>
          </table:table-cell>
          <table:table-cell office:value-type="float" office:value="29.34" calcext:value-type="float">
            <text:p>29.34</text:p>
          </table:table-cell>
          <table:table-cell office:value-type="float" office:value="0.000465176494090766" calcext:value-type="float">
            <text:p>0.000465176494090766</text:p>
          </table:table-cell>
          <table:table-cell office:value-type="string" calcext:value-type="string">
            <text:p>1=-0.6963128259833672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22376740409227" calcext:value-type="float">
            <text:p>1.22376740409227</text:p>
          </table:table-cell>
          <table:table-cell office:value-type="float" office:value="1.05850381201028" calcext:value-type="float">
            <text:p>1.05850381201028</text:p>
          </table:table-cell>
          <table:table-cell office:value-type="float" office:value="0.665" calcext:value-type="float">
            <text:p>0.665</text:p>
          </table:table-cell>
          <table:table-cell office:value-type="float" office:value="0" calcext:value-type="float">
            <text:p>0</text:p>
          </table:table-cell>
          <table:table-cell office:value-type="float" office:value="0.665" calcext:value-type="float">
            <text:p>0.665</text:p>
          </table:table-cell>
          <table:table-cell office:value-type="float" office:value="-0.00305620876180603" calcext:value-type="float">
            <text:p>-0.00305620876180603</text:p>
          </table:table-cell>
          <table:table-cell office:value-type="string" calcext:value-type="string">
            <text:p>1=-0.2297031578699796</text:p>
          </table:table-cell>
          <table:table-cell office:value-type="float" office:value="-0.16" calcext:value-type="float">
            <text:p>-0.16</text:p>
          </table:table-cell>
          <table:table-cell office:value-type="float" office:value="1.09678177605076" calcext:value-type="float">
            <text:p>1.09678177605076</text:p>
          </table:table-cell>
          <table:table-cell office:value-type="float" office:value="0.404851821868448" calcext:value-type="float">
            <text:p>0.4048518218684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-0.16" calcext:value-type="float">
            <text:p>-0.16</text:p>
          </table:table-cell>
          <table:table-cell office:value-type="float" office:value="0.07" calcext:value-type="float">
            <text:p>0.0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GR3B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4.15" calcext:value-type="float">
            <text:p>-4.15</text:p>
          </table:table-cell>
          <table:table-cell table:number-columns-repeated="2"/>
          <table:table-cell office:value-type="float" office:value="-1.55" calcext:value-type="float">
            <text:p>-1.55</text:p>
          </table:table-cell>
          <table:table-cell office:value-type="float" office:value="29.33" calcext:value-type="float">
            <text:p>29.33</text:p>
          </table:table-cell>
          <table:table-cell table:number-columns-repeated="7"/>
          <table:table-cell office:value-type="float" office:value="0.607" calcext:value-type="float">
            <text:p>0.607</text:p>
          </table:table-cell>
          <table:table-cell table:number-columns-repeated="7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75407016762314" calcext:value-type="float">
            <text:p>0.0375407016762314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17836244432645" calcext:value-type="float">
            <text:p>0.17836244432645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183877411105023" calcext:value-type="float">
            <text:p>0.1838774111050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46586257673685" calcext:value-type="float">
            <text:p>0.04465862576736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16922618651089" calcext:value-type="float">
            <text:p>0.0416922618651089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3 17:55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B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253262782147" calcext:value-type="float">
            <text:p>5.253262782147E-08</text:p>
          </table:table-cell>
          <table:table-cell office:value-type="float" office:value="0.00000005215113982147" calcext:value-type="float">
            <text:p>5.215113982147E-08</text:p>
          </table:table-cell>
          <table:table-cell office:value-type="float" office:value="-4.15" calcext:value-type="float">
            <text:p>-4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19385390571" calcext:value-type="float">
            <text:p>0.002519385390571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894334429437214" calcext:value-type="float">
            <text:p>0.00894334429437214</text:p>
          </table:table-cell>
          <table:table-cell office:value-type="float" office:value="37.89" calcext:value-type="float">
            <text:p>37.8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21987249995095" calcext:value-type="float">
            <text:p>0.00921987249995095</text:p>
          </table:table-cell>
          <table:table-cell office:value-type="float" office:value="6.135" calcext:value-type="float">
            <text:p>6.13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41977896995794" calcext:value-type="float">
            <text:p>0.00241977896995794</text:p>
          </table:table-cell>
          <table:table-cell office:value-type="float" office:value="6.443" calcext:value-type="float">
            <text:p>6.4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93210315268809" calcext:value-type="float">
            <text:p>0.00893210315268809</text:p>
          </table:table-cell>
          <table:table-cell office:value-type="float" office:value="12.48" calcext:value-type="float">
            <text:p>12.4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83951403275313" calcext:value-type="float">
            <text:p>0.0483951403275313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570290985381582" calcext:value-type="float">
            <text:p>0.0570290985381582</text:p>
          </table:table-cell>
          <table:table-cell office:value-type="float" office:value="12.796" calcext:value-type="float">
            <text:p>12.7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6403771853115" calcext:value-type="float">
            <text:p>0.106403771853115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07996965412012" calcext:value-type="float">
            <text:p>0.0907996965412012</text:p>
          </table:table-cell>
          <table:table-cell office:value-type="float" office:value="24.175" calcext:value-type="float">
            <text:p>24.175</text:p>
          </table:table-cell>
          <table:table-cell office:value-type="float" office:value="6.194" calcext:value-type="float">
            <text:p>6.194</text:p>
          </table:table-cell>
          <table:table-cell office:value-type="float" office:value="3.576" calcext:value-type="float">
            <text:p>3.576</text:p>
          </table:table-cell>
          <table:table-cell office:value-type="float" office:value="10.4422816522859" calcext:value-type="float">
            <text:p>10.4422816522859</text:p>
          </table:table-cell>
          <table:table-cell office:value-type="float" office:value="4.759" calcext:value-type="float">
            <text:p>4.759</text:p>
          </table:table-cell>
          <table:table-cell office:value-type="float" office:value="6.076" calcext:value-type="float">
            <text:p>6.076</text:p>
          </table:table-cell>
          <table:table-cell office:value-type="float" office:value="3.508" calcext:value-type="float">
            <text:p>3.508</text:p>
          </table:table-cell>
          <table:table-cell office:value-type="float" office:value="10.2431822467991" calcext:value-type="float">
            <text:p>10.2431822467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15286980905799" calcext:value-type="float">
            <text:p>7.15286980905799E-06</text:p>
          </table:table-cell>
          <table:table-cell office:value-type="float" office:value="-4.17" calcext:value-type="float">
            <text:p>-4.17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6" calcext:value-type="float">
            <text:p>-1.66</text:p>
          </table:table-cell>
          <table:table-cell office:value-type="float" office:value="-1.46" calcext:value-type="float">
            <text:p>-1.46</text:p>
          </table:table-cell>
          <table:table-cell office:value-type="float" office:value="29.41" calcext:value-type="float">
            <text:p>29.41</text:p>
          </table:table-cell>
          <table:table-cell office:value-type="float" office:value="-0.000674061685794271" calcext:value-type="float">
            <text:p>-0.000674061685794271</text:p>
          </table:table-cell>
          <table:table-cell office:value-type="string" calcext:value-type="string">
            <text:p>1=-0.645497515481029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949732075192843" calcext:value-type="float">
            <text:p>0.949732075192843</text:p>
          </table:table-cell>
          <table:table-cell office:value-type="float" office:value="0.817541016378425" calcext:value-type="float">
            <text:p>0.817541016378425</text:p>
          </table:table-cell>
          <table:table-cell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-0.00756920492114386" calcext:value-type="float">
            <text:p>-0.00756920492114386</text:p>
          </table:table-cell>
          <table:table-cell office:value-type="string" calcext:value-type="string">
            <text:p>1=-0.1528893103036238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678073023500893" calcext:value-type="float">
            <text:p>0.678073023500893</text:p>
          </table:table-cell>
          <table:table-cell office:value-type="float" office:value="0.234328774795947" calcext:value-type="float">
            <text:p>0.234328774795947</text:p>
          </table:table-cell>
          <table:table-cell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-0.129" calcext:value-type="float">
            <text:p>-0.12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4 17:18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376714718692" calcext:value-type="float">
            <text:p>5.376714718692E-08</text:p>
          </table:table-cell>
          <table:table-cell office:value-type="float" office:value="0.00000005332233868692" calcext:value-type="float">
            <text:p>5.332233868692E-08</text:p>
          </table:table-cell>
          <table:table-cell office:value-type="float" office:value="-4.14" calcext:value-type="float">
            <text:p>-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0759602334622" calcext:value-type="float">
            <text:p>0.00280759602334622</text:p>
          </table:table-cell>
          <table:table-cell office:value-type="float" office:value="6.71" calcext:value-type="float">
            <text:p>6.7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46264429926144" calcext:value-type="float">
            <text:p>0.0146264429926144</text:p>
          </table:table-cell>
          <table:table-cell office:value-type="float" office:value="37.84" calcext:value-type="float">
            <text:p>37.8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50786926099437" calcext:value-type="float">
            <text:p>0.0150786926099437</text:p>
          </table:table-cell>
          <table:table-cell office:value-type="float" office:value="6.141" calcext:value-type="float">
            <text:p>6.14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08498526102217" calcext:value-type="float">
            <text:p>0.00308498526102217</text:p>
          </table:table-cell>
          <table:table-cell office:value-type="float" office:value="6.394" calcext:value-type="float">
            <text:p>6.39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6123752208103" calcext:value-type="float">
            <text:p>0.0146123752208103</text:p>
          </table:table-cell>
          <table:table-cell office:value-type="float" office:value="12.404" calcext:value-type="float">
            <text:p>12.4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8737912026279" calcext:value-type="float">
            <text:p>0.0268737912026279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0242158747311" calcext:value-type="float">
            <text:p>0.020242158747311</text:p>
          </table:table-cell>
          <table:table-cell office:value-type="float" office:value="12.763" calcext:value-type="float">
            <text:p>12.76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87915428531101" calcext:value-type="float">
            <text:p>0.187915428531101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211777278094745" calcext:value-type="float">
            <text:p>0.211777278094745</text:p>
          </table:table-cell>
          <table:table-cell office:value-type="float" office:value="27.945" calcext:value-type="float">
            <text:p>27.945</text:p>
          </table:table-cell>
          <table:table-cell office:value-type="float" office:value="8.845" calcext:value-type="float">
            <text:p>8.845</text:p>
          </table:table-cell>
          <table:table-cell office:value-type="float" office:value="5.106" calcext:value-type="float">
            <text:p>5.106</text:p>
          </table:table-cell>
          <table:table-cell office:value-type="float" office:value="14.9107497744907" calcext:value-type="float">
            <text:p>14.9107497744907</text:p>
          </table:table-cell>
          <table:table-cell office:value-type="float" office:value="8.547" calcext:value-type="float">
            <text:p>8.547</text:p>
          </table:table-cell>
          <table:table-cell office:value-type="float" office:value="8.696" calcext:value-type="float">
            <text:p>8.696</text:p>
          </table:table-cell>
          <table:table-cell office:value-type="float" office:value="5.021" calcext:value-type="float">
            <text:p>5.021</text:p>
          </table:table-cell>
          <table:table-cell office:value-type="float" office:value="14.6609605186653" calcext:value-type="float">
            <text:p>14.6609605186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896228285721023" calcext:value-type="float">
            <text:p>8.96228285721023E-06</text:p>
          </table:table-cell>
          <table:table-cell office:value-type="float" office:value="-4.16" calcext:value-type="float">
            <text:p>-4.1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71" calcext:value-type="float">
            <text:p>-1.71</text:p>
          </table:table-cell>
          <table:table-cell office:value-type="float" office:value="-1.5" calcext:value-type="float">
            <text:p>-1.5</text:p>
          </table:table-cell>
          <table:table-cell office:value-type="float" office:value="29.37" calcext:value-type="float">
            <text:p>29.37</text:p>
          </table:table-cell>
          <table:table-cell office:value-type="float" office:value="-0.000482791528959265" calcext:value-type="float">
            <text:p>-0.000482791528959265</text:p>
          </table:table-cell>
          <table:table-cell office:value-type="string" calcext:value-type="string">
            <text:p>1=-0.64771002811132</text:p>
          </table:table-cell>
          <table:table-cell office:value-type="float" office:value="-0.25" calcext:value-type="float">
            <text:p>-0.25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583" calcext:value-type="float">
            <text:p>0.583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5</text:p>
          </table:table-cell>
          <table:table-cell office:value-type="float" office:value="0.03" calcext:value-type="float">
            <text:p>0.03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07 04:00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B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159762025279" calcext:value-type="float">
            <text:p>7.159762025279E-08</text:p>
          </table:table-cell>
          <table:table-cell office:value-type="float" office:value="0.00000007101569375279" calcext:value-type="float">
            <text:p>7.101569375279E-08</text:p>
          </table:table-cell>
          <table:table-cell office:value-type="float" office:value="-4.14" calcext:value-type="float">
            <text:p>-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538691168193" calcext:value-type="float">
            <text:p>0.00199538691168193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1980434029095" calcext:value-type="float">
            <text:p>0.00281980434029095</text:p>
          </table:table-cell>
          <table:table-cell office:value-type="float" office:value="37.91" calcext:value-type="float">
            <text:p>3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0699269048614" calcext:value-type="float">
            <text:p>0.00290699269048614</text:p>
          </table:table-cell>
          <table:table-cell office:value-type="float" office:value="6.14" calcext:value-type="float">
            <text:p>6.1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95893229991957" calcext:value-type="float">
            <text:p>0.00195893229991957</text:p>
          </table:table-cell>
          <table:table-cell office:value-type="float" office:value="6.461" calcext:value-type="float">
            <text:p>6.4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81936048284042" calcext:value-type="float">
            <text:p>0.00281936048284042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3" calcext:value-type="float">
            <text:p>0.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0198157474573" calcext:value-type="float">
            <text:p>0.050198157474573</text:p>
          </table:table-cell>
          <table:table-cell office:value-type="float" office:value="-0.28" calcext:value-type="float">
            <text:p>-0.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84735396259223" calcext:value-type="float">
            <text:p>0.0484735396259223</text:p>
          </table:table-cell>
          <table:table-cell office:value-type="float" office:value="12.916" calcext:value-type="float">
            <text:p>12.91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0704822728137" calcext:value-type="float">
            <text:p>0.150704822728137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48016836808885" calcext:value-type="float">
            <text:p>0.148016836808885</text:p>
          </table:table-cell>
          <table:table-cell office:value-type="float" office:value="18.361" calcext:value-type="float">
            <text:p>18.361</text:p>
          </table:table-cell>
          <table:table-cell office:value-type="float" office:value="11.499" calcext:value-type="float">
            <text:p>11.499</text:p>
          </table:table-cell>
          <table:table-cell office:value-type="float" office:value="6.639" calcext:value-type="float">
            <text:p>6.639</text:p>
          </table:table-cell>
          <table:table-cell office:value-type="float" office:value="19.3861310736107" calcext:value-type="float">
            <text:p>19.3861310736107</text:p>
          </table:table-cell>
          <table:table-cell office:value-type="float" office:value="-0.985" calcext:value-type="float">
            <text:p>-0.985</text:p>
          </table:table-cell>
          <table:table-cell office:value-type="float" office:value="11.279" calcext:value-type="float">
            <text:p>11.279</text:p>
          </table:table-cell>
          <table:table-cell office:value-type="float" office:value="6.512" calcext:value-type="float">
            <text:p>6.512</text:p>
          </table:table-cell>
          <table:table-cell office:value-type="float" office:value="19.0147457539702" calcext:value-type="float">
            <text:p>19.0147457539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14155882562231" calcext:value-type="float">
            <text:p>1.14155882562231E-05</text:p>
          </table:table-cell>
          <table:table-cell office:value-type="float" office:value="-4.18" calcext:value-type="float">
            <text:p>-4.1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4" calcext:value-type="float">
            <text:p>-1.64</text:p>
          </table:table-cell>
          <table:table-cell office:value-type="float" office:value="-1.45" calcext:value-type="float">
            <text:p>-1.45</text:p>
          </table:table-cell>
          <table:table-cell office:value-type="float" office:value="29.43" calcext:value-type="float">
            <text:p>29.43</text:p>
          </table:table-cell>
          <table:table-cell office:value-type="float" office:value="-0.000250224125351798" calcext:value-type="float">
            <text:p>-0.000250224125351798</text:p>
          </table:table-cell>
          <table:table-cell office:value-type="string" calcext:value-type="string">
            <text:p>1=-0.6562633652862739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959891775131815" calcext:value-type="float">
            <text:p>0.959891775131815</text:p>
          </table:table-cell>
          <table:table-cell office:value-type="float" office:value="0.839232945193242" calcext:value-type="float">
            <text:p>0.839232945193242</text:p>
          </table:table-cell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office:value-type="float" office:value="-0.00706965169233601" calcext:value-type="float">
            <text:p>-0.00706965169233601</text:p>
          </table:table-cell>
          <table:table-cell office:value-type="string" calcext:value-type="string">
            <text:p>1=-0.141532702509254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-0.046" calcext:value-type="float">
            <text:p>-0.046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3 17:19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B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3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03 07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4764425668896" calcext:value-type="float">
            <text:p>4.764425668896E-08</text:p>
          </table:table-cell>
          <table:table-cell office:value-type="float" office:value="0.00000004820812568896" calcext:value-type="float">
            <text:p>4.820812568896E-08</text:p>
          </table:table-cell>
          <table:table-cell office:value-type="float" office:value="-3.97" calcext:value-type="float">
            <text:p>-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25849933120598" calcext:value-type="float">
            <text:p>0.0325849933120598</text:p>
          </table:table-cell>
          <table:table-cell office:value-type="float" office:value="6.27" calcext:value-type="float">
            <text:p>6.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44965808006367" calcext:value-type="float">
            <text:p>0.0344965808006367</text:p>
          </table:table-cell>
          <table:table-cell office:value-type="float" office:value="37.39" calcext:value-type="float">
            <text:p>37.3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55632150789976" calcext:value-type="float">
            <text:p>0.03556321507899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300952521688965" calcext:value-type="float">
            <text:p>0.0300952521688965</text:p>
          </table:table-cell>
          <table:table-cell office:value-type="float" office:value="12.191" calcext:value-type="float">
            <text:p>12.19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46368887860344" calcext:value-type="float">
            <text:p>0.0346368887860344</text:p>
          </table:table-cell>
          <table:table-cell office:value-type="float" office:value="11.686" calcext:value-type="float">
            <text:p>11.686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9712349510246" calcext:value-type="float">
            <text:p>0.0839712349510246</text:p>
          </table:table-cell>
          <table:table-cell office:value-type="float" office:value="-0.322" calcext:value-type="float">
            <text:p>-0.3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71966346253034" calcext:value-type="float">
            <text:p>0.0471966346253034</text:p>
          </table:table-cell>
          <table:table-cell office:value-type="float" office:value="24.287" calcext:value-type="float">
            <text:p>24.2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76" calcext:value-type="float">
            <text:p>0.076</text:p>
          </table:table-cell>
          <table:table-cell office:value-type="float" office:value="0.222412484104282" calcext:value-type="float">
            <text:p>0.222412484104282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978769724012" calcext:value-type="float">
            <text:p>0.18978769724012</text:p>
          </table:table-cell>
          <table:table-cell office:value-type="float" office:value="-5.588" calcext:value-type="float">
            <text:p>-5.588</text:p>
          </table:table-cell>
          <table:table-cell office:value-type="float" office:value="9.299" calcext:value-type="float">
            <text:p>9.299</text:p>
          </table:table-cell>
          <table:table-cell office:value-type="float" office:value="5.369" calcext:value-type="float">
            <text:p>5.369</text:p>
          </table:table-cell>
          <table:table-cell office:value-type="float" office:value="15.6772344266073" calcext:value-type="float">
            <text:p>15.6772344266073</text:p>
          </table:table-cell>
          <table:table-cell office:value-type="float" office:value="-29.013" calcext:value-type="float">
            <text:p>-29.013</text:p>
          </table:table-cell>
          <table:table-cell office:value-type="float" office:value="9.1" calcext:value-type="float">
            <text:p>9.1</text:p>
          </table:table-cell>
          <table:table-cell office:value-type="float" office:value="5.254" calcext:value-type="float">
            <text:p>5.254</text:p>
          </table:table-cell>
          <table:table-cell office:value-type="float" office:value="15.3407951778749" calcext:value-type="float">
            <text:p>15.3407951778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33747502674855" calcext:value-type="float">
            <text:p>9.33747502674855E-06</text:p>
          </table:table-cell>
          <table:table-cell office:value-type="float" office:value="-4.11" calcext:value-type="float">
            <text:p>-4.1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14" calcext:value-type="float">
            <text:p>-2.14</text:p>
          </table:table-cell>
          <table:table-cell office:value-type="float" office:value="-1.77" calcext:value-type="float">
            <text:p>-1.77</text:p>
          </table:table-cell>
          <table:table-cell office:value-type="float" office:value="29.1" calcext:value-type="float">
            <text:p>29.1</text:p>
          </table:table-cell>
          <table:table-cell office:value-type="float" office:value="0.000465176494090767" calcext:value-type="float">
            <text:p>0.000465176494090767</text:p>
          </table:table-cell>
          <table:table-cell office:value-type="string" calcext:value-type="string">
            <text:p>1=-0.6963128259833672</text:p>
          </table:table-cell>
          <table:table-cell office:value-type="float" office:value="-0.328" calcext:value-type="float">
            <text:p>-0.328</text:p>
          </table:table-cell>
          <table:table-cell office:value-type="float" office:value="1.22376740409227" calcext:value-type="float">
            <text:p>1.22376740409227</text:p>
          </table:table-cell>
          <table:table-cell office:value-type="float" office:value="1.05850381201028" calcext:value-type="float">
            <text:p>1.05850381201028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-0.00305620876180603" calcext:value-type="float">
            <text:p>-0.00305620876180603</text:p>
          </table:table-cell>
          <table:table-cell office:value-type="string" calcext:value-type="string">
            <text:p>1=-0.22970315786997944</text:p>
          </table:table-cell>
          <table:table-cell office:value-type="float" office:value="-0.164" calcext:value-type="float">
            <text:p>-0.164</text:p>
          </table:table-cell>
          <table:table-cell office:value-type="float" office:value="1.09678177605075" calcext:value-type="float">
            <text:p>1.09678177605075</text:p>
          </table:table-cell>
          <table:table-cell office:value-type="float" office:value="0.404851821868448" calcext:value-type="float">
            <text:p>0.404851821868448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066" calcext:value-type="float">
            <text:p>0.066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GR3C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3.68" calcext:value-type="float">
            <text:p>-3.68</text:p>
          </table:table-cell>
          <table:table-cell table:number-columns-repeated="2"/>
          <table:table-cell office:value-type="float" office:value="-1.44" calcext:value-type="float">
            <text:p>-1.44</text:p>
          </table:table-cell>
          <table:table-cell office:value-type="float" office:value="29.43" calcext:value-type="float">
            <text:p>29.43</text:p>
          </table:table-cell>
          <table:table-cell table:number-columns-repeated="7"/>
          <table:table-cell office:value-type="float" office:value="0.601" calcext:value-type="float">
            <text:p>0.601</text:p>
          </table:table-cell>
          <table:table-cell table:number-columns-repeated="7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4644042616877" calcext:value-type="float">
            <text:p>0.034644042616877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152164425527823" calcext:value-type="float">
            <text:p>0.152164425527823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156869349565144" calcext:value-type="float">
            <text:p>0.1568693495651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37141189044979" calcext:value-type="float">
            <text:p>0.033714118904497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94976617146168" calcext:value-type="float">
            <text:p>0.0394976617146168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5 14:3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C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453560144045" calcext:value-type="float">
            <text:p>7.453560144045E-08</text:p>
          </table:table-cell>
          <table:table-cell office:value-type="float" office:value="0.00000007386143144045" calcext:value-type="float">
            <text:p>7.386143144045E-08</text:p>
          </table:table-cell>
          <table:table-cell office:value-type="float" office:value="-3.68" calcext:value-type="float">
            <text:p>-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1186583328004" calcext:value-type="float">
            <text:p>0.00081186583328004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6525425400278" calcext:value-type="float">
            <text:p>0.00506525425400278</text:p>
          </table:table-cell>
          <table:table-cell office:value-type="float" office:value="38.12" calcext:value-type="float">
            <text:p>3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2187191553785" calcext:value-type="float">
            <text:p>0.00522187191553785</text:p>
          </table:table-cell>
          <table:table-cell office:value-type="float" office:value="6.583" calcext:value-type="float">
            <text:p>6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867194869267" calcext:value-type="float">
            <text:p>0.00080867194869267</text:p>
          </table:table-cell>
          <table:table-cell office:value-type="float" office:value="6.667" calcext:value-type="float">
            <text:p>6.66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0589032580054" calcext:value-type="float">
            <text:p>0.0050589032580054</text:p>
          </table:table-cell>
          <table:table-cell office:value-type="float" office:value="13.089" calcext:value-type="float">
            <text:p>13.08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6590651037834" calcext:value-type="float">
            <text:p>0.0216590651037834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5630555979717" calcext:value-type="float">
            <text:p>0.0225630555979717</text:p>
          </table:table-cell>
          <table:table-cell office:value-type="float" office:value="13.303" calcext:value-type="float">
            <text:p>13.3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12559197511425" calcext:value-type="float">
            <text:p>0.041255919751142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5219600243733" calcext:value-type="float">
            <text:p>0.0315219600243733</text:p>
          </table:table-cell>
          <table:table-cell office:value-type="float" office:value="9.555" calcext:value-type="float">
            <text:p>9.555</text:p>
          </table:table-cell>
          <table:table-cell office:value-type="float" office:value="4.763" calcext:value-type="float">
            <text:p>4.763</text:p>
          </table:table-cell>
          <table:table-cell office:value-type="float" office:value="2.75" calcext:value-type="float">
            <text:p>2.75</text:p>
          </table:table-cell>
          <table:table-cell office:value-type="float" office:value="8.0296368316378" calcext:value-type="float">
            <text:p>8.0296368316378</text:p>
          </table:table-cell>
          <table:table-cell office:value-type="float" office:value="-10.486" calcext:value-type="float">
            <text:p>-10.486</text:p>
          </table:table-cell>
          <table:table-cell office:value-type="float" office:value="4.671" calcext:value-type="float">
            <text:p>4.671</text:p>
          </table:table-cell>
          <table:table-cell office:value-type="float" office:value="2.697" calcext:value-type="float">
            <text:p>2.697</text:p>
          </table:table-cell>
          <table:table-cell office:value-type="float" office:value="7.8752119756082" calcext:value-type="float">
            <text:p>7.8752119756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00267563100253" calcext:value-type="float">
            <text:p>5.00267563100253E-06</text:p>
          </table:table-cell>
          <table:table-cell office:value-type="float" office:value="-3.7" calcext:value-type="float">
            <text:p>-3.7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44" calcext:value-type="float">
            <text:p>-1.44</text:p>
          </table:table-cell>
          <table:table-cell office:value-type="float" office:value="-1.23" calcext:value-type="float">
            <text:p>-1.23</text:p>
          </table:table-cell>
          <table:table-cell office:value-type="float" office:value="29.65" calcext:value-type="float">
            <text:p>29.65</text:p>
          </table:table-cell>
          <table:table-cell office:value-type="float" office:value="-0.000559476511386712" calcext:value-type="float">
            <text:p>-0.000559476511386712</text:p>
          </table:table-cell>
          <table:table-cell office:value-type="string" calcext:value-type="string">
            <text:p>1=-0.6485780008848873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95365405276413" calcext:value-type="float">
            <text:p>0.95365405276413</text:p>
          </table:table-cell>
          <table:table-cell office:value-type="float" office:value="0.828436591504917" calcext:value-type="float">
            <text:p>0.828436591504917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0.00744953947101022" calcext:value-type="float">
            <text:p>-0.00744953947101022</text:p>
          </table:table-cell>
          <table:table-cell office:value-type="string" calcext:value-type="string">
            <text:p>1=-0.15001480345484808</text:p>
          </table:table-cell>
          <table:table-cell office:value-type="float" office:value="0.026" calcext:value-type="float">
            <text:p>0.026</text:p>
          </table:table-cell>
          <table:table-cell office:value-type="float" office:value="0.737959146656566" calcext:value-type="float">
            <text:p>0.737959146656566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10 05:4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785848586874" calcext:value-type="float">
            <text:p>5.785848586874E-08</text:p>
          </table:table-cell>
          <table:table-cell office:value-type="float" office:value="0.00000005740173286874" calcext:value-type="float">
            <text:p>5.740173286874E-08</text:p>
          </table:table-cell>
          <table:table-cell office:value-type="float" office:value="-3.68" calcext:value-type="float">
            <text:p>-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4264788525033" calcext:value-type="float">
            <text:p>0.00444264788525033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3927553329986" calcext:value-type="float">
            <text:p>0.00323927553329986</text:p>
          </table:table-cell>
          <table:table-cell office:value-type="float" office:value="37.96" calcext:value-type="float">
            <text:p>3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943393278998" calcext:value-type="float">
            <text:p>0.00333943393278998</text:p>
          </table:table-cell>
          <table:table-cell office:value-type="float" office:value="6.576" calcext:value-type="float">
            <text:p>6.57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23738673104891" calcext:value-type="float">
            <text:p>0.00423738673104891</text:p>
          </table:table-cell>
          <table:table-cell office:value-type="float" office:value="6.51" calcext:value-type="float">
            <text:p>6.5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23868461019169" calcext:value-type="float">
            <text:p>0.00323868461019169</text:p>
          </table:table-cell>
          <table:table-cell office:value-type="float" office:value="12.975" calcext:value-type="float">
            <text:p>12.97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1329854633254" calcext:value-type="float">
            <text:p>0.0351329854633254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93886997115731" calcext:value-type="float">
            <text:p>0.0293886997115731</text:p>
          </table:table-cell>
          <table:table-cell office:value-type="float" office:value="12.925" calcext:value-type="float">
            <text:p>12.9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0863868287717" calcext:value-type="float">
            <text:p>0.0110863868287717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8995273453632" calcext:value-type="float">
            <text:p>0.0158995273453632</text:p>
          </table:table-cell>
          <table:table-cell office:value-type="float" office:value="24.644" calcext:value-type="float">
            <text:p>24.644</text:p>
          </table:table-cell>
          <table:table-cell office:value-type="float" office:value="7.511" calcext:value-type="float">
            <text:p>7.511</text:p>
          </table:table-cell>
          <table:table-cell office:value-type="float" office:value="4.337" calcext:value-type="float">
            <text:p>4.337</text:p>
          </table:table-cell>
          <table:table-cell office:value-type="float" office:value="12.6628252780752" calcext:value-type="float">
            <text:p>12.6628252780752</text:p>
          </table:table-cell>
          <table:table-cell office:value-type="float" office:value="4.619" calcext:value-type="float">
            <text:p>4.619</text:p>
          </table:table-cell>
          <table:table-cell office:value-type="float" office:value="7.361" calcext:value-type="float">
            <text:p>7.361</text:p>
          </table:table-cell>
          <table:table-cell office:value-type="float" office:value="4.25" calcext:value-type="float">
            <text:p>4.25</text:p>
          </table:table-cell>
          <table:table-cell office:value-type="float" office:value="12.4095630544143" calcext:value-type="float">
            <text:p>12.4095630544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18359706516276" calcext:value-type="float">
            <text:p>7.18359706516276E-06</text:p>
          </table:table-cell>
          <table:table-cell office:value-type="float" office:value="-3.71" calcext:value-type="float">
            <text:p>-3.7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59" calcext:value-type="float">
            <text:p>-1.59</text:p>
          </table:table-cell>
          <table:table-cell office:value-type="float" office:value="-1.4" calcext:value-type="float">
            <text:p>-1.4</text:p>
          </table:table-cell>
          <table:table-cell office:value-type="float" office:value="29.47" calcext:value-type="float">
            <text:p>29.47</text:p>
          </table:table-cell>
          <table:table-cell office:value-type="float" office:value="-0.000116842793340692" calcext:value-type="float">
            <text:p>-0.000116842793340692</text:p>
          </table:table-cell>
          <table:table-cell office:value-type="string" calcext:value-type="string">
            <text:p>1=-0.6586464290386479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988973948349859" calcext:value-type="float">
            <text:p>0.988973948349859</text:p>
          </table:table-cell>
          <table:table-cell office:value-type="float" office:value="0.861835282822223" calcext:value-type="float">
            <text:p>0.861835282822223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00663203357386042" calcext:value-type="float">
            <text:p>-0.00663203357386042</text:p>
          </table:table-cell>
          <table:table-cell office:value-type="string" calcext:value-type="string">
            <text:p>1=-0.14384668944265588</text:p>
          </table:table-cell>
          <table:table-cell office:value-type="float" office:value="-0.05" calcext:value-type="float">
            <text:p>-0.05</text:p>
          </table:table-cell>
          <table:table-cell office:value-type="float" office:value="0.866007649214566" calcext:value-type="float">
            <text:p>0.866007649214566</text:p>
          </table:table-cell>
          <table:table-cell office:value-type="float" office:value="0.265224452854679" calcext:value-type="float">
            <text:p>0.265224452854679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-0.136" calcext:value-type="float">
            <text:p>-0.136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12 21:06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3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000130476206" calcext:value-type="float">
            <text:p>6.000130476206E-08</text:p>
          </table:table-cell>
          <table:table-cell office:value-type="float" office:value="0.00000005947696676206" calcext:value-type="float">
            <text:p>5.947696676206E-08</text:p>
          </table:table-cell>
          <table:table-cell office:value-type="float" office:value="-3.68" calcext:value-type="float">
            <text:p>-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188079044775" calcext:value-type="float">
            <text:p>0.0047188079044775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5965096836725" calcext:value-type="float">
            <text:p>0.00585965096836725</text:p>
          </table:table-cell>
          <table:table-cell office:value-type="float" office:value="37.98" calcext:value-type="float">
            <text:p>3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4083137630992" calcext:value-type="float">
            <text:p>0.00604083137630992</text:p>
          </table:table-cell>
          <table:table-cell office:value-type="float" office:value="6.579" calcext:value-type="float">
            <text:p>6.5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3335891412963" calcext:value-type="float">
            <text:p>0.0043335891412963</text:p>
          </table:table-cell>
          <table:table-cell office:value-type="float" office:value="6.532" calcext:value-type="float">
            <text:p>6.5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84600634585153" calcext:value-type="float">
            <text:p>0.00584600634585153</text:p>
          </table:table-cell>
          <table:table-cell office:value-type="float" office:value="12.983" calcext:value-type="float">
            <text:p>12.98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</text:p>
          </table:table-cell>
          <table:table-cell office:value-type="float" office:value="0.0597929287795361" calcext:value-type="float">
            <text:p>0.0597929287795361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</text:p>
          </table:table-cell>
          <table:table-cell office:value-type="float" office:value="0.0582592857745995" calcext:value-type="float">
            <text:p>0.0582592857745995</text:p>
          </table:table-cell>
          <table:table-cell office:value-type="float" office:value="12.953" calcext:value-type="float">
            <text:p>12.95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8801308993807" calcext:value-type="float">
            <text:p>0.138801308993807</text:p>
          </table:table-cell>
          <table:table-cell office:value-type="float" office:value="-0.15" calcext:value-type="float">
            <text:p>-0.1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" calcext:value-type="float">
            <text:p>0.05</text:p>
          </table:table-cell>
          <table:table-cell office:value-type="float" office:value="0.147424910088866" calcext:value-type="float">
            <text:p>0.147424910088866</text:p>
          </table:table-cell>
          <table:table-cell office:value-type="float" office:value="18.281" calcext:value-type="float">
            <text:p>18.281</text:p>
          </table:table-cell>
          <table:table-cell office:value-type="float" office:value="4.752" calcext:value-type="float">
            <text:p>4.752</text:p>
          </table:table-cell>
          <table:table-cell office:value-type="float" office:value="2.744" calcext:value-type="float">
            <text:p>2.744</text:p>
          </table:table-cell>
          <table:table-cell office:value-type="float" office:value="8.01161532251441" calcext:value-type="float">
            <text:p>8.01161532251441</text:p>
          </table:table-cell>
          <table:table-cell office:value-type="float" office:value="-1.666" calcext:value-type="float">
            <text:p>-1.666</text:p>
          </table:table-cell>
          <table:table-cell office:value-type="float" office:value="4.665" calcext:value-type="float">
            <text:p>4.665</text:p>
          </table:table-cell>
          <table:table-cell office:value-type="float" office:value="2.693" calcext:value-type="float">
            <text:p>2.693</text:p>
          </table:table-cell>
          <table:table-cell office:value-type="float" office:value="7.86416695928573" calcext:value-type="float">
            <text:p>7.86416695928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69234087878212" calcext:value-type="float">
            <text:p>4.69234087878212E-06</text:p>
          </table:table-cell>
          <table:table-cell office:value-type="float" office:value="-3.71" calcext:value-type="float">
            <text:p>-3.7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57" calcext:value-type="float">
            <text:p>-1.57</text:p>
          </table:table-cell>
          <table:table-cell office:value-type="float" office:value="-1.39" calcext:value-type="float">
            <text:p>-1.39</text:p>
          </table:table-cell>
          <table:table-cell office:value-type="float" office:value="29.48" calcext:value-type="float">
            <text:p>29.48</text:p>
          </table:table-cell>
          <table:table-cell office:value-type="float" office:value="0.000140500711922672" calcext:value-type="float">
            <text:p>0.000140500711922672</text:p>
          </table:table-cell>
          <table:table-cell office:value-type="string" calcext:value-type="string">
            <text:p>1=-0.6645974633298781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965085237156394" calcext:value-type="float">
            <text:p>0.965085237156394</text:p>
          </table:table-cell>
          <table:table-cell office:value-type="float" office:value="0.846989686983762" calcext:value-type="float">
            <text:p>0.846989686983762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064390180213627" calcext:value-type="float">
            <text:p>-0.0064390180213627</text:p>
          </table:table-cell>
          <table:table-cell office:value-type="string" calcext:value-type="string">
            <text:p>1=-0.142822656343949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9681234065092" calcext:value-type="float">
            <text:p>1.09681234065092</text:p>
          </table:table-cell>
          <table:table-cell office:value-type="float" office:value="0.290533246839543" calcext:value-type="float">
            <text:p>0.290533246839543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2 17:45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C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3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272917938271" calcext:value-type="float">
            <text:p>8.272917938271E-08</text:p>
          </table:table-cell>
          <table:table-cell office:value-type="float" office:value="0.00000008289075488271" calcext:value-type="float">
            <text:p>8.289075488271E-08</text:p>
          </table:table-cell>
          <table:table-cell office:value-type="float" office:value="-3.52" calcext:value-type="float">
            <text:p>-3.5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49587565239021" calcext:value-type="float">
            <text:p>0.0549587565239021</text:p>
          </table:table-cell>
          <table:table-cell office:value-type="float" office:value="6.42" calcext:value-type="float">
            <text:p>6.4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36978722079752" calcext:value-type="float">
            <text:p>0.0536978722079752</text:p>
          </table:table-cell>
          <table:table-cell office:value-type="float" office:value="37.54" calcext:value-type="float">
            <text:p>37.5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53582104166474" calcext:value-type="float">
            <text:p>0.0553582104166474</text:p>
          </table:table-cell>
          <table:table-cell office:value-type="float" office:value="0.462" calcext:value-type="float">
            <text:p>0.46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32423387257072" calcext:value-type="float">
            <text:p>0.0532423387257072</text:p>
          </table:table-cell>
          <table:table-cell office:value-type="float" office:value="12.322" calcext:value-type="float">
            <text:p>12.3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40659178393211" calcext:value-type="float">
            <text:p>0.0540659178393211</text:p>
          </table:table-cell>
          <table:table-cell office:value-type="float" office:value="12.338" calcext:value-type="float">
            <text:p>12.33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1521189216708" calcext:value-type="float">
            <text:p>0.051521189216708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01803586055121" calcext:value-type="float">
            <text:p>0.0801803586055121</text:p>
          </table:table-cell>
          <table:table-cell office:value-type="float" office:value="24.572" calcext:value-type="float">
            <text:p>24.57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1" calcext:value-type="float">
            <text:p>0.071</text:p>
          </table:table-cell>
          <table:table-cell office:value-type="float" office:value="0.208579012026869" calcext:value-type="float">
            <text:p>0.208579012026869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4950767398412" calcext:value-type="float">
            <text:p>0.154950767398412</text:p>
          </table:table-cell>
          <table:table-cell office:value-type="float" office:value="16.776" calcext:value-type="float">
            <text:p>16.776</text:p>
          </table:table-cell>
          <table:table-cell office:value-type="float" office:value="5.189" calcext:value-type="float">
            <text:p>5.189</text:p>
          </table:table-cell>
          <table:table-cell office:value-type="float" office:value="2.996" calcext:value-type="float">
            <text:p>2.996</text:p>
          </table:table-cell>
          <table:table-cell office:value-type="float" office:value="8.74726206518437" calcext:value-type="float">
            <text:p>8.74726206518437</text:p>
          </table:table-cell>
          <table:table-cell office:value-type="float" office:value="-7.89" calcext:value-type="float">
            <text:p>-7.89</text:p>
          </table:table-cell>
          <table:table-cell office:value-type="float" office:value="5.104" calcext:value-type="float">
            <text:p>5.104</text:p>
          </table:table-cell>
          <table:table-cell office:value-type="float" office:value="2.947" calcext:value-type="float">
            <text:p>2.947</text:p>
          </table:table-cell>
          <table:table-cell office:value-type="float" office:value="8.60529748389384" calcext:value-type="float">
            <text:p>8.60529748389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98445593356793" calcext:value-type="float">
            <text:p>4.98445593356793E-06</text:p>
          </table:table-cell>
          <table:table-cell office:value-type="float" office:value="-3.66" calcext:value-type="float">
            <text:p>-3.6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99" calcext:value-type="float">
            <text:p>-1.99</text:p>
          </table:table-cell>
          <table:table-cell office:value-type="float" office:value="-1.57" calcext:value-type="float">
            <text:p>-1.57</text:p>
          </table:table-cell>
          <table:table-cell office:value-type="float" office:value="29.31" calcext:value-type="float">
            <text:p>29.31</text:p>
          </table:table-cell>
          <table:table-cell office:value-type="float" office:value="0.000271630421390599" calcext:value-type="float">
            <text:p>0.000271630421390599</text:p>
          </table:table-cell>
          <table:table-cell office:value-type="string" calcext:value-type="string">
            <text:p>1=-0.6005981880955114</text:p>
          </table:table-cell>
          <table:table-cell office:value-type="float" office:value="-0.258" calcext:value-type="float">
            <text:p>-0.258</text:p>
          </table:table-cell>
          <table:table-cell office:value-type="float" office:value="1.17021898842596" calcext:value-type="float">
            <text:p>1.17021898842596</text:p>
          </table:table-cell>
          <table:table-cell office:value-type="float" office:value="0.907673627440001" calcext:value-type="float">
            <text:p>0.907673627440001</text:p>
          </table:table-cell>
          <table:table-cell office:value-type="float" office:value="0.606" calcext:value-type="float">
            <text:p>0.606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-0.00412673552461196" calcext:value-type="float">
            <text:p>-0.00412673552461196</text:p>
          </table:table-cell>
          <table:table-cell office:value-type="string" calcext:value-type="string">
            <text:p>1=-0.18340318694886293</text:p>
          </table:table-cell>
          <table:table-cell office:value-type="float" office:value="-0.116" calcext:value-type="float">
            <text:p>-0.116</text:p>
          </table:table-cell>
          <table:table-cell office:value-type="float" office:value="1.06931544569379" calcext:value-type="float">
            <text:p>1.06931544569379</text:p>
          </table:table-cell>
          <table:table-cell office:value-type="float" office:value="0.292438533530753" calcext:value-type="float">
            <text:p>0.292438533530753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67" calcext:value-type="float">
            <text:p>0.06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019-10-03 18:43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C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3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03 07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445960526021" calcext:value-type="float">
            <text:p>6.445960526021E-08</text:p>
          </table:table-cell>
          <table:table-cell office:value-type="float" office:value="0.00000006386071726021" calcext:value-type="float">
            <text:p>6.386071726021E-08</text:p>
          </table:table-cell>
          <table:table-cell office:value-type="float" office:value="-3.5" calcext:value-type="float">
            <text:p>-3.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55377722487652" calcext:value-type="float">
            <text:p>0.0555377722487652</text:p>
          </table:table-cell>
          <table:table-cell office:value-type="float" office:value="6.41" calcext:value-type="float">
            <text:p>6.4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71723038640998" calcext:value-type="float">
            <text:p>0.0571723038640998</text:p>
          </table:table-cell>
          <table:table-cell office:value-type="float" office:value="37.53" calcext:value-type="float">
            <text:p>37.5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89400714995776" calcext:value-type="float">
            <text:p>0.0589400714995776</text:p>
          </table:table-cell>
          <table:table-cell office:value-type="float" office:value="0.474" calcext:value-type="float">
            <text:p>0.47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39027538718064" calcext:value-type="float">
            <text:p>0.0539027538718064</text:p>
          </table:table-cell>
          <table:table-cell office:value-type="float" office:value="12.326" calcext:value-type="float">
            <text:p>12.32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</text:p>
          </table:table-cell>
          <table:table-cell office:value-type="float" office:value="0.0575599916689694" calcext:value-type="float">
            <text:p>0.0575599916689694</text:p>
          </table:table-cell>
          <table:table-cell office:value-type="float" office:value="12.277" calcext:value-type="float">
            <text:p>12.27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82295039289098" calcext:value-type="float">
            <text:p>0.182295039289098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978311143151967" calcext:value-type="float">
            <text:p>0.0978311143151967</text:p>
          </table:table-cell>
          <table:table-cell office:value-type="float" office:value="24.606" calcext:value-type="float">
            <text:p>24.6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21885448610206" calcext:value-type="float">
            <text:p>0.0821885448610206</text:p>
          </table:table-cell>
          <table:table-cell office:value-type="float" office:value="-0.194" calcext:value-type="float">
            <text:p>-0.1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910805094959" calcext:value-type="float">
            <text:p>0.035910805094959</text:p>
          </table:table-cell>
          <table:table-cell office:value-type="float" office:value="-6.097" calcext:value-type="float">
            <text:p>-6.097</text:p>
          </table:table-cell>
          <table:table-cell office:value-type="float" office:value="10.61" calcext:value-type="float">
            <text:p>10.61</text:p>
          </table:table-cell>
          <table:table-cell office:value-type="float" office:value="6.126" calcext:value-type="float">
            <text:p>6.126</text:p>
          </table:table-cell>
          <table:table-cell office:value-type="float" office:value="17.8864329637122" calcext:value-type="float">
            <text:p>17.8864329637122</text:p>
          </table:table-cell>
          <table:table-cell office:value-type="float" office:value="-30.227" calcext:value-type="float">
            <text:p>-30.227</text:p>
          </table:table-cell>
          <table:table-cell office:value-type="float" office:value="10.387" calcext:value-type="float">
            <text:p>10.387</text:p>
          </table:table-cell>
          <table:table-cell office:value-type="float" office:value="5.997" calcext:value-type="float">
            <text:p>5.997</text:p>
          </table:table-cell>
          <table:table-cell office:value-type="float" office:value="17.5113126400012" calcext:value-type="float">
            <text:p>17.511312640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64474543338155" calcext:value-type="float">
            <text:p>9.64474543338155E-06</text:p>
          </table:table-cell>
          <table:table-cell office:value-type="float" office:value="-3.63" calcext:value-type="float">
            <text:p>-3.6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" calcext:value-type="float">
            <text:p>-2</text:p>
          </table:table-cell>
          <table:table-cell office:value-type="float" office:value="-1.63" calcext:value-type="float">
            <text:p>-1.63</text:p>
          </table:table-cell>
          <table:table-cell office:value-type="float" office:value="29.23" calcext:value-type="float">
            <text:p>29.23</text:p>
          </table:table-cell>
          <table:table-cell office:value-type="float" office:value="0.000465176494090761" calcext:value-type="float">
            <text:p>0.000465176494090761</text:p>
          </table:table-cell>
          <table:table-cell office:value-type="string" calcext:value-type="string">
            <text:p>1=-0.6963128259833667</text:p>
          </table:table-cell>
          <table:table-cell office:value-type="float" office:value="-0.337" calcext:value-type="float">
            <text:p>-0.337</text:p>
          </table:table-cell>
          <table:table-cell office:value-type="float" office:value="1.22376740409227" calcext:value-type="float">
            <text:p>1.22376740409227</text:p>
          </table:table-cell>
          <table:table-cell office:value-type="float" office:value="1.05850381201028" calcext:value-type="float">
            <text:p>1.05850381201028</text:p>
          </table:table-cell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-0.00305620876180603" calcext:value-type="float">
            <text:p>-0.00305620876180603</text:p>
          </table:table-cell>
          <table:table-cell office:value-type="string" calcext:value-type="string">
            <text:p>1=-0.22970315786997958</text:p>
          </table:table-cell>
          <table:table-cell office:value-type="float" office:value="-0.119" calcext:value-type="float">
            <text:p>-0.119</text:p>
          </table:table-cell>
          <table:table-cell office:value-type="float" office:value="1.09678177605076" calcext:value-type="float">
            <text:p>1.09678177605076</text:p>
          </table:table-cell>
          <table:table-cell office:value-type="float" office:value="0.404851821868448" calcext:value-type="float">
            <text:p>0.404851821868448</text:p>
          </table:table-cell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111" calcext:value-type="float">
            <text:p>0.111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GR5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3.71" calcext:value-type="float">
            <text:p>-3.71</text:p>
          </table:table-cell>
          <table:table-cell table:number-columns-repeated="2"/>
          <table:table-cell office:value-type="float" office:value="-2.13" calcext:value-type="float">
            <text:p>-2.13</text:p>
          </table:table-cell>
          <table:table-cell office:value-type="float" office:value="28.72" calcext:value-type="float">
            <text:p>28.72</text:p>
          </table:table-cell>
          <table:table-cell table:number-columns-repeated="7"/>
          <table:table-cell office:value-type="float" office:value="0.88" calcext:value-type="float">
            <text:p>0.88</text:p>
          </table:table-cell>
          <table:table-cell table:number-columns-repeated="7"/>
          <table:table-cell office:value-type="float" office:value="0.955" calcext:value-type="float">
            <text:p>0.955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office:value-type="float" office:value="0.536018772890252" calcext:value-type="float">
            <text:p>0.536018772890252</text:p>
          </table:table-cell>
          <table:table-cell office:value-type="float" office:value="1.01" calcext:value-type="float">
            <text:p>1.01</text:p>
          </table:table-cell>
          <table:table-cell office:value-type="float" office:value="0.45" calcext:value-type="float">
            <text:p>0.45</text:p>
          </table:table-cell>
          <table:table-cell office:value-type="float" office:value="0.962137422882158" calcext:value-type="float">
            <text:p>0.962137422882158</text:p>
          </table:table-cell>
          <table:table-cell office:value-type="float" office:value="1.04" calcext:value-type="float">
            <text:p>1.04</text:p>
          </table:table-cell>
          <table:table-cell office:value-type="float" office:value="0.47" calcext:value-type="float">
            <text:p>0.47</text:p>
          </table:table-cell>
          <table:table-cell office:value-type="float" office:value="0.991886711997674" calcext:value-type="float">
            <text:p>0.991886711997674</text:p>
          </table:table-cell>
          <table:table-cell office:value-type="float" office:value="0.561" calcext:value-type="float">
            <text:p>0.561</text:p>
          </table:table-cell>
          <table:table-cell office:value-type="float" office:value="0.251" calcext:value-type="float">
            <text:p>0.251</text:p>
          </table:table-cell>
          <table:table-cell office:value-type="float" office:value="0.53504627154855" calcext:value-type="float">
            <text:p>0.53504627154855</text:p>
          </table:table-cell>
          <table:table-cell office:value-type="float" office:value="1.63" calcext:value-type="float">
            <text:p>1.63</text:p>
          </table:table-cell>
          <table:table-cell office:value-type="float" office:value="0.729" calcext:value-type="float">
            <text:p>0.729</text:p>
          </table:table-cell>
          <table:table-cell office:value-type="float" office:value="1.55440617059673" calcext:value-type="float">
            <text:p>1.55440617059673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3 12:4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A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182024030146" calcext:value-type="float">
            <text:p>6.182024030146E-08</text:p>
          </table:table-cell>
          <table:table-cell office:value-type="float" office:value="0.00000006153065580146" calcext:value-type="float">
            <text:p>6.153065580146E-08</text:p>
          </table:table-cell>
          <table:table-cell office:value-type="float" office:value="-3.96" calcext:value-type="float">
            <text:p>-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8539438694566" calcext:value-type="float">
            <text:p>0.00128539438694566</text:p>
          </table:table-cell>
          <table:table-cell office:value-type="float" office:value="5.09" calcext:value-type="float">
            <text:p>5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0495154806926" calcext:value-type="float">
            <text:p>0.00980495154806926</text:p>
          </table:table-cell>
          <table:table-cell office:value-type="float" office:value="36.16" calcext:value-type="float">
            <text:p>36.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01081206499398" calcext:value-type="float">
            <text:p>0.0101081206499398</text:p>
          </table:table-cell>
          <table:table-cell office:value-type="float" office:value="6.254" calcext:value-type="float">
            <text:p>6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42372454464998" calcext:value-type="float">
            <text:p>0.00142372454464998</text:p>
          </table:table-cell>
          <table:table-cell office:value-type="float" office:value="4.773" calcext:value-type="float">
            <text:p>4.77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79366443997398" calcext:value-type="float">
            <text:p>0.00979366443997398</text:p>
          </table:table-cell>
          <table:table-cell office:value-type="float" office:value="10.971" calcext:value-type="float">
            <text:p>10.97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08835772246913" calcext:value-type="float">
            <text:p>0.0608835772246913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08007744564112" calcext:value-type="float">
            <text:p>0.0708007744564112</text:p>
          </table:table-cell>
          <table:table-cell office:value-type="float" office:value="9.448" calcext:value-type="float">
            <text:p>9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1030749205925" calcext:value-type="float">
            <text:p>0.13103074920592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123442239639395" calcext:value-type="float">
            <text:p>0.123442239639395</text:p>
          </table:table-cell>
          <table:table-cell office:value-type="float" office:value="23.506" calcext:value-type="float">
            <text:p>23.506</text:p>
          </table:table-cell>
          <table:table-cell office:value-type="float" office:value="4.627" calcext:value-type="float">
            <text:p>4.627</text:p>
          </table:table-cell>
          <table:table-cell office:value-type="float" office:value="2.671" calcext:value-type="float">
            <text:p>2.671</text:p>
          </table:table-cell>
          <table:table-cell office:value-type="float" office:value="7.80017961437904" calcext:value-type="float">
            <text:p>7.80017961437904</text:p>
          </table:table-cell>
          <table:table-cell office:value-type="float" office:value="7.257" calcext:value-type="float">
            <text:p>7.257</text:p>
          </table:table-cell>
          <table:table-cell office:value-type="float" office:value="4.56" calcext:value-type="float">
            <text:p>4.56</text:p>
          </table:table-cell>
          <table:table-cell office:value-type="float" office:value="2.633" calcext:value-type="float">
            <text:p>2.633</text:p>
          </table:table-cell>
          <table:table-cell office:value-type="float" office:value="7.68778133716622" calcext:value-type="float">
            <text:p>7.68778133716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84281359879737" calcext:value-type="float">
            <text:p>5.84281359879737E-06</text:p>
          </table:table-cell>
          <table:table-cell office:value-type="float" office:value="-3.98" calcext:value-type="float">
            <text:p>-3.9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3.32" calcext:value-type="float">
            <text:p>-3.32</text:p>
          </table:table-cell>
          <table:table-cell office:value-type="float" office:value="-3.12" calcext:value-type="float">
            <text:p>-3.12</text:p>
          </table:table-cell>
          <table:table-cell office:value-type="float" office:value="27.7" calcext:value-type="float">
            <text:p>27.7</text:p>
          </table:table-cell>
          <table:table-cell office:value-type="float" office:value="-0.000674061685794268" calcext:value-type="float">
            <text:p>-0.000674061685794268</text:p>
          </table:table-cell>
          <table:table-cell office:value-type="string" calcext:value-type="string">
            <text:p>1=-0.6454975154810286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949732075192843" calcext:value-type="float">
            <text:p>0.949732075192843</text:p>
          </table:table-cell>
          <table:table-cell office:value-type="float" office:value="0.817541016378425" calcext:value-type="float">
            <text:p>0.817541016378425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.632</text:p>
          </table:table-cell>
          <table:table-cell office:value-type="float" office:value="-0.00756920492114386" calcext:value-type="float">
            <text:p>-0.00756920492114386</text:p>
          </table:table-cell>
          <table:table-cell office:value-type="string" calcext:value-type="string">
            <text:p>1=-0.15288931030362382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678073023500893" calcext:value-type="float">
            <text:p>0.678073023500893</text:p>
          </table:table-cell>
          <table:table-cell office:value-type="float" office:value="0.234328774795947" calcext:value-type="float">
            <text:p>0.234328774795947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3 21:4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A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102994866829" calcext:value-type="float">
            <text:p>5.102994866829E-08</text:p>
          </table:table-cell>
          <table:table-cell office:value-type="float" office:value="0.00000005069426466829" calcext:value-type="float">
            <text:p>5.069426466829E-0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9942185693417" calcext:value-type="float">
            <text:p>0.00649942185693417</text:p>
          </table:table-cell>
          <table:table-cell office:value-type="float" office:value="5.02" calcext:value-type="float">
            <text:p>5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51915952750539" calcext:value-type="float">
            <text:p>0.0151915952750539</text:p>
          </table:table-cell>
          <table:table-cell office:value-type="float" office:value="36.1" calcext:value-type="float">
            <text:p>36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56613194009574" calcext:value-type="float">
            <text:p>0.0156613194009574</text:p>
          </table:table-cell>
          <table:table-cell office:value-type="float" office:value="6.215" calcext:value-type="float">
            <text:p>6.2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64811585371594" calcext:value-type="float">
            <text:p>0.00664811585371594</text:p>
          </table:table-cell>
          <table:table-cell office:value-type="float" office:value="4.709" calcext:value-type="float">
            <text:p>4.70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1852141414744" calcext:value-type="float">
            <text:p>0.0151852141414744</text:p>
          </table:table-cell>
          <table:table-cell office:value-type="float" office:value="10.877" calcext:value-type="float">
            <text:p>10.87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00122855941187" calcext:value-type="float">
            <text:p>0.0200122855941187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06649677729116" calcext:value-type="float">
            <text:p>0.0206649677729116</text:p>
          </table:table-cell>
          <table:table-cell office:value-type="float" office:value="9.27" calcext:value-type="float">
            <text:p>9.2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84420821058377" calcext:value-type="float">
            <text:p>0.184420821058377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165077784779211" calcext:value-type="float">
            <text:p>0.165077784779211</text:p>
          </table:table-cell>
          <table:table-cell office:value-type="float" office:value="30.566" calcext:value-type="float">
            <text:p>30.566</text:p>
          </table:table-cell>
          <table:table-cell office:value-type="float" office:value="16.444" calcext:value-type="float">
            <text:p>16.444</text:p>
          </table:table-cell>
          <table:table-cell office:value-type="float" office:value="9.494" calcext:value-type="float">
            <text:p>9.494</text:p>
          </table:table-cell>
          <table:table-cell office:value-type="float" office:value="27.7215354687052" calcext:value-type="float">
            <text:p>27.7215354687052</text:p>
          </table:table-cell>
          <table:table-cell office:value-type="float" office:value="14.375" calcext:value-type="float">
            <text:p>14.375</text:p>
          </table:table-cell>
          <table:table-cell office:value-type="float" office:value="16.207" calcext:value-type="float">
            <text:p>16.207</text:p>
          </table:table-cell>
          <table:table-cell office:value-type="float" office:value="9.357" calcext:value-type="float">
            <text:p>9.357</text:p>
          </table:table-cell>
          <table:table-cell office:value-type="float" office:value="27.3225376013959" calcext:value-type="float">
            <text:p>27.3225376013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76676826696351" calcext:value-type="float">
            <text:p>1.76676826696351E-05</text:p>
          </table:table-cell>
          <table:table-cell office:value-type="float" office:value="-4.02" calcext:value-type="float">
            <text:p>-4.0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3.38" calcext:value-type="float">
            <text:p>-3.38</text:p>
          </table:table-cell>
          <table:table-cell office:value-type="float" office:value="-3.18" calcext:value-type="float">
            <text:p>-3.18</text:p>
          </table:table-cell>
          <table:table-cell office:value-type="float" office:value="27.64" calcext:value-type="float">
            <text:p>27.64</text:p>
          </table:table-cell>
          <table:table-cell office:value-type="float" office:value="-0.00067406168579427" calcext:value-type="float">
            <text:p>-0.00067406168579427</text:p>
          </table:table-cell>
          <table:table-cell office:value-type="string" calcext:value-type="string">
            <text:p>1=-0.6454975154810287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949732075192843" calcext:value-type="float">
            <text:p>0.949732075192843</text:p>
          </table:table-cell>
          <table:table-cell office:value-type="float" office:value="0.817541016378425" calcext:value-type="float">
            <text:p>0.817541016378425</text:p>
          </table:table-cell>
          <table:table-cell office:value-type="float" office:value="0.641" calcext:value-type="float">
            <text:p>0.641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-0.00756920492114386" calcext:value-type="float">
            <text:p>-0.00756920492114386</text:p>
          </table:table-cell>
          <table:table-cell office:value-type="string" calcext:value-type="string">
            <text:p>1=-0.15288931030362382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678073023500893" calcext:value-type="float">
            <text:p>0.678073023500893</text:p>
          </table:table-cell>
          <table:table-cell office:value-type="float" office:value="0.234328774795947" calcext:value-type="float">
            <text:p>0.234328774795947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-0.169" calcext:value-type="float">
            <text:p>-0.16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07 00:06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A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663187760035" calcext:value-type="float">
            <text:p>8.663187760035E-08</text:p>
          </table:table-cell>
          <table:table-cell office:value-type="float" office:value="0.00000008605259510035" calcext:value-type="float">
            <text:p>8.605259510035E-08</text:p>
          </table:table-cell>
          <table:table-cell office:value-type="float" office:value="-3.11" calcext:value-type="float">
            <text:p>-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6316723081436" calcext:value-type="float">
            <text:p>0.00336316723081436</text:p>
          </table:table-cell>
          <table:table-cell office:value-type="float" office:value="7.29" calcext:value-type="float">
            <text:p>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5499092638835" calcext:value-type="float">
            <text:p>0.00545499092638835</text:p>
          </table:table-cell>
          <table:table-cell office:value-type="float" office:value="38.44" calcext:value-type="float">
            <text:p>38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236592458359" calcext:value-type="float">
            <text:p>0.0056236592458359</text:p>
          </table:table-cell>
          <table:table-cell office:value-type="float" office:value="7.131" calcext:value-type="float">
            <text:p>7.1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24884137507441" calcext:value-type="float">
            <text:p>0.00324884137507441</text:p>
          </table:table-cell>
          <table:table-cell office:value-type="float" office:value="6.981" calcext:value-type="float">
            <text:p>6.98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45053871929798" calcext:value-type="float">
            <text:p>0.00545053871929798</text:p>
          </table:table-cell>
          <table:table-cell office:value-type="float" office:value="14.003" calcext:value-type="float">
            <text:p>14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5900919318593" calcext:value-type="float">
            <text:p>0.0265900919318593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0928048686774" calcext:value-type="float">
            <text:p>0.0190928048686774</text:p>
          </table:table-cell>
          <table:table-cell office:value-type="float" office:value="13.914" calcext:value-type="float">
            <text:p>13.914</text:p>
          </table:table-cell>
          <table:table-cell office:value-type="float" office:value="0.08" calcext:value-type="float">
            <text:p>0.0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5032366570752" calcext:value-type="float">
            <text:p>0.135032366570752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9511674387887" calcext:value-type="float">
            <text:p>0.129511674387887</text:p>
          </table:table-cell>
          <table:table-cell office:value-type="float" office:value="18.071" calcext:value-type="float">
            <text:p>18.071</text:p>
          </table:table-cell>
          <table:table-cell office:value-type="float" office:value="8.934" calcext:value-type="float">
            <text:p>8.934</text:p>
          </table:table-cell>
          <table:table-cell office:value-type="float" office:value="5.158" calcext:value-type="float">
            <text:p>5.158</text:p>
          </table:table-cell>
          <table:table-cell office:value-type="float" office:value="15.0609815450723" calcext:value-type="float">
            <text:p>15.0609815450723</text:p>
          </table:table-cell>
          <table:table-cell office:value-type="float" office:value="-3.329" calcext:value-type="float">
            <text:p>-3.329</text:p>
          </table:table-cell>
          <table:table-cell office:value-type="float" office:value="8.74" calcext:value-type="float">
            <text:p>8.74</text:p>
          </table:table-cell>
          <table:table-cell office:value-type="float" office:value="5.046" calcext:value-type="float">
            <text:p>5.046</text:p>
          </table:table-cell>
          <table:table-cell office:value-type="float" office:value="14.7351929026266" calcext:value-type="float">
            <text:p>14.7351929026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9398599290725" calcext:value-type="float">
            <text:p>7.9398599290725E-06</text:p>
          </table:table-cell>
          <table:table-cell office:value-type="float" office:value="-3.14" calcext:value-type="float">
            <text:p>-3.1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13" calcext:value-type="float">
            <text:p>-1.13</text:p>
          </table:table-cell>
          <table:table-cell office:value-type="float" office:value="-0.93" calcext:value-type="float">
            <text:p>-0.93</text:p>
          </table:table-cell>
          <table:table-cell office:value-type="float" office:value="29.96" calcext:value-type="float">
            <text:p>29.96</text:p>
          </table:table-cell>
          <table:table-cell office:value-type="float" office:value="-0.000250224125351798" calcext:value-type="float">
            <text:p>-0.000250224125351798</text:p>
          </table:table-cell>
          <table:table-cell office:value-type="string" calcext:value-type="string">
            <text:p>1=-0.6562633652862739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959891775131815" calcext:value-type="float">
            <text:p>0.959891775131815</text:p>
          </table:table-cell>
          <table:table-cell office:value-type="float" office:value="0.839232945193241" calcext:value-type="float">
            <text:p>0.839232945193241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0706965169233601" calcext:value-type="float">
            <text:p>-0.00706965169233601</text:p>
          </table:table-cell>
          <table:table-cell office:value-type="string" calcext:value-type="string">
            <text:p>1=-0.14153270250925473</text:p>
          </table:table-cell>
          <table:table-cell office:value-type="float" office:value="0.004" calcext:value-type="float">
            <text:p>0.004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8-03-07 01:2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3A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2720460646284" calcext:value-type="float">
            <text:p>2.720460646284E-08</text:p>
          </table:table-cell>
          <table:table-cell office:value-type="float" office:value="0.00000000698273011284" calcext:value-type="float">
            <text:p>6.98273011284E-09</text:p>
          </table:table-cell>
          <table:table-cell office:value-type="float" office:value="-4.3" calcext:value-type="float">
            <text:p>-4.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94644111001511" calcext:value-type="float">
            <text:p>0.049464411100151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71919117054711" calcext:value-type="float">
            <text:p>0.171919117054711</text:p>
          </table:table-cell>
          <table:table-cell office:value-type="float" office:value="37.31" calcext:value-type="float">
            <text:p>37.31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77234856154058" calcext:value-type="float">
            <text:p>0.177234856154058</text:p>
          </table:table-cell>
          <table:table-cell office:value-type="float" office:value="5.973" calcext:value-type="float">
            <text:p>5.97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0719743997152" calcext:value-type="float">
            <text:p>0.0520719743997152</text:p>
          </table:table-cell>
          <table:table-cell office:value-type="float" office:value="5.883" calcext:value-type="float">
            <text:p>5.8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71788883332185" calcext:value-type="float">
            <text:p>0.171788883332185</text:p>
          </table:table-cell>
          <table:table-cell office:value-type="float" office:value="13.08" calcext:value-type="float">
            <text:p>13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237" calcext:value-type="float">
            <text:p>0.237</text:p>
          </table:table-cell>
          <table:table-cell office:value-type="float" office:value="0.692802173305746" calcext:value-type="float">
            <text:p>0.692802173305746</text:p>
          </table:table-cell>
          <table:table-cell office:value-type="float" office:value="1.084" calcext:value-type="float">
            <text:p>1.084</text:p>
          </table:table-cell>
          <table:table-cell office:value-type="float" office:value="0.517" calcext:value-type="float">
            <text:p>0.517</text:p>
          </table:table-cell>
          <table:table-cell office:value-type="float" office:value="0.298" calcext:value-type="float">
            <text:p>0.298</text:p>
          </table:table-cell>
          <table:table-cell office:value-type="float" office:value="0.87145090814855" calcext:value-type="float">
            <text:p>0.87145090814855</text:p>
          </table:table-cell>
          <table:table-cell office:value-type="float" office:value="16.245" calcext:value-type="float">
            <text:p>16.245</text:p>
          </table:table-cell>
          <table:table-cell office:value-type="float" office:value="0.311" calcext:value-type="float">
            <text:p>0.311</text:p>
          </table:table-cell>
          <table:table-cell office:value-type="float" office:value="0.18" calcext:value-type="float">
            <text:p>0.18</text:p>
          </table:table-cell>
          <table:table-cell office:value-type="float" office:value="0.524970046990387" calcext:value-type="float">
            <text:p>0.524970046990387</text:p>
          </table:table-cell>
          <table:table-cell office:value-type="float" office:value="4.392" calcext:value-type="float">
            <text:p>4.392</text:p>
          </table:table-cell>
          <table:table-cell office:value-type="float" office:value="0.11" calcext:value-type="float">
            <text:p>0.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86166511526974" calcext:value-type="float">
            <text:p>0.186166511526974</text:p>
          </table:table-cell>
          <table:table-cell office:value-type="float" office:value="329.65" calcext:value-type="float">
            <text:p>329.65</text:p>
          </table:table-cell>
          <table:table-cell office:value-type="float" office:value="69.475" calcext:value-type="float">
            <text:p>69.475</text:p>
          </table:table-cell>
          <table:table-cell office:value-type="float" office:value="40.112" calcext:value-type="float">
            <text:p>40.112</text:p>
          </table:table-cell>
          <table:table-cell office:value-type="float" office:value="117.125287239469" calcext:value-type="float">
            <text:p>117.125287239469</text:p>
          </table:table-cell>
          <table:table-cell office:value-type="float" office:value="306.107" calcext:value-type="float">
            <text:p>306.107</text:p>
          </table:table-cell>
          <table:table-cell office:value-type="float" office:value="68.532" calcext:value-type="float">
            <text:p>68.532</text:p>
          </table:table-cell>
          <table:table-cell office:value-type="float" office:value="39.567" calcext:value-type="float">
            <text:p>39.567</text:p>
          </table:table-cell>
          <table:table-cell office:value-type="float" office:value="115.535447931738" calcext:value-type="float">
            <text:p>115.535447931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852782016491131" calcext:value-type="float">
            <text:p>8.52782016491131E-05</text:p>
          </table:table-cell>
          <table:table-cell office:value-type="float" office:value="-4.34" calcext:value-type="float">
            <text:p>-4.3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21" calcext:value-type="float">
            <text:p>-2.21</text:p>
          </table:table-cell>
          <table:table-cell office:value-type="float" office:value="-2.02" calcext:value-type="float">
            <text:p>-2.02</text:p>
          </table:table-cell>
          <table:table-cell office:value-type="float" office:value="28.83" calcext:value-type="float">
            <text:p>28.83</text:p>
          </table:table-cell>
          <table:table-cell office:value-type="float" office:value="-0.000250224125351796" calcext:value-type="float">
            <text:p>-0.000250224125351796</text:p>
          </table:table-cell>
          <table:table-cell office:value-type="string" calcext:value-type="string">
            <text:p>1=-0.656263365286274</text:p>
          </table:table-cell>
          <table:table-cell office:value-type="float" office:value="1.088" calcext:value-type="float">
            <text:p>1.088</text:p>
          </table:table-cell>
          <table:table-cell office:value-type="float" office:value="0.959891775131815" calcext:value-type="float">
            <text:p>0.959891775131815</text:p>
          </table:table-cell>
          <table:table-cell office:value-type="float" office:value="0.839232945193242" calcext:value-type="float">
            <text:p>0.839232945193242</text:p>
          </table:table-cell>
          <table:table-cell office:value-type="float" office:value="1.883" calcext:value-type="float">
            <text:p>1.883</text:p>
          </table:table-cell>
          <table:table-cell office:value-type="float" office:value="0" calcext:value-type="float">
            <text:p>0</text:p>
          </table:table-cell>
          <table:table-cell office:value-type="float" office:value="1.883" calcext:value-type="float">
            <text:p>1.883</text:p>
          </table:table-cell>
          <table:table-cell office:value-type="float" office:value="-0.00706965169233601" calcext:value-type="float">
            <text:p>-0.00706965169233601</text:p>
          </table:table-cell>
          <table:table-cell office:value-type="string" calcext:value-type="string">
            <text:p>1=-0.14153270250925476</text:p>
          </table:table-cell>
          <table:table-cell office:value-type="float" office:value="4.507" calcext:value-type="float">
            <text:p>4.507</text:p>
          </table:table-cell>
          <table:table-cell office:value-type="float" office:value="0.802144554778816" calcext:value-type="float">
            <text:p>0.802144554778816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019-10-03 20:07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A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5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03 07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454039926492" calcext:value-type="float">
            <text:p>4.54039926492E-08</text:p>
          </table:table-cell>
          <table:table-cell office:value-type="float" office:value="0.0000000471351031492" calcext:value-type="float">
            <text:p>4.71351031492E-08</text:p>
          </table:table-cell>
          <table:table-cell office:value-type="float" office:value="-2.96" calcext:value-type="float">
            <text:p>-2.9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98866060493979" calcext:value-type="float">
            <text:p>0.0298866060493979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72635971173557" calcext:value-type="float">
            <text:p>0.0172635971173557</text:p>
          </table:table-cell>
          <table:table-cell office:value-type="float" office:value="37.77" calcext:value-type="float">
            <text:p>37.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77973875402289" calcext:value-type="float">
            <text:p>0.0177973875402289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75859700565264" calcext:value-type="float">
            <text:p>0.0275859700565264</text:p>
          </table:table-cell>
          <table:table-cell office:value-type="float" office:value="12.564" calcext:value-type="float">
            <text:p>12.564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300161874374" calcext:value-type="float">
            <text:p>0.017300161874374</text:p>
          </table:table-cell>
          <table:table-cell office:value-type="float" office:value="13.056" calcext:value-type="float">
            <text:p>13.05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36385509880852" calcext:value-type="float">
            <text:p>0.0636385509880852</text:p>
          </table:table-cell>
          <table:table-cell office:value-type="float" office:value="-0.322" calcext:value-type="float">
            <text:p>-0.32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80976447423536" calcext:value-type="float">
            <text:p>0.0480976447423536</text:p>
          </table:table-cell>
          <table:table-cell office:value-type="float" office:value="25.086" calcext:value-type="float">
            <text:p>25.086</text:p>
          </table:table-cell>
          <table:table-cell office:value-type="float" office:value="0.12" calcext:value-type="float">
            <text:p>0.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02481404426661" calcext:value-type="float">
            <text:p>0.202481404426661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176856925121466" calcext:value-type="float">
            <text:p>0.176856925121466</text:p>
          </table:table-cell>
          <table:table-cell office:value-type="float" office:value="9.978" calcext:value-type="float">
            <text:p>9.978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1" calcext:value-type="float">
            <text:p>0.211</text:p>
          </table:table-cell>
          <table:table-cell office:value-type="float" office:value="0.615301314357988" calcext:value-type="float">
            <text:p>0.615301314357988</text:p>
          </table:table-cell>
          <table:table-cell office:value-type="float" office:value="-15.537" calcext:value-type="float">
            <text:p>-15.537</text:p>
          </table:table-cell>
          <table:table-cell office:value-type="float" office:value="0.36" calcext:value-type="float">
            <text:p>0.36</text:p>
          </table:table-cell>
          <table:table-cell office:value-type="float" office:value="0.208" calcext:value-type="float">
            <text:p>0.208</text:p>
          </table:table-cell>
          <table:table-cell office:value-type="float" office:value="0.606683080912609" calcext:value-type="float">
            <text:p>0.606683080912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63915735239245" calcext:value-type="float">
            <text:p>6.3915735239245E-07</text:p>
          </table:table-cell>
          <table:table-cell office:value-type="float" office:value="-3.09" calcext:value-type="float">
            <text:p>-3.09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77" calcext:value-type="float">
            <text:p>-1.77</text:p>
          </table:table-cell>
          <table:table-cell office:value-type="float" office:value="-1.4" calcext:value-type="float">
            <text:p>-1.4</text:p>
          </table:table-cell>
          <table:table-cell office:value-type="float" office:value="29.48" calcext:value-type="float">
            <text:p>29.48</text:p>
          </table:table-cell>
          <table:table-cell office:value-type="float" office:value="0.000465176494090762" calcext:value-type="float">
            <text:p>0.000465176494090762</text:p>
          </table:table-cell>
          <table:table-cell office:value-type="string" calcext:value-type="string">
            <text:p>1=-0.6963128259833666</text:p>
          </table:table-cell>
          <table:table-cell office:value-type="float" office:value="-0.328" calcext:value-type="float">
            <text:p>-0.328</text:p>
          </table:table-cell>
          <table:table-cell office:value-type="float" office:value="1.22376740409227" calcext:value-type="float">
            <text:p>1.22376740409227</text:p>
          </table:table-cell>
          <table:table-cell office:value-type="float" office:value="1.05850381201028" calcext:value-type="float">
            <text:p>1.05850381201028</text:p>
          </table:table-cell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-0.00305620876180603" calcext:value-type="float">
            <text:p>-0.00305620876180603</text:p>
          </table:table-cell>
          <table:table-cell office:value-type="string" calcext:value-type="string">
            <text:p>1=-0.22970315786997955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9678177605075" calcext:value-type="float">
            <text:p>1.09678177605075</text:p>
          </table:table-cell>
          <table:table-cell office:value-type="float" office:value="0.404851821868448" calcext:value-type="float">
            <text:p>0.404851821868448</text:p>
          </table:table-cell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.276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112" calcext:value-type="float">
            <text:p>0.112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GR5B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4.93" calcext:value-type="float">
            <text:p>-4.93</text:p>
          </table:table-cell>
          <table:table-cell table:number-columns-repeated="2"/>
          <table:table-cell office:value-type="float" office:value="-2.63" calcext:value-type="float">
            <text:p>-2.63</text:p>
          </table:table-cell>
          <table:table-cell office:value-type="float" office:value="28.21" calcext:value-type="float">
            <text:p>28.21</text:p>
          </table:table-cell>
          <table:table-cell table:number-columns-repeated="7"/>
          <table:table-cell office:value-type="float" office:value="0.639" calcext:value-type="float">
            <text:p>0.639</text:p>
          </table:table-cell>
          <table:table-cell table:number-columns-repeated="7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65059256323299" calcext:value-type="float">
            <text:p>0.465059256323299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1.01401964650693" calcext:value-type="float">
            <text:p>1.01401964650693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  <table:table-cell office:value-type="float" office:value="1.04537313397692" calcext:value-type="float">
            <text:p>1.0453731339769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08883119201389" calcext:value-type="float">
            <text:p>0.020888311920138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92752769861136" calcext:value-type="float">
            <text:p>0.0892752769861136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3 14:00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B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059013588965" calcext:value-type="float">
            <text:p>5.059013588965E-08</text:p>
          </table:table-cell>
          <table:table-cell office:value-type="float" office:value="0.00000005022154188965" calcext:value-type="float">
            <text:p>5.022154188965E-08</text:p>
          </table:table-cell>
          <table:table-cell office:value-type="float" office:value="-5.5" calcext:value-type="float">
            <text:p>-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4767867219335" calcext:value-type="float">
            <text:p>0.00384767867219335</text:p>
          </table:table-cell>
          <table:table-cell office:value-type="float" office:value="4.29" calcext:value-type="float">
            <text:p>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5955328213917" calcext:value-type="float">
            <text:p>0.00405955328213917</text:p>
          </table:table-cell>
          <table:table-cell office:value-type="float" office:value="35.34" calcext:value-type="float">
            <text:p>3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8507466962327" calcext:value-type="float">
            <text:p>0.00418507466962327</text:p>
          </table:table-cell>
          <table:table-cell office:value-type="float" office:value="4.774" calcext:value-type="float">
            <text:p>4.7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71210251703631" calcext:value-type="float">
            <text:p>0.00371210251703631</text:p>
          </table:table-cell>
          <table:table-cell office:value-type="float" office:value="3.976" calcext:value-type="float">
            <text:p>3.9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05882306241926" calcext:value-type="float">
            <text:p>0.00405882306241926</text:p>
          </table:table-cell>
          <table:table-cell office:value-type="float" office:value="8.647" calcext:value-type="float">
            <text:p>8.64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9640210343508" calcext:value-type="float">
            <text:p>0.0439640210343508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2840624956228" calcext:value-type="float">
            <text:p>0.042840624956228</text:p>
          </table:table-cell>
          <table:table-cell office:value-type="float" office:value="7.885" calcext:value-type="float">
            <text:p>7.88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40243292334831" calcext:value-type="float">
            <text:p>0.240243292334831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44746171984359" calcext:value-type="float">
            <text:p>0.244746171984359</text:p>
          </table:table-cell>
          <table:table-cell office:value-type="float" office:value="25.516" calcext:value-type="float">
            <text:p>25.516</text:p>
          </table:table-cell>
          <table:table-cell office:value-type="float" office:value="11.947" calcext:value-type="float">
            <text:p>11.947</text:p>
          </table:table-cell>
          <table:table-cell office:value-type="float" office:value="6.897" calcext:value-type="float">
            <text:p>6.897</text:p>
          </table:table-cell>
          <table:table-cell office:value-type="float" office:value="20.1404384714192" calcext:value-type="float">
            <text:p>20.1404384714192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793" calcext:value-type="float">
            <text:p>11.793</text:p>
          </table:table-cell>
          <table:table-cell office:value-type="float" office:value="6.809" calcext:value-type="float">
            <text:p>6.809</text:p>
          </table:table-cell>
          <table:table-cell office:value-type="float" office:value="19.8820147801583" calcext:value-type="float">
            <text:p>19.8820147801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15424371454256" calcext:value-type="float">
            <text:p>1.15424371454256E-05</text:p>
          </table:table-cell>
          <table:table-cell office:value-type="float" office:value="-5.52" calcext:value-type="float">
            <text:p>-5.5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4.1" calcext:value-type="float">
            <text:p>-4.1</text:p>
          </table:table-cell>
          <table:table-cell office:value-type="float" office:value="-3.91" calcext:value-type="float">
            <text:p>-3.91</text:p>
          </table:table-cell>
          <table:table-cell office:value-type="float" office:value="26.89" calcext:value-type="float">
            <text:p>26.89</text:p>
          </table:table-cell>
          <table:table-cell office:value-type="float" office:value="-0.000674061685794271" calcext:value-type="float">
            <text:p>-0.000674061685794271</text:p>
          </table:table-cell>
          <table:table-cell office:value-type="string" calcext:value-type="string">
            <text:p>1=-0.645497515481029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949732075192843" calcext:value-type="float">
            <text:p>0.949732075192843</text:p>
          </table:table-cell>
          <table:table-cell office:value-type="float" office:value="0.817541016378425" calcext:value-type="float">
            <text:p>0.817541016378425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628" calcext:value-type="float">
            <text:p>0.628</text:p>
          </table:table-cell>
          <table:table-cell office:value-type="float" office:value="-0.00756920492114386" calcext:value-type="float">
            <text:p>-0.00756920492114386</text:p>
          </table:table-cell>
          <table:table-cell office:value-type="string" calcext:value-type="string">
            <text:p>1=-0.15288931030362382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678073023500893" calcext:value-type="float">
            <text:p>0.678073023500893</text:p>
          </table:table-cell>
          <table:table-cell office:value-type="float" office:value="0.234328774795947" calcext:value-type="float">
            <text:p>0.23432877479594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0.081" calcext:value-type="float">
            <text:p>-0.08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3 19:1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B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157095627578" calcext:value-type="float">
            <text:p>6.157095627578E-08</text:p>
          </table:table-cell>
          <table:table-cell office:value-type="float" office:value="0.00000006125663227578" calcext:value-type="float">
            <text:p>6.125663227578E-08</text:p>
          </table:table-cell>
          <table:table-cell office:value-type="float" office:value="-4.76" calcext:value-type="float">
            <text:p>-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0697200471393" calcext:value-type="float">
            <text:p>0.00350697200471393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6880090279988" calcext:value-type="float">
            <text:p>0.00756880090279988</text:p>
          </table:table-cell>
          <table:table-cell office:value-type="float" office:value="37.29" calcext:value-type="float">
            <text:p>3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0282822671514" calcext:value-type="float">
            <text:p>0.00780282822671514</text:p>
          </table:table-cell>
          <table:table-cell office:value-type="float" office:value="5.532" calcext:value-type="float">
            <text:p>5.5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31815329046321" calcext:value-type="float">
            <text:p>0.00331815329046321</text:p>
          </table:table-cell>
          <table:table-cell office:value-type="float" office:value="5.865" calcext:value-type="float">
            <text:p>5.8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5890532271553" calcext:value-type="float">
            <text:p>0.00755890532271553</text:p>
          </table:table-cell>
          <table:table-cell office:value-type="float" office:value="11.294" calcext:value-type="float">
            <text:p>11.29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3745295666008" calcext:value-type="float">
            <text:p>0.0253745295666008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971040350274" calcext:value-type="float">
            <text:p>0.031971040350274</text:p>
          </table:table-cell>
          <table:table-cell office:value-type="float" office:value="11.66" calcext:value-type="float">
            <text:p>11.66</text:p>
          </table:table-cell>
          <table:table-cell office:value-type="float" office:value="0.08" calcext:value-type="float">
            <text:p>0.0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5366775515734" calcext:value-type="float">
            <text:p>0.135366775515734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140858249322246" calcext:value-type="float">
            <text:p>0.140858249322246</text:p>
          </table:table-cell>
          <table:table-cell office:value-type="float" office:value="29.403" calcext:value-type="float">
            <text:p>29.403</text:p>
          </table:table-cell>
          <table:table-cell office:value-type="float" office:value="6.429" calcext:value-type="float">
            <text:p>6.429</text:p>
          </table:table-cell>
          <table:table-cell office:value-type="float" office:value="3.712" calcext:value-type="float">
            <text:p>3.712</text:p>
          </table:table-cell>
          <table:table-cell office:value-type="float" office:value="10.8388997578343" calcext:value-type="float">
            <text:p>10.8388997578343</text:p>
          </table:table-cell>
          <table:table-cell office:value-type="float" office:value="11.674" calcext:value-type="float">
            <text:p>11.674</text:p>
          </table:table-cell>
          <table:table-cell office:value-type="float" office:value="6.327" calcext:value-type="float">
            <text:p>6.327</text:p>
          </table:table-cell>
          <table:table-cell office:value-type="float" office:value="3.653" calcext:value-type="float">
            <text:p>3.653</text:p>
          </table:table-cell>
          <table:table-cell office:value-type="float" office:value="10.6671406432512" calcext:value-type="float">
            <text:p>10.6671406432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26829946919395" calcext:value-type="float">
            <text:p>6.26829946919395E-06</text:p>
          </table:table-cell>
          <table:table-cell office:value-type="float" office:value="-4.79" calcext:value-type="float">
            <text:p>-4.79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23" calcext:value-type="float">
            <text:p>-2.23</text:p>
          </table:table-cell>
          <table:table-cell office:value-type="float" office:value="-2.03" calcext:value-type="float">
            <text:p>-2.03</text:p>
          </table:table-cell>
          <table:table-cell office:value-type="float" office:value="28.82" calcext:value-type="float">
            <text:p>28.82</text:p>
          </table:table-cell>
          <table:table-cell office:value-type="float" office:value="-0.00067406168579427" calcext:value-type="float">
            <text:p>-0.00067406168579427</text:p>
          </table:table-cell>
          <table:table-cell office:value-type="string" calcext:value-type="string">
            <text:p>1=-0.6454975154810288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949732075192843" calcext:value-type="float">
            <text:p>0.949732075192843</text:p>
          </table:table-cell>
          <table:table-cell office:value-type="float" office:value="0.817541016378425" calcext:value-type="float">
            <text:p>0.817541016378425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-0.00756920492114386" calcext:value-type="float">
            <text:p>-0.00756920492114386</text:p>
          </table:table-cell>
          <table:table-cell office:value-type="string" calcext:value-type="string">
            <text:p>1=-0.15288931030362382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678073023500893" calcext:value-type="float">
            <text:p>0.678073023500893</text:p>
          </table:table-cell>
          <table:table-cell office:value-type="float" office:value="0.234328774795947" calcext:value-type="float">
            <text:p>0.234328774795947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-0.104" calcext:value-type="float">
            <text:p>-0.10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9-10-02 19:11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B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5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09-16 10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4893246914179" calcext:value-type="float">
            <text:p>4.893246914179E-08</text:p>
          </table:table-cell>
          <table:table-cell office:value-type="float" office:value="0.00000004900579814179" calcext:value-type="float">
            <text:p>4.900579814179E-08</text:p>
          </table:table-cell>
          <table:table-cell office:value-type="float" office:value="-4.57" calcext:value-type="float">
            <text:p>-4.5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91232713744496" calcext:value-type="float">
            <text:p>0.0291232713744496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05423346435557" calcext:value-type="float">
            <text:p>0.0205423346435557</text:p>
          </table:table-cell>
          <table:table-cell office:value-type="float" office:value="36.83" calcext:value-type="float">
            <text:p>36.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11775036307415" calcext:value-type="float">
            <text:p>0.0211775036307415</text:p>
          </table:table-cell>
          <table:table-cell office:value-type="float" office:value="-0.55" calcext:value-type="float">
            <text:p>-0.5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9874983072113" calcext:value-type="float">
            <text:p>0.0269874983072113</text:p>
          </table:table-cell>
          <table:table-cell office:value-type="float" office:value="11.623" calcext:value-type="float">
            <text:p>11.6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06130777204886" calcext:value-type="float">
            <text:p>0.0206130777204886</text:p>
          </table:table-cell>
          <table:table-cell office:value-type="float" office:value="10.624" calcext:value-type="float">
            <text:p>10.62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5822467512924" calcext:value-type="float">
            <text:p>0.0355822467512924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4325041755152" calcext:value-type="float">
            <text:p>0.0334325041755152</text:p>
          </table:table-cell>
          <table:table-cell office:value-type="float" office:value="23.369" calcext:value-type="float">
            <text:p>23.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4243130523364" calcext:value-type="float">
            <text:p>0.037424313052336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41919645902402" calcext:value-type="float">
            <text:p>0.0641919645902402</text:p>
          </table:table-cell>
          <table:table-cell office:value-type="float" office:value="15.858" calcext:value-type="float">
            <text:p>15.858</text:p>
          </table:table-cell>
          <table:table-cell office:value-type="float" office:value="5.472" calcext:value-type="float">
            <text:p>5.472</text:p>
          </table:table-cell>
          <table:table-cell office:value-type="float" office:value="3.159" calcext:value-type="float">
            <text:p>3.159</text:p>
          </table:table-cell>
          <table:table-cell office:value-type="float" office:value="9.22472454340835" calcext:value-type="float">
            <text:p>9.22472454340835</text:p>
          </table:table-cell>
          <table:table-cell office:value-type="float" office:value="-6.367" calcext:value-type="float">
            <text:p>-6.367</text:p>
          </table:table-cell>
          <table:table-cell office:value-type="float" office:value="5.363" calcext:value-type="float">
            <text:p>5.363</text:p>
          </table:table-cell>
          <table:table-cell office:value-type="float" office:value="3.097" calcext:value-type="float">
            <text:p>3.097</text:p>
          </table:table-cell>
          <table:table-cell office:value-type="float" office:value="9.042042658021" calcext:value-type="float">
            <text:p>9.042042658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11430963193328" calcext:value-type="float">
            <text:p>6.11430963193328E-06</text:p>
          </table:table-cell>
          <table:table-cell office:value-type="float" office:value="-4.72" calcext:value-type="float">
            <text:p>-4.7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68" calcext:value-type="float">
            <text:p>-2.68</text:p>
          </table:table-cell>
          <table:table-cell office:value-type="float" office:value="-2.27" calcext:value-type="float">
            <text:p>-2.27</text:p>
          </table:table-cell>
          <table:table-cell office:value-type="float" office:value="28.58" calcext:value-type="float">
            <text:p>28.58</text:p>
          </table:table-cell>
          <table:table-cell office:value-type="float" office:value="0.000271630421390599" calcext:value-type="float">
            <text:p>0.000271630421390599</text:p>
          </table:table-cell>
          <table:table-cell office:value-type="string" calcext:value-type="string">
            <text:p>1=-0.6005981880955115</text:p>
          </table:table-cell>
          <table:table-cell office:value-type="float" office:value="-0.229" calcext:value-type="float">
            <text:p>-0.229</text:p>
          </table:table-cell>
          <table:table-cell office:value-type="float" office:value="1.17021898842596" calcext:value-type="float">
            <text:p>1.17021898842596</text:p>
          </table:table-cell>
          <table:table-cell office:value-type="float" office:value="0.90767362744" calcext:value-type="float">
            <text:p>0.9076736274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0.00412673552461196" calcext:value-type="float">
            <text:p>-0.00412673552461196</text:p>
          </table:table-cell>
          <table:table-cell office:value-type="string" calcext:value-type="string">
            <text:p>1=-0.18340318694886282</text:p>
          </table:table-cell>
          <table:table-cell office:value-type="float" office:value="0.084" calcext:value-type="float">
            <text:p>0.084</text:p>
          </table:table-cell>
          <table:table-cell office:value-type="float" office:value="1.06931544569379" calcext:value-type="float">
            <text:p>1.06931544569379</text:p>
          </table:table-cell>
          <table:table-cell office:value-type="float" office:value="0.292438533530753" calcext:value-type="float">
            <text:p>0.292438533530753</text:p>
          </table:table-cell>
          <table:table-cell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" calcext:value-type="float">
            <text:p>0.267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03 21:31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B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5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03 07:00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4930009855753" calcext:value-type="float">
            <text:p>4.930009855753E-08</text:p>
          </table:table-cell>
          <table:table-cell office:value-type="float" office:value="0.00000004912770455753" calcext:value-type="float">
            <text:p>4.912770455753E-08</text:p>
          </table:table-cell>
          <table:table-cell office:value-type="float" office:value="-4.56" calcext:value-type="float">
            <text:p>-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9570996179563" calcext:value-type="float">
            <text:p>0.00819570996179563</text:p>
          </table:table-cell>
          <table:table-cell office:value-type="float" office:value="5.75" calcext:value-type="float">
            <text:p>5.7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34510702949731" calcext:value-type="float">
            <text:p>0.0534510702949731</text:p>
          </table:table-cell>
          <table:table-cell office:value-type="float" office:value="36.84" calcext:value-type="float">
            <text:p>36.8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51037773884883" calcext:value-type="float">
            <text:p>0.0551037773884883</text:p>
          </table:table-cell>
          <table:table-cell office:value-type="float" office:value="-0.542" calcext:value-type="float">
            <text:p>-0.54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0586737621964" calcext:value-type="float">
            <text:p>0.0070586737621964</text:p>
          </table:table-cell>
          <table:table-cell office:value-type="float" office:value="11.659" calcext:value-type="float">
            <text:p>11.65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37045094207729" calcext:value-type="float">
            <text:p>0.0537045094207729</text:p>
          </table:table-cell>
          <table:table-cell office:value-type="float" office:value="10.575" calcext:value-type="float">
            <text:p>10.5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17603500440883" calcext:value-type="float">
            <text:p>0.041760350044088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76182111939698" calcext:value-type="float">
            <text:p>0.00976182111939698</text:p>
          </table:table-cell>
          <table:table-cell office:value-type="float" office:value="23.27" calcext:value-type="float">
            <text:p>23.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0613614001397" calcext:value-type="float">
            <text:p>0.150613614001397</text:p>
          </table:table-cell>
          <table:table-cell office:value-type="float" office:value="-0.18" calcext:value-type="float">
            <text:p>-0.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8890837260399" calcext:value-type="float">
            <text:p>0.068890837260399</text:p>
          </table:table-cell>
          <table:table-cell office:value-type="float" office:value="-11.067" calcext:value-type="float">
            <text:p>-11.067</text:p>
          </table:table-cell>
          <table:table-cell office:value-type="float" office:value="11.177" calcext:value-type="float">
            <text:p>11.177</text:p>
          </table:table-cell>
          <table:table-cell office:value-type="float" office:value="6.453" calcext:value-type="float">
            <text:p>6.453</text:p>
          </table:table-cell>
          <table:table-cell office:value-type="float" office:value="18.8424674632063" calcext:value-type="float">
            <text:p>18.8424674632063</text:p>
          </table:table-cell>
          <table:table-cell office:value-type="float" office:value="-32.78" calcext:value-type="float">
            <text:p>-32.78</text:p>
          </table:table-cell>
          <table:table-cell office:value-type="float" office:value="10.873" calcext:value-type="float">
            <text:p>10.873</text:p>
          </table:table-cell>
          <table:table-cell office:value-type="float" office:value="6.278" calcext:value-type="float">
            <text:p>6.278</text:p>
          </table:table-cell>
          <table:table-cell office:value-type="float" office:value="18.330703956202" calcext:value-type="float">
            <text:p>18.330703956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07676671695942" calcext:value-type="float">
            <text:p>9.07676671695942E-06</text:p>
          </table:table-cell>
          <table:table-cell office:value-type="float" office:value="-4.7" calcext:value-type="float">
            <text:p>-4.7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66" calcext:value-type="float">
            <text:p>-2.66</text:p>
          </table:table-cell>
          <table:table-cell office:value-type="float" office:value="-2.31" calcext:value-type="float">
            <text:p>-2.31</text:p>
          </table:table-cell>
          <table:table-cell office:value-type="float" office:value="28.54" calcext:value-type="float">
            <text:p>28.54</text:p>
          </table:table-cell>
          <table:table-cell office:value-type="float" office:value="0.000465176494090764" calcext:value-type="float">
            <text:p>0.000465176494090764</text:p>
          </table:table-cell>
          <table:table-cell office:value-type="string" calcext:value-type="string">
            <text:p>1=-0.696312825983367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22376740409227" calcext:value-type="float">
            <text:p>1.22376740409227</text:p>
          </table:table-cell>
          <table:table-cell office:value-type="float" office:value="1.05850381201028" calcext:value-type="float">
            <text:p>1.05850381201028</text:p>
          </table:table-cell>
          <table:table-cell office:value-type="float" office:value="0.664" calcext:value-type="float">
            <text:p>0.664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-0.00305620876180603" calcext:value-type="float">
            <text:p>-0.00305620876180603</text:p>
          </table:table-cell>
          <table:table-cell office:value-type="string" calcext:value-type="string">
            <text:p>1=-0.22970315786997944</text:p>
          </table:table-cell>
          <table:table-cell office:value-type="float" office:value="-0.109" calcext:value-type="float">
            <text:p>-0.109</text:p>
          </table:table-cell>
          <table:table-cell office:value-type="float" office:value="1.09678177605076" calcext:value-type="float">
            <text:p>1.09678177605076</text:p>
          </table:table-cell>
          <table:table-cell office:value-type="float" office:value="0.404851821868448" calcext:value-type="float">
            <text:p>0.404851821868448</text:p>
          </table:table-cell>
          <table:table-cell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121" calcext:value-type="float">
            <text:p>0.121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GR5C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4.41" calcext:value-type="float">
            <text:p>-4.41</text:p>
          </table:table-cell>
          <table:table-cell table:number-columns-repeated="2"/>
          <table:table-cell office:value-type="float" office:value="-1.81" calcext:value-type="float">
            <text:p>-1.81</text:p>
          </table:table-cell>
          <table:table-cell office:value-type="float" office:value="29.05" calcext:value-type="float">
            <text:p>29.05</text:p>
          </table:table-cell>
          <table:table-cell table:number-columns-repeated="7"/>
          <table:table-cell office:value-type="float" office:value="0.589" calcext:value-type="float">
            <text:p>0.589</text:p>
          </table:table-cell>
          <table:table-cell table:number-columns-repeated="7"/>
          <table:table-cell office:value-type="float" office:value="0.226" calcext:value-type="float">
            <text:p>0.226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39128622166283" calcext:value-type="float">
            <text:p>0.0339128622166283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98903237138369" calcext:value-type="float">
            <text:p>0.198903237138369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205053325230688" calcext:value-type="float">
            <text:p>0.20505332523068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5267249338678" calcext:value-type="float">
            <text:p>0.034526724933867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877266000856133" calcext:value-type="float">
            <text:p>0.0877266000856133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3 16:37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C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168899813465" calcext:value-type="float">
            <text:p>5.168899813465E-08</text:p>
          </table:table-cell>
          <table:table-cell office:value-type="float" office:value="0.00000005124880113465" calcext:value-type="float">
            <text:p>5.124880113465E-08</text:p>
          </table:table-cell>
          <table:table-cell office:value-type="float" office:value="-4.36" calcext:value-type="float">
            <text:p>-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9589187206586" calcext:value-type="float">
            <text:p>0.000199589187206586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8166194074318" calcext:value-type="float">
            <text:p>0.00578166194074318</text:p>
          </table:table-cell>
          <table:table-cell office:value-type="float" office:value="37.6" calcext:value-type="float">
            <text:p>3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6043092794437" calcext:value-type="float">
            <text:p>0.00596043092794437</text:p>
          </table:table-cell>
          <table:table-cell office:value-type="float" office:value="5.921" calcext:value-type="float">
            <text:p>5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9482087716506" calcext:value-type="float">
            <text:p>0.000289482087716506</text:p>
          </table:table-cell>
          <table:table-cell office:value-type="float" office:value="6.16" calcext:value-type="float">
            <text:p>6.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77419302683698" calcext:value-type="float">
            <text:p>0.00577419302683698</text:p>
          </table:table-cell>
          <table:table-cell office:value-type="float" office:value="11.943" calcext:value-type="float">
            <text:p>11.943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9248953491248" calcext:value-type="float">
            <text:p>0.0169248953491248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1917327691443" calcext:value-type="float">
            <text:p>0.021917327691443</text:p>
          </table:table-cell>
          <table:table-cell office:value-type="float" office:value="12.227" calcext:value-type="float">
            <text:p>12.22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996649271606995" calcext:value-type="float">
            <text:p>0.0996649271606995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6" calcext:value-type="float">
            <text:p>0.06</text:p>
          </table:table-cell>
          <table:table-cell office:value-type="float" office:value="0.035" calcext:value-type="float">
            <text:p>0.035</text:p>
          </table:table-cell>
          <table:table-cell office:value-type="float" office:value="0.101109915959675" calcext:value-type="float">
            <text:p>0.101109915959675</text:p>
          </table:table-cell>
          <table:table-cell office:value-type="float" office:value="23.155" calcext:value-type="float">
            <text:p>23.155</text:p>
          </table:table-cell>
          <table:table-cell office:value-type="float" office:value="5.058" calcext:value-type="float">
            <text:p>5.058</text:p>
          </table:table-cell>
          <table:table-cell office:value-type="float" office:value="2.92" calcext:value-type="float">
            <text:p>2.92</text:p>
          </table:table-cell>
          <table:table-cell office:value-type="float" office:value="8.52681105199313" calcext:value-type="float">
            <text:p>8.52681105199313</text:p>
          </table:table-cell>
          <table:table-cell office:value-type="float" office:value="4.54" calcext:value-type="float">
            <text:p>4.54</text:p>
          </table:table-cell>
          <table:table-cell office:value-type="float" office:value="4.965" calcext:value-type="float">
            <text:p>4.965</text:p>
          </table:table-cell>
          <table:table-cell office:value-type="float" office:value="2.866" calcext:value-type="float">
            <text:p>2.866</text:p>
          </table:table-cell>
          <table:table-cell office:value-type="float" office:value="8.36957438070993" calcext:value-type="float">
            <text:p>8.36957438070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21911130943564" calcext:value-type="float">
            <text:p>5.21911130943564E-06</text:p>
          </table:table-cell>
          <table:table-cell office:value-type="float" office:value="-4.38" calcext:value-type="float">
            <text:p>-4.3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94" calcext:value-type="float">
            <text:p>-1.94</text:p>
          </table:table-cell>
          <table:table-cell office:value-type="float" office:value="-1.74" calcext:value-type="float">
            <text:p>-1.74</text:p>
          </table:table-cell>
          <table:table-cell office:value-type="float" office:value="29.12" calcext:value-type="float">
            <text:p>29.12</text:p>
          </table:table-cell>
          <table:table-cell office:value-type="float" office:value="-0.000674061685794272" calcext:value-type="float">
            <text:p>-0.000674061685794272</text:p>
          </table:table-cell>
          <table:table-cell office:value-type="string" calcext:value-type="string">
            <text:p>1=-0.645497515481029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949732075192843" calcext:value-type="float">
            <text:p>0.949732075192843</text:p>
          </table:table-cell>
          <table:table-cell office:value-type="float" office:value="0.817541016378425" calcext:value-type="float">
            <text:p>0.817541016378425</text:p>
          </table:table-cell>
          <table:table-cell office:value-type="float" office:value="0.582" calcext:value-type="float">
            <text:p>0.582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-0.00756920492114387" calcext:value-type="float">
            <text:p>-0.00756920492114387</text:p>
          </table:table-cell>
          <table:table-cell office:value-type="string" calcext:value-type="string">
            <text:p>1=-0.15288931030362382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678073023500893" calcext:value-type="float">
            <text:p>0.678073023500893</text:p>
          </table:table-cell>
          <table:table-cell office:value-type="float" office:value="0.234328774795947" calcext:value-type="float">
            <text:p>0.234328774795947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-0.129" calcext:value-type="float">
            <text:p>-0.12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4 18:35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781540132549" calcext:value-type="float">
            <text:p>8.781540132549E-08</text:p>
          </table:table-cell>
          <table:table-cell office:value-type="float" office:value="0.00000008743837282549" calcext:value-type="float">
            <text:p>8.743837282549E-08</text:p>
          </table:table-cell>
          <table:table-cell office:value-type="float" office:value="-4.43" calcext:value-type="float">
            <text:p>-4.4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794049192475233" calcext:value-type="float">
            <text:p>0.0794049192475233</text:p>
          </table:table-cell>
          <table:table-cell office:value-type="float" office:value="6.49" calcext:value-type="float">
            <text:p>6.49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58827319464737" calcext:value-type="float">
            <text:p>0.0858827319464737</text:p>
          </table:table-cell>
          <table:table-cell office:value-type="float" office:value="37.61" calcext:value-type="float">
            <text:p>37.6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8538226018257" calcext:value-type="float">
            <text:p>0.088538226018257</text:p>
          </table:table-cell>
          <table:table-cell office:value-type="float" office:value="5.857" calcext:value-type="float">
            <text:p>5.8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79225625707899" calcext:value-type="float">
            <text:p>0.0779225625707899</text:p>
          </table:table-cell>
          <table:table-cell office:value-type="float" office:value="6.174" calcext:value-type="float">
            <text:p>6.1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59387542341463" calcext:value-type="float">
            <text:p>0.0859387542341463</text:p>
          </table:table-cell>
          <table:table-cell office:value-type="float" office:value="11.877" calcext:value-type="float">
            <text:p>11.87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212173115342738" calcext:value-type="float">
            <text:p>0.212173115342738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9404035395725" calcext:value-type="float">
            <text:p>0.0469404035395725</text:p>
          </table:table-cell>
          <table:table-cell office:value-type="float" office:value="12.302" calcext:value-type="float">
            <text:p>12.302</text:p>
          </table:table-cell>
          <table:table-cell office:value-type="float" office:value="0.251" calcext:value-type="float">
            <text:p>0.25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3521411409122" calcext:value-type="float">
            <text:p>0.423521411409122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60372693302008" calcext:value-type="float">
            <text:p>0.260372693302008</text:p>
          </table:table-cell>
          <table:table-cell office:value-type="float" office:value="21.955" calcext:value-type="float">
            <text:p>21.955</text:p>
          </table:table-cell>
          <table:table-cell office:value-type="float" office:value="5.112" calcext:value-type="float">
            <text:p>5.112</text:p>
          </table:table-cell>
          <table:table-cell office:value-type="float" office:value="2.951" calcext:value-type="float">
            <text:p>2.951</text:p>
          </table:table-cell>
          <table:table-cell office:value-type="float" office:value="8.61736150739839" calcext:value-type="float">
            <text:p>8.61736150739839</text:p>
          </table:table-cell>
          <table:table-cell office:value-type="float" office:value="3.403" calcext:value-type="float">
            <text:p>3.403</text:p>
          </table:table-cell>
          <table:table-cell office:value-type="float" office:value="5.098" calcext:value-type="float">
            <text:p>5.098</text:p>
          </table:table-cell>
          <table:table-cell office:value-type="float" office:value="2.943" calcext:value-type="float">
            <text:p>2.943</text:p>
          </table:table-cell>
          <table:table-cell office:value-type="float" office:value="8.59453686576438" calcext:value-type="float">
            <text:p>8.59453686576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59050377459399" calcext:value-type="float">
            <text:p>5.59050377459399E-06</text:p>
          </table:table-cell>
          <table:table-cell office:value-type="float" office:value="-4.45" calcext:value-type="float">
            <text:p>-4.4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92" calcext:value-type="float">
            <text:p>-1.92</text:p>
          </table:table-cell>
          <table:table-cell office:value-type="float" office:value="-1.72" calcext:value-type="float">
            <text:p>-1.72</text:p>
          </table:table-cell>
          <table:table-cell office:value-type="float" office:value="29.15" calcext:value-type="float">
            <text:p>29.15</text:p>
          </table:table-cell>
          <table:table-cell office:value-type="float" office:value="-0.000482791528959263" calcext:value-type="float">
            <text:p>-0.000482791528959263</text:p>
          </table:table-cell>
          <table:table-cell office:value-type="string" calcext:value-type="string">
            <text:p>1=-0.6477100281113202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7</text:p>
          </table:table-cell>
          <table:table-cell office:value-type="float" office:value="0.007" calcext:value-type="float">
            <text:p>0.007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float" office:value="-0.085" calcext:value-type="float">
            <text:p>-0.08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07 02:4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5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321642699314" calcext:value-type="float">
            <text:p>6.321642699314E-08</text:p>
          </table:table-cell>
          <table:table-cell office:value-type="float" office:value="0.00000006272344949314" calcext:value-type="float">
            <text:p>6.272344949314E-08</text:p>
          </table:table-cell>
          <table:table-cell office:value-type="float" office:value="-4.37" calcext:value-type="float">
            <text:p>-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2458379317946" calcext:value-type="float">
            <text:p>0.00352458379317946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6639484087639" calcext:value-type="float">
            <text:p>0.00256639484087639</text:p>
          </table:table-cell>
          <table:table-cell office:value-type="float" office:value="37.62" calcext:value-type="float">
            <text:p>37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4574776935391" calcext:value-type="float">
            <text:p>0.00264574776935391</text:p>
          </table:table-cell>
          <table:table-cell office:value-type="float" office:value="5.911" calcext:value-type="float">
            <text:p>5.9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41512875719881" calcext:value-type="float">
            <text:p>0.00341512875719881</text:p>
          </table:table-cell>
          <table:table-cell office:value-type="float" office:value="6.188" calcext:value-type="float">
            <text:p>6.18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57047244554517" calcext:value-type="float">
            <text:p>0.00257047244554517</text:p>
          </table:table-cell>
          <table:table-cell office:value-type="float" office:value="11.998" calcext:value-type="float">
            <text:p>11.99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20110407840479" calcext:value-type="float">
            <text:p>0.0420110407840479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6910942067558" calcext:value-type="float">
            <text:p>0.0356910942067558</text:p>
          </table:table-cell>
          <table:table-cell office:value-type="float" office:value="12.401" calcext:value-type="float">
            <text:p>12.4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9910820312755" calcext:value-type="float">
            <text:p>0.036991082031275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4178388419841" calcext:value-type="float">
            <text:p>0.0384178388419841</text:p>
          </table:table-cell>
          <table:table-cell office:value-type="float" office:value="26.417" calcext:value-type="float">
            <text:p>26.417</text:p>
          </table:table-cell>
          <table:table-cell office:value-type="float" office:value="4.492" calcext:value-type="float">
            <text:p>4.492</text:p>
          </table:table-cell>
          <table:table-cell office:value-type="float" office:value="2.593" calcext:value-type="float">
            <text:p>2.593</text:p>
          </table:table-cell>
          <table:table-cell office:value-type="float" office:value="7.57233088118018" calcext:value-type="float">
            <text:p>7.57233088118018</text:p>
          </table:table-cell>
          <table:table-cell office:value-type="float" office:value="7.7" calcext:value-type="float">
            <text:p>7.7</text:p>
          </table:table-cell>
          <table:table-cell office:value-type="float" office:value="4.407" calcext:value-type="float">
            <text:p>4.407</text:p>
          </table:table-cell>
          <table:table-cell office:value-type="float" office:value="2.544" calcext:value-type="float">
            <text:p>2.544</text:p>
          </table:table-cell>
          <table:table-cell office:value-type="float" office:value="7.42886080668441" calcext:value-type="float">
            <text:p>7.42886080668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41185315903418" calcext:value-type="float">
            <text:p>4.41185315903418E-06</text:p>
          </table:table-cell>
          <table:table-cell office:value-type="float" office:value="-4.41" calcext:value-type="float">
            <text:p>-4.4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91" calcext:value-type="float">
            <text:p>-1.91</text:p>
          </table:table-cell>
          <table:table-cell office:value-type="float" office:value="-1.72" calcext:value-type="float">
            <text:p>-1.72</text:p>
          </table:table-cell>
          <table:table-cell office:value-type="float" office:value="29.15" calcext:value-type="float">
            <text:p>29.15</text:p>
          </table:table-cell>
          <table:table-cell office:value-type="float" office:value="-0.000250224125351799" calcext:value-type="float">
            <text:p>-0.000250224125351799</text:p>
          </table:table-cell>
          <table:table-cell office:value-type="string" calcext:value-type="string">
            <text:p>1=-0.6562633652862738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959891775131815" calcext:value-type="float">
            <text:p>0.959891775131815</text:p>
          </table:table-cell>
          <table:table-cell office:value-type="float" office:value="0.839232945193241" calcext:value-type="float">
            <text:p>0.839232945193241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.632</text:p>
          </table:table-cell>
          <table:table-cell office:value-type="float" office:value="-0.00706965169233601" calcext:value-type="float">
            <text:p>-0.00706965169233601</text:p>
          </table:table-cell>
          <table:table-cell office:value-type="string" calcext:value-type="string">
            <text:p>1=-0.14153270250925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25 17:27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5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5C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170862137389" calcext:value-type="float">
            <text:p>8.170862137389E-08</text:p>
          </table:table-cell>
          <table:table-cell office:value-type="float" office:value="0.00000008161012687389" calcext:value-type="float">
            <text:p>8.161012687389E-08</text:p>
          </table:table-cell>
          <table:table-cell office:value-type="float" office:value="-4.25" calcext:value-type="float">
            <text:p>-4.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06419506446148" calcext:value-type="float">
            <text:p>0.0206419506446148</text:p>
          </table:table-cell>
          <table:table-cell office:value-type="float" office:value="5.98" calcext:value-type="float">
            <text:p>5.9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13323017305785" calcext:value-type="float">
            <text:p>0.0813323017305785</text:p>
          </table:table-cell>
          <table:table-cell office:value-type="float" office:value="37.08" calcext:value-type="float">
            <text:p>37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38470965000942" calcext:value-type="float">
            <text:p>0.0838470965000942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153001336394" calcext:value-type="float">
            <text:p>0.022153001336394</text:p>
          </table:table-cell>
          <table:table-cell office:value-type="float" office:value="11.893" calcext:value-type="float">
            <text:p>11.89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17734409747715" calcext:value-type="float">
            <text:p>0.0817734409747715</text:p>
          </table:table-cell>
          <table:table-cell office:value-type="float" office:value="11.063" calcext:value-type="float">
            <text:p>11.06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50087965422" calcext:value-type="float">
            <text:p>0.1550087965422</text:p>
          </table:table-cell>
          <table:table-cell office:value-type="float" office:value="-0.371" calcext:value-type="float">
            <text:p>-0.37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1754772144149" calcext:value-type="float">
            <text:p>0.0661754772144149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1" calcext:value-type="float">
            <text:p>0.051</text:p>
          </table:table-cell>
          <table:table-cell office:value-type="float" office:value="0.149741271667081" calcext:value-type="float">
            <text:p>0.149741271667081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6380582509182" calcext:value-type="float">
            <text:p>0.106380582509182</text:p>
          </table:table-cell>
          <table:table-cell office:value-type="float" office:value="-20.761" calcext:value-type="float">
            <text:p>-20.761</text:p>
          </table:table-cell>
          <table:table-cell office:value-type="float" office:value="5.177" calcext:value-type="float">
            <text:p>5.177</text:p>
          </table:table-cell>
          <table:table-cell office:value-type="float" office:value="2.989" calcext:value-type="float">
            <text:p>2.989</text:p>
          </table:table-cell>
          <table:table-cell office:value-type="float" office:value="8.72840886913236" calcext:value-type="float">
            <text:p>8.72840886913236</text:p>
          </table:table-cell>
          <table:table-cell office:value-type="float" office:value="-43.003" calcext:value-type="float">
            <text:p>-43.003</text:p>
          </table:table-cell>
          <table:table-cell office:value-type="float" office:value="5.022" calcext:value-type="float">
            <text:p>5.022</text:p>
          </table:table-cell>
          <table:table-cell office:value-type="float" office:value="2.899" calcext:value-type="float">
            <text:p>2.899</text:p>
          </table:table-cell>
          <table:table-cell office:value-type="float" office:value="8.46600502144656" calcext:value-type="float">
            <text:p>8.46600502144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93876455770495" calcext:value-type="float">
            <text:p>3.93876455770495E-06</text:p>
          </table:table-cell>
          <table:table-cell office:value-type="float" office:value="-4.4" calcext:value-type="float">
            <text:p>-4.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43" calcext:value-type="float">
            <text:p>-2.43</text:p>
          </table:table-cell>
          <table:table-cell office:value-type="float" office:value="-2.06" calcext:value-type="float">
            <text:p>-2.06</text:p>
          </table:table-cell>
          <table:table-cell office:value-type="float" office:value="28.79" calcext:value-type="float">
            <text:p>28.79</text:p>
          </table:table-cell>
          <table:table-cell office:value-type="float" office:value="-0.00107001870289063" calcext:value-type="float">
            <text:p>-0.00107001870289063</text:p>
          </table:table-cell>
          <table:table-cell office:value-type="string" calcext:value-type="string">
            <text:p>1=-0.6481129146024585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27511882136624" calcext:value-type="float">
            <text:p>1.27511882136624</text:p>
          </table:table-cell>
          <table:table-cell office:value-type="float" office:value="1.03088671147171" calcext:value-type="float">
            <text:p>1.03088671147171</text:p>
          </table:table-cell>
          <table:table-cell office:value-type="float" office:value="0.573" calcext:value-type="float">
            <text:p>0.57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-0.00472224414498709" calcext:value-type="float">
            <text:p>-0.00472224414498709</text:p>
          </table:table-cell>
          <table:table-cell office:value-type="string" calcext:value-type="string">
            <text:p>1=-0.14510316139811658</text:p>
          </table:table-cell>
          <table:table-cell office:value-type="float" office:value="-0.144" calcext:value-type="float">
            <text:p>-0.144</text:p>
          </table:table-cell>
          <table:table-cell office:value-type="float" office:value="1.05794315104717" calcext:value-type="float">
            <text:p>1.05794315104717</text:p>
          </table:table-cell>
          <table:table-cell office:value-type="float" office:value="0.288362391064545" calcext:value-type="float">
            <text:p>0.288362391064545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01" calcext:value-type="float">
            <text:p>0.001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GR6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4.36" calcext:value-type="float">
            <text:p>-4.36</text:p>
          </table:table-cell>
          <table:table-cell table:number-columns-repeated="2"/>
          <table:table-cell office:value-type="float" office:value="-1.77" calcext:value-type="float">
            <text:p>-1.77</text:p>
          </table:table-cell>
          <table:table-cell office:value-type="float" office:value="29.1" calcext:value-type="float">
            <text:p>29.1</text:p>
          </table:table-cell>
          <table:table-cell table:number-columns-repeated="7"/>
          <table:table-cell office:value-type="float" office:value="0.577" calcext:value-type="float">
            <text:p>0.577</text:p>
          </table:table-cell>
          <table:table-cell table:number-columns-repeated="7"/>
          <table:table-cell office:value-type="float" office:value="0.196" calcext:value-type="float">
            <text:p>0.19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86651754596218" calcext:value-type="float">
            <text:p>0.018665175459621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200074965487502" calcext:value-type="float">
            <text:p>0.200074965487502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206261283420376" calcext:value-type="float">
            <text:p>0.20626128342037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546729243917184" calcext:value-type="float">
            <text:p>0.05467292439171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128290775496244" calcext:value-type="float">
            <text:p>0.128290775496244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4 21:14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6A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6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53177204658" calcext:value-type="float">
            <text:p>5.53177204658E-08</text:p>
          </table:table-cell>
          <table:table-cell office:value-type="float" office:value="0.0000000548759219658" calcext:value-type="float">
            <text:p>5.48759219658E-08</text:p>
          </table:table-cell>
          <table:table-cell office:value-type="float" office:value="-4.32" calcext:value-type="float">
            <text:p>-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9801236836745" calcext:value-type="float">
            <text:p>0.00239801236836745</text:p>
          </table:table-cell>
          <table:table-cell office:value-type="float" office:value="6.53" calcext:value-type="float">
            <text:p>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1986042109577" calcext:value-type="float">
            <text:p>0.00401986042109577</text:p>
          </table:table-cell>
          <table:table-cell office:value-type="float" office:value="37.65" calcext:value-type="float">
            <text:p>3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4415450531797" calcext:value-type="float">
            <text:p>0.00414415450531797</text:p>
          </table:table-cell>
          <table:table-cell office:value-type="float" office:value="5.964" calcext:value-type="float">
            <text:p>5.96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1242174552415" calcext:value-type="float">
            <text:p>0.0021242174552415</text:p>
          </table:table-cell>
          <table:table-cell office:value-type="float" office:value="6.217" calcext:value-type="float">
            <text:p>6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00958325589437" calcext:value-type="float">
            <text:p>0.00400958325589437</text:p>
          </table:table-cell>
          <table:table-cell office:value-type="float" office:value="12.043" calcext:value-type="float">
            <text:p>12.043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39589093815899" calcext:value-type="float">
            <text:p>0.0339589093815899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9671592582516" calcext:value-type="float">
            <text:p>0.0319671592582516</text:p>
          </table:table-cell>
          <table:table-cell office:value-type="float" office:value="12.348" calcext:value-type="float">
            <text:p>12.3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48351868952509" calcext:value-type="float">
            <text:p>0.248351868952509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15" calcext:value-type="float">
            <text:p>0.1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53178161962704" calcext:value-type="float">
            <text:p>0.253178161962704</text:p>
          </table:table-cell>
          <table:table-cell office:value-type="float" office:value="22.452" calcext:value-type="float">
            <text:p>22.452</text:p>
          </table:table-cell>
          <table:table-cell office:value-type="float" office:value="3.103" calcext:value-type="float">
            <text:p>3.103</text:p>
          </table:table-cell>
          <table:table-cell office:value-type="float" office:value="1.792" calcext:value-type="float">
            <text:p>1.792</text:p>
          </table:table-cell>
          <table:table-cell office:value-type="float" office:value="5.23199717318605" calcext:value-type="float">
            <text:p>5.23199717318605</text:p>
          </table:table-cell>
          <table:table-cell office:value-type="float" office:value="3.692" calcext:value-type="float">
            <text:p>3.692</text:p>
          </table:table-cell>
          <table:table-cell office:value-type="float" office:value="3.045" calcext:value-type="float">
            <text:p>3.045</text:p>
          </table:table-cell>
          <table:table-cell office:value-type="float" office:value="1.758" calcext:value-type="float">
            <text:p>1.758</text:p>
          </table:table-cell>
          <table:table-cell office:value-type="float" office:value="5.1331742263238" calcext:value-type="float">
            <text:p>5.1331742263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5910430721423" calcext:value-type="float">
            <text:p>2.5910430721423E-06</text:p>
          </table:table-cell>
          <table:table-cell office:value-type="float" office:value="-4.34" calcext:value-type="float">
            <text:p>-4.3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8" calcext:value-type="float">
            <text:p>-1.88</text:p>
          </table:table-cell>
          <table:table-cell office:value-type="float" office:value="-1.68" calcext:value-type="float">
            <text:p>-1.68</text:p>
          </table:table-cell>
          <table:table-cell office:value-type="float" office:value="29.19" calcext:value-type="float">
            <text:p>29.19</text:p>
          </table:table-cell>
          <table:table-cell office:value-type="float" office:value="-0.000482791528959264" calcext:value-type="float">
            <text:p>-0.000482791528959264</text:p>
          </table:table-cell>
          <table:table-cell office:value-type="string" calcext:value-type="string">
            <text:p>1=-0.6477100281113201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7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-0.123" calcext:value-type="float">
            <text:p>-0.12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6 03:5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6A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6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4439291096745" calcext:value-type="float">
            <text:p>4.439291096745E-08</text:p>
          </table:table-cell>
          <table:table-cell office:value-type="float" office:value="0.00000004408221196745" calcext:value-type="float">
            <text:p>4.408221196745E-08</text:p>
          </table:table-cell>
          <table:table-cell office:value-type="float" office:value="-4.33" calcext:value-type="float">
            <text:p>-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2889248224849" calcext:value-type="float">
            <text:p>0.00182889248224849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1462379482819" calcext:value-type="float">
            <text:p>0.00771462379482819</text:p>
          </table:table-cell>
          <table:table-cell office:value-type="float" office:value="37.65" calcext:value-type="float">
            <text:p>3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5315996257247" calcext:value-type="float">
            <text:p>0.00795315996257247</text:p>
          </table:table-cell>
          <table:table-cell office:value-type="float" office:value="5.952" calcext:value-type="float">
            <text:p>5.95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62029503426443" calcext:value-type="float">
            <text:p>0.00162029503426443</text:p>
          </table:table-cell>
          <table:table-cell office:value-type="float" office:value="6.208" calcext:value-type="float">
            <text:p>6.2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7028176601148" calcext:value-type="float">
            <text:p>0.0077028176601148</text:p>
          </table:table-cell>
          <table:table-cell office:value-type="float" office:value="12.06" calcext:value-type="float">
            <text:p>12.0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5625365609216" calcext:value-type="float">
            <text:p>0.038562536560921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2028123094874" calcext:value-type="float">
            <text:p>0.0382028123094874</text:p>
          </table:table-cell>
          <table:table-cell office:value-type="float" office:value="12.383" calcext:value-type="float">
            <text:p>12.38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02" calcext:value-type="float">
            <text:p>0.102</text:p>
          </table:table-cell>
          <table:table-cell office:value-type="float" office:value="0.298694243733438" calcext:value-type="float">
            <text:p>0.298694243733438</text:p>
          </table:table-cell>
          <table:table-cell office:value-type="float" office:value="-0.07" calcext:value-type="float">
            <text:p>-0.07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282736630859201" calcext:value-type="float">
            <text:p>0.282736630859201</text:p>
          </table:table-cell>
          <table:table-cell office:value-type="float" office:value="26.187" calcext:value-type="float">
            <text:p>26.187</text:p>
          </table:table-cell>
          <table:table-cell office:value-type="float" office:value="8.14" calcext:value-type="float">
            <text:p>8.14</text:p>
          </table:table-cell>
          <table:table-cell office:value-type="float" office:value="4.7" calcext:value-type="float">
            <text:p>4.7</text:p>
          </table:table-cell>
          <table:table-cell office:value-type="float" office:value="13.7226059983265" calcext:value-type="float">
            <text:p>13.7226059983265</text:p>
          </table:table-cell>
          <table:table-cell office:value-type="float" office:value="7.39" calcext:value-type="float">
            <text:p>7.39</text:p>
          </table:table-cell>
          <table:table-cell office:value-type="float" office:value="7.998" calcext:value-type="float">
            <text:p>7.998</text:p>
          </table:table-cell>
          <table:table-cell office:value-type="float" office:value="4.617" calcext:value-type="float">
            <text:p>4.617</text:p>
          </table:table-cell>
          <table:table-cell office:value-type="float" office:value="13.4826785011941" calcext:value-type="float">
            <text:p>13.4826785011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72822822684235" calcext:value-type="float">
            <text:p>7.72822822684235E-06</text:p>
          </table:table-cell>
          <table:table-cell office:value-type="float" office:value="-4.35" calcext:value-type="float">
            <text:p>-4.3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9" calcext:value-type="float">
            <text:p>-1.89</text:p>
          </table:table-cell>
          <table:table-cell office:value-type="float" office:value="-1.69" calcext:value-type="float">
            <text:p>-1.69</text:p>
          </table:table-cell>
          <table:table-cell office:value-type="float" office:value="29.18" calcext:value-type="float">
            <text:p>29.18</text:p>
          </table:table-cell>
          <table:table-cell office:value-type="float" office:value="-0.000379210645961791" calcext:value-type="float">
            <text:p>-0.000379210645961791</text:p>
          </table:table-cell>
          <table:table-cell office:value-type="string" calcext:value-type="string">
            <text:p>1=-0.6517217463870307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952873175646316" calcext:value-type="float">
            <text:p>0.952873175646316</text:p>
          </table:table-cell>
          <table:table-cell office:value-type="float" office:value="0.82822382532728" calcext:value-type="float">
            <text:p>0.82822382532728</text:p>
          </table:table-cell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float" office:value="0.623" calcext:value-type="float">
            <text:p>0.623</text:p>
          </table:table-cell>
          <table:table-cell office:value-type="float" office:value="-0.00770410440484434" calcext:value-type="float">
            <text:p>-0.00770410440484434</text:p>
          </table:table-cell>
          <table:table-cell office:value-type="string" calcext:value-type="string">
            <text:p>1=-0.14712109645959678</text:p>
          </table:table-cell>
          <table:table-cell office:value-type="float" office:value="0.025" calcext:value-type="float">
            <text:p>0.025</text:p>
          </table:table-cell>
          <table:table-cell office:value-type="float" office:value="0.737959146656565" calcext:value-type="float">
            <text:p>0.737959146656565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06 14:53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6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6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234038800421" calcext:value-type="float">
            <text:p>5.234038800421E-08</text:p>
          </table:table-cell>
          <table:table-cell office:value-type="float" office:value="0.00000005188924300421" calcext:value-type="float">
            <text:p>5.188924300421E-08</text:p>
          </table:table-cell>
          <table:table-cell office:value-type="float" office:value="-4.32" calcext:value-type="float">
            <text:p>-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0686923492971" calcext:value-type="float">
            <text:p>0.00540686923492971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1940111203171" calcext:value-type="float">
            <text:p>0.00691940111203171</text:p>
          </table:table-cell>
          <table:table-cell office:value-type="float" office:value="37.65" calcext:value-type="float">
            <text:p>3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3334899441698" calcext:value-type="float">
            <text:p>0.00713334899441698</text:p>
          </table:table-cell>
          <table:table-cell office:value-type="float" office:value="5.962" calcext:value-type="float">
            <text:p>5.96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07788501280976" calcext:value-type="float">
            <text:p>0.00507788501280976</text:p>
          </table:table-cell>
          <table:table-cell office:value-type="float" office:value="6.209" calcext:value-type="float">
            <text:p>6.2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90895616178713" calcext:value-type="float">
            <text:p>0.00690895616178713</text:p>
          </table:table-cell>
          <table:table-cell office:value-type="float" office:value="12.026" calcext:value-type="float">
            <text:p>12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28219114124773" calcext:value-type="float">
            <text:p>0.0428219114124773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0138647017925" calcext:value-type="float">
            <text:p>0.0390138647017925</text:p>
          </table:table-cell>
          <table:table-cell office:value-type="float" office:value="12.386" calcext:value-type="float">
            <text:p>12.38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98944768290126" calcext:value-type="float">
            <text:p>0.0698944768290126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03163862548765" calcext:value-type="float">
            <text:p>0.0703163862548765</text:p>
          </table:table-cell>
          <table:table-cell office:value-type="float" office:value="15.649" calcext:value-type="float">
            <text:p>15.649</text:p>
          </table:table-cell>
          <table:table-cell office:value-type="float" office:value="9.433" calcext:value-type="float">
            <text:p>9.433</text:p>
          </table:table-cell>
          <table:table-cell office:value-type="float" office:value="5.446" calcext:value-type="float">
            <text:p>5.446</text:p>
          </table:table-cell>
          <table:table-cell office:value-type="float" office:value="15.9018709245559" calcext:value-type="float">
            <text:p>15.9018709245559</text:p>
          </table:table-cell>
          <table:table-cell office:value-type="float" office:value="-2.968" calcext:value-type="float">
            <text:p>-2.968</text:p>
          </table:table-cell>
          <table:table-cell office:value-type="float" office:value="9.259" calcext:value-type="float">
            <text:p>9.259</text:p>
          </table:table-cell>
          <table:table-cell office:value-type="float" office:value="5.346" calcext:value-type="float">
            <text:p>5.346</text:p>
          </table:table-cell>
          <table:table-cell office:value-type="float" office:value="15.6098933115913" calcext:value-type="float">
            <text:p>15.6098933115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56760353569824" calcext:value-type="float">
            <text:p>9.56760353569824E-06</text:p>
          </table:table-cell>
          <table:table-cell office:value-type="float" office:value="-4.36" calcext:value-type="float">
            <text:p>-4.3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89" calcext:value-type="float">
            <text:p>-1.89</text:p>
          </table:table-cell>
          <table:table-cell office:value-type="float" office:value="-1.69" calcext:value-type="float">
            <text:p>-1.69</text:p>
          </table:table-cell>
          <table:table-cell office:value-type="float" office:value="29.18" calcext:value-type="float">
            <text:p>29.18</text:p>
          </table:table-cell>
          <table:table-cell office:value-type="float" office:value="-0.000478648977620406" calcext:value-type="float">
            <text:p>-0.000478648977620406</text:p>
          </table:table-cell>
          <table:table-cell office:value-type="string" calcext:value-type="string">
            <text:p>1=-0.6528295510831602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971886678290045" calcext:value-type="float">
            <text:p>0.971886678290045</text:p>
          </table:table-cell>
          <table:table-cell office:value-type="float" office:value="0.842540807807503" calcext:value-type="float">
            <text:p>0.842540807807503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0.591" calcext:value-type="float">
            <text:p>0.591</text:p>
          </table:table-cell>
          <table:table-cell office:value-type="float" office:value="-0.00752449865524221" calcext:value-type="float">
            <text:p>-0.00752449865524221</text:p>
          </table:table-cell>
          <table:table-cell office:value-type="string" calcext:value-type="string">
            <text:p>1=-0.14325504788708457</text:p>
          </table:table-cell>
          <table:table-cell office:value-type="float" office:value="0.024" calcext:value-type="float">
            <text:p>0.024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-0.069" calcext:value-type="float">
            <text:p>-0.06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25 18:54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6A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6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9016703227469" calcext:value-type="float">
            <text:p>9.016703227469E-08</text:p>
          </table:table-cell>
          <table:table-cell office:value-type="float" office:value="0.00000008924688927469" calcext:value-type="float">
            <text:p>8.924688927469E-08</text:p>
          </table:table-cell>
          <table:table-cell office:value-type="float" office:value="-4.22" calcext:value-type="float">
            <text:p>-4.2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2660267396388" calcext:value-type="float">
            <text:p>0.082660267396388</text:p>
          </table:table-cell>
          <table:table-cell office:value-type="float" office:value="6.02" calcext:value-type="float">
            <text:p>6.0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7343782431601" calcext:value-type="float">
            <text:p>0.17343782431601</text:p>
          </table:table-cell>
          <table:table-cell office:value-type="float" office:value="37.12" calcext:value-type="float">
            <text:p>37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78800521843857" calcext:value-type="float">
            <text:p>0.17880052184385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5200554348719" calcext:value-type="float">
            <text:p>0.0835200554348719</text:p>
          </table:table-cell>
          <table:table-cell office:value-type="float" office:value="11.933" calcext:value-type="float">
            <text:p>11.93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" calcext:value-type="float">
            <text:p>0.06</text:p>
          </table:table-cell>
          <table:table-cell office:value-type="float" office:value="0.174461466575235" calcext:value-type="float">
            <text:p>0.174461466575235</text:p>
          </table:table-cell>
          <table:table-cell office:value-type="float" office:value="11.078" calcext:value-type="float">
            <text:p>11.078</text:p>
          </table:table-cell>
          <table:table-cell office:value-type="float" office:value="0.238" calcext:value-type="float">
            <text:p>0.2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00493806136152" calcext:value-type="float">
            <text:p>0.400493806136152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" calcext:value-type="float">
            <text:p>0.05</text:p>
          </table:table-cell>
          <table:table-cell office:value-type="float" office:value="0.145290311868081" calcext:value-type="float">
            <text:p>0.145290311868081</text:p>
          </table:table-cell>
          <table:table-cell office:value-type="float" office:value="23.651" calcext:value-type="float">
            <text:p>23.65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2" calcext:value-type="float">
            <text:p>0.12</text:p>
          </table:table-cell>
          <table:table-cell office:value-type="float" office:value="0.350223508300182" calcext:value-type="float">
            <text:p>0.350223508300182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7866208853425" calcext:value-type="float">
            <text:p>0.127866208853425</text:p>
          </table:table-cell>
          <table:table-cell office:value-type="float" office:value="-21.734" calcext:value-type="float">
            <text:p>-21.734</text:p>
          </table:table-cell>
          <table:table-cell office:value-type="float" office:value="6.837" calcext:value-type="float">
            <text:p>6.837</text:p>
          </table:table-cell>
          <table:table-cell office:value-type="float" office:value="3.947" calcext:value-type="float">
            <text:p>3.947</text:p>
          </table:table-cell>
          <table:table-cell office:value-type="float" office:value="11.5261368626048" calcext:value-type="float">
            <text:p>11.5261368626048</text:p>
          </table:table-cell>
          <table:table-cell office:value-type="float" office:value="-44.051" calcext:value-type="float">
            <text:p>-44.051</text:p>
          </table:table-cell>
          <table:table-cell office:value-type="float" office:value="6.441" calcext:value-type="float">
            <text:p>6.441</text:p>
          </table:table-cell>
          <table:table-cell office:value-type="float" office:value="3.719" calcext:value-type="float">
            <text:p>3.719</text:p>
          </table:table-cell>
          <table:table-cell office:value-type="float" office:value="10.8579844993772" calcext:value-type="float">
            <text:p>10.8579844993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87107677581901" calcext:value-type="float">
            <text:p>5.87107677581901E-06</text:p>
          </table:table-cell>
          <table:table-cell office:value-type="float" office:value="-4.38" calcext:value-type="float">
            <text:p>-4.3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2.39" calcext:value-type="float">
            <text:p>-2.39</text:p>
          </table:table-cell>
          <table:table-cell office:value-type="float" office:value="-2.02" calcext:value-type="float">
            <text:p>-2.02</text:p>
          </table:table-cell>
          <table:table-cell office:value-type="float" office:value="28.83" calcext:value-type="float">
            <text:p>28.83</text:p>
          </table:table-cell>
          <table:table-cell office:value-type="float" office:value="-0.00107001870289063" calcext:value-type="float">
            <text:p>-0.00107001870289063</text:p>
          </table:table-cell>
          <table:table-cell office:value-type="string" calcext:value-type="string">
            <text:p>1=-0.6481129146024585</text:p>
          </table:table-cell>
          <table:table-cell office:value-type="float" office:value="-0.406" calcext:value-type="float">
            <text:p>-0.406</text:p>
          </table:table-cell>
          <table:table-cell office:value-type="float" office:value="1.27511882136624" calcext:value-type="float">
            <text:p>1.27511882136624</text:p>
          </table:table-cell>
          <table:table-cell office:value-type="float" office:value="1.03088671147171" calcext:value-type="float">
            <text:p>1.03088671147171</text:p>
          </table:table-cell>
          <table:table-cell office:value-type="float" office:value="0.513" calcext:value-type="float">
            <text:p>0.513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office:value-type="float" office:value="-0.00472224414498709" calcext:value-type="float">
            <text:p>-0.00472224414498709</text:p>
          </table:table-cell>
          <table:table-cell office:value-type="string" calcext:value-type="string">
            <text:p>1=-0.14510316139811655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05794315104717" calcext:value-type="float">
            <text:p>1.05794315104717</text:p>
          </table:table-cell>
          <table:table-cell office:value-type="float" office:value="0.288362391064545" calcext:value-type="float">
            <text:p>0.288362391064545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092" calcext:value-type="float">
            <text:p>-0.092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GR7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4.17" calcext:value-type="float">
            <text:p>-4.17</text:p>
          </table:table-cell>
          <table:table-cell table:number-columns-repeated="2"/>
          <table:table-cell office:value-type="float" office:value="-1.43" calcext:value-type="float">
            <text:p>-1.43</text:p>
          </table:table-cell>
          <table:table-cell office:value-type="float" office:value="29.45" calcext:value-type="float">
            <text:p>29.45</text:p>
          </table:table-cell>
          <table:table-cell table:number-columns-repeated="7"/>
          <table:table-cell office:value-type="float" office:value="0.599" calcext:value-type="float">
            <text:p>0.599</text:p>
          </table:table-cell>
          <table:table-cell table:number-columns-repeated="7"/>
          <table:table-cell office:value-type="float" office:value="0.264" calcext:value-type="float">
            <text:p>0.26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59831475444454" calcext:value-type="float">
            <text:p>0.025983147544445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08535279740814" calcext:value-type="float">
            <text:p>0.040853527974081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21167190590407" calcext:value-type="float">
            <text:p>0.04211671905904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241309922562649" calcext:value-type="float">
            <text:p>0.024130992256264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17746614580094" calcext:value-type="float">
            <text:p>0.0517746614580094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5 01:1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A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7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637246099058" calcext:value-type="float">
            <text:p>5.637246099058E-08</text:p>
          </table:table-cell>
          <table:table-cell office:value-type="float" office:value="0.00000005596891499058" calcext:value-type="float">
            <text:p>5.596891499058E-08</text:p>
          </table:table-cell>
          <table:table-cell office:value-type="float" office:value="-4.15" calcext:value-type="float">
            <text:p>-4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2596523301759" calcext:value-type="float">
            <text:p>0.000602596523301759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6854397440018" calcext:value-type="float">
            <text:p>0.00746854397440018</text:p>
          </table:table-cell>
          <table:table-cell office:value-type="float" office:value="37.86" calcext:value-type="float">
            <text:p>37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9947135408637" calcext:value-type="float">
            <text:p>0.00769947135408637</text:p>
          </table:table-cell>
          <table:table-cell office:value-type="float" office:value="6.136" calcext:value-type="float">
            <text:p>6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10777998819731" calcext:value-type="float">
            <text:p>0.000710777998819731</text:p>
          </table:table-cell>
          <table:table-cell office:value-type="float" office:value="6.42" calcext:value-type="float">
            <text:p>6.4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45933390795062" calcext:value-type="float">
            <text:p>0.00745933390795062</text:p>
          </table:table-cell>
          <table:table-cell office:value-type="float" office:value="12.469" calcext:value-type="float">
            <text:p>12.469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8929610634526" calcext:value-type="float">
            <text:p>0.0168929610634526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0627706752781" calcext:value-type="float">
            <text:p>0.0220627706752781</text:p>
          </table:table-cell>
          <table:table-cell office:value-type="float" office:value="12.833" calcext:value-type="float">
            <text:p>12.83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93317273384288" calcext:value-type="float">
            <text:p>0.193317273384288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176873771032229" calcext:value-type="float">
            <text:p>0.176873771032229</text:p>
          </table:table-cell>
          <table:table-cell office:value-type="float" office:value="32.828" calcext:value-type="float">
            <text:p>32.828</text:p>
          </table:table-cell>
          <table:table-cell office:value-type="float" office:value="8.942" calcext:value-type="float">
            <text:p>8.942</text:p>
          </table:table-cell>
          <table:table-cell office:value-type="float" office:value="5.163" calcext:value-type="float">
            <text:p>5.163</text:p>
          </table:table-cell>
          <table:table-cell office:value-type="float" office:value="15.0751555289191" calcext:value-type="float">
            <text:p>15.0751555289191</text:p>
          </table:table-cell>
          <table:table-cell office:value-type="float" office:value="13.292" calcext:value-type="float">
            <text:p>13.292</text:p>
          </table:table-cell>
          <table:table-cell office:value-type="float" office:value="8.782" calcext:value-type="float">
            <text:p>8.782</text:p>
          </table:table-cell>
          <table:table-cell office:value-type="float" office:value="5.07" calcext:value-type="float">
            <text:p>5.07</text:p>
          </table:table-cell>
          <table:table-cell office:value-type="float" office:value="14.8053078347296" calcext:value-type="float">
            <text:p>14.8053078347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05477461514807" calcext:value-type="float">
            <text:p>1.05477461514807E-05</text:p>
          </table:table-cell>
          <table:table-cell office:value-type="float" office:value="-4.16" calcext:value-type="float">
            <text:p>-4.16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8" calcext:value-type="float">
            <text:p>-1.68</text:p>
          </table:table-cell>
          <table:table-cell office:value-type="float" office:value="-1.47" calcext:value-type="float">
            <text:p>-1.47</text:p>
          </table:table-cell>
          <table:table-cell office:value-type="float" office:value="29.4" calcext:value-type="float">
            <text:p>29.4</text:p>
          </table:table-cell>
          <table:table-cell office:value-type="float" office:value="-0.000482791528959266" calcext:value-type="float">
            <text:p>-0.000482791528959266</text:p>
          </table:table-cell>
          <table:table-cell office:value-type="string" calcext:value-type="string">
            <text:p>1=-0.64771002811132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940643029707498" calcext:value-type="float">
            <text:p>0.940643029707498</text:p>
          </table:table-cell>
          <table:table-cell office:value-type="float" office:value="0.81806231036545" calcext:value-type="float">
            <text:p>0.81806231036545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-0.00747590293561762" calcext:value-type="float">
            <text:p>-0.00747590293561762</text:p>
          </table:table-cell>
          <table:table-cell office:value-type="string" calcext:value-type="string">
            <text:p>1=-0.15058817533665247</text:p>
          </table:table-cell>
          <table:table-cell office:value-type="float" office:value="0.047" calcext:value-type="float">
            <text:p>0.047</text:p>
          </table:table-cell>
          <table:table-cell office:value-type="float" office:value="0.69923155314674" calcext:value-type="float">
            <text:p>0.69923155314674</text:p>
          </table:table-cell>
          <table:table-cell office:value-type="float" office:value="0.236580443613674" calcext:value-type="float">
            <text:p>0.236580443613674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5 15:58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A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7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887858246662" calcext:value-type="float">
            <text:p>6.887858246662E-08</text:p>
          </table:table-cell>
          <table:table-cell office:value-type="float" office:value="0.00000006829738746662" calcext:value-type="float">
            <text:p>6.829738746662E-08</text:p>
          </table:table-cell>
          <table:table-cell office:value-type="float" office:value="-4.16" calcext:value-type="float">
            <text:p>-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0622870667842" calcext:value-type="float">
            <text:p>0.00780622870667842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9897348333832" calcext:value-type="float">
            <text:p>0.00229897348333832</text:p>
          </table:table-cell>
          <table:table-cell office:value-type="float" office:value="37.94" calcext:value-type="float">
            <text:p>3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7005774343706" calcext:value-type="float">
            <text:p>0.00237005774343706</text:p>
          </table:table-cell>
          <table:table-cell office:value-type="float" office:value="6.123" calcext:value-type="float">
            <text:p>6.12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44674196363339" calcext:value-type="float">
            <text:p>0.00744674196363339</text:p>
          </table:table-cell>
          <table:table-cell office:value-type="float" office:value="6.495" calcext:value-type="float">
            <text:p>6.49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31237552591707" calcext:value-type="float">
            <text:p>0.00231237552591707</text:p>
          </table:table-cell>
          <table:table-cell office:value-type="float" office:value="12.485" calcext:value-type="float">
            <text:p>12.48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79987364994704" calcext:value-type="float">
            <text:p>0.0479987364994704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7351677551579" calcext:value-type="float">
            <text:p>0.0387351677551579</text:p>
          </table:table-cell>
          <table:table-cell office:value-type="float" office:value="12.971" calcext:value-type="float">
            <text:p>12.9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" calcext:value-type="float">
            <text:p>0.03</text:p>
          </table:table-cell>
          <table:table-cell office:value-type="float" office:value="0.0862539112144219" calcext:value-type="float">
            <text:p>0.086253911214421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7791103237105" calcext:value-type="float">
            <text:p>0.0837791103237105</text:p>
          </table:table-cell>
          <table:table-cell office:value-type="float" office:value="22.954" calcext:value-type="float">
            <text:p>22.954</text:p>
          </table:table-cell>
          <table:table-cell office:value-type="float" office:value="8.715" calcext:value-type="float">
            <text:p>8.715</text:p>
          </table:table-cell>
          <table:table-cell office:value-type="float" office:value="5.032" calcext:value-type="float">
            <text:p>5.032</text:p>
          </table:table-cell>
          <table:table-cell office:value-type="float" office:value="14.6929185491844" calcext:value-type="float">
            <text:p>14.6929185491844</text:p>
          </table:table-cell>
          <table:table-cell office:value-type="float" office:value="3.472" calcext:value-type="float">
            <text:p>3.472</text:p>
          </table:table-cell>
          <table:table-cell office:value-type="float" office:value="8.546" calcext:value-type="float">
            <text:p>8.546</text:p>
          </table:table-cell>
          <table:table-cell office:value-type="float" office:value="4.934" calcext:value-type="float">
            <text:p>4.934</text:p>
          </table:table-cell>
          <table:table-cell office:value-type="float" office:value="14.4070948157683" calcext:value-type="float">
            <text:p>14.4070948157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04554032307301" calcext:value-type="float">
            <text:p>1.04554032307301E-05</text:p>
          </table:table-cell>
          <table:table-cell office:value-type="float" office:value="-4.18" calcext:value-type="float">
            <text:p>-4.1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1" calcext:value-type="float">
            <text:p>-1.61</text:p>
          </table:table-cell>
          <table:table-cell office:value-type="float" office:value="-1.4" calcext:value-type="float">
            <text:p>-1.4</text:p>
          </table:table-cell>
          <table:table-cell office:value-type="float" office:value="29.48" calcext:value-type="float">
            <text:p>29.48</text:p>
          </table:table-cell>
          <table:table-cell office:value-type="float" office:value="-0.000559476511386707" calcext:value-type="float">
            <text:p>-0.000559476511386707</text:p>
          </table:table-cell>
          <table:table-cell office:value-type="string" calcext:value-type="string">
            <text:p>1=-0.6485780008848877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95365405276413" calcext:value-type="float">
            <text:p>0.95365405276413</text:p>
          </table:table-cell>
          <table:table-cell office:value-type="float" office:value="0.828436591504917" calcext:value-type="float">
            <text:p>0.828436591504917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0.591" calcext:value-type="float">
            <text:p>0.591</text:p>
          </table:table-cell>
          <table:table-cell office:value-type="float" office:value="-0.00744953947101022" calcext:value-type="float">
            <text:p>-0.00744953947101022</text:p>
          </table:table-cell>
          <table:table-cell office:value-type="string" calcext:value-type="string">
            <text:p>1=-0.1500148034548481</text:p>
          </table:table-cell>
          <table:table-cell office:value-type="float" office:value="0.036" calcext:value-type="float">
            <text:p>0.036</text:p>
          </table:table-cell>
          <table:table-cell office:value-type="float" office:value="0.737959146656565" calcext:value-type="float">
            <text:p>0.737959146656565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office:value-type="float" office:value="-0.061" calcext:value-type="float">
            <text:p>-0.06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06 16:11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A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7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9311070112661" calcext:value-type="float">
            <text:p>9.311070112661E-08</text:p>
          </table:table-cell>
          <table:table-cell office:value-type="float" office:value="0.00000009243548412661" calcext:value-type="float">
            <text:p>9.243548412661E-08</text:p>
          </table:table-cell>
          <table:table-cell office:value-type="float" office:value="-4.1" calcext:value-type="float">
            <text:p>-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9042711353446" calcext:value-type="float">
            <text:p>0.00689042711353446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9251581222946" calcext:value-type="float">
            <text:p>0.00639251581222946</text:p>
          </table:table-cell>
          <table:table-cell office:value-type="float" office:value="37.94" calcext:value-type="float">
            <text:p>3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9017240114797" calcext:value-type="float">
            <text:p>0.00659017240114797</text:p>
          </table:table-cell>
          <table:table-cell office:value-type="float" office:value="6.181" calcext:value-type="float">
            <text:p>6.18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6271047227032" calcext:value-type="float">
            <text:p>0.0066271047227032</text:p>
          </table:table-cell>
          <table:table-cell office:value-type="float" office:value="6.493" calcext:value-type="float">
            <text:p>6.49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39218794126418" calcext:value-type="float">
            <text:p>0.00639218794126418</text:p>
          </table:table-cell>
          <table:table-cell office:value-type="float" office:value="12.518" calcext:value-type="float">
            <text:p>12.5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04449794279643" calcext:value-type="float">
            <text:p>0.0404449794279643</text:p>
          </table:table-cell>
          <table:table-cell office:value-type="float" office:value="-0.28" calcext:value-type="float">
            <text:p>-0.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83828368536871" calcext:value-type="float">
            <text:p>0.0283828368536871</text:p>
          </table:table-cell>
          <table:table-cell office:value-type="float" office:value="12.868" calcext:value-type="float">
            <text:p>12.86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52781635262328" calcext:value-type="float">
            <text:p>0.0752781635262328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80672932194055" calcext:value-type="float">
            <text:p>0.0680672932194055</text:p>
          </table:table-cell>
          <table:table-cell office:value-type="float" office:value="14.257" calcext:value-type="float">
            <text:p>14.257</text:p>
          </table:table-cell>
          <table:table-cell office:value-type="float" office:value="7.616" calcext:value-type="float">
            <text:p>7.616</text:p>
          </table:table-cell>
          <table:table-cell office:value-type="float" office:value="4.397" calcext:value-type="float">
            <text:p>4.397</text:p>
          </table:table-cell>
          <table:table-cell office:value-type="float" office:value="12.8394759499238" calcext:value-type="float">
            <text:p>12.8394759499238</text:p>
          </table:table-cell>
          <table:table-cell office:value-type="float" office:value="-5.116" calcext:value-type="float">
            <text:p>-5.116</text:p>
          </table:table-cell>
          <table:table-cell office:value-type="float" office:value="7.461" calcext:value-type="float">
            <text:p>7.461</text:p>
          </table:table-cell>
          <table:table-cell office:value-type="float" office:value="4.308" calcext:value-type="float">
            <text:p>4.308</text:p>
          </table:table-cell>
          <table:table-cell office:value-type="float" office:value="12.5787575201243" calcext:value-type="float">
            <text:p>12.5787575201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45244581553651" calcext:value-type="float">
            <text:p>7.45244581553651E-06</text:p>
          </table:table-cell>
          <table:table-cell office:value-type="float" office:value="-4.13" calcext:value-type="float">
            <text:p>-4.1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1" calcext:value-type="float">
            <text:p>-1.61</text:p>
          </table:table-cell>
          <table:table-cell office:value-type="float" office:value="-1.41" calcext:value-type="float">
            <text:p>-1.41</text:p>
          </table:table-cell>
          <table:table-cell office:value-type="float" office:value="29.47" calcext:value-type="float">
            <text:p>29.47</text:p>
          </table:table-cell>
          <table:table-cell office:value-type="float" office:value="-0.000478648977620407" calcext:value-type="float">
            <text:p>-0.000478648977620407</text:p>
          </table:table-cell>
          <table:table-cell office:value-type="string" calcext:value-type="string">
            <text:p>1=-0.65282955108316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971886678290045" calcext:value-type="float">
            <text:p>0.971886678290045</text:p>
          </table:table-cell>
          <table:table-cell office:value-type="float" office:value="0.842540807807503" calcext:value-type="float">
            <text:p>0.842540807807503</text:p>
          </table:table-cell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  <table:table-cell office:value-type="float" office:value="0.576" calcext:value-type="float">
            <text:p>0.576</text:p>
          </table:table-cell>
          <table:table-cell office:value-type="float" office:value="-0.00752449865524222" calcext:value-type="float">
            <text:p>-0.00752449865524222</text:p>
          </table:table-cell>
          <table:table-cell office:value-type="string" calcext:value-type="string">
            <text:p>1=-0.1432550478870846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802144554778816" calcext:value-type="float">
            <text:p>0.802144554778816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-0.158" calcext:value-type="float">
            <text:p>-0.15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8-03-06 20:09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7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205554189292" calcext:value-type="float">
            <text:p>6.205554189292E-08</text:p>
          </table:table-cell>
          <table:table-cell office:value-type="float" office:value="0.00000006156822639292" calcext:value-type="float">
            <text:p>6.156822639292E-08</text:p>
          </table:table-cell>
          <table:table-cell office:value-type="float" office:value="-4.15" calcext:value-type="float">
            <text:p>-4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2331048128384" calcext:value-type="float">
            <text:p>0.00562331048128384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3903591347014" calcext:value-type="float">
            <text:p>0.00193903591347014</text:p>
          </table:table-cell>
          <table:table-cell office:value-type="float" office:value="37.91" calcext:value-type="float">
            <text:p>3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899090391717" calcext:value-type="float">
            <text:p>0.00199899090391717</text:p>
          </table:table-cell>
          <table:table-cell office:value-type="float" office:value="6.135" calcext:value-type="float">
            <text:p>6.1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24002596299678" calcext:value-type="float">
            <text:p>0.00524002596299678</text:p>
          </table:table-cell>
          <table:table-cell office:value-type="float" office:value="6.463" calcext:value-type="float">
            <text:p>6.46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9246320032987" calcext:value-type="float">
            <text:p>0.0019246320032987</text:p>
          </table:table-cell>
          <table:table-cell office:value-type="float" office:value="12.471" calcext:value-type="float">
            <text:p>12.47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391040364004" calcext:value-type="float">
            <text:p>0.037391040364004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3208324226577" calcext:value-type="float">
            <text:p>0.0353208324226577</text:p>
          </table:table-cell>
          <table:table-cell office:value-type="float" office:value="12.942" calcext:value-type="float">
            <text:p>12.94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4937646673639" calcext:value-type="float">
            <text:p>0.124937646673639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7051138497309" calcext:value-type="float">
            <text:p>0.127051138497309</text:p>
          </table:table-cell>
          <table:table-cell office:value-type="float" office:value="18.17" calcext:value-type="float">
            <text:p>18.17</text:p>
          </table:table-cell>
          <table:table-cell office:value-type="float" office:value="7.157" calcext:value-type="float">
            <text:p>7.157</text:p>
          </table:table-cell>
          <table:table-cell office:value-type="float" office:value="4.132" calcext:value-type="float">
            <text:p>4.132</text:p>
          </table:table-cell>
          <table:table-cell office:value-type="float" office:value="12.0656444187007" calcext:value-type="float">
            <text:p>12.0656444187007</text:p>
          </table:table-cell>
          <table:table-cell office:value-type="float" office:value="-1.171" calcext:value-type="float">
            <text:p>-1.171</text:p>
          </table:table-cell>
          <table:table-cell office:value-type="float" office:value="7.02" calcext:value-type="float">
            <text:p>7.02</text:p>
          </table:table-cell>
          <table:table-cell office:value-type="float" office:value="4.053" calcext:value-type="float">
            <text:p>4.053</text:p>
          </table:table-cell>
          <table:table-cell office:value-type="float" office:value="11.8348364598905" calcext:value-type="float">
            <text:p>11.8348364598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786085307662068" calcext:value-type="float">
            <text:p>7.86085307662068E-06</text:p>
          </table:table-cell>
          <table:table-cell office:value-type="float" office:value="-4.18" calcext:value-type="float">
            <text:p>-4.1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4" calcext:value-type="float">
            <text:p>-1.64</text:p>
          </table:table-cell>
          <table:table-cell office:value-type="float" office:value="-1.44" calcext:value-type="float">
            <text:p>-1.44</text:p>
          </table:table-cell>
          <table:table-cell office:value-type="float" office:value="29.44" calcext:value-type="float">
            <text:p>29.44</text:p>
          </table:table-cell>
          <table:table-cell office:value-type="float" office:value="-0.000478648977620403" calcext:value-type="float">
            <text:p>-0.000478648977620403</text:p>
          </table:table-cell>
          <table:table-cell office:value-type="string" calcext:value-type="string">
            <text:p>1=-0.6528295510831601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971886678290045" calcext:value-type="float">
            <text:p>0.971886678290045</text:p>
          </table:table-cell>
          <table:table-cell office:value-type="float" office:value="0.842540807807503" calcext:value-type="float">
            <text:p>0.842540807807503</text:p>
          </table:table-cell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-0.00752449865524221" calcext:value-type="float">
            <text:p>-0.00752449865524221</text:p>
          </table:table-cell>
          <table:table-cell office:value-type="string" calcext:value-type="string">
            <text:p>1=-0.14325504788708462</text:p>
          </table:table-cell>
          <table:table-cell office:value-type="float" office:value="0.072" calcext:value-type="float">
            <text:p>0.072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-0.025" calcext:value-type="float">
            <text:p>-0.02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GR7B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3.15" calcext:value-type="float">
            <text:p>-3.15</text:p>
          </table:table-cell>
          <table:table-cell table:number-columns-repeated="2"/>
          <table:table-cell office:value-type="float" office:value="-1.13" calcext:value-type="float">
            <text:p>-1.13</text:p>
          </table:table-cell>
          <table:table-cell office:value-type="float" office:value="29.75" calcext:value-type="float">
            <text:p>29.75</text:p>
          </table:table-cell>
          <table:table-cell table:number-columns-repeated="7"/>
          <table:table-cell office:value-type="float" office:value="0.603" calcext:value-type="float">
            <text:p>0.603</text:p>
          </table:table-cell>
          <table:table-cell table:number-columns-repeated="7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1878811711391" calcext:value-type="float">
            <text:p>0.06187881171139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153409956641048" calcext:value-type="float">
            <text:p>0.153409956641048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158153392500389" calcext:value-type="float">
            <text:p>0.15815339250038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226379757591246" calcext:value-type="float">
            <text:p>0.022637975759124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92115599850826" calcext:value-type="float">
            <text:p>0.092115599850826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5 18:35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B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7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114571493625" calcext:value-type="float">
            <text:p>6.114571493625E-08</text:p>
          </table:table-cell>
          <table:table-cell office:value-type="float" office:value="0.00000006065249943625" calcext:value-type="float">
            <text:p>6.065249943625E-08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493510346079" calcext:value-type="float">
            <text:p>0.0039493510346079</text:p>
          </table:table-cell>
          <table:table-cell office:value-type="float" office:value="7.18" calcext:value-type="float">
            <text:p>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4367877340821" calcext:value-type="float">
            <text:p>0.00444367877340821</text:p>
          </table:table-cell>
          <table:table-cell office:value-type="float" office:value="38.32" calcext:value-type="float">
            <text:p>38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810773210836" calcext:value-type="float">
            <text:p>0.0045810773210836</text:p>
          </table:table-cell>
          <table:table-cell office:value-type="float" office:value="7.11" calcext:value-type="float">
            <text:p>7.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821487490982" calcext:value-type="float">
            <text:p>0.003821487490982</text:p>
          </table:table-cell>
          <table:table-cell office:value-type="float" office:value="6.861" calcext:value-type="float">
            <text:p>6.86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44290188333969" calcext:value-type="float">
            <text:p>0.00444290188333969</text:p>
          </table:table-cell>
          <table:table-cell office:value-type="float" office:value="13.896" calcext:value-type="float">
            <text:p>13.8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00401438421136" calcext:value-type="float">
            <text:p>0.0600401438421136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</text:p>
          </table:table-cell>
          <table:table-cell office:value-type="float" office:value="0.0585635737189221" calcext:value-type="float">
            <text:p>0.0585635737189221</text:p>
          </table:table-cell>
          <table:table-cell office:value-type="float" office:value="13.732" calcext:value-type="float">
            <text:p>13.732</text:p>
          </table:table-cell>
          <table:table-cell office:value-type="float" office:value="0.08" calcext:value-type="float">
            <text:p>0.0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5206856486797" calcext:value-type="float">
            <text:p>0.135206856486797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4691511831589" calcext:value-type="float">
            <text:p>0.124691511831589</text:p>
          </table:table-cell>
          <table:table-cell office:value-type="float" office:value="20.663" calcext:value-type="float">
            <text:p>20.663</text:p>
          </table:table-cell>
          <table:table-cell office:value-type="float" office:value="10.094" calcext:value-type="float">
            <text:p>10.094</text:p>
          </table:table-cell>
          <table:table-cell office:value-type="float" office:value="5.828" calcext:value-type="float">
            <text:p>5.828</text:p>
          </table:table-cell>
          <table:table-cell office:value-type="float" office:value="17.0177756051492" calcext:value-type="float">
            <text:p>17.0177756051492</text:p>
          </table:table-cell>
          <table:table-cell office:value-type="float" office:value="-0.536" calcext:value-type="float">
            <text:p>-0.536</text:p>
          </table:table-cell>
          <table:table-cell office:value-type="float" office:value="9.88" calcext:value-type="float">
            <text:p>9.88</text:p>
          </table:table-cell>
          <table:table-cell office:value-type="float" office:value="5.704" calcext:value-type="float">
            <text:p>5.704</text:p>
          </table:table-cell>
          <table:table-cell office:value-type="float" office:value="16.6559956805461" calcext:value-type="float">
            <text:p>16.6559956805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10041326429824" calcext:value-type="float">
            <text:p>1.10041326429824E-05</text:p>
          </table:table-cell>
          <table:table-cell office:value-type="float" office:value="-3.15" calcext:value-type="float">
            <text:p>-3.1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24" calcext:value-type="float">
            <text:p>-1.24</text:p>
          </table:table-cell>
          <table:table-cell office:value-type="float" office:value="-1.04" calcext:value-type="float">
            <text:p>-1.04</text:p>
          </table:table-cell>
          <table:table-cell office:value-type="float" office:value="29.85" calcext:value-type="float">
            <text:p>29.85</text:p>
          </table:table-cell>
          <table:table-cell office:value-type="float" office:value="-0.000559476511386711" calcext:value-type="float">
            <text:p>-0.000559476511386711</text:p>
          </table:table-cell>
          <table:table-cell office:value-type="string" calcext:value-type="string">
            <text:p>1=-0.6485780008848873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95365405276413" calcext:value-type="float">
            <text:p>0.95365405276413</text:p>
          </table:table-cell>
          <table:table-cell office:value-type="float" office:value="0.828436591504917" calcext:value-type="float">
            <text:p>0.828436591504917</text:p>
          </table:table-cell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-0.00744953947101021" calcext:value-type="float">
            <text:p>-0.00744953947101021</text:p>
          </table:table-cell>
          <table:table-cell office:value-type="string" calcext:value-type="string">
            <text:p>1=-0.150014803454848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7959146656566" calcext:value-type="float">
            <text:p>0.737959146656566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2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office:value-type="float" office:value="-0.037" calcext:value-type="float">
            <text:p>-0.03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6 22:48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B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7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331623252027" calcext:value-type="float">
            <text:p>6.331623252027E-08</text:p>
          </table:table-cell>
          <table:table-cell office:value-type="float" office:value="0.00000006282539852027" calcext:value-type="float">
            <text:p>6.282539852027E-08</text:p>
          </table:table-cell>
          <table:table-cell office:value-type="float" office:value="-3.15" calcext:value-type="float">
            <text:p>-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72758976871879" calcext:value-type="float">
            <text:p>0.000972758976871879</text:p>
          </table:table-cell>
          <table:table-cell office:value-type="float" office:value="7.21" calcext:value-type="float">
            <text:p>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1529738197688" calcext:value-type="float">
            <text:p>0.00171529738197688</text:p>
          </table:table-cell>
          <table:table-cell office:value-type="float" office:value="38.36" calcext:value-type="float">
            <text:p>3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6833437702903" calcext:value-type="float">
            <text:p>0.00176833437702903</text:p>
          </table:table-cell>
          <table:table-cell office:value-type="float" office:value="7.096" calcext:value-type="float">
            <text:p>7.09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0914528417629817" calcext:value-type="float">
            <text:p>0.000914528417629817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71288145376647" calcext:value-type="float">
            <text:p>0.00171288145376647</text:p>
          </table:table-cell>
          <table:table-cell office:value-type="float" office:value="13.899" calcext:value-type="float">
            <text:p>13.8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9923212447572" calcext:value-type="float">
            <text:p>0.0199923212447572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5989455148918" calcext:value-type="float">
            <text:p>0.0215989455148918</text:p>
          </table:table-cell>
          <table:table-cell office:value-type="float" office:value="13.672" calcext:value-type="float">
            <text:p>13.6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" calcext:value-type="float">
            <text:p>0.08</text:p>
          </table:table-cell>
          <table:table-cell office:value-type="float" office:value="0.233215992516735" calcext:value-type="float">
            <text:p>0.233215992516735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8" calcext:value-type="float">
            <text:p>0.078</text:p>
          </table:table-cell>
          <table:table-cell office:value-type="float" office:value="0.228802113539651" calcext:value-type="float">
            <text:p>0.228802113539651</text:p>
          </table:table-cell>
          <table:table-cell office:value-type="float" office:value="17.111" calcext:value-type="float">
            <text:p>17.111</text:p>
          </table:table-cell>
          <table:table-cell office:value-type="float" office:value="5.841" calcext:value-type="float">
            <text:p>5.841</text:p>
          </table:table-cell>
          <table:table-cell office:value-type="float" office:value="3.372" calcext:value-type="float">
            <text:p>3.372</text:p>
          </table:table-cell>
          <table:table-cell office:value-type="float" office:value="9.84727951232472" calcext:value-type="float">
            <text:p>9.84727951232472</text:p>
          </table:table-cell>
          <table:table-cell office:value-type="float" office:value="-4.076" calcext:value-type="float">
            <text:p>-4.076</text:p>
          </table:table-cell>
          <table:table-cell office:value-type="float" office:value="5.721" calcext:value-type="float">
            <text:p>5.721</text:p>
          </table:table-cell>
          <table:table-cell office:value-type="float" office:value="3.303" calcext:value-type="float">
            <text:p>3.303</text:p>
          </table:table-cell>
          <table:table-cell office:value-type="float" office:value="9.64514064850129" calcext:value-type="float">
            <text:p>9.64514064850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39687514441787" calcext:value-type="float">
            <text:p>6.39687514441787E-06</text:p>
          </table:table-cell>
          <table:table-cell office:value-type="float" office:value="-3.18" calcext:value-type="float">
            <text:p>-3.1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2" calcext:value-type="float">
            <text:p>-1.2</text:p>
          </table:table-cell>
          <table:table-cell office:value-type="float" office:value="-1.01" calcext:value-type="float">
            <text:p>-1.01</text:p>
          </table:table-cell>
          <table:table-cell office:value-type="float" office:value="29.88" calcext:value-type="float">
            <text:p>29.88</text:p>
          </table:table-cell>
          <table:table-cell office:value-type="float" office:value="-0.0002502241253518" calcext:value-type="float">
            <text:p>-0.0002502241253518</text:p>
          </table:table-cell>
          <table:table-cell office:value-type="string" calcext:value-type="string">
            <text:p>1=-0.6562633652862738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959891775131815" calcext:value-type="float">
            <text:p>0.959891775131815</text:p>
          </table:table-cell>
          <table:table-cell office:value-type="float" office:value="0.839232945193241" calcext:value-type="float">
            <text:p>0.839232945193241</text:p>
          </table:table-cell>
          <table:table-cell office:value-type="float" office:value="0.599" calcext:value-type="float">
            <text:p>0.599</text:p>
          </table:table-cell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-0.00706965169233601" calcext:value-type="float">
            <text:p>-0.00706965169233601</text:p>
          </table:table-cell>
          <table:table-cell office:value-type="string" calcext:value-type="string">
            <text:p>1=-0.14153270250925476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-0.175" calcext:value-type="float">
            <text:p>-0.17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10 08:2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B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7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5875421799919" calcext:value-type="float">
            <text:p>5.875421799919E-08</text:p>
          </table:table-cell>
          <table:table-cell office:value-type="float" office:value="0.00000005829166199919" calcext:value-type="float">
            <text:p>5.829166199919E-08</text:p>
          </table:table-cell>
          <table:table-cell office:value-type="float" office:value="-3.17" calcext:value-type="float">
            <text:p>-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5303111520288" calcext:value-type="float">
            <text:p>0.00505303111520288</text:p>
          </table:table-cell>
          <table:table-cell office:value-type="float" office:value="7.01" calcext:value-type="float">
            <text:p>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2146549369603" calcext:value-type="float">
            <text:p>0.00422146549369603</text:p>
          </table:table-cell>
          <table:table-cell office:value-type="float" office:value="38.15" calcext:value-type="float">
            <text:p>3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5199320675372" calcext:value-type="float">
            <text:p>0.00435199320675372</text:p>
          </table:table-cell>
          <table:table-cell office:value-type="float" office:value="7.067" calcext:value-type="float">
            <text:p>7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8697844311502" calcext:value-type="float">
            <text:p>0.0048697844311502</text:p>
          </table:table-cell>
          <table:table-cell office:value-type="float" office:value="6.701" calcext:value-type="float">
            <text:p>6.7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22325260368387" calcext:value-type="float">
            <text:p>0.00422325260368387</text:p>
          </table:table-cell>
          <table:table-cell office:value-type="float" office:value="13.634" calcext:value-type="float">
            <text:p>13.6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02591949287863" calcext:value-type="float">
            <text:p>0.0402591949287863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38344877583146" calcext:value-type="float">
            <text:p>0.0338344877583146</text:p>
          </table:table-cell>
          <table:table-cell office:value-type="float" office:value="13.319" calcext:value-type="float">
            <text:p>13.31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9598438132722" calcext:value-type="float">
            <text:p>0.13959843813272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9384107267813" calcext:value-type="float">
            <text:p>0.129384107267813</text:p>
          </table:table-cell>
          <table:table-cell office:value-type="float" office:value="12.75" calcext:value-type="float">
            <text:p>12.75</text:p>
          </table:table-cell>
          <table:table-cell office:value-type="float" office:value="6.294" calcext:value-type="float">
            <text:p>6.294</text:p>
          </table:table-cell>
          <table:table-cell office:value-type="float" office:value="3.634" calcext:value-type="float">
            <text:p>3.634</text:p>
          </table:table-cell>
          <table:table-cell office:value-type="float" office:value="10.6108062501485" calcext:value-type="float">
            <text:p>10.6108062501485</text:p>
          </table:table-cell>
          <table:table-cell office:value-type="float" office:value="-7.929" calcext:value-type="float">
            <text:p>-7.929</text:p>
          </table:table-cell>
          <table:table-cell office:value-type="float" office:value="6.165" calcext:value-type="float">
            <text:p>6.165</text:p>
          </table:table-cell>
          <table:table-cell office:value-type="float" office:value="3.56" calcext:value-type="float">
            <text:p>3.56</text:p>
          </table:table-cell>
          <table:table-cell office:value-type="float" office:value="10.3939098319342" calcext:value-type="float">
            <text:p>10.3939098319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35038803940707" calcext:value-type="float">
            <text:p>6.35038803940707E-06</text:p>
          </table:table-cell>
          <table:table-cell office:value-type="float" office:value="-3.2" calcext:value-type="float">
            <text:p>-3.2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4" calcext:value-type="float">
            <text:p>-1.4</text:p>
          </table:table-cell>
          <table:table-cell office:value-type="float" office:value="-1.21" calcext:value-type="float">
            <text:p>-1.21</text:p>
          </table:table-cell>
          <table:table-cell office:value-type="float" office:value="29.67" calcext:value-type="float">
            <text:p>29.67</text:p>
          </table:table-cell>
          <table:table-cell office:value-type="float" office:value="-0.000116842793340692" calcext:value-type="float">
            <text:p>-0.000116842793340692</text:p>
          </table:table-cell>
          <table:table-cell office:value-type="string" calcext:value-type="string">
            <text:p>1=-0.6586464290386479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988973948349859" calcext:value-type="float">
            <text:p>0.988973948349859</text:p>
          </table:table-cell>
          <table:table-cell office:value-type="float" office:value="0.861835282822223" calcext:value-type="float">
            <text:p>0.861835282822223</text:p>
          </table:table-cell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00663203357386042" calcext:value-type="float">
            <text:p>-0.00663203357386042</text:p>
          </table:table-cell>
          <table:table-cell office:value-type="string" calcext:value-type="string">
            <text:p>1=-0.14384668944265594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866007649214565" calcext:value-type="float">
            <text:p>0.866007649214565</text:p>
          </table:table-cell>
          <table:table-cell office:value-type="float" office:value="0.265224452854679" calcext:value-type="float">
            <text:p>0.265224452854679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25 20:21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7B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7B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4694306429" calcext:value-type="float">
            <text:p>6.4694306429E-08</text:p>
          </table:table-cell>
          <table:table-cell office:value-type="float" office:value="0.000000064543016429" calcext:value-type="float">
            <text:p>6.4543016429E-08</text:p>
          </table:table-cell>
          <table:table-cell office:value-type="float" office:value="-2.94" calcext:value-type="float">
            <text:p>-2.9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0161659959348" calcext:value-type="float">
            <text:p>0.10161659959348</text:p>
          </table:table-cell>
          <table:table-cell office:value-type="float" office:value="6.76" calcext:value-type="float">
            <text:p>6.7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22816557302817" calcext:value-type="float">
            <text:p>0.122816557302817</text:p>
          </table:table-cell>
          <table:table-cell office:value-type="float" office:value="37.88" calcext:value-type="float">
            <text:p>37.88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126614045254614" calcext:value-type="float">
            <text:p>0.12661404525461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983289552207362" calcext:value-type="float">
            <text:p>0.0983289552207362</text:p>
          </table:table-cell>
          <table:table-cell office:value-type="float" office:value="12.677" calcext:value-type="float">
            <text:p>12.67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123568766540428" calcext:value-type="float">
            <text:p>0.123568766540428</text:p>
          </table:table-cell>
          <table:table-cell office:value-type="float" office:value="13.179" calcext:value-type="float">
            <text:p>13.179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49759667255409" calcext:value-type="float">
            <text:p>0.24975966725540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3042221675343" calcext:value-type="float">
            <text:p>0.0663042221675343</text:p>
          </table:table-cell>
          <table:table-cell office:value-type="float" office:value="25.213" calcext:value-type="float">
            <text:p>25.213</text:p>
          </table:table-cell>
          <table:table-cell office:value-type="float" office:value="0.234" calcext:value-type="float">
            <text:p>0.2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847837610103" calcext:value-type="float">
            <text:p>0.393847837610103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348657204120783" calcext:value-type="float">
            <text:p>0.348657204120783</text:p>
          </table:table-cell>
          <table:table-cell office:value-type="float" office:value="-21.543" calcext:value-type="float">
            <text:p>-21.543</text:p>
          </table:table-cell>
          <table:table-cell office:value-type="float" office:value="6.356" calcext:value-type="float">
            <text:p>6.356</text:p>
          </table:table-cell>
          <table:table-cell office:value-type="float" office:value="3.669" calcext:value-type="float">
            <text:p>3.669</text:p>
          </table:table-cell>
          <table:table-cell office:value-type="float" office:value="10.7146232135455" calcext:value-type="float">
            <text:p>10.7146232135455</text:p>
          </table:table-cell>
          <table:table-cell office:value-type="float" office:value="-46.494" calcext:value-type="float">
            <text:p>-46.494</text:p>
          </table:table-cell>
          <table:table-cell office:value-type="float" office:value="6.139" calcext:value-type="float">
            <text:p>6.139</text:p>
          </table:table-cell>
          <table:table-cell office:value-type="float" office:value="3.545" calcext:value-type="float">
            <text:p>3.545</text:p>
          </table:table-cell>
          <table:table-cell office:value-type="float" office:value="10.3499208318615" calcext:value-type="float">
            <text:p>10.3499208318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16012223551094" calcext:value-type="float">
            <text:p>5.16012223551094E-06</text:p>
          </table:table-cell>
          <table:table-cell office:value-type="float" office:value="-3.08" calcext:value-type="float">
            <text:p>-3.08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66" calcext:value-type="float">
            <text:p>-1.66</text:p>
          </table:table-cell>
          <table:table-cell office:value-type="float" office:value="-1.28" calcext:value-type="float">
            <text:p>-1.28</text:p>
          </table:table-cell>
          <table:table-cell office:value-type="float" office:value="29.6" calcext:value-type="float">
            <text:p>29.6</text:p>
          </table:table-cell>
          <table:table-cell office:value-type="float" office:value="-0.00107001870289063" calcext:value-type="float">
            <text:p>-0.00107001870289063</text:p>
          </table:table-cell>
          <table:table-cell office:value-type="string" calcext:value-type="string">
            <text:p>1=-0.6481129146024582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27511882136624" calcext:value-type="float">
            <text:p>1.27511882136624</text:p>
          </table:table-cell>
          <table:table-cell office:value-type="float" office:value="1.03088671147171" calcext:value-type="float">
            <text:p>1.0308867114717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-0.00472224414498709" calcext:value-type="float">
            <text:p>-0.00472224414498709</text:p>
          </table:table-cell>
          <table:table-cell office:value-type="string" calcext:value-type="string">
            <text:p>1=-0.14510316139811652</text:p>
          </table:table-cell>
          <table:table-cell office:value-type="float" office:value="-0.175" calcext:value-type="float">
            <text:p>-0.175</text:p>
          </table:table-cell>
          <table:table-cell office:value-type="float" office:value="1.05794315104717" calcext:value-type="float">
            <text:p>1.05794315104717</text:p>
          </table:table-cell>
          <table:table-cell office:value-type="float" office:value="0.288362391064545" calcext:value-type="float">
            <text:p>0.288362391064545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3" calcext:value-type="float">
            <text:p>-0.03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GR91A</text:p>
          </table:table-cell>
          <table:table-cell office:value-type="string" calcext:value-type="string">
            <text:p>CO2 clumped</text:p>
          </table:table-cell>
          <table:table-cell office:value-type="string" calcext:value-type="string">
            <text:p>OK</text:p>
          </table:table-cell>
          <table:table-cell table:number-columns-repeated="60"/>
          <table:table-cell office:value-type="float" office:value="-3.23" calcext:value-type="float">
            <text:p>-3.23</text:p>
          </table:table-cell>
          <table:table-cell table:number-columns-repeated="2"/>
          <table:table-cell office:value-type="float" office:value="-1.11" calcext:value-type="float">
            <text:p>-1.11</text:p>
          </table:table-cell>
          <table:table-cell office:value-type="float" office:value="29.78" calcext:value-type="float">
            <text:p>29.78</text:p>
          </table:table-cell>
          <table:table-cell table:number-columns-repeated="7"/>
          <table:table-cell office:value-type="float" office:value="0.599" calcext:value-type="float">
            <text:p>0.599</text:p>
          </table:table-cell>
          <table:table-cell table:number-columns-repeated="7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10183749629324" calcext:value-type="float">
            <text:p>0.0210183749629324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0.228794901631253" calcext:value-type="float">
            <text:p>0.22879490163125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35869239989693" calcext:value-type="float">
            <text:p>0.23586923998969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7677227170111" calcext:value-type="float">
            <text:p>0.01676772271701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39264088657332" calcext:value-type="float">
            <text:p>0.0839264088657332</text:p>
          </table:table-cell>
          <table:table-cell table:number-columns-repeated="42" office:value-type="string" calcext:value-type="string">
            <text:p>UNDEFINED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18-03-05 17:16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91A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7330590776323" calcext:value-type="float">
            <text:p>7.330590776323E-08</text:p>
          </table:table-cell>
          <table:table-cell office:value-type="float" office:value="0.00000007275363926323" calcext:value-type="float">
            <text:p>7.275363926323E-08</text:p>
          </table:table-cell>
          <table:table-cell office:value-type="float" office:value="-3.19" calcext:value-type="float">
            <text:p>-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85570006103764" calcext:value-type="float">
            <text:p>0.000585570006103764</text:p>
          </table:table-cell>
          <table:table-cell office:value-type="float" office:value="7.24" calcext:value-type="float">
            <text:p>7.2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91896664373275" calcext:value-type="float">
            <text:p>0.00991896664373275</text:p>
          </table:table-cell>
          <table:table-cell office:value-type="float" office:value="38.38" calcext:value-type="float">
            <text:p>38.3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02256610923488" calcext:value-type="float">
            <text:p>0.0102256610923488</text:p>
          </table:table-cell>
          <table:table-cell office:value-type="float" office:value="7.053" calcext:value-type="float">
            <text:p>7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4640077329324" calcext:value-type="float">
            <text:p>0.00074640077329324</text:p>
          </table:table-cell>
          <table:table-cell office:value-type="float" office:value="6.924" calcext:value-type="float">
            <text:p>6.9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90651876873402" calcext:value-type="float">
            <text:p>0.00990651876873402</text:p>
          </table:table-cell>
          <table:table-cell office:value-type="float" office:value="13.86" calcext:value-type="float">
            <text:p>13.8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45706488087652" calcext:value-type="float">
            <text:p>0.0645706488087652</text:p>
          </table:table-cell>
          <table:table-cell office:value-type="float" office:value="-0.27" calcext:value-type="float">
            <text:p>-0.2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39054902418028" calcext:value-type="float">
            <text:p>0.0739054902418028</text:p>
          </table:table-cell>
          <table:table-cell office:value-type="float" office:value="13.869" calcext:value-type="float">
            <text:p>13.8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157114335969662" calcext:value-type="float">
            <text:p>0.15711433596966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1" calcext:value-type="float">
            <text:p>0.051</text:p>
          </table:table-cell>
          <table:table-cell office:value-type="float" office:value="0.149468747258422" calcext:value-type="float">
            <text:p>0.149468747258422</text:p>
          </table:table-cell>
          <table:table-cell office:value-type="float" office:value="18.307" calcext:value-type="float">
            <text:p>18.307</text:p>
          </table:table-cell>
          <table:table-cell office:value-type="float" office:value="6.259" calcext:value-type="float">
            <text:p>6.259</text:p>
          </table:table-cell>
          <table:table-cell office:value-type="float" office:value="3.614" calcext:value-type="float">
            <text:p>3.614</text:p>
          </table:table-cell>
          <table:table-cell office:value-type="float" office:value="10.5522164374312" calcext:value-type="float">
            <text:p>10.5522164374312</text:p>
          </table:table-cell>
          <table:table-cell office:value-type="float" office:value="-2.905" calcext:value-type="float">
            <text:p>-2.905</text:p>
          </table:table-cell>
          <table:table-cell office:value-type="float" office:value="6.141" calcext:value-type="float">
            <text:p>6.141</text:p>
          </table:table-cell>
          <table:table-cell office:value-type="float" office:value="3.545" calcext:value-type="float">
            <text:p>3.545</text:p>
          </table:table-cell>
          <table:table-cell office:value-type="float" office:value="10.3524133572173" calcext:value-type="float">
            <text:p>10.3524133572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46093307337795" calcext:value-type="float">
            <text:p>6.46093307337795E-06</text:p>
          </table:table-cell>
          <table:table-cell office:value-type="float" office:value="-3.21" calcext:value-type="float">
            <text:p>-3.21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18" calcext:value-type="float">
            <text:p>-1.18</text:p>
          </table:table-cell>
          <table:table-cell office:value-type="float" office:value="-0.97" calcext:value-type="float">
            <text:p>-0.97</text:p>
          </table:table-cell>
          <table:table-cell office:value-type="float" office:value="29.92" calcext:value-type="float">
            <text:p>29.92</text:p>
          </table:table-cell>
          <table:table-cell office:value-type="float" office:value="-0.000559476511386708" calcext:value-type="float">
            <text:p>-0.000559476511386708</text:p>
          </table:table-cell>
          <table:table-cell office:value-type="string" calcext:value-type="string">
            <text:p>1=-0.6485780008848876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95365405276413" calcext:value-type="float">
            <text:p>0.95365405276413</text:p>
          </table:table-cell>
          <table:table-cell office:value-type="float" office:value="0.828436591504917" calcext:value-type="float">
            <text:p>0.828436591504917</text:p>
          </table:table-cell>
          <table:table-cell office:value-type="float" office:value="0.5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-0.00744953947101022" calcext:value-type="float">
            <text:p>-0.00744953947101022</text:p>
          </table:table-cell>
          <table:table-cell office:value-type="string" calcext:value-type="string">
            <text:p>1=-0.150014803454848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37959146656566" calcext:value-type="float">
            <text:p>0.737959146656566</text:p>
          </table:table-cell>
          <table:table-cell office:value-type="float" office:value="0.240518583287869" calcext:value-type="float">
            <text:p>0.240518583287869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18-03-06 17:30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91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6814344096" calcext:value-type="float">
            <text:p>6.6814344096E-08</text:p>
          </table:table-cell>
          <table:table-cell office:value-type="float" office:value="0.000000066232304096" calcext:value-type="float">
            <text:p>6.6232304096E-08</text:p>
          </table:table-cell>
          <table:table-cell office:value-type="float" office:value="-3.22" calcext:value-type="float">
            <text:p>-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9141410707439" calcext:value-type="float">
            <text:p>0.00409141410707439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616353227487" calcext:value-type="float">
            <text:p>0.0078616353227487</text:p>
          </table:table-cell>
          <table:table-cell office:value-type="float" office:value="38.35" calcext:value-type="float">
            <text:p>3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0471708693297" calcext:value-type="float">
            <text:p>0.00810471708693297</text:p>
          </table:table-cell>
          <table:table-cell office:value-type="float" office:value="7.025" calcext:value-type="float">
            <text:p>7.0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01572909626268" calcext:value-type="float">
            <text:p>0.00401572909626268</text:p>
          </table:table-cell>
          <table:table-cell office:value-type="float" office:value="6.889" calcext:value-type="float">
            <text:p>6.88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85611398141553" calcext:value-type="float">
            <text:p>0.00785611398141553</text:p>
          </table:table-cell>
          <table:table-cell office:value-type="float" office:value="13.812" calcext:value-type="float">
            <text:p>13.8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3619271127905" calcext:value-type="float">
            <text:p>0.0133619271127905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5435936638472" calcext:value-type="float">
            <text:p>0.0215435936638472</text:p>
          </table:table-cell>
          <table:table-cell office:value-type="float" office:value="13.582" calcext:value-type="float">
            <text:p>13.5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62" calcext:value-type="float">
            <text:p>0.062</text:p>
          </table:table-cell>
          <table:table-cell office:value-type="float" office:value="0.18097342173874" calcext:value-type="float">
            <text:p>0.18097342173874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6" calcext:value-type="float">
            <text:p>0.056</text:p>
          </table:table-cell>
          <table:table-cell office:value-type="float" office:value="0.164288394396609" calcext:value-type="float">
            <text:p>0.164288394396609</text:p>
          </table:table-cell>
          <table:table-cell office:value-type="float" office:value="13.974" calcext:value-type="float">
            <text:p>13.974</text:p>
          </table:table-cell>
          <table:table-cell office:value-type="float" office:value="4.408" calcext:value-type="float">
            <text:p>4.408</text:p>
          </table:table-cell>
          <table:table-cell office:value-type="float" office:value="2.545" calcext:value-type="float">
            <text:p>2.545</text:p>
          </table:table-cell>
          <table:table-cell office:value-type="float" office:value="7.43045423050832" calcext:value-type="float">
            <text:p>7.43045423050832</text:p>
          </table:table-cell>
          <table:table-cell office:value-type="float" office:value="-7.051" calcext:value-type="float">
            <text:p>-7.051</text:p>
          </table:table-cell>
          <table:table-cell office:value-type="float" office:value="4.326" calcext:value-type="float">
            <text:p>4.326</text:p>
          </table:table-cell>
          <table:table-cell office:value-type="float" office:value="2.498" calcext:value-type="float">
            <text:p>2.498</text:p>
          </table:table-cell>
          <table:table-cell office:value-type="float" office:value="7.29368444257919" calcext:value-type="float">
            <text:p>7.29368444257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50234880817676" calcext:value-type="float">
            <text:p>5.50234880817676E-06</text:p>
          </table:table-cell>
          <table:table-cell office:value-type="float" office:value="-3.25" calcext:value-type="float">
            <text:p>-3.25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22" calcext:value-type="float">
            <text:p>-1.22</text:p>
          </table:table-cell>
          <table:table-cell office:value-type="float" office:value="-1.01" calcext:value-type="float">
            <text:p>-1.01</text:p>
          </table:table-cell>
          <table:table-cell office:value-type="float" office:value="29.87" calcext:value-type="float">
            <text:p>29.87</text:p>
          </table:table-cell>
          <table:table-cell office:value-type="float" office:value="-0.000478648977620403" calcext:value-type="float">
            <text:p>-0.000478648977620403</text:p>
          </table:table-cell>
          <table:table-cell office:value-type="string" calcext:value-type="string">
            <text:p>1=-0.6528295510831601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971886678290045" calcext:value-type="float">
            <text:p>0.971886678290045</text:p>
          </table:table-cell>
          <table:table-cell office:value-type="float" office:value="0.842540807807503" calcext:value-type="float">
            <text:p>0.842540807807503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-0.00752449865524221" calcext:value-type="float">
            <text:p>-0.00752449865524221</text:p>
          </table:table-cell>
          <table:table-cell office:value-type="string" calcext:value-type="string">
            <text:p>1=-0.14325504788708457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802144554778815" calcext:value-type="float">
            <text:p>0.802144554778815</text:p>
          </table:table-cell>
          <table:table-cell office:value-type="float" office:value="0.255176191919452" calcext:value-type="float">
            <text:p>0.255176191919452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-0.239" calcext:value-type="float">
            <text:p>-0.23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18-03-10 07:02 PS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91A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R2D2 - NuCarb</text:p>
          </table:table-cell>
          <table:table-cell office:value-type="string" calcext:value-type="string">
            <text:p>GR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8-02-17 00:00:00 P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6898402452897" calcext:value-type="float">
            <text:p>6.898402452897E-08</text:p>
          </table:table-cell>
          <table:table-cell office:value-type="float" office:value="0.00000006847775402897" calcext:value-type="float">
            <text:p>6.847775402897E-08</text:p>
          </table:table-cell>
          <table:table-cell office:value-type="float" office:value="-3.21" calcext:value-type="float">
            <text:p>-3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7476571106341" calcext:value-type="float">
            <text:p>0.00497476571106341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2211869934559" calcext:value-type="float">
            <text:p>0.00392211869934559</text:p>
          </table:table-cell>
          <table:table-cell office:value-type="float" office:value="38.32" calcext:value-type="float">
            <text:p>38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433906095303" calcext:value-type="float">
            <text:p>0.0040433906095303</text:p>
          </table:table-cell>
          <table:table-cell office:value-type="float" office:value="7.034" calcext:value-type="float">
            <text:p>7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79266669621647" calcext:value-type="float">
            <text:p>0.00479266669621647</text:p>
          </table:table-cell>
          <table:table-cell office:value-type="float" office:value="6.86" calcext:value-type="float">
            <text:p>6.8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92449434348693" calcext:value-type="float">
            <text:p>0.00392449434348693</text:p>
          </table:table-cell>
          <table:table-cell office:value-type="float" office:value="13.79" calcext:value-type="float">
            <text:p>13.7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7161380852807" calcext:value-type="float">
            <text:p>0.0527161380852807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3715928048678" calcext:value-type="float">
            <text:p>0.0443715928048678</text:p>
          </table:table-cell>
          <table:table-cell office:value-type="float" office:value="13.657" calcext:value-type="float">
            <text:p>13.65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" calcext:value-type="float">
            <text:p>0.05</text:p>
          </table:table-cell>
          <table:table-cell office:value-type="float" office:value="0.145497049493326" calcext:value-type="float">
            <text:p>0.145497049493326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140690944588995" calcext:value-type="float">
            <text:p>0.140690944588995</text:p>
          </table:table-cell>
          <table:table-cell office:value-type="float" office:value="14.786" calcext:value-type="float">
            <text:p>14.786</text:p>
          </table:table-cell>
          <table:table-cell office:value-type="float" office:value="4.946" calcext:value-type="float">
            <text:p>4.946</text:p>
          </table:table-cell>
          <table:table-cell office:value-type="float" office:value="2.856" calcext:value-type="float">
            <text:p>2.856</text:p>
          </table:table-cell>
          <table:table-cell office:value-type="float" office:value="8.33825098812055" calcext:value-type="float">
            <text:p>8.33825098812055</text:p>
          </table:table-cell>
          <table:table-cell office:value-type="float" office:value="-6.209" calcext:value-type="float">
            <text:p>-6.209</text:p>
          </table:table-cell>
          <table:table-cell office:value-type="float" office:value="4.838" calcext:value-type="float">
            <text:p>4.838</text:p>
          </table:table-cell>
          <table:table-cell office:value-type="float" office:value="2.793" calcext:value-type="float">
            <text:p>2.793</text:p>
          </table:table-cell>
          <table:table-cell office:value-type="float" office:value="8.15604994762469" calcext:value-type="float">
            <text:p>8.15604994762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488596083761115" calcext:value-type="float">
            <text:p>4.88596083761115E-06</text:p>
          </table:table-cell>
          <table:table-cell office:value-type="float" office:value="-3.24" calcext:value-type="float">
            <text:p>-3.24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24" calcext:value-type="float">
            <text:p>-1.24</text:p>
          </table:table-cell>
          <table:table-cell office:value-type="float" office:value="-1.05" calcext:value-type="float">
            <text:p>-1.05</text:p>
          </table:table-cell>
          <table:table-cell office:value-type="float" office:value="29.83" calcext:value-type="float">
            <text:p>29.83</text:p>
          </table:table-cell>
          <table:table-cell office:value-type="float" office:value="-0.00011684279334069" calcext:value-type="float">
            <text:p>-0.00011684279334069</text:p>
          </table:table-cell>
          <table:table-cell office:value-type="string" calcext:value-type="string">
            <text:p>1=-0.658646429038648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988973948349859" calcext:value-type="float">
            <text:p>0.988973948349859</text:p>
          </table:table-cell>
          <table:table-cell office:value-type="float" office:value="0.861835282822223" calcext:value-type="float">
            <text:p>0.861835282822223</text:p>
          </table:table-cell>
          <table:table-cell office:value-type="float" office:value="0.608" calcext:value-type="float">
            <text:p>0.608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.608</text:p>
          </table:table-cell>
          <table:table-cell office:value-type="float" office:value="-0.00663203357386042" calcext:value-type="float">
            <text:p>-0.00663203357386042</text:p>
          </table:table-cell>
          <table:table-cell office:value-type="string" calcext:value-type="string">
            <text:p>1=-0.14384668944265594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866007649214565" calcext:value-type="float">
            <text:p>0.866007649214565</text:p>
          </table:table-cell>
          <table:table-cell office:value-type="float" office:value="0.265224452854679" calcext:value-type="float">
            <text:p>0.26522445285467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109" calcext:value-type="float">
            <text:p>-0.10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19-10-25 21:45 PDT</text:p>
          </table:table-cell>
          <table:table-cell office:value-type="string" calcext:value-type="string">
            <text:p>CO2 clumpD48</text:p>
          </table:table-cell>
          <table:table-cell office:value-type="string" calcext:value-type="string">
            <text:p>OK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GR91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BB8-NuCarb</text:p>
          </table:table-cell>
          <table:table-cell office:value-type="string" calcext:value-type="string">
            <text:p>GR91A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2019-10-20 12:53:00 PD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8597426194827" calcext:value-type="float">
            <text:p>8.597426194827E-08</text:p>
          </table:table-cell>
          <table:table-cell office:value-type="float" office:value="0.00000008518417894827" calcext:value-type="float">
            <text:p>8.518417894827E-08</text:p>
          </table:table-cell>
          <table:table-cell office:value-type="float" office:value="-3.09" calcext:value-type="float">
            <text:p>-3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01130786969727" calcext:value-type="float">
            <text:p>0.0401130786969727</text:p>
          </table:table-cell>
          <table:table-cell office:value-type="float" office:value="6.64" calcext:value-type="float">
            <text:p>6.6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104527262802132" calcext:value-type="float">
            <text:p>0.104527262802132</text:p>
          </table:table-cell>
          <table:table-cell office:value-type="float" office:value="37.76" calcext:value-type="float">
            <text:p>37.76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107759245767962" calcext:value-type="float">
            <text:p>0.107759245767962</text:p>
          </table:table-cell>
          <table:table-cell office:value-type="float" office:value="0.863" calcext:value-type="float">
            <text:p>0.86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03327942066797" calcext:value-type="float">
            <text:p>0.0403327942066797</text:p>
          </table:table-cell>
          <table:table-cell office:value-type="float" office:value="12.557" calcext:value-type="float">
            <text:p>12.5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5100587533212" calcext:value-type="float">
            <text:p>0.105100587533212</text:p>
          </table:table-cell>
          <table:table-cell office:value-type="float" office:value="12.896" calcext:value-type="float">
            <text:p>12.8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24909665581086" calcext:value-type="float">
            <text:p>0.0924909665581086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61604435067139" calcext:value-type="float">
            <text:p>0.0961604435067139</text:p>
          </table:table-cell>
          <table:table-cell office:value-type="float" office:value="25.031" calcext:value-type="float">
            <text:p>25.03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83954183144753" calcext:value-type="float">
            <text:p>0.183954183144753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5920396529786" calcext:value-type="float">
            <text:p>0.0435920396529786</text:p>
          </table:table-cell>
          <table:table-cell office:value-type="float" office:value="-16.748" calcext:value-type="float">
            <text:p>-16.748</text:p>
          </table:table-cell>
          <table:table-cell office:value-type="float" office:value="2.054" calcext:value-type="float">
            <text:p>2.054</text:p>
          </table:table-cell>
          <table:table-cell office:value-type="float" office:value="1.186" calcext:value-type="float">
            <text:p>1.186</text:p>
          </table:table-cell>
          <table:table-cell office:value-type="float" office:value="3.46232328406987" calcext:value-type="float">
            <text:p>3.46232328406987</text:p>
          </table:table-cell>
          <table:table-cell office:value-type="float" office:value="-41.448" calcext:value-type="float">
            <text:p>-41.448</text:p>
          </table:table-cell>
          <table:table-cell office:value-type="float" office:value="1.899" calcext:value-type="float">
            <text:p>1.899</text:p>
          </table:table-cell>
          <table:table-cell office:value-type="float" office:value="1.097" calcext:value-type="float">
            <text:p>1.097</text:p>
          </table:table-cell>
          <table:table-cell office:value-type="float" office:value="3.2019504571263" calcext:value-type="float">
            <text:p>3.2019504571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69618456039152" calcext:value-type="float">
            <text:p>1.69618456039152E-06</text:p>
          </table:table-cell>
          <table:table-cell office:value-type="float" office:value="-3.23" calcext:value-type="float">
            <text:p>-3.23</text:p>
          </table:table-cell>
          <table:table-cell office:value-type="float" office:value="1.008429" calcext:value-type="float">
            <text:p>1.008429</text:p>
          </table:table-cell>
          <table:table-cell office:value-type="float" office:value="-1.78" calcext:value-type="float">
            <text:p>-1.78</text:p>
          </table:table-cell>
          <table:table-cell office:value-type="float" office:value="-1.4" calcext:value-type="float">
            <text:p>-1.4</text:p>
          </table:table-cell>
          <table:table-cell office:value-type="float" office:value="29.48" calcext:value-type="float">
            <text:p>29.48</text:p>
          </table:table-cell>
          <table:table-cell office:value-type="float" office:value="-0.00107001870289063" calcext:value-type="float">
            <text:p>-0.00107001870289063</text:p>
          </table:table-cell>
          <table:table-cell office:value-type="string" calcext:value-type="string">
            <text:p>1=-0.6481129146024583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7511882136624" calcext:value-type="float">
            <text:p>1.27511882136624</text:p>
          </table:table-cell>
          <table:table-cell office:value-type="float" office:value="1.03088671147171" calcext:value-type="float">
            <text:p>1.03088671147171</text:p>
          </table:table-cell>
          <table:table-cell office:value-type="float" office:value="0.609" calcext:value-type="float">
            <text:p>0.609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-0.00472224414498709" calcext:value-type="float">
            <text:p>-0.00472224414498709</text:p>
          </table:table-cell>
          <table:table-cell office:value-type="string" calcext:value-type="string">
            <text:p>1=-0.14510316139811658</text:p>
          </table:table-cell>
          <table:table-cell office:value-type="float" office:value="-0.116" calcext:value-type="float">
            <text:p>-0.116</text:p>
          </table:table-cell>
          <table:table-cell office:value-type="float" office:value="1.05794315104717" calcext:value-type="float">
            <text:p>1.05794315104717</text:p>
          </table:table-cell>
          <table:table-cell office:value-type="float" office:value="0.288362391064545" calcext:value-type="float">
            <text:p>0.288362391064545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29" calcext:value-type="float">
            <text:p>0.029</text:p>
          </table:table-cell>
          <table:table-cell table:number-columns-repeated="15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6"/>
          <table:table-cell office:value-type="string" calcext:value-type="string">
            <text:p>UNDEFINED</text:p>
          </table:table-cell>
          <table:table-cell table:number-columns-repeated="88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20:54:51.9284033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7T22:14:15.404221647</dc:date>
    <meta:editing-cycles>3</meta:editing-cycles>
    <meta:editing-duration>PT1H49M3S</meta:editing-duration>
    <meta:generator>LibreOffice/7.2.2.2$Linux_X86_64 LibreOffice_project/20$Build-2</meta:generator>
    <meta:document-statistic meta:table-count="1" meta:cell-count="8744" meta:object-count="0"/>
  </office:meta>
</office:document-meta>
</file>